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00A933"/>
    </style:style>
    <style:style style:name="ce4" style:family="table-cell" style:parent-style-name="Default" style:data-style-name="N0">
      <style:table-cell-properties fo:background-color="#00A933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3.534833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39183333333333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7465cm"/>
    </style:style>
    <style:style style:name="co7" style:family="table-column">
      <style:table-column-properties fo:break-before="auto" style:column-width="6.24416666666667cm"/>
    </style:style>
    <style:style style:name="co8" style:family="table-column">
      <style:table-column-properties fo:break-before="auto" style:column-width="6.56166666666667cm"/>
    </style:style>
    <style:style style:name="co9" style:family="table-column">
      <style:table-column-properties fo:break-before="auto" style:column-width="4.55083333333333cm"/>
    </style:style>
    <style:style style:name="co10" style:family="table-column">
      <style:table-column-properties fo:break-before="auto" style:column-width="3.70416666666667cm"/>
    </style:style>
    <style:style style:name="co11" style:family="table-column">
      <style:table-column-properties fo:break-before="auto" style:column-width="3.937cm"/>
    </style:style>
    <style:style style:name="co1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17.9402in" svg:y="12.6339in" svg:width="12.0323in" svg:height="6.767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013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1">
            <text:p>msg_published_time</text:p>
          </table:table-cell>
          <table:table-cell office:value-type="string" table:style-name="ce1">
            <text:p>msg_received_time</text:p>
          </table:table-cell>
          <table:table-cell office:value-type="string" table:style-name="ce1">
            <text:p>uint32_height</text:p>
          </table:table-cell>
          <table:table-cell office:value-type="string" table:style-name="ce1">
            <text:p>uint32_width</text:p>
          </table:table-cell>
          <table:table-cell office:value-type="string" table:style-name="ce1">
            <text:p>uint32_step</text:p>
          </table:table-cell>
          <table:table-cell office:value-type="string" table:style-name="ce1">
            <text:p>uint8_data_size.bytes</text:p>
          </table:table-cell>
          <table:table-cell table:style-name="ce1"/>
          <table:table-cell office:value-type="string" table:style-name="ce1">
            <text:p>Latency = received – published time (s)</text:p>
          </table:table-cell>
          <table:table-cell table:style-name="ce1"/>
          <table:table-cell office:value-type="string" table:style-name="ce1">
            <text:p>Actual latency rap (s)</text:p>
          </table:table-cell>
          <table:table-cell office:value-type="string" table:style-name="ce1">
            <text:p>Median latency plot (s)</text:p>
          </table:table-cell>
          <table:table-cell table:number-columns-repeated="16373"/>
        </table:table-row>
        <table:table-row table:style-name="ro1">
          <table:table-cell office:value-type="float" office:value="1739050211.6210001" table:style-name="ce1">
            <text:p>1739050212</text:p>
          </table:table-cell>
          <table:table-cell office:value-type="float" office:value="1739050212.691" table:style-name="ce1">
            <text:p>17390502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0699999332427979" table:formula="of:=[.B2]-[.A2]" table:style-name="ce1">
            <text:p>1.069999933</text:p>
          </table:table-cell>
          <table:table-cell table:style-name="ce1"/>
          <table:table-cell office:value-type="float" office:value="0.68399977684020985" table:formula="of:=[.H2] - [.$H$681]" table:style-name="ce1">
            <text:p>0.68399977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11.954" table:style-name="ce1">
            <text:p>1739050212</text:p>
          </table:table-cell>
          <table:table-cell office:value-type="float" office:value="1739050212.934" table:style-name="ce1">
            <text:p>17390502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98000001907348633" table:formula="of:=[.B3]-[.A3]" table:style-name="ce1">
            <text:p>0.980000019</text:p>
          </table:table-cell>
          <table:table-cell table:style-name="ce1"/>
          <table:table-cell office:value-type="float" office:value="0.59399986267089833" table:formula="of:=[.H3] - [.$H$681]" table:style-name="ce1">
            <text:p>0.5939998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12.0209999" table:style-name="ce1">
            <text:p>1739050212</text:p>
          </table:table-cell>
          <table:table-cell office:value-type="float" office:value="1739050213.073" table:style-name="ce1">
            <text:p>17390502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0520000457763672" table:formula="of:=[.B4]-[.A4]" table:style-name="ce1">
            <text:p>1.052000046</text:p>
          </table:table-cell>
          <table:table-cell table:style-name="ce1"/>
          <table:table-cell office:value-type="float" office:value="0.66599988937377919" table:formula="of:=[.H4] - [.$H$681]" table:style-name="ce1">
            <text:p>0.66599988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12.5539999" table:style-name="ce1">
            <text:p>1739050213</text:p>
          </table:table-cell>
          <table:table-cell office:value-type="float" office:value="1739050216.3410001" table:style-name="ce1">
            <text:p>17390502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7870001792907715" table:formula="of:=[.B5]-[.A5]" table:style-name="ce1">
            <text:p>3.787000179</text:p>
          </table:table-cell>
          <table:table-cell table:style-name="ce1"/>
          <table:table-cell office:value-type="float" office:value="3.4010000228881836" table:formula="of:=[.H5] - [.$H$681]" table:style-name="ce1">
            <text:p>3.4010000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12.5869999" table:style-name="ce1">
            <text:p>1739050213</text:p>
          </table:table-cell>
          <table:table-cell office:value-type="float" office:value="1739050216.4489999" table:style-name="ce1">
            <text:p>17390502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8619999885559082" table:formula="of:=[.B6]-[.A6]" table:style-name="ce1">
            <text:p>3.861999989</text:p>
          </table:table-cell>
          <table:table-cell table:style-name="ce1"/>
          <table:table-cell office:value-type="float" office:value="3.4759998321533203" table:formula="of:=[.H6] - [.$H$681]" table:style-name="ce1">
            <text:p>3.47599983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15.221" table:style-name="ce1">
            <text:p>1739050215</text:p>
          </table:table-cell>
          <table:table-cell office:value-type="float" office:value="1739050216.598" table:style-name="ce1">
            <text:p>17390502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7000093460083" table:formula="of:=[.B7]-[.A7]" table:style-name="ce1">
            <text:p>1.377000093</text:p>
          </table:table-cell>
          <table:table-cell table:style-name="ce1"/>
          <table:table-cell office:value-type="float" office:value="0.99099993705749501" table:formula="of:=[.H7] - [.$H$681]" table:style-name="ce1">
            <text:p>0.99099993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15.421" table:style-name="ce1">
            <text:p>1739050215</text:p>
          </table:table-cell>
          <table:table-cell office:value-type="float" office:value="1739050217.145" table:style-name="ce1">
            <text:p>17390502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239999771118164" table:formula="of:=[.B8]-[.A8]" table:style-name="ce1">
            <text:p>1.723999977</text:p>
          </table:table-cell>
          <table:table-cell table:style-name="ce1"/>
          <table:table-cell office:value-type="float" office:value="1.3379998207092285" table:formula="of:=[.H8] - [.$H$681]" table:style-name="ce1">
            <text:p>1.33799982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16.3210001" table:style-name="ce1">
            <text:p>1739050216</text:p>
          </table:table-cell>
          <table:table-cell office:value-type="float" office:value="1739050217.6440001" table:style-name="ce1">
            <text:p>17390502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29999542236328" table:formula="of:=[.B9]-[.A9]" table:style-name="ce1">
            <text:p>1.322999954</text:p>
          </table:table-cell>
          <table:table-cell table:style-name="ce1"/>
          <table:table-cell office:value-type="float" office:value="0.93699979782104481" table:formula="of:=[.H9] - [.$H$681]" table:style-name="ce1">
            <text:p>0.93699979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16.421" table:style-name="ce1">
            <text:p>1739050216</text:p>
          </table:table-cell>
          <table:table-cell office:value-type="float" office:value="1739050219.0910001" table:style-name="ce1">
            <text:p>17390502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700000762939453" table:formula="of:=[.B10]-[.A10]" table:style-name="ce1">
            <text:p>2.670000076</text:p>
          </table:table-cell>
          <table:table-cell table:style-name="ce1"/>
          <table:table-cell office:value-type="float" office:value="2.2839999198913574" table:formula="of:=[.H10] - [.$H$681]" table:style-name="ce1">
            <text:p>2.2839999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18.3210001" table:style-name="ce1">
            <text:p>1739050218</text:p>
          </table:table-cell>
          <table:table-cell office:value-type="float" office:value="1739050221.803" table:style-name="ce1">
            <text:p>17390502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4819998741149902" table:formula="of:=[.B11]-[.A11]" table:style-name="ce1">
            <text:p>3.481999874</text:p>
          </table:table-cell>
          <table:table-cell table:style-name="ce1"/>
          <table:table-cell office:value-type="float" office:value="3.0959997177124023" table:formula="of:=[.H11] - [.$H$681]" table:style-name="ce1">
            <text:p>3.09599971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0.7539999" table:style-name="ce1">
            <text:p>1739050221</text:p>
          </table:table-cell>
          <table:table-cell office:value-type="float" office:value="1739050222.3540001" table:style-name="ce1">
            <text:p>17390502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000001430511475" table:formula="of:=[.B12]-[.A12]" table:style-name="ce1">
            <text:p>1.600000143</text:p>
          </table:table-cell>
          <table:table-cell table:style-name="ce1"/>
          <table:table-cell office:value-type="float" office:value="1.2139999866485596" table:formula="of:=[.H12] - [.$H$681]" table:style-name="ce1">
            <text:p>1.2139999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0.7869999" table:style-name="ce1">
            <text:p>1739050221</text:p>
          </table:table-cell>
          <table:table-cell office:value-type="float" office:value="1739050222.457" table:style-name="ce1">
            <text:p>17390502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700000762939453" table:formula="of:=[.B13]-[.A13]" table:style-name="ce1">
            <text:p>1.670000076</text:p>
          </table:table-cell>
          <table:table-cell table:style-name="ce1"/>
          <table:table-cell office:value-type="float" office:value="1.2839999198913574" table:formula="of:=[.H13] - [.$H$681]" table:style-name="ce1">
            <text:p>1.2839999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1.0869999" table:style-name="ce1">
            <text:p>1739050221</text:p>
          </table:table-cell>
          <table:table-cell office:value-type="float" office:value="1739050222.5480001" table:style-name="ce1">
            <text:p>17390502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10002040863037" table:formula="of:=[.B14]-[.A14]" table:style-name="ce1">
            <text:p>1.461000204</text:p>
          </table:table-cell>
          <table:table-cell table:style-name="ce1"/>
          <table:table-cell office:value-type="float" office:value="1.0750000476837158" table:formula="of:=[.H14] - [.$H$681]" table:style-name="ce1">
            <text:p>1.07500004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1.3870001" table:style-name="ce1">
            <text:p>1739050221</text:p>
          </table:table-cell>
          <table:table-cell office:value-type="float" office:value="1739050222.688" table:style-name="ce1">
            <text:p>17390502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09998798370361" table:formula="of:=[.B15]-[.A15]" table:style-name="ce1">
            <text:p>1.30099988</text:p>
          </table:table-cell>
          <table:table-cell table:style-name="ce1"/>
          <table:table-cell office:value-type="float" office:value="0.91499972343444813" table:formula="of:=[.H15] - [.$H$681]" table:style-name="ce1">
            <text:p>0.9149997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1.487" table:style-name="ce1">
            <text:p>1739050221</text:p>
          </table:table-cell>
          <table:table-cell office:value-type="float" office:value="1739050223.003" table:style-name="ce1">
            <text:p>17390502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60000324249268" table:formula="of:=[.B16]-[.A16]" table:style-name="ce1">
            <text:p>1.516000032</text:p>
          </table:table-cell>
          <table:table-cell table:style-name="ce1"/>
          <table:table-cell office:value-type="float" office:value="1.1299998760223389" table:formula="of:=[.H16] - [.$H$681]" table:style-name="ce1">
            <text:p>1.1299998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2.5869999" table:style-name="ce1">
            <text:p>1739050223</text:p>
          </table:table-cell>
          <table:table-cell office:value-type="float" office:value="1739050223.911" table:style-name="ce1">
            <text:p>17390502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40001201629639" table:formula="of:=[.B17]-[.A17]" table:style-name="ce1">
            <text:p>1.32400012</text:p>
          </table:table-cell>
          <table:table-cell table:style-name="ce1"/>
          <table:table-cell office:value-type="float" office:value="0.93799996376037587" table:formula="of:=[.H17] - [.$H$681]" table:style-name="ce1">
            <text:p>0.93799996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2.6210001" table:style-name="ce1">
            <text:p>1739050223</text:p>
          </table:table-cell>
          <table:table-cell office:value-type="float" office:value="1739050224.1619999" table:style-name="ce1">
            <text:p>17390502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09998893737793" table:formula="of:=[.B18]-[.A18]" table:style-name="ce1">
            <text:p>1.540999889</text:p>
          </table:table-cell>
          <table:table-cell table:style-name="ce1"/>
          <table:table-cell office:value-type="float" office:value="1.1549997329711914" table:formula="of:=[.H18] - [.$H$681]" table:style-name="ce1">
            <text:p>1.15499973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2.8210001" table:style-name="ce1">
            <text:p>1739050223</text:p>
          </table:table-cell>
          <table:table-cell office:value-type="float" office:value="1739050224.701" table:style-name="ce1">
            <text:p>17390502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799998760223389" table:formula="of:=[.B19]-[.A19]" table:style-name="ce1">
            <text:p>1.879999876</text:p>
          </table:table-cell>
          <table:table-cell table:style-name="ce1"/>
          <table:table-cell office:value-type="float" office:value="1.493999719619751" table:formula="of:=[.H19] - [.$H$681]" table:style-name="ce1">
            <text:p>1.4939997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2.954" table:style-name="ce1">
            <text:p>1739050223</text:p>
          </table:table-cell>
          <table:table-cell office:value-type="float" office:value="1739050224.7950001" table:style-name="ce1">
            <text:p>17390502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410000801086426" table:formula="of:=[.B20]-[.A20]" table:style-name="ce1">
            <text:p>1.84100008</text:p>
          </table:table-cell>
          <table:table-cell table:style-name="ce1"/>
          <table:table-cell office:value-type="float" office:value="1.4549999237060547" table:formula="of:=[.H20] - [.$H$681]" table:style-name="ce1">
            <text:p>1.45499992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2.987" table:style-name="ce1">
            <text:p>1739050223</text:p>
          </table:table-cell>
          <table:table-cell office:value-type="float" office:value="1739050224.8900001" table:style-name="ce1">
            <text:p>17390502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030001163482666" table:formula="of:=[.B21]-[.A21]" table:style-name="ce1">
            <text:p>1.903000116</text:p>
          </table:table-cell>
          <table:table-cell table:style-name="ce1"/>
          <table:table-cell office:value-type="float" office:value="1.5169999599456787" table:formula="of:=[.H21] - [.$H$681]" table:style-name="ce1">
            <text:p>1.516999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4.954" table:style-name="ce1">
            <text:p>1739050225</text:p>
          </table:table-cell>
          <table:table-cell office:value-type="float" office:value="1739050226.342" table:style-name="ce1">
            <text:p>17390502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80000114440918" table:formula="of:=[.B22]-[.A22]" table:style-name="ce1">
            <text:p>1.388000011</text:p>
          </table:table-cell>
          <table:table-cell table:style-name="ce1"/>
          <table:table-cell office:value-type="float" office:value="1.0019998550415039" table:formula="of:=[.H22] - [.$H$681]" table:style-name="ce1">
            <text:p>1.00199985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5.0539999" table:style-name="ce1">
            <text:p>1739050225</text:p>
          </table:table-cell>
          <table:table-cell office:value-type="float" office:value="1739050226.53" table:style-name="ce1">
            <text:p>17390502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60000705718994" table:formula="of:=[.B23]-[.A23]" table:style-name="ce1">
            <text:p>1.476000071</text:p>
          </table:table-cell>
          <table:table-cell table:style-name="ce1"/>
          <table:table-cell office:value-type="float" office:value="1.0899999141693115" table:formula="of:=[.H23] - [.$H$681]" table:style-name="ce1">
            <text:p>1.08999991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6.5539999" table:style-name="ce1">
            <text:p>1739050227</text:p>
          </table:table-cell>
          <table:table-cell office:value-type="float" office:value="1739050228.688" table:style-name="ce1">
            <text:p>17390502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340000629425049" table:formula="of:=[.B24]-[.A24]" table:style-name="ce1">
            <text:p>2.134000063</text:p>
          </table:table-cell>
          <table:table-cell table:style-name="ce1"/>
          <table:table-cell office:value-type="float" office:value="1.747999906539917" table:formula="of:=[.H24] - [.$H$681]" table:style-name="ce1">
            <text:p>1.74799990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8.3540001" table:style-name="ce1">
            <text:p>1739050228</text:p>
          </table:table-cell>
          <table:table-cell office:value-type="float" office:value="1739050229.701" table:style-name="ce1">
            <text:p>17390502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69998836517334" table:formula="of:=[.B25]-[.A25]" table:style-name="ce1">
            <text:p>1.346999884</text:p>
          </table:table-cell>
          <table:table-cell table:style-name="ce1"/>
          <table:table-cell office:value-type="float" office:value="0.9609997272491454" table:formula="of:=[.H25] - [.$H$681]" table:style-name="ce1">
            <text:p>0.96099972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8.3870001" table:style-name="ce1">
            <text:p>1739050228</text:p>
          </table:table-cell>
          <table:table-cell office:value-type="float" office:value="1739050229.8150001" table:style-name="ce1">
            <text:p>17390502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79999732971191" table:formula="of:=[.B26]-[.A26]" table:style-name="ce1">
            <text:p>1.427999973</text:p>
          </table:table-cell>
          <table:table-cell table:style-name="ce1"/>
          <table:table-cell office:value-type="float" office:value="1.0419998168945313" table:formula="of:=[.H26] - [.$H$681]" table:style-name="ce1">
            <text:p>1.04199981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8.454" table:style-name="ce1">
            <text:p>1739050228</text:p>
          </table:table-cell>
          <table:table-cell office:value-type="float" office:value="1739050229.9590001" table:style-name="ce1">
            <text:p>17390502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5000114440918" table:formula="of:=[.B27]-[.A27]" table:style-name="ce1">
            <text:p>1.505000114</text:p>
          </table:table-cell>
          <table:table-cell table:style-name="ce1"/>
          <table:table-cell office:value-type="float" office:value="1.1189999580383301" table:formula="of:=[.H27] - [.$H$681]" table:style-name="ce1">
            <text:p>1.11899995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8.5209999" table:style-name="ce1">
            <text:p>1739050229</text:p>
          </table:table-cell>
          <table:table-cell office:value-type="float" office:value="1739050230.0580001" table:style-name="ce1">
            <text:p>17390502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70001792907715" table:formula="of:=[.B28]-[.A28]" table:style-name="ce1">
            <text:p>1.537000179</text:p>
          </table:table-cell>
          <table:table-cell table:style-name="ce1"/>
          <table:table-cell office:value-type="float" office:value="1.1510000228881836" table:formula="of:=[.H28] - [.$H$681]" table:style-name="ce1">
            <text:p>1.1510000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8.5539999" table:style-name="ce1">
            <text:p>1739050229</text:p>
          </table:table-cell>
          <table:table-cell office:value-type="float" office:value="1739050230.1589999" table:style-name="ce1">
            <text:p>17390502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050000190734863" table:formula="of:=[.B29]-[.A29]" table:style-name="ce2">
            <text:p>1.605000019</text:p>
          </table:table-cell>
          <table:table-cell table:style-name="ce2"/>
          <table:table-cell office:value-type="float" office:value="1.2189998626708984" table:formula="of:=[.H29] - [.$H$681]" table:style-name="ce1">
            <text:p>1.2189998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8.7539999" table:style-name="ce1">
            <text:p>1739050229</text:p>
          </table:table-cell>
          <table:table-cell office:value-type="float" office:value="1739050230.266" table:style-name="ce1">
            <text:p>17390502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20000839233398" table:formula="of:=[.B30]-[.A30]" table:style-name="ce1">
            <text:p>1.512000084</text:p>
          </table:table-cell>
          <table:table-cell table:style-name="ce1"/>
          <table:table-cell office:value-type="float" office:value="1.125999927520752" table:formula="of:=[.H30] - [.$H$681]" table:style-name="ce1">
            <text:p>1.12599992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8.921" table:style-name="ce1">
            <text:p>1739050229</text:p>
          </table:table-cell>
          <table:table-cell office:value-type="float" office:value="1739050230.359" table:style-name="ce1">
            <text:p>17390502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7999963760376" table:formula="of:=[.B31]-[.A31]" table:style-name="ce1">
            <text:p>1.437999964</text:p>
          </table:table-cell>
          <table:table-cell table:style-name="ce1"/>
          <table:table-cell office:value-type="float" office:value="1.0519998073577881" table:formula="of:=[.H31] - [.$H$681]" table:style-name="ce1">
            <text:p>1.05199980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8.954" table:style-name="ce1">
            <text:p>1739050229</text:p>
          </table:table-cell>
          <table:table-cell office:value-type="float" office:value="1739050230.4519999" table:style-name="ce1">
            <text:p>17390502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7999906539917" table:formula="of:=[.B32]-[.A32]" table:style-name="ce1">
            <text:p>1.497999907</text:p>
          </table:table-cell>
          <table:table-cell table:style-name="ce1"/>
          <table:table-cell office:value-type="float" office:value="1.1119997501373291" table:formula="of:=[.H32] - [.$H$681]" table:style-name="ce1">
            <text:p>1.1119997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9.3210001" table:style-name="ce1">
            <text:p>1739050229</text:p>
          </table:table-cell>
          <table:table-cell office:value-type="float" office:value="1739050230.6989999" table:style-name="ce1">
            <text:p>17390502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79997825622559" table:formula="of:=[.B33]-[.A33]" table:style-name="ce1">
            <text:p>1.377999783</text:p>
          </table:table-cell>
          <table:table-cell table:style-name="ce1"/>
          <table:table-cell office:value-type="float" office:value="0.99199962615966786" table:formula="of:=[.H33] - [.$H$681]" table:style-name="ce1">
            <text:p>0.99199962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9.8210001" table:style-name="ce1">
            <text:p>1739050230</text:p>
          </table:table-cell>
          <table:table-cell office:value-type="float" office:value="1739050232.473" table:style-name="ce1">
            <text:p>17390502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519999504089355" table:formula="of:=[.B34]-[.A34]" table:style-name="ce1">
            <text:p>2.65199995</text:p>
          </table:table-cell>
          <table:table-cell table:style-name="ce1"/>
          <table:table-cell office:value-type="float" office:value="2.2659997940063477" table:formula="of:=[.H34] - [.$H$681]" table:style-name="ce1">
            <text:p>2.2659997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1.2539999" table:style-name="ce1">
            <text:p>1739050231</text:p>
          </table:table-cell>
          <table:table-cell office:value-type="float" office:value="1739050235.023" table:style-name="ce1">
            <text:p>17390502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7690000534057617" table:formula="of:=[.B35]-[.A35]" table:style-name="ce1">
            <text:p>3.769000053</text:p>
          </table:table-cell>
          <table:table-cell table:style-name="ce1"/>
          <table:table-cell office:value-type="float" office:value="3.3829998970031738" table:formula="of:=[.H35] - [.$H$681]" table:style-name="ce1">
            <text:p>3.38299989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1.5869999" table:style-name="ce1">
            <text:p>1739050232</text:p>
          </table:table-cell>
          <table:table-cell office:value-type="float" office:value="1739050235.125" table:style-name="ce1">
            <text:p>17390502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5380001068115234" table:formula="of:=[.B36]-[.A36]" table:style-name="ce1">
            <text:p>3.538000107</text:p>
          </table:table-cell>
          <table:table-cell table:style-name="ce1"/>
          <table:table-cell office:value-type="float" office:value="3.1519999504089355" table:formula="of:=[.H36] - [.$H$681]" table:style-name="ce1">
            <text:p>3.1519999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3.987" table:style-name="ce1">
            <text:p>1739050234</text:p>
          </table:table-cell>
          <table:table-cell office:value-type="float" office:value="1739050235.289" table:style-name="ce1">
            <text:p>17390502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20000457763672" table:formula="of:=[.B37]-[.A37]" table:style-name="ce1">
            <text:p>1.302000046</text:p>
          </table:table-cell>
          <table:table-cell table:style-name="ce1"/>
          <table:table-cell office:value-type="float" office:value="0.91599988937377919" table:formula="of:=[.H37] - [.$H$681]" table:style-name="ce1">
            <text:p>0.91599988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4.0209999" table:style-name="ce1">
            <text:p>1739050234</text:p>
          </table:table-cell>
          <table:table-cell office:value-type="float" office:value="1739050235.388" table:style-name="ce1">
            <text:p>17390502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70001029968262" table:formula="of:=[.B38]-[.A38]" table:style-name="ce1">
            <text:p>1.367000103</text:p>
          </table:table-cell>
          <table:table-cell table:style-name="ce1"/>
          <table:table-cell office:value-type="float" office:value="0.98099994659423817" table:formula="of:=[.H38] - [.$H$681]" table:style-name="ce1">
            <text:p>0.98099994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4.0880001" table:style-name="ce1">
            <text:p>1739050234</text:p>
          </table:table-cell>
          <table:table-cell office:value-type="float" office:value="1739050235.497" table:style-name="ce1">
            <text:p>17390502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89999198913574" table:formula="of:=[.B39]-[.A39]" table:style-name="ce1">
            <text:p>1.40899992</text:p>
          </table:table-cell>
          <table:table-cell table:style-name="ce1"/>
          <table:table-cell office:value-type="float" office:value="1.0229997634887695" table:formula="of:=[.H39] - [.$H$681]" table:style-name="ce1">
            <text:p>1.0229997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4.221" table:style-name="ce1">
            <text:p>1739050234</text:p>
          </table:table-cell>
          <table:table-cell office:value-type="float" office:value="1739050235.5910001" table:style-name="ce1">
            <text:p>17390502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00001239776611" table:formula="of:=[.B40]-[.A40]" table:style-name="ce1">
            <text:p>1.370000124</text:p>
          </table:table-cell>
          <table:table-cell table:style-name="ce1"/>
          <table:table-cell office:value-type="float" office:value="0.98399996757507313" table:formula="of:=[.H40] - [.$H$681]" table:style-name="ce1">
            <text:p>0.98399996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4.2539999" table:style-name="ce1">
            <text:p>1739050234</text:p>
          </table:table-cell>
          <table:table-cell office:value-type="float" office:value="1739050235.687" table:style-name="ce1">
            <text:p>17390502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30000877380371" table:formula="of:=[.B41]-[.A41]" table:style-name="ce1">
            <text:p>1.433000088</text:p>
          </table:table-cell>
          <table:table-cell table:style-name="ce1"/>
          <table:table-cell office:value-type="float" office:value="1.0469999313354492" table:formula="of:=[.H41] - [.$H$681]" table:style-name="ce1">
            <text:p>1.04699993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4.5209999" table:style-name="ce1">
            <text:p>1739050235</text:p>
          </table:table-cell>
          <table:table-cell office:value-type="float" office:value="1739050235.7980001" table:style-name="ce1">
            <text:p>17390502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70001888275146" table:formula="of:=[.B42]-[.A42]" table:style-name="ce1">
            <text:p>1.277000189</text:p>
          </table:table-cell>
          <table:table-cell table:style-name="ce1"/>
          <table:table-cell office:value-type="float" office:value="0.89100003242492665" table:formula="of:=[.H42] - [.$H$681]" table:style-name="ce1">
            <text:p>0.89100003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4.5539999" table:style-name="ce1">
            <text:p>1739050235</text:p>
          </table:table-cell>
          <table:table-cell office:value-type="float" office:value="1739050235.9070001" table:style-name="ce1">
            <text:p>17390502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30001640319824" table:formula="of:=[.B43]-[.A43]" table:style-name="ce1">
            <text:p>1.353000164</text:p>
          </table:table-cell>
          <table:table-cell table:style-name="ce1"/>
          <table:table-cell office:value-type="float" office:value="0.96700000762939442" table:formula="of:=[.H43] - [.$H$681]" table:style-name="ce1">
            <text:p>0.96700000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4.6210001" table:style-name="ce1">
            <text:p>1739050235</text:p>
          </table:table-cell>
          <table:table-cell office:value-type="float" office:value="1739050237.8759999" table:style-name="ce1">
            <text:p>17390502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2549998760223389" table:formula="of:=[.B44]-[.A44]" table:style-name="ce1">
            <text:p>3.254999876</text:p>
          </table:table-cell>
          <table:table-cell table:style-name="ce1"/>
          <table:table-cell office:value-type="float" office:value="2.868999719619751" table:formula="of:=[.H44] - [.$H$681]" table:style-name="ce1">
            <text:p>2.8689997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6.654" table:style-name="ce1">
            <text:p>1739050237</text:p>
          </table:table-cell>
          <table:table-cell office:value-type="float" office:value="1739050238.02" table:style-name="ce1">
            <text:p>17390502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59999370574951" table:formula="of:=[.B45]-[.A45]" table:style-name="ce1">
            <text:p>1.365999937</text:p>
          </table:table-cell>
          <table:table-cell table:style-name="ce1"/>
          <table:table-cell office:value-type="float" office:value="0.97999978065490712" table:formula="of:=[.H45] - [.$H$681]" table:style-name="ce1">
            <text:p>0.97999978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6.688" table:style-name="ce1">
            <text:p>1739050237</text:p>
          </table:table-cell>
          <table:table-cell office:value-type="float" office:value="1739050238.1370001" table:style-name="ce1">
            <text:p>17390502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90001201629639" table:formula="of:=[.B46]-[.A46]" table:style-name="ce1">
            <text:p>1.44900012</text:p>
          </table:table-cell>
          <table:table-cell table:style-name="ce1"/>
          <table:table-cell office:value-type="float" office:value="1.062999963760376" table:formula="of:=[.H46] - [.$H$681]" table:style-name="ce1">
            <text:p>1.06299996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6.8210001" table:style-name="ce1">
            <text:p>1739050237</text:p>
          </table:table-cell>
          <table:table-cell office:value-type="float" office:value="1739050238.2479999" table:style-name="ce1">
            <text:p>17390502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69998073577881" table:formula="of:=[.B47]-[.A47]" table:style-name="ce1">
            <text:p>1.426999807</text:p>
          </table:table-cell>
          <table:table-cell table:style-name="ce1"/>
          <table:table-cell office:value-type="float" office:value="1.0409996509552002" table:formula="of:=[.H47] - [.$H$681]" table:style-name="ce1">
            <text:p>1.04099965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6.8540001" table:style-name="ce1">
            <text:p>1739050237</text:p>
          </table:table-cell>
          <table:table-cell office:value-type="float" office:value="1739050238.358" table:style-name="ce1">
            <text:p>17390502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39999485015869" table:formula="of:=[.B48]-[.A48]" table:style-name="ce1">
            <text:p>1.503999949</text:p>
          </table:table-cell>
          <table:table-cell table:style-name="ce1"/>
          <table:table-cell office:value-type="float" office:value="1.117999792098999" table:formula="of:=[.H48] - [.$H$681]" table:style-name="ce1">
            <text:p>1.11799979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6.987" table:style-name="ce1">
            <text:p>1739050237</text:p>
          </table:table-cell>
          <table:table-cell office:value-type="float" office:value="1739050238.454" table:style-name="ce1">
            <text:p>17390502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70000076293945" table:formula="of:=[.B49]-[.A49]" table:style-name="ce1">
            <text:p>1.467000008</text:p>
          </table:table-cell>
          <table:table-cell table:style-name="ce1"/>
          <table:table-cell office:value-type="float" office:value="1.0809998512268066" table:formula="of:=[.H49] - [.$H$681]" table:style-name="ce1">
            <text:p>1.08099985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7.2539999" table:style-name="ce1">
            <text:p>1739050237</text:p>
          </table:table-cell>
          <table:table-cell office:value-type="float" office:value="1739050238.605" table:style-name="ce1">
            <text:p>17390502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10000705718994" table:formula="of:=[.B50]-[.A50]" table:style-name="ce1">
            <text:p>1.351000071</text:p>
          </table:table-cell>
          <table:table-cell table:style-name="ce1"/>
          <table:table-cell office:value-type="float" office:value="0.96499991416931141" table:formula="of:=[.H50] - [.$H$681]" table:style-name="ce1">
            <text:p>0.96499991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7.8210001" table:style-name="ce1">
            <text:p>1739050238</text:p>
          </table:table-cell>
          <table:table-cell office:value-type="float" office:value="1739050239.3280001" table:style-name="ce1">
            <text:p>17390502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69999694824219" table:formula="of:=[.B51]-[.A51]" table:style-name="ce1">
            <text:p>1.506999969</text:p>
          </table:table-cell>
          <table:table-cell table:style-name="ce1"/>
          <table:table-cell office:value-type="float" office:value="1.120999813079834" table:formula="of:=[.H51] - [.$H$681]" table:style-name="ce1">
            <text:p>1.12099981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8.3210001" table:style-name="ce1">
            <text:p>1739050238</text:p>
          </table:table-cell>
          <table:table-cell office:value-type="float" office:value="1739050240.3069999" table:style-name="ce1">
            <text:p>17390502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859998226165771" table:formula="of:=[.B52]-[.A52]" table:style-name="ce1">
            <text:p>1.985999823</text:p>
          </table:table-cell>
          <table:table-cell table:style-name="ce1"/>
          <table:table-cell office:value-type="float" office:value="1.5999996662139893" table:formula="of:=[.H52] - [.$H$681]" table:style-name="ce1">
            <text:p>1.5999996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8.8540001" table:style-name="ce1">
            <text:p>1739050239</text:p>
          </table:table-cell>
          <table:table-cell office:value-type="float" office:value="1739050240.411" table:style-name="ce1">
            <text:p>17390502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69999217987061" table:formula="of:=[.B53]-[.A53]" table:style-name="ce1">
            <text:p>1.556999922</text:p>
          </table:table-cell>
          <table:table-cell table:style-name="ce1"/>
          <table:table-cell office:value-type="float" office:value="1.1709997653961182" table:formula="of:=[.H53] - [.$H$681]" table:style-name="ce1">
            <text:p>1.17099976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9.1210001" table:style-name="ce1">
            <text:p>1739050239</text:p>
          </table:table-cell>
          <table:table-cell office:value-type="float" office:value="1739050240.517" table:style-name="ce1">
            <text:p>17390502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59999084472656" table:formula="of:=[.B54]-[.A54]" table:style-name="ce1">
            <text:p>1.395999908</text:p>
          </table:table-cell>
          <table:table-cell table:style-name="ce1"/>
          <table:table-cell office:value-type="float" office:value="1.0099997520446777" table:formula="of:=[.H54] - [.$H$681]" table:style-name="ce1">
            <text:p>1.00999975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9.188" table:style-name="ce1">
            <text:p>1739050239</text:p>
          </table:table-cell>
          <table:table-cell office:value-type="float" office:value="1739050240.612" table:style-name="ce1">
            <text:p>17390502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40000247955322" table:formula="of:=[.B55]-[.A55]" table:style-name="ce1">
            <text:p>1.424000025</text:p>
          </table:table-cell>
          <table:table-cell table:style-name="ce1"/>
          <table:table-cell office:value-type="float" office:value="1.0379998683929443" table:formula="of:=[.H55] - [.$H$681]" table:style-name="ce1">
            <text:p>1.03799986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9.921" table:style-name="ce1">
            <text:p>1739050240</text:p>
          </table:table-cell>
          <table:table-cell office:value-type="float" office:value="1739050241.2409999" table:style-name="ce1">
            <text:p>17390502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99999332427979" table:formula="of:=[.B56]-[.A56]" table:style-name="ce1">
            <text:p>1.319999933</text:p>
          </table:table-cell>
          <table:table-cell table:style-name="ce1"/>
          <table:table-cell office:value-type="float" office:value="0.93399977684020985" table:formula="of:=[.H56] - [.$H$681]" table:style-name="ce1">
            <text:p>0.93399977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9.9879999" table:style-name="ce1">
            <text:p>1739050240</text:p>
          </table:table-cell>
          <table:table-cell office:value-type="float" office:value="1739050241.388" table:style-name="ce1">
            <text:p>17390502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00000953674316" table:formula="of:=[.B57]-[.A57]" table:style-name="ce1">
            <text:p>1.400000095</text:p>
          </table:table-cell>
          <table:table-cell table:style-name="ce1"/>
          <table:table-cell office:value-type="float" office:value="1.0139999389648438" table:formula="of:=[.H57] - [.$H$681]" table:style-name="ce1">
            <text:p>1.01399993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0.0209999" table:style-name="ce1">
            <text:p>1739050240</text:p>
          </table:table-cell>
          <table:table-cell office:value-type="float" office:value="1739050241.494" table:style-name="ce1">
            <text:p>17390502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30000495910645" table:formula="of:=[.B58]-[.A58]" table:style-name="ce1">
            <text:p>1.47300005</text:p>
          </table:table-cell>
          <table:table-cell table:style-name="ce1"/>
          <table:table-cell office:value-type="float" office:value="1.0869998931884766" table:formula="of:=[.H58] - [.$H$681]" table:style-name="ce1">
            <text:p>1.0869998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0.2880001" table:style-name="ce1">
            <text:p>1739050240</text:p>
          </table:table-cell>
          <table:table-cell office:value-type="float" office:value="1739050241.6370001" table:style-name="ce1">
            <text:p>17390502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89999771118164" table:formula="of:=[.B59]-[.A59]" table:style-name="ce1">
            <text:p>1.348999977</text:p>
          </table:table-cell>
          <table:table-cell table:style-name="ce1"/>
          <table:table-cell office:value-type="float" office:value="0.9629998207092284" table:formula="of:=[.H59] - [.$H$681]" table:style-name="ce1">
            <text:p>0.96299982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0.3210001" table:style-name="ce1">
            <text:p>1739050240</text:p>
          </table:table-cell>
          <table:table-cell office:value-type="float" office:value="1739050241.7460001" table:style-name="ce1">
            <text:p>17390502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49999523162842" table:formula="of:=[.B60]-[.A60]" table:style-name="ce1">
            <text:p>1.424999952</text:p>
          </table:table-cell>
          <table:table-cell table:style-name="ce1"/>
          <table:table-cell office:value-type="float" office:value="1.0389997959136963" table:formula="of:=[.H60] - [.$H$681]" table:style-name="ce1">
            <text:p>1.0389997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0.3540001" table:style-name="ce1">
            <text:p>1739050240</text:p>
          </table:table-cell>
          <table:table-cell office:value-type="float" office:value="1739050241.8499999" table:style-name="ce1">
            <text:p>17390502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5999813079834" table:formula="of:=[.B61]-[.A61]" table:style-name="ce1">
            <text:p>1.495999813</text:p>
          </table:table-cell>
          <table:table-cell table:style-name="ce1"/>
          <table:table-cell office:value-type="float" office:value="1.1099996566772461" table:formula="of:=[.H61] - [.$H$681]" table:style-name="ce1">
            <text:p>1.10999965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0.388" table:style-name="ce1">
            <text:p>1739050240</text:p>
          </table:table-cell>
          <table:table-cell office:value-type="float" office:value="1739050241.9549999" table:style-name="ce1">
            <text:p>17390502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69999122619629" table:formula="of:=[.B62]-[.A62]" table:style-name="ce1">
            <text:p>1.566999912</text:p>
          </table:table-cell>
          <table:table-cell table:style-name="ce1"/>
          <table:table-cell office:value-type="float" office:value="1.180999755859375" table:formula="of:=[.H62] - [.$H$681]" table:style-name="ce1">
            <text:p>1.18099975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0.6210001" table:style-name="ce3">
            <text:p>1739050241</text:p>
          </table:table-cell>
          <table:table-cell office:value-type="float" office:value="1739050242.0669999" table:style-name="ce3">
            <text:p>1739050242</text:p>
          </table:table-cell>
          <table:table-cell office:value-type="float" office:value="480" table:style-name="ce3">
            <text:p>480</text:p>
          </table:table-cell>
          <table:table-cell office:value-type="float" office:value="640" table:style-name="ce3">
            <text:p>640</text:p>
          </table:table-cell>
          <table:table-cell office:value-type="float" office:value="1280" table:style-name="ce3">
            <text:p>1280</text:p>
          </table:table-cell>
          <table:table-cell office:value-type="float" office:value="614400" table:style-name="ce3">
            <text:p>614400</text:p>
          </table:table-cell>
          <table:table-cell table:style-name="ce3"/>
          <table:table-cell office:value-type="float" office:value="1.4459998607635498" table:formula="of:=[.B63]-[.A63]" table:style-name="ce3">
            <text:p>1.445999861</text:p>
          </table:table-cell>
          <table:table-cell table:style-name="ce3"/>
          <table:table-cell office:value-type="float" office:value="1.0599997043609619" table:formula="of:=[.H63] - [.$H$681]" table:style-name="ce4">
            <text:p>1.05999970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 table:style-name="ce3"/>
        </table:table-row>
        <table:table-row table:style-name="ro1">
          <table:table-cell office:value-type="float" office:value="1739050240.688" table:style-name="ce1">
            <text:p>1739050241</text:p>
          </table:table-cell>
          <table:table-cell office:value-type="float" office:value="1739050242.1719999" table:style-name="ce1">
            <text:p>17390502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39999675750732" table:formula="of:=[.B64]-[.A64]" table:style-name="ce1">
            <text:p>1.483999968</text:p>
          </table:table-cell>
          <table:table-cell table:style-name="ce1"/>
          <table:table-cell office:value-type="float" office:value="1.0979998111724854" table:formula="of:=[.H64] - [.$H$681]" table:style-name="ce1">
            <text:p>1.09799981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1.0539999" table:style-name="ce1">
            <text:p>1739050241</text:p>
          </table:table-cell>
          <table:table-cell office:value-type="float" office:value="1739050242.566" table:style-name="ce1">
            <text:p>17390502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20000839233398" table:formula="of:=[.B65]-[.A65]" table:style-name="ce1">
            <text:p>1.512000084</text:p>
          </table:table-cell>
          <table:table-cell table:style-name="ce1"/>
          <table:table-cell office:value-type="float" office:value="1.125999927520752" table:formula="of:=[.H65] - [.$H$681]" table:style-name="ce1">
            <text:p>1.12599992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1.0880001" table:style-name="ce1">
            <text:p>1739050241</text:p>
          </table:table-cell>
          <table:table-cell office:value-type="float" office:value="1739050242.846" table:style-name="ce1">
            <text:p>17390502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579998970031738" table:formula="of:=[.B66]-[.A66]" table:style-name="ce1">
            <text:p>1.757999897</text:p>
          </table:table-cell>
          <table:table-cell table:style-name="ce1"/>
          <table:table-cell office:value-type="float" office:value="1.3719997406005859" table:formula="of:=[.H66] - [.$H$681]" table:style-name="ce1">
            <text:p>1.37199974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1.454" table:style-name="ce1">
            <text:p>1739050241</text:p>
          </table:table-cell>
          <table:table-cell office:value-type="float" office:value="1739050243.0669999" table:style-name="ce1">
            <text:p>17390502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129999160766602" table:formula="of:=[.B67]-[.A67]" table:style-name="ce1">
            <text:p>1.612999916</text:p>
          </table:table-cell>
          <table:table-cell table:style-name="ce1"/>
          <table:table-cell office:value-type="float" office:value="1.2269997596740723" table:formula="of:=[.H67] - [.$H$681]" table:style-name="ce1">
            <text:p>1.226999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2.5539999" table:style-name="ce1">
            <text:p>1739050243</text:p>
          </table:table-cell>
          <table:table-cell office:value-type="float" office:value="1739050243.8640001" table:style-name="ce1">
            <text:p>17390502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00001811981201" table:formula="of:=[.B68]-[.A68]" table:style-name="ce1">
            <text:p>1.310000181</text:p>
          </table:table-cell>
          <table:table-cell table:style-name="ce1"/>
          <table:table-cell office:value-type="float" office:value="0.92400002479553212" table:formula="of:=[.H68] - [.$H$681]" table:style-name="ce1">
            <text:p>0.9240000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2.5880001" table:style-name="ce1">
            <text:p>1739050243</text:p>
          </table:table-cell>
          <table:table-cell office:value-type="float" office:value="1739050243.964" table:style-name="ce1">
            <text:p>17390502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5999927520752" table:formula="of:=[.B69]-[.A69]" table:style-name="ce1">
            <text:p>1.375999928</text:p>
          </table:table-cell>
          <table:table-cell table:style-name="ce1"/>
          <table:table-cell office:value-type="float" office:value="0.98999977111816395" table:formula="of:=[.H69] - [.$H$681]" table:style-name="ce1">
            <text:p>0.98999977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2.9879999" table:style-name="ce1">
            <text:p>1739050243</text:p>
          </table:table-cell>
          <table:table-cell office:value-type="float" office:value="1739050244.428" table:style-name="ce1">
            <text:p>17390502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0000057220459" table:formula="of:=[.B70]-[.A70]" table:style-name="ce1">
            <text:p>1.440000057</text:p>
          </table:table-cell>
          <table:table-cell table:style-name="ce1"/>
          <table:table-cell office:value-type="float" office:value="1.0539999008178711" table:formula="of:=[.H70] - [.$H$681]" table:style-name="ce1">
            <text:p>1.05399990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3.1210001" table:style-name="ce1">
            <text:p>1739050243</text:p>
          </table:table-cell>
          <table:table-cell office:value-type="float" office:value="1739050244.533" table:style-name="ce1">
            <text:p>173905024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19999408721924" table:formula="of:=[.B71]-[.A71]" table:style-name="ce1">
            <text:p>1.411999941</text:p>
          </table:table-cell>
          <table:table-cell table:style-name="ce1"/>
          <table:table-cell office:value-type="float" office:value="1.0259997844696045" table:formula="of:=[.H71] - [.$H$681]" table:style-name="ce1">
            <text:p>1.02599978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3.188" table:style-name="ce1">
            <text:p>1739050243</text:p>
          </table:table-cell>
          <table:table-cell office:value-type="float" office:value="1739050245.75" table:style-name="ce1">
            <text:p>17390502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562000036239624" table:formula="of:=[.B72]-[.A72]" table:style-name="ce1">
            <text:p>2.562000036</text:p>
          </table:table-cell>
          <table:table-cell table:style-name="ce1"/>
          <table:table-cell office:value-type="float" office:value="2.1759998798370361" table:formula="of:=[.H72] - [.$H$681]" table:style-name="ce1">
            <text:p>2.1759998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4.6210001" table:style-name="ce1">
            <text:p>1739050245</text:p>
          </table:table-cell>
          <table:table-cell office:value-type="float" office:value="1739050245.9879999" table:style-name="ce1">
            <text:p>17390502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69998645782471" table:formula="of:=[.B73]-[.A73]" table:style-name="ce1">
            <text:p>1.366999865</text:p>
          </table:table-cell>
          <table:table-cell table:style-name="ce1"/>
          <table:table-cell office:value-type="float" office:value="0.98099970817565907" table:formula="of:=[.H73] - [.$H$681]" table:style-name="ce1">
            <text:p>0.98099970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4.654" table:style-name="ce1">
            <text:p>1739050245</text:p>
          </table:table-cell>
          <table:table-cell office:value-type="float" office:value="1739050246.1010001" table:style-name="ce1">
            <text:p>17390502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70000267028809" table:formula="of:=[.B74]-[.A74]" table:style-name="ce1">
            <text:p>1.447000027</text:p>
          </table:table-cell>
          <table:table-cell table:style-name="ce1"/>
          <table:table-cell office:value-type="float" office:value="1.060999870300293" table:formula="of:=[.H74] - [.$H$681]" table:style-name="ce1">
            <text:p>1.060999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4.688" table:style-name="ce1">
            <text:p>1739050245</text:p>
          </table:table-cell>
          <table:table-cell office:value-type="float" office:value="1739050246.2219999" table:style-name="ce1">
            <text:p>17390502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39999198913574" table:formula="of:=[.B75]-[.A75]" table:style-name="ce1">
            <text:p>1.53399992</text:p>
          </table:table-cell>
          <table:table-cell table:style-name="ce1"/>
          <table:table-cell office:value-type="float" office:value="1.1479997634887695" table:formula="of:=[.H75] - [.$H$681]" table:style-name="ce1">
            <text:p>1.1479997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4.7539999" table:style-name="ce1">
            <text:p>1739050245</text:p>
          </table:table-cell>
          <table:table-cell office:value-type="float" office:value="1739050246.3429999" table:style-name="ce1">
            <text:p>17390502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889999866485596" table:formula="of:=[.B76]-[.A76]" table:style-name="ce1">
            <text:p>1.588999987</text:p>
          </table:table-cell>
          <table:table-cell table:style-name="ce1"/>
          <table:table-cell office:value-type="float" office:value="1.2029998302459717" table:formula="of:=[.H76] - [.$H$681]" table:style-name="ce1">
            <text:p>1.202999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4.9879999" table:style-name="ce1">
            <text:p>1739050245</text:p>
          </table:table-cell>
          <table:table-cell office:value-type="float" office:value="1739050246.4890001" table:style-name="ce1">
            <text:p>17390502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10001659393311" table:formula="of:=[.B77]-[.A77]" table:style-name="ce1">
            <text:p>1.501000166</text:p>
          </table:table-cell>
          <table:table-cell table:style-name="ce1"/>
          <table:table-cell office:value-type="float" office:value="1.1150000095367432" table:formula="of:=[.H77] - [.$H$681]" table:style-name="ce1">
            <text:p>1.1150000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5.0209999" table:style-name="ce1">
            <text:p>1739050245</text:p>
          </table:table-cell>
          <table:table-cell office:value-type="float" office:value="1739050246.6110001" table:style-name="ce1">
            <text:p>17390502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00001525878906" table:formula="of:=[.B78]-[.A78]" table:style-name="ce1">
            <text:p>1.590000153</text:p>
          </table:table-cell>
          <table:table-cell table:style-name="ce1"/>
          <table:table-cell office:value-type="float" office:value="1.2039999961853027" table:formula="of:=[.H78] - [.$H$681]" table:style-name="ce1">
            <text:p>1.2039999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5.3540001" table:style-name="ce1">
            <text:p>1739050245</text:p>
          </table:table-cell>
          <table:table-cell office:value-type="float" office:value="1739050246.7279999" table:style-name="ce1">
            <text:p>17390502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39998340606689" table:formula="of:=[.B79]-[.A79]" table:style-name="ce1">
            <text:p>1.373999834</text:p>
          </table:table-cell>
          <table:table-cell table:style-name="ce1"/>
          <table:table-cell office:value-type="float" office:value="0.98799967765808094" table:formula="of:=[.H79] - [.$H$681]" table:style-name="ce1">
            <text:p>0.98799967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5.388" table:style-name="ce1">
            <text:p>1739050245</text:p>
          </table:table-cell>
          <table:table-cell office:value-type="float" office:value="1739050246.845" table:style-name="ce1">
            <text:p>17390502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70000171661377" table:formula="of:=[.B80]-[.A80]" table:style-name="ce1">
            <text:p>1.457000017</text:p>
          </table:table-cell>
          <table:table-cell table:style-name="ce1"/>
          <table:table-cell office:value-type="float" office:value="1.0709998607635498" table:formula="of:=[.H80] - [.$H$681]" table:style-name="ce1">
            <text:p>1.07099986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5.654" table:style-name="ce1">
            <text:p>1739050246</text:p>
          </table:table-cell>
          <table:table-cell office:value-type="float" office:value="1739050246.9590001" table:style-name="ce1">
            <text:p>17390502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50000667572021" table:formula="of:=[.B81]-[.A81]" table:style-name="ce1">
            <text:p>1.305000067</text:p>
          </table:table-cell>
          <table:table-cell table:style-name="ce1"/>
          <table:table-cell office:value-type="float" office:value="0.91899991035461415" table:formula="of:=[.H81] - [.$H$681]" table:style-name="ce1">
            <text:p>0.9189999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5.688" table:style-name="ce1">
            <text:p>1739050246</text:p>
          </table:table-cell>
          <table:table-cell office:value-type="float" office:value="1739050247.1589999" table:style-name="ce1">
            <text:p>17390502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09999561309814" table:formula="of:=[.B82]-[.A82]" table:style-name="ce1">
            <text:p>1.470999956</text:p>
          </table:table-cell>
          <table:table-cell table:style-name="ce1"/>
          <table:table-cell office:value-type="float" office:value="1.0849997997283936" table:formula="of:=[.H82] - [.$H$681]" table:style-name="ce1">
            <text:p>1.084999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5.7539999" table:style-name="ce1">
            <text:p>1739050246</text:p>
          </table:table-cell>
          <table:table-cell office:value-type="float" office:value="1739050247.273" table:style-name="ce1">
            <text:p>17390502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90000534057617" table:formula="of:=[.B83]-[.A83]" table:style-name="ce1">
            <text:p>1.519000053</text:p>
          </table:table-cell>
          <table:table-cell table:style-name="ce1"/>
          <table:table-cell office:value-type="float" office:value="1.1329998970031738" table:formula="of:=[.H83] - [.$H$681]" table:style-name="ce1">
            <text:p>1.13299989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5.888" table:style-name="ce1">
            <text:p>1739050246</text:p>
          </table:table-cell>
          <table:table-cell office:value-type="float" office:value="1739050247.372" table:style-name="ce1">
            <text:p>17390502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39999675750732" table:formula="of:=[.B84]-[.A84]" table:style-name="ce1">
            <text:p>1.483999968</text:p>
          </table:table-cell>
          <table:table-cell table:style-name="ce1"/>
          <table:table-cell office:value-type="float" office:value="1.0979998111724854" table:formula="of:=[.H84] - [.$H$681]" table:style-name="ce1">
            <text:p>1.09799981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6.221" table:style-name="ce1">
            <text:p>1739050246</text:p>
          </table:table-cell>
          <table:table-cell office:value-type="float" office:value="1739050247.4690001" table:style-name="ce1">
            <text:p>17390502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480001449584961" table:formula="of:=[.B85]-[.A85]" table:style-name="ce1">
            <text:p>1.248000145</text:p>
          </table:table-cell>
          <table:table-cell table:style-name="ce1"/>
          <table:table-cell office:value-type="float" office:value="0.86199998855590809" table:formula="of:=[.H85] - [.$H$681]" table:style-name="ce1">
            <text:p>0.86199998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6.2539999" table:style-name="ce1">
            <text:p>1739050246</text:p>
          </table:table-cell>
          <table:table-cell office:value-type="float" office:value="1739050247.5840001" table:style-name="ce1">
            <text:p>17390502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00001621246338" table:formula="of:=[.B86]-[.A86]" table:style-name="ce1">
            <text:p>1.330000162</text:p>
          </table:table-cell>
          <table:table-cell table:style-name="ce1"/>
          <table:table-cell office:value-type="float" office:value="0.94400000572204579" table:formula="of:=[.H86] - [.$H$681]" table:style-name="ce1">
            <text:p>0.94400000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6.2880001" table:style-name="ce1">
            <text:p>1739050246</text:p>
          </table:table-cell>
          <table:table-cell office:value-type="float" office:value="1739050247.6830001" table:style-name="ce1">
            <text:p>17390502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49999809265137" table:formula="of:=[.B87]-[.A87]" table:style-name="ce1">
            <text:p>1.394999981</text:p>
          </table:table-cell>
          <table:table-cell table:style-name="ce1"/>
          <table:table-cell office:value-type="float" office:value="1.0089998245239258" table:formula="of:=[.H87] - [.$H$681]" table:style-name="ce1">
            <text:p>1.008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6.421" table:style-name="ce1">
            <text:p>1739050246</text:p>
          </table:table-cell>
          <table:table-cell office:value-type="float" office:value="1739050248.0079999" table:style-name="ce1">
            <text:p>17390502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869998931884766" table:formula="of:=[.B88]-[.A88]" table:style-name="ce1">
            <text:p>1.586999893</text:p>
          </table:table-cell>
          <table:table-cell table:style-name="ce1"/>
          <table:table-cell office:value-type="float" office:value="1.2009997367858887" table:formula="of:=[.H88] - [.$H$681]" table:style-name="ce1">
            <text:p>1.20099973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7.154" table:style-name="ce1">
            <text:p>1739050247</text:p>
          </table:table-cell>
          <table:table-cell office:value-type="float" office:value="1739050249.8399999" table:style-name="ce1">
            <text:p>17390502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85999870300293" table:formula="of:=[.B89]-[.A89]" table:style-name="ce1">
            <text:p>2.68599987</text:p>
          </table:table-cell>
          <table:table-cell table:style-name="ce1"/>
          <table:table-cell office:value-type="float" office:value="2.2999997138977051" table:formula="of:=[.H89] - [.$H$681]" table:style-name="ce1">
            <text:p>2.29999971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8.3210001" table:style-name="ce1">
            <text:p>1739050248</text:p>
          </table:table-cell>
          <table:table-cell office:value-type="float" office:value="1739050250.007" table:style-name="ce1">
            <text:p>17390502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85999870300293" table:formula="of:=[.B90]-[.A90]" table:style-name="ce1">
            <text:p>1.68599987</text:p>
          </table:table-cell>
          <table:table-cell table:style-name="ce1"/>
          <table:table-cell office:value-type="float" office:value="1.2999997138977051" table:formula="of:=[.H90] - [.$H$681]" table:style-name="ce1">
            <text:p>1.29999971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8.8210001" table:style-name="ce1">
            <text:p>1739050249</text:p>
          </table:table-cell>
          <table:table-cell office:value-type="float" office:value="1739050250.2049999" table:style-name="ce1">
            <text:p>17390502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39998245239258" table:formula="of:=[.B91]-[.A91]" table:style-name="ce1">
            <text:p>1.383999825</text:p>
          </table:table-cell>
          <table:table-cell table:style-name="ce1"/>
          <table:table-cell office:value-type="float" office:value="0.99799966812133778" table:formula="of:=[.H91] - [.$H$681]" table:style-name="ce1">
            <text:p>0.99799966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8.9879999" table:style-name="ce1">
            <text:p>1739050249</text:p>
          </table:table-cell>
          <table:table-cell office:value-type="float" office:value="1739050250.6860001" table:style-name="ce1">
            <text:p>17390502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980001926422119" table:formula="of:=[.B92]-[.A92]" table:style-name="ce1">
            <text:p>1.698000193</text:p>
          </table:table-cell>
          <table:table-cell table:style-name="ce1"/>
          <table:table-cell office:value-type="float" office:value="1.312000036239624" table:formula="of:=[.H92] - [.$H$681]" table:style-name="ce1">
            <text:p>1.31200003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9.221" table:style-name="ce1">
            <text:p>1739050249</text:p>
          </table:table-cell>
          <table:table-cell office:value-type="float" office:value="1739050250.9909999" table:style-name="ce1">
            <text:p>17390502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699999809265137" table:formula="of:=[.B93]-[.A93]" table:style-name="ce1">
            <text:p>1.769999981</text:p>
          </table:table-cell>
          <table:table-cell table:style-name="ce1"/>
          <table:table-cell office:value-type="float" office:value="1.3839998245239258" table:formula="of:=[.H93] - [.$H$681]" table:style-name="ce1">
            <text:p>1.383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9.5539999" table:style-name="ce1">
            <text:p>1739050250</text:p>
          </table:table-cell>
          <table:table-cell office:value-type="float" office:value="1739050251.2479999" table:style-name="ce1">
            <text:p>17390502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940000057220459" table:formula="of:=[.B94]-[.A94]" table:style-name="ce1">
            <text:p>1.694000006</text:p>
          </table:table-cell>
          <table:table-cell table:style-name="ce1"/>
          <table:table-cell office:value-type="float" office:value="1.307999849319458" table:formula="of:=[.H94] - [.$H$681]" table:style-name="ce1">
            <text:p>1.3079998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9.7539999" table:style-name="ce1">
            <text:p>1739050250</text:p>
          </table:table-cell>
          <table:table-cell office:value-type="float" office:value="1739050251.346" table:style-name="ce1">
            <text:p>17390502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20000076293945" table:formula="of:=[.B95]-[.A95]" table:style-name="ce1">
            <text:p>1.592000008</text:p>
          </table:table-cell>
          <table:table-cell table:style-name="ce1"/>
          <table:table-cell office:value-type="float" office:value="1.2059998512268066" table:formula="of:=[.H95] - [.$H$681]" table:style-name="ce1">
            <text:p>1.20599985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9.954" table:style-name="ce1">
            <text:p>1739050250</text:p>
          </table:table-cell>
          <table:table-cell office:value-type="float" office:value="1739050251.941" table:style-name="ce1">
            <text:p>17390502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869999885559082" table:formula="of:=[.B96]-[.A96]" table:style-name="ce1">
            <text:p>1.986999989</text:p>
          </table:table-cell>
          <table:table-cell table:style-name="ce1"/>
          <table:table-cell office:value-type="float" office:value="1.6009998321533203" table:formula="of:=[.H96] - [.$H$681]" table:style-name="ce1">
            <text:p>1.60099983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0.7539999" table:style-name="ce1">
            <text:p>1739050251</text:p>
          </table:table-cell>
          <table:table-cell office:value-type="float" office:value="1739050252.053" table:style-name="ce1">
            <text:p>17390502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90000247955322" table:formula="of:=[.B97]-[.A97]" table:style-name="ce1">
            <text:p>1.299000025</text:p>
          </table:table-cell>
          <table:table-cell table:style-name="ce1"/>
          <table:table-cell office:value-type="float" office:value="0.91299986839294422" table:formula="of:=[.H97] - [.$H$681]" table:style-name="ce1">
            <text:p>0.91299986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0.7880001" table:style-name="ce1">
            <text:p>1739050251</text:p>
          </table:table-cell>
          <table:table-cell office:value-type="float" office:value="1739050252.1559999" table:style-name="ce1">
            <text:p>17390502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7999792098999" table:formula="of:=[.B98]-[.A98]" table:style-name="ce1">
            <text:p>1.367999792</text:p>
          </table:table-cell>
          <table:table-cell table:style-name="ce1"/>
          <table:table-cell office:value-type="float" office:value="0.98199963569641102" table:formula="of:=[.H98] - [.$H$681]" table:style-name="ce1">
            <text:p>0.98199963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0.8210001" table:style-name="ce1">
            <text:p>1739050251</text:p>
          </table:table-cell>
          <table:table-cell office:value-type="float" office:value="1739050252.267" table:style-name="ce1">
            <text:p>17390502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59998607635498" table:formula="of:=[.B99]-[.A99]" table:style-name="ce1">
            <text:p>1.445999861</text:p>
          </table:table-cell>
          <table:table-cell table:style-name="ce1"/>
          <table:table-cell office:value-type="float" office:value="1.0599997043609619" table:formula="of:=[.H99] - [.$H$681]" table:style-name="ce1">
            <text:p>1.05999970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1.921" table:style-name="ce1">
            <text:p>1739050252</text:p>
          </table:table-cell>
          <table:table-cell office:value-type="float" office:value="1739050253.3269999" table:style-name="ce1">
            <text:p>17390502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59998989105225" table:formula="of:=[.B100]-[.A100]" table:style-name="ce1">
            <text:p>1.405999899</text:p>
          </table:table-cell>
          <table:table-cell table:style-name="ce1"/>
          <table:table-cell office:value-type="float" office:value="1.0199997425079346" table:formula="of:=[.H100] - [.$H$681]" table:style-name="ce1">
            <text:p>1.01999974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2.421" table:style-name="ce1">
            <text:p>1739050252</text:p>
          </table:table-cell>
          <table:table-cell office:value-type="float" office:value="1739050254.7690001" table:style-name="ce1">
            <text:p>17390502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480000495910645" table:formula="of:=[.B101]-[.A101]" table:style-name="ce1">
            <text:p>2.34800005</text:p>
          </table:table-cell>
          <table:table-cell table:style-name="ce1"/>
          <table:table-cell office:value-type="float" office:value="1.9619998931884766" table:formula="of:=[.H101] - [.$H$681]" table:style-name="ce1">
            <text:p>1.9619998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3.5880001" table:style-name="ce1">
            <text:p>1739050254</text:p>
          </table:table-cell>
          <table:table-cell office:value-type="float" office:value="1739050254.878" table:style-name="ce1">
            <text:p>17390502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899999618530273" table:formula="of:=[.B102]-[.A102]" table:style-name="ce1">
            <text:p>1.289999962</text:p>
          </table:table-cell>
          <table:table-cell table:style-name="ce1"/>
          <table:table-cell office:value-type="float" office:value="0.90399980545043934" table:formula="of:=[.H102] - [.$H$681]" table:style-name="ce1">
            <text:p>0.90399980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3.6210001" table:style-name="ce1">
            <text:p>1739050254</text:p>
          </table:table-cell>
          <table:table-cell office:value-type="float" office:value="1739050254.9779999" table:style-name="ce1">
            <text:p>17390502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69998741149902" table:formula="of:=[.B103]-[.A103]" table:style-name="ce1">
            <text:p>1.356999874</text:p>
          </table:table-cell>
          <table:table-cell table:style-name="ce1"/>
          <table:table-cell office:value-type="float" office:value="0.97099971771240223" table:formula="of:=[.H103] - [.$H$681]" table:style-name="ce1">
            <text:p>0.97099971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3.654" table:style-name="ce1">
            <text:p>1739050254</text:p>
          </table:table-cell>
          <table:table-cell office:value-type="float" office:value="1739050255.0840001" table:style-name="ce1">
            <text:p>17390502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00000667572021" table:formula="of:=[.B104]-[.A104]" table:style-name="ce1">
            <text:p>1.430000067</text:p>
          </table:table-cell>
          <table:table-cell table:style-name="ce1"/>
          <table:table-cell office:value-type="float" office:value="1.0439999103546143" table:formula="of:=[.H104] - [.$H$681]" table:style-name="ce1">
            <text:p>1.0439999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3.688" table:style-name="ce1">
            <text:p>1739050254</text:p>
          </table:table-cell>
          <table:table-cell office:value-type="float" office:value="1739050255.1889999" table:style-name="ce1">
            <text:p>17390502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0999927520752" table:formula="of:=[.B105]-[.A105]" table:style-name="ce1">
            <text:p>1.500999928</text:p>
          </table:table-cell>
          <table:table-cell table:style-name="ce1"/>
          <table:table-cell office:value-type="float" office:value="1.1149997711181641" table:formula="of:=[.H105] - [.$H$681]" table:style-name="ce1">
            <text:p>1.11499977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3.888" table:style-name="ce1">
            <text:p>1739050254</text:p>
          </table:table-cell>
          <table:table-cell office:value-type="float" office:value="1739050255.3" table:style-name="ce1">
            <text:p>17390502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19999408721924" table:formula="of:=[.B106]-[.A106]" table:style-name="ce1">
            <text:p>1.411999941</text:p>
          </table:table-cell>
          <table:table-cell table:style-name="ce1"/>
          <table:table-cell office:value-type="float" office:value="1.0259997844696045" table:formula="of:=[.H106] - [.$H$681]" table:style-name="ce1">
            <text:p>1.02599978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4.0539999" table:style-name="ce1">
            <text:p>1739050254</text:p>
          </table:table-cell>
          <table:table-cell office:value-type="float" office:value="1739050255.6630001" table:style-name="ce1">
            <text:p>17390502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090002059936523" table:formula="of:=[.B107]-[.A107]" table:style-name="ce1">
            <text:p>1.609000206</text:p>
          </table:table-cell>
          <table:table-cell table:style-name="ce1"/>
          <table:table-cell office:value-type="float" office:value="1.2230000495910645" table:formula="of:=[.H107] - [.$H$681]" table:style-name="ce1">
            <text:p>1.2230000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4.4879999" table:style-name="ce1">
            <text:p>1739050254</text:p>
          </table:table-cell>
          <table:table-cell office:value-type="float" office:value="1739050255.825" table:style-name="ce1">
            <text:p>17390502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70001316070557" table:formula="of:=[.B108]-[.A108]" table:style-name="ce1">
            <text:p>1.337000132</text:p>
          </table:table-cell>
          <table:table-cell table:style-name="ce1"/>
          <table:table-cell office:value-type="float" office:value="0.95099997520446766" table:formula="of:=[.H108] - [.$H$681]" table:style-name="ce1">
            <text:p>0.95099997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4.7539999" table:style-name="ce1">
            <text:p>1739050255</text:p>
          </table:table-cell>
          <table:table-cell office:value-type="float" office:value="1739050256.1559999" table:style-name="ce1">
            <text:p>17390502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19999504089355" table:formula="of:=[.B109]-[.A109]" table:style-name="ce1">
            <text:p>1.40199995</text:p>
          </table:table-cell>
          <table:table-cell table:style-name="ce1"/>
          <table:table-cell office:value-type="float" office:value="1.0159997940063477" table:formula="of:=[.H109] - [.$H$681]" table:style-name="ce1">
            <text:p>1.0159997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4.7880001" table:style-name="ce1">
            <text:p>1739050255</text:p>
          </table:table-cell>
          <table:table-cell office:value-type="float" office:value="1739050256.273" table:style-name="ce1">
            <text:p>17390502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49998950958252" table:formula="of:=[.B110]-[.A110]" table:style-name="ce1">
            <text:p>1.484999895</text:p>
          </table:table-cell>
          <table:table-cell table:style-name="ce1"/>
          <table:table-cell office:value-type="float" office:value="1.0989997386932373" table:formula="of:=[.H110] - [.$H$681]" table:style-name="ce1">
            <text:p>1.09899973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4.8210001" table:style-name="ce1">
            <text:p>1739050255</text:p>
          </table:table-cell>
          <table:table-cell office:value-type="float" office:value="1739050256.372" table:style-name="ce1">
            <text:p>17390502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09998798370361" table:formula="of:=[.B111]-[.A111]" table:style-name="ce1">
            <text:p>1.55099988</text:p>
          </table:table-cell>
          <table:table-cell table:style-name="ce1"/>
          <table:table-cell office:value-type="float" office:value="1.1649997234344482" table:formula="of:=[.H111] - [.$H$681]" table:style-name="ce1">
            <text:p>1.1649997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4.8540001" table:style-name="ce1">
            <text:p>1739050255</text:p>
          </table:table-cell>
          <table:table-cell office:value-type="float" office:value="1739050256.4820001" table:style-name="ce1">
            <text:p>17390502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28000020980835" table:formula="of:=[.B112]-[.A112]" table:style-name="ce1">
            <text:p>1.628000021</text:p>
          </table:table-cell>
          <table:table-cell table:style-name="ce1"/>
          <table:table-cell office:value-type="float" office:value="1.2419998645782471" table:formula="of:=[.H112] - [.$H$681]" table:style-name="ce1">
            <text:p>1.24199986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5.154" table:style-name="ce1">
            <text:p>1739050255</text:p>
          </table:table-cell>
          <table:table-cell office:value-type="float" office:value="1739050257.6500001" table:style-name="ce1">
            <text:p>17390502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960000514984131" table:formula="of:=[.B113]-[.A113]" table:style-name="ce1">
            <text:p>2.496000051</text:p>
          </table:table-cell>
          <table:table-cell table:style-name="ce1"/>
          <table:table-cell office:value-type="float" office:value="2.1099998950958252" table:formula="of:=[.H113] - [.$H$681]" table:style-name="ce1">
            <text:p>2.10999989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6.4879999" table:style-name="ce1">
            <text:p>1739050256</text:p>
          </table:table-cell>
          <table:table-cell office:value-type="float" office:value="1739050259.0109999" table:style-name="ce1">
            <text:p>17390502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5230000019073486" table:formula="of:=[.B114]-[.A114]" table:style-name="ce1">
            <text:p>2.523000002</text:p>
          </table:table-cell>
          <table:table-cell table:style-name="ce1"/>
          <table:table-cell office:value-type="float" office:value="2.1369998455047607" table:formula="of:=[.H114] - [.$H$681]" table:style-name="ce1">
            <text:p>2.1369998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7.7539999" table:style-name="ce1">
            <text:p>1739050258</text:p>
          </table:table-cell>
          <table:table-cell office:value-type="float" office:value="1739050259.2820001" table:style-name="ce1">
            <text:p>17390502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80001163482666" table:formula="of:=[.B115]-[.A115]" table:style-name="ce1">
            <text:p>1.528000116</text:p>
          </table:table-cell>
          <table:table-cell table:style-name="ce1"/>
          <table:table-cell office:value-type="float" office:value="1.1419999599456787" table:formula="of:=[.H115] - [.$H$681]" table:style-name="ce1">
            <text:p>1.141999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7.921" table:style-name="ce1">
            <text:p>1739050258</text:p>
          </table:table-cell>
          <table:table-cell office:value-type="float" office:value="1739050259.3840001" table:style-name="ce1">
            <text:p>17390502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30000591278076" table:formula="of:=[.B116]-[.A116]" table:style-name="ce1">
            <text:p>1.463000059</text:p>
          </table:table-cell>
          <table:table-cell table:style-name="ce1"/>
          <table:table-cell office:value-type="float" office:value="1.0769999027252197" table:formula="of:=[.H116] - [.$H$681]" table:style-name="ce1">
            <text:p>1.07699990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9.721" table:style-name="ce1">
            <text:p>1739050260</text:p>
          </table:table-cell>
          <table:table-cell office:value-type="float" office:value="1739050261.0910001" table:style-name="ce1">
            <text:p>17390502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00001239776611" table:formula="of:=[.B117]-[.A117]" table:style-name="ce1">
            <text:p>1.370000124</text:p>
          </table:table-cell>
          <table:table-cell table:style-name="ce1"/>
          <table:table-cell office:value-type="float" office:value="0.98399996757507313" table:formula="of:=[.H117] - [.$H$681]" table:style-name="ce1">
            <text:p>0.98399996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9.7539999" table:style-name="ce1">
            <text:p>1739050260</text:p>
          </table:table-cell>
          <table:table-cell office:value-type="float" office:value="1739050261.1989999" table:style-name="ce1">
            <text:p>17390502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49999332427979" table:formula="of:=[.B118]-[.A118]" table:style-name="ce1">
            <text:p>1.444999933</text:p>
          </table:table-cell>
          <table:table-cell table:style-name="ce1"/>
          <table:table-cell office:value-type="float" office:value="1.05899977684021" table:formula="of:=[.H118] - [.$H$681]" table:style-name="ce1">
            <text:p>1.05899977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9.8210001" table:style-name="ce1">
            <text:p>1739050260</text:p>
          </table:table-cell>
          <table:table-cell office:value-type="float" office:value="1739050261.6270001" table:style-name="ce1">
            <text:p>173905026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059999942779541" table:formula="of:=[.B119]-[.A119]" table:style-name="ce1">
            <text:p>1.805999994</text:p>
          </table:table-cell>
          <table:table-cell table:style-name="ce1"/>
          <table:table-cell office:value-type="float" office:value="1.4199998378753662" table:formula="of:=[.H119] - [.$H$681]" table:style-name="ce1">
            <text:p>1.41999983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0.2880001" table:style-name="ce1">
            <text:p>1739050260</text:p>
          </table:table-cell>
          <table:table-cell office:value-type="float" office:value="1739050261.7320001" table:style-name="ce1">
            <text:p>173905026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40000057220459" table:formula="of:=[.B120]-[.A120]" table:style-name="ce1">
            <text:p>1.444000006</text:p>
          </table:table-cell>
          <table:table-cell table:style-name="ce1"/>
          <table:table-cell office:value-type="float" office:value="1.057999849319458" table:formula="of:=[.H120] - [.$H$681]" table:style-name="ce1">
            <text:p>1.0579998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0.688" table:style-name="ce1">
            <text:p>1739050261</text:p>
          </table:table-cell>
          <table:table-cell office:value-type="float" office:value="1739050262.796" table:style-name="ce1">
            <text:p>173905026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080000400543213" table:formula="of:=[.B121]-[.A121]" table:style-name="ce1">
            <text:p>2.10800004</text:p>
          </table:table-cell>
          <table:table-cell table:style-name="ce1"/>
          <table:table-cell office:value-type="float" office:value="1.7219998836517334" table:formula="of:=[.H121] - [.$H$681]" table:style-name="ce1">
            <text:p>1.72199988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5.3540001" table:style-name="ce1">
            <text:p>1739050265</text:p>
          </table:table-cell>
          <table:table-cell office:value-type="float" office:value="1739050266.835" table:style-name="ce1">
            <text:p>17390502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09999465942383" table:formula="of:=[.B122]-[.A122]" table:style-name="ce1">
            <text:p>1.480999947</text:p>
          </table:table-cell>
          <table:table-cell table:style-name="ce1"/>
          <table:table-cell office:value-type="float" office:value="1.0949997901916504" table:formula="of:=[.H122] - [.$H$681]" table:style-name="ce1">
            <text:p>1.094999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5.5539999" table:style-name="ce1">
            <text:p>1739050266</text:p>
          </table:table-cell>
          <table:table-cell office:value-type="float" office:value="1739050267.082" table:style-name="ce1">
            <text:p>17390502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80001163482666" table:formula="of:=[.B123]-[.A123]" table:style-name="ce1">
            <text:p>1.528000116</text:p>
          </table:table-cell>
          <table:table-cell table:style-name="ce1"/>
          <table:table-cell office:value-type="float" office:value="1.1419999599456787" table:formula="of:=[.H123] - [.$H$681]" table:style-name="ce1">
            <text:p>1.141999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5.721" table:style-name="ce1">
            <text:p>1739050266</text:p>
          </table:table-cell>
          <table:table-cell office:value-type="float" office:value="1739050267.188" table:style-name="ce1">
            <text:p>17390502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70000076293945" table:formula="of:=[.B124]-[.A124]" table:style-name="ce1">
            <text:p>1.467000008</text:p>
          </table:table-cell>
          <table:table-cell table:style-name="ce1"/>
          <table:table-cell office:value-type="float" office:value="1.0809998512268066" table:formula="of:=[.H124] - [.$H$681]" table:style-name="ce1">
            <text:p>1.08099985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5.7539999" table:style-name="ce1">
            <text:p>1739050266</text:p>
          </table:table-cell>
          <table:table-cell office:value-type="float" office:value="1739050267.6500001" table:style-name="ce1">
            <text:p>17390502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960001468658447" table:formula="of:=[.B125]-[.A125]" table:style-name="ce1">
            <text:p>1.896000147</text:p>
          </table:table-cell>
          <table:table-cell table:style-name="ce1"/>
          <table:table-cell office:value-type="float" office:value="1.5099999904632568" table:formula="of:=[.H125] - [.$H$681]" table:style-name="ce1">
            <text:p>1.5099999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7.688" table:style-name="ce1">
            <text:p>1739050268</text:p>
          </table:table-cell>
          <table:table-cell office:value-type="float" office:value="1739050269.7639999" table:style-name="ce1">
            <text:p>17390502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759999752044678" table:formula="of:=[.B126]-[.A126]" table:style-name="ce1">
            <text:p>2.075999975</text:p>
          </table:table-cell>
          <table:table-cell table:style-name="ce1"/>
          <table:table-cell office:value-type="float" office:value="1.6899998188018799" table:formula="of:=[.H126] - [.$H$681]" table:style-name="ce1">
            <text:p>1.68999981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8.4879999" table:style-name="ce1">
            <text:p>1739050268</text:p>
          </table:table-cell>
          <table:table-cell office:value-type="float" office:value="1739050269.8800001" table:style-name="ce1">
            <text:p>17390502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20001983642578" table:formula="of:=[.B127]-[.A127]" table:style-name="ce1">
            <text:p>1.392000198</text:p>
          </table:table-cell>
          <table:table-cell table:style-name="ce1"/>
          <table:table-cell office:value-type="float" office:value="1.0060000419616699" table:formula="of:=[.H127] - [.$H$681]" table:style-name="ce1">
            <text:p>1.00600004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8.5209999" table:style-name="ce1">
            <text:p>1739050269</text:p>
          </table:table-cell>
          <table:table-cell office:value-type="float" office:value="1739050269.9990001" table:style-name="ce1">
            <text:p>17390502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80001640319824" table:formula="of:=[.B128]-[.A128]" table:style-name="ce1">
            <text:p>1.478000164</text:p>
          </table:table-cell>
          <table:table-cell table:style-name="ce1"/>
          <table:table-cell office:value-type="float" office:value="1.0920000076293945" table:formula="of:=[.H128] - [.$H$681]" table:style-name="ce1">
            <text:p>1.09200000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8.6210001" table:style-name="ce1">
            <text:p>1739050269</text:p>
          </table:table-cell>
          <table:table-cell office:value-type="float" office:value="1739050270.1199999" table:style-name="ce1">
            <text:p>17390502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89998340606689" table:formula="of:=[.B129]-[.A129]" table:style-name="ce1">
            <text:p>1.498999834</text:p>
          </table:table-cell>
          <table:table-cell table:style-name="ce1"/>
          <table:table-cell office:value-type="float" office:value="1.1129996776580811" table:formula="of:=[.H129] - [.$H$681]" table:style-name="ce1">
            <text:p>1.11299967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8.7880001" table:style-name="ce1">
            <text:p>1739050269</text:p>
          </table:table-cell>
          <table:table-cell office:value-type="float" office:value="1739050270.2449999" table:style-name="ce1">
            <text:p>17390502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69997787475586" table:formula="of:=[.B130]-[.A130]" table:style-name="ce1">
            <text:p>1.456999779</text:p>
          </table:table-cell>
          <table:table-cell table:style-name="ce1"/>
          <table:table-cell office:value-type="float" office:value="1.0709996223449707" table:formula="of:=[.H130] - [.$H$681]" table:style-name="ce1">
            <text:p>1.0709996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9.154" table:style-name="ce1">
            <text:p>1739050269</text:p>
          </table:table-cell>
          <table:table-cell office:value-type="float" office:value="1739050271.2550001" table:style-name="ce1">
            <text:p>17390502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010000705718994" table:formula="of:=[.B131]-[.A131]" table:style-name="ce1">
            <text:p>2.101000071</text:p>
          </table:table-cell>
          <table:table-cell table:style-name="ce1"/>
          <table:table-cell office:value-type="float" office:value="1.7149999141693115" table:formula="of:=[.H131] - [.$H$681]" table:style-name="ce1">
            <text:p>1.71499991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9.421" table:style-name="ce1">
            <text:p>1739050269</text:p>
          </table:table-cell>
          <table:table-cell office:value-type="float" office:value="1739050271.3629999" table:style-name="ce1">
            <text:p>17390502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419999122619629" table:formula="of:=[.B132]-[.A132]" table:style-name="ce1">
            <text:p>1.941999912</text:p>
          </table:table-cell>
          <table:table-cell table:style-name="ce1"/>
          <table:table-cell office:value-type="float" office:value="1.555999755859375" table:formula="of:=[.H132] - [.$H$681]" table:style-name="ce1">
            <text:p>1.55599975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0.3540001" table:style-name="ce1">
            <text:p>1739050270</text:p>
          </table:table-cell>
          <table:table-cell office:value-type="float" office:value="1739050271.927" table:style-name="ce1">
            <text:p>17390502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29999542236328" table:formula="of:=[.B133]-[.A133]" table:style-name="ce1">
            <text:p>1.572999954</text:p>
          </table:table-cell>
          <table:table-cell table:style-name="ce1"/>
          <table:table-cell office:value-type="float" office:value="1.1869997978210449" table:formula="of:=[.H133] - [.$H$681]" table:style-name="ce1">
            <text:p>1.18699979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0.888" table:style-name="ce1">
            <text:p>1739050271</text:p>
          </table:table-cell>
          <table:table-cell office:value-type="float" office:value="1739050273.4189999" table:style-name="ce1">
            <text:p>17390502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5309998989105225" table:formula="of:=[.B134]-[.A134]" table:style-name="ce1">
            <text:p>2.530999899</text:p>
          </table:table-cell>
          <table:table-cell table:style-name="ce1"/>
          <table:table-cell office:value-type="float" office:value="2.1449997425079346" table:formula="of:=[.H134] - [.$H$681]" table:style-name="ce1">
            <text:p>2.14499974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2.154" table:style-name="ce1">
            <text:p>1739050272</text:p>
          </table:table-cell>
          <table:table-cell office:value-type="float" office:value="1739050273.527" table:style-name="ce1">
            <text:p>17390502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2999906539917" table:formula="of:=[.B135]-[.A135]" table:style-name="ce1">
            <text:p>1.372999907</text:p>
          </table:table-cell>
          <table:table-cell table:style-name="ce1"/>
          <table:table-cell office:value-type="float" office:value="0.98699975013732899" table:formula="of:=[.H135] - [.$H$681]" table:style-name="ce1">
            <text:p>0.9869997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2.188" table:style-name="ce1">
            <text:p>1739050272</text:p>
          </table:table-cell>
          <table:table-cell office:value-type="float" office:value="1739050273.869" table:style-name="ce1">
            <text:p>17390502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809999942779541" table:formula="of:=[.B136]-[.A136]" table:style-name="ce1">
            <text:p>1.680999994</text:p>
          </table:table-cell>
          <table:table-cell table:style-name="ce1"/>
          <table:table-cell office:value-type="float" office:value="1.2949998378753662" table:formula="of:=[.H136] - [.$H$681]" table:style-name="ce1">
            <text:p>1.29499983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2.221" table:style-name="ce1">
            <text:p>1739050272</text:p>
          </table:table-cell>
          <table:table-cell office:value-type="float" office:value="1739050273.8740001" table:style-name="ce1">
            <text:p>17390502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530001163482666" table:formula="of:=[.B137]-[.A137]" table:style-name="ce1">
            <text:p>1.653000116</text:p>
          </table:table-cell>
          <table:table-cell table:style-name="ce1"/>
          <table:table-cell office:value-type="float" office:value="1.2669999599456787" table:formula="of:=[.H137] - [.$H$681]" table:style-name="ce1">
            <text:p>1.266999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2.4879999" table:style-name="ce1">
            <text:p>1739050272</text:p>
          </table:table-cell>
          <table:table-cell office:value-type="float" office:value="1739050273.8800001" table:style-name="ce1">
            <text:p>17390502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20001983642578" table:formula="of:=[.B138]-[.A138]" table:style-name="ce1">
            <text:p>1.392000198</text:p>
          </table:table-cell>
          <table:table-cell table:style-name="ce1"/>
          <table:table-cell office:value-type="float" office:value="1.0060000419616699" table:formula="of:=[.H138] - [.$H$681]" table:style-name="ce1">
            <text:p>1.00600004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2.5880001" table:style-name="ce1">
            <text:p>1739050273</text:p>
          </table:table-cell>
          <table:table-cell office:value-type="float" office:value="1739050274.0780001" table:style-name="ce1">
            <text:p>17390502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00000095367432" table:formula="of:=[.B139]-[.A139]" table:style-name="ce1">
            <text:p>1.49000001</text:p>
          </table:table-cell>
          <table:table-cell table:style-name="ce1"/>
          <table:table-cell office:value-type="float" office:value="1.1039998531341553" table:formula="of:=[.H139] - [.$H$681]" table:style-name="ce1">
            <text:p>1.10399985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2.6210001" table:style-name="ce1">
            <text:p>1739050273</text:p>
          </table:table-cell>
          <table:table-cell office:value-type="float" office:value="1739050274.181" table:style-name="ce1">
            <text:p>17390502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9999942779541" table:formula="of:=[.B140]-[.A140]" table:style-name="ce1">
            <text:p>1.559999943</text:p>
          </table:table-cell>
          <table:table-cell table:style-name="ce1"/>
          <table:table-cell office:value-type="float" office:value="1.1739997863769531" table:formula="of:=[.H140] - [.$H$681]" table:style-name="ce1">
            <text:p>1.17399978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3.221" table:style-name="ce1">
            <text:p>1739050273</text:p>
          </table:table-cell>
          <table:table-cell office:value-type="float" office:value="1739050274.6099999" table:style-name="ce1">
            <text:p>17390502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89999389648438" table:formula="of:=[.B141]-[.A141]" table:style-name="ce1">
            <text:p>1.388999939</text:p>
          </table:table-cell>
          <table:table-cell table:style-name="ce1"/>
          <table:table-cell office:value-type="float" office:value="1.0029997825622559" table:formula="of:=[.H141] - [.$H$681]" table:style-name="ce1">
            <text:p>1.0029997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3.454" table:style-name="ce1">
            <text:p>1739050273</text:p>
          </table:table-cell>
          <table:table-cell office:value-type="float" office:value="1739050274.711" table:style-name="ce1">
            <text:p>17390502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569999694824219" table:formula="of:=[.B142]-[.A142]" table:style-name="ce1">
            <text:p>1.256999969</text:p>
          </table:table-cell>
          <table:table-cell table:style-name="ce1"/>
          <table:table-cell office:value-type="float" office:value="0.87099981307983387" table:formula="of:=[.H142] - [.$H$681]" table:style-name="ce1">
            <text:p>0.87099981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3.4879999" table:style-name="ce1">
            <text:p>1739050273</text:p>
          </table:table-cell>
          <table:table-cell office:value-type="float" office:value="1739050274.8180001" table:style-name="ce1">
            <text:p>17390502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00001621246338" table:formula="of:=[.B143]-[.A143]" table:style-name="ce1">
            <text:p>1.330000162</text:p>
          </table:table-cell>
          <table:table-cell table:style-name="ce1"/>
          <table:table-cell office:value-type="float" office:value="0.94400000572204579" table:formula="of:=[.H143] - [.$H$681]" table:style-name="ce1">
            <text:p>0.94400000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3.5209999" table:style-name="ce1">
            <text:p>1739050274</text:p>
          </table:table-cell>
          <table:table-cell office:value-type="float" office:value="1739050274.9219999" table:style-name="ce1">
            <text:p>17390502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10000228881836" table:formula="of:=[.B144]-[.A144]" table:style-name="ce1">
            <text:p>1.401000023</text:p>
          </table:table-cell>
          <table:table-cell table:style-name="ce1"/>
          <table:table-cell office:value-type="float" office:value="1.0149998664855957" table:formula="of:=[.H144] - [.$H$681]" table:style-name="ce1">
            <text:p>1.0149998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3.5539999" table:style-name="ce1">
            <text:p>1739050274</text:p>
          </table:table-cell>
          <table:table-cell office:value-type="float" office:value="1739050275.026" table:style-name="ce1">
            <text:p>17390502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20001220703125" table:formula="of:=[.B145]-[.A145]" table:style-name="ce1">
            <text:p>1.472000122</text:p>
          </table:table-cell>
          <table:table-cell table:style-name="ce1"/>
          <table:table-cell office:value-type="float" office:value="1.0859999656677246" table:formula="of:=[.H145] - [.$H$681]" table:style-name="ce1">
            <text:p>1.0859999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3.688" table:style-name="ce1">
            <text:p>1739050274</text:p>
          </table:table-cell>
          <table:table-cell office:value-type="float" office:value="1739050275.1300001" table:style-name="ce1">
            <text:p>17390502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2000150680542" table:formula="of:=[.B146]-[.A146]" table:style-name="ce1">
            <text:p>1.442000151</text:p>
          </table:table-cell>
          <table:table-cell table:style-name="ce1"/>
          <table:table-cell office:value-type="float" office:value="1.0559999942779541" table:formula="of:=[.H146] - [.$H$681]" table:style-name="ce1">
            <text:p>1.0559999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4.7539999" table:style-name="ce1">
            <text:p>1739050275</text:p>
          </table:table-cell>
          <table:table-cell office:value-type="float" office:value="1739050276.0710001" table:style-name="ce1">
            <text:p>17390502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7000150680542" table:formula="of:=[.B147]-[.A147]" table:style-name="ce1">
            <text:p>1.317000151</text:p>
          </table:table-cell>
          <table:table-cell table:style-name="ce1"/>
          <table:table-cell office:value-type="float" office:value="0.93099999427795399" table:formula="of:=[.H147] - [.$H$681]" table:style-name="ce1">
            <text:p>0.9309999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4.7880001" table:style-name="ce1">
            <text:p>1739050275</text:p>
          </table:table-cell>
          <table:table-cell office:value-type="float" office:value="1739050276.187" table:style-name="ce1">
            <text:p>17390502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89999294281006" table:formula="of:=[.B148]-[.A148]" table:style-name="ce1">
            <text:p>1.398999929</text:p>
          </table:table-cell>
          <table:table-cell table:style-name="ce1"/>
          <table:table-cell office:value-type="float" office:value="1.0129997730255127" table:formula="of:=[.H148] - [.$H$681]" table:style-name="ce1">
            <text:p>1.01299977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4.8210001" table:style-name="ce1">
            <text:p>1739050275</text:p>
          </table:table-cell>
          <table:table-cell office:value-type="float" office:value="1739050276.302" table:style-name="ce1">
            <text:p>17390502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09999465942383" table:formula="of:=[.B149]-[.A149]" table:style-name="ce1">
            <text:p>1.480999947</text:p>
          </table:table-cell>
          <table:table-cell table:style-name="ce1"/>
          <table:table-cell office:value-type="float" office:value="1.0949997901916504" table:formula="of:=[.H149] - [.$H$681]" table:style-name="ce1">
            <text:p>1.094999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5.154" table:style-name="ce1">
            <text:p>1739050275</text:p>
          </table:table-cell>
          <table:table-cell office:value-type="float" office:value="1739050277.598" table:style-name="ce1">
            <text:p>17390502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440000057220459" table:formula="of:=[.B150]-[.A150]" table:style-name="ce1">
            <text:p>2.444000006</text:p>
          </table:table-cell>
          <table:table-cell table:style-name="ce1"/>
          <table:table-cell office:value-type="float" office:value="2.057999849319458" table:formula="of:=[.H150] - [.$H$681]" table:style-name="ce1">
            <text:p>2.0579998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7.954" table:style-name="ce1">
            <text:p>1739050278</text:p>
          </table:table-cell>
          <table:table-cell office:value-type="float" office:value="1739050279.418" table:style-name="ce1">
            <text:p>173905027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39999866485596" table:formula="of:=[.B151]-[.A151]" table:style-name="ce1">
            <text:p>1.463999987</text:p>
          </table:table-cell>
          <table:table-cell table:style-name="ce1"/>
          <table:table-cell office:value-type="float" office:value="1.0779998302459717" table:formula="of:=[.H151] - [.$H$681]" table:style-name="ce1">
            <text:p>1.077999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8.188" table:style-name="ce1">
            <text:p>1739050278</text:p>
          </table:table-cell>
          <table:table-cell office:value-type="float" office:value="1739050279.5239999" table:style-name="ce1">
            <text:p>17390502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59999656677246" table:formula="of:=[.B152]-[.A152]" table:style-name="ce1">
            <text:p>1.335999966</text:p>
          </table:table-cell>
          <table:table-cell table:style-name="ce1"/>
          <table:table-cell office:value-type="float" office:value="0.94999980926513661" table:formula="of:=[.H152] - [.$H$681]" table:style-name="ce1">
            <text:p>0.94999980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8.221" table:style-name="ce1">
            <text:p>1739050278</text:p>
          </table:table-cell>
          <table:table-cell office:value-type="float" office:value="1739050279.632" table:style-name="ce1">
            <text:p>17390502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10000133514404" table:formula="of:=[.B153]-[.A153]" table:style-name="ce1">
            <text:p>1.411000013</text:p>
          </table:table-cell>
          <table:table-cell table:style-name="ce1"/>
          <table:table-cell office:value-type="float" office:value="1.0249998569488525" table:formula="of:=[.H153] - [.$H$681]" table:style-name="ce1">
            <text:p>1.02499985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8.2539999" table:style-name="ce1">
            <text:p>1739050278</text:p>
          </table:table-cell>
          <table:table-cell office:value-type="float" office:value="1739050279.7379999" table:style-name="ce1">
            <text:p>17390502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39999675750732" table:formula="of:=[.B154]-[.A154]" table:style-name="ce1">
            <text:p>1.483999968</text:p>
          </table:table-cell>
          <table:table-cell table:style-name="ce1"/>
          <table:table-cell office:value-type="float" office:value="1.0979998111724854" table:formula="of:=[.H154] - [.$H$681]" table:style-name="ce1">
            <text:p>1.09799981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9.3540001" table:style-name="ce1">
            <text:p>1739050279</text:p>
          </table:table-cell>
          <table:table-cell office:value-type="float" office:value="1739050280.691" table:style-name="ce1">
            <text:p>17390502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69998931884766" table:formula="of:=[.B155]-[.A155]" table:style-name="ce1">
            <text:p>1.336999893</text:p>
          </table:table-cell>
          <table:table-cell table:style-name="ce1"/>
          <table:table-cell office:value-type="float" office:value="0.95099973678588856" table:formula="of:=[.H155] - [.$H$681]" table:style-name="ce1">
            <text:p>0.95099973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9.688" table:style-name="ce1">
            <text:p>1739050280</text:p>
          </table:table-cell>
          <table:table-cell office:value-type="float" office:value="1739050282.382" table:style-name="ce1">
            <text:p>173905028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940000057220459" table:formula="of:=[.B156]-[.A156]" table:style-name="ce1">
            <text:p>2.694000006</text:p>
          </table:table-cell>
          <table:table-cell table:style-name="ce1"/>
          <table:table-cell office:value-type="float" office:value="2.307999849319458" table:formula="of:=[.H156] - [.$H$681]" table:style-name="ce1">
            <text:p>2.3079998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1.154" table:style-name="ce1">
            <text:p>1739050281</text:p>
          </table:table-cell>
          <table:table-cell office:value-type="float" office:value="1739050282.4979999" table:style-name="ce1">
            <text:p>173905028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39998626708984" table:formula="of:=[.B157]-[.A157]" table:style-name="ce1">
            <text:p>1.343999863</text:p>
          </table:table-cell>
          <table:table-cell table:style-name="ce1"/>
          <table:table-cell office:value-type="float" office:value="0.95799970626831044" table:formula="of:=[.H157] - [.$H$681]" table:style-name="ce1">
            <text:p>0.95799970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1.2880001" table:style-name="ce1">
            <text:p>1739050281</text:p>
          </table:table-cell>
          <table:table-cell office:value-type="float" office:value="1739050282.9330001" table:style-name="ce1">
            <text:p>17390502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449999809265137" table:formula="of:=[.B158]-[.A158]" table:style-name="ce1">
            <text:p>1.644999981</text:p>
          </table:table-cell>
          <table:table-cell table:style-name="ce1"/>
          <table:table-cell office:value-type="float" office:value="1.2589998245239258" table:formula="of:=[.H158] - [.$H$681]" table:style-name="ce1">
            <text:p>1.258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1.6210001" table:style-name="ce1">
            <text:p>1739050282</text:p>
          </table:table-cell>
          <table:table-cell office:value-type="float" office:value="1739050283.0350001" table:style-name="ce1">
            <text:p>17390502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40000343322754" table:formula="of:=[.B159]-[.A159]" table:style-name="ce1">
            <text:p>1.414000034</text:p>
          </table:table-cell>
          <table:table-cell table:style-name="ce1"/>
          <table:table-cell office:value-type="float" office:value="1.0279998779296875" table:formula="of:=[.H159] - [.$H$681]" table:style-name="ce1">
            <text:p>1.02799987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1.688" table:style-name="ce1">
            <text:p>1739050282</text:p>
          </table:table-cell>
          <table:table-cell office:value-type="float" office:value="1739050283.2420001" table:style-name="ce1">
            <text:p>17390502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40001392364502" table:formula="of:=[.B160]-[.A160]" table:style-name="ce1">
            <text:p>1.554000139</text:p>
          </table:table-cell>
          <table:table-cell table:style-name="ce1"/>
          <table:table-cell office:value-type="float" office:value="1.1679999828338623" table:formula="of:=[.H160] - [.$H$681]" table:style-name="ce1">
            <text:p>1.1679999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1.7539999" table:style-name="ce1">
            <text:p>1739050282</text:p>
          </table:table-cell>
          <table:table-cell office:value-type="float" office:value="1739050283.2550001" table:style-name="ce1">
            <text:p>17390502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10001659393311" table:formula="of:=[.B161]-[.A161]" table:style-name="ce1">
            <text:p>1.501000166</text:p>
          </table:table-cell>
          <table:table-cell table:style-name="ce1"/>
          <table:table-cell office:value-type="float" office:value="1.1150000095367432" table:formula="of:=[.H161] - [.$H$681]" table:style-name="ce1">
            <text:p>1.1150000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1.954" table:style-name="ce1">
            <text:p>1739050282</text:p>
          </table:table-cell>
          <table:table-cell office:value-type="float" office:value="1739050283.451" table:style-name="ce1">
            <text:p>17390502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6999979019165" table:formula="of:=[.B162]-[.A162]" table:style-name="ce1">
            <text:p>1.496999979</text:p>
          </table:table-cell>
          <table:table-cell table:style-name="ce1"/>
          <table:table-cell office:value-type="float" office:value="1.1109998226165771" table:formula="of:=[.H162] - [.$H$681]" table:style-name="ce1">
            <text:p>1.1109998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2.3540001" table:style-name="ce1">
            <text:p>1739050282</text:p>
          </table:table-cell>
          <table:table-cell office:value-type="float" office:value="1739050283.556" table:style-name="ce1">
            <text:p>17390502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019999027252197" table:formula="of:=[.B163]-[.A163]" table:style-name="ce1">
            <text:p>1.201999903</text:p>
          </table:table-cell>
          <table:table-cell table:style-name="ce1"/>
          <table:table-cell office:value-type="float" office:value="0.81599974632263172" table:formula="of:=[.H163] - [.$H$681]" table:style-name="ce1">
            <text:p>0.8159997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2.5880001" table:style-name="ce1">
            <text:p>1739050283</text:p>
          </table:table-cell>
          <table:table-cell office:value-type="float" office:value="1739050284.2620001" table:style-name="ce1">
            <text:p>17390502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740000247955322" table:formula="of:=[.B164]-[.A164]" table:style-name="ce1">
            <text:p>1.674000025</text:p>
          </table:table-cell>
          <table:table-cell table:style-name="ce1"/>
          <table:table-cell office:value-type="float" office:value="1.2879998683929443" table:formula="of:=[.H164] - [.$H$681]" table:style-name="ce1">
            <text:p>1.28799986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2.688" table:style-name="ce1">
            <text:p>1739050283</text:p>
          </table:table-cell>
          <table:table-cell office:value-type="float" office:value="1739050284.365" table:style-name="ce1">
            <text:p>17390502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770000457763672" table:formula="of:=[.B165]-[.A165]" table:style-name="ce1">
            <text:p>1.677000046</text:p>
          </table:table-cell>
          <table:table-cell table:style-name="ce1"/>
          <table:table-cell office:value-type="float" office:value="1.2909998893737793" table:formula="of:=[.H165] - [.$H$681]" table:style-name="ce1">
            <text:p>1.29099988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3.888" table:style-name="ce1">
            <text:p>1739050284</text:p>
          </table:table-cell>
          <table:table-cell office:value-type="float" office:value="1739050285.365" table:style-name="ce1">
            <text:p>17390502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69999980926514" table:formula="of:=[.B166]-[.A166]" table:style-name="ce1">
            <text:p>1.476999998</text:p>
          </table:table-cell>
          <table:table-cell table:style-name="ce1"/>
          <table:table-cell office:value-type="float" office:value="1.0909998416900635" table:formula="of:=[.H166] - [.$H$681]" table:style-name="ce1">
            <text:p>1.09099984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4.2539999" table:style-name="ce1">
            <text:p>1739050284</text:p>
          </table:table-cell>
          <table:table-cell office:value-type="float" office:value="1739050285.4719999" table:style-name="ce1">
            <text:p>17390502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179999351501465" table:formula="of:=[.B167]-[.A167]" table:style-name="ce1">
            <text:p>1.217999935</text:p>
          </table:table-cell>
          <table:table-cell table:style-name="ce1"/>
          <table:table-cell office:value-type="float" office:value="0.83199977874755848" table:formula="of:=[.H167] - [.$H$681]" table:style-name="ce1">
            <text:p>0.8319997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4.2880001" table:style-name="ce1">
            <text:p>1739050284</text:p>
          </table:table-cell>
          <table:table-cell office:value-type="float" office:value="1739050285.5799999" table:style-name="ce1">
            <text:p>17390502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19998168945313" table:formula="of:=[.B168]-[.A168]" table:style-name="ce1">
            <text:p>1.291999817</text:p>
          </table:table-cell>
          <table:table-cell table:style-name="ce1"/>
          <table:table-cell office:value-type="float" office:value="0.90599966049194325" table:formula="of:=[.H168] - [.$H$681]" table:style-name="ce1">
            <text:p>0.905999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4.3210001" table:style-name="ce1">
            <text:p>1739050284</text:p>
          </table:table-cell>
          <table:table-cell office:value-type="float" office:value="1739050285.684" table:style-name="ce1">
            <text:p>17390502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29999160766602" table:formula="of:=[.B169]-[.A169]" table:style-name="ce1">
            <text:p>1.362999916</text:p>
          </table:table-cell>
          <table:table-cell table:style-name="ce1"/>
          <table:table-cell office:value-type="float" office:value="0.97699975967407215" table:formula="of:=[.H169] - [.$H$681]" table:style-name="ce1">
            <text:p>0.976999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4.5539999" table:style-name="ce1">
            <text:p>1739050285</text:p>
          </table:table-cell>
          <table:table-cell office:value-type="float" office:value="1739050285.7909999" table:style-name="ce1">
            <text:p>17390502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369999885559082" table:formula="of:=[.B170]-[.A170]" table:style-name="ce1">
            <text:p>1.236999989</text:p>
          </table:table-cell>
          <table:table-cell table:style-name="ce1"/>
          <table:table-cell office:value-type="float" office:value="0.8509998321533202" table:formula="of:=[.H170] - [.$H$681]" table:style-name="ce1">
            <text:p>0.85099983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4.6210001" table:style-name="ce1">
            <text:p>1739050285</text:p>
          </table:table-cell>
          <table:table-cell office:value-type="float" office:value="1739050285.9070001" table:style-name="ce1">
            <text:p>17390502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860000133514404" table:formula="of:=[.B171]-[.A171]" table:style-name="ce1">
            <text:p>1.286000013</text:p>
          </table:table-cell>
          <table:table-cell table:style-name="ce1"/>
          <table:table-cell office:value-type="float" office:value="0.89999985694885243" table:formula="of:=[.H171] - [.$H$681]" table:style-name="ce1">
            <text:p>0.89999985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4.654" table:style-name="ce1">
            <text:p>1739050285</text:p>
          </table:table-cell>
          <table:table-cell office:value-type="float" office:value="1739050286.1099999" table:style-name="ce1">
            <text:p>17390502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59998512268066" table:formula="of:=[.B172]-[.A172]" table:style-name="ce1">
            <text:p>1.455999851</text:p>
          </table:table-cell>
          <table:table-cell table:style-name="ce1"/>
          <table:table-cell office:value-type="float" office:value="1.0699996948242188" table:formula="of:=[.H172] - [.$H$681]" table:style-name="ce1">
            <text:p>1.06999969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4.7880001" table:style-name="ce1">
            <text:p>1739050285</text:p>
          </table:table-cell>
          <table:table-cell office:value-type="float" office:value="1739050286.296" table:style-name="ce1">
            <text:p>17390502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79998970031738" table:formula="of:=[.B173]-[.A173]" table:style-name="ce1">
            <text:p>1.507999897</text:p>
          </table:table-cell>
          <table:table-cell table:style-name="ce1"/>
          <table:table-cell office:value-type="float" office:value="1.1219997406005859" table:formula="of:=[.H173] - [.$H$681]" table:style-name="ce1">
            <text:p>1.12199974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4.888" table:style-name="ce1">
            <text:p>1739050285</text:p>
          </table:table-cell>
          <table:table-cell office:value-type="float" office:value="1739050286.4059999" table:style-name="ce1">
            <text:p>17390502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79998874664307" table:formula="of:=[.B174]-[.A174]" table:style-name="ce1">
            <text:p>1.517999887</text:p>
          </table:table-cell>
          <table:table-cell table:style-name="ce1"/>
          <table:table-cell office:value-type="float" office:value="1.1319997310638428" table:formula="of:=[.H174] - [.$H$681]" table:style-name="ce1">
            <text:p>1.13199973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4.921" table:style-name="ce1">
            <text:p>1739050285</text:p>
          </table:table-cell>
          <table:table-cell office:value-type="float" office:value="1739050286.5280001" table:style-name="ce1">
            <text:p>17390502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070001125335693" table:formula="of:=[.B175]-[.A175]" table:style-name="ce1">
            <text:p>1.607000113</text:p>
          </table:table-cell>
          <table:table-cell table:style-name="ce1"/>
          <table:table-cell office:value-type="float" office:value="1.2209999561309814" table:formula="of:=[.H175] - [.$H$681]" table:style-name="ce1">
            <text:p>1.22099995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6.5880001" table:style-name="ce1">
            <text:p>1739050287</text:p>
          </table:table-cell>
          <table:table-cell office:value-type="float" office:value="1739050288.868" table:style-name="ce1">
            <text:p>17390502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2799999713897705" table:formula="of:=[.B176]-[.A176]" table:style-name="ce1">
            <text:p>2.279999971</text:p>
          </table:table-cell>
          <table:table-cell table:style-name="ce1"/>
          <table:table-cell office:value-type="float" office:value="1.8939998149871826" table:formula="of:=[.H176] - [.$H$681]" table:style-name="ce1">
            <text:p>1.89399981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7.888" table:style-name="ce1">
            <text:p>1739050288</text:p>
          </table:table-cell>
          <table:table-cell office:value-type="float" office:value="1739050289.381" table:style-name="ce1">
            <text:p>17390502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30000305175781" table:formula="of:=[.B177]-[.A177]" table:style-name="ce1">
            <text:p>1.493000031</text:p>
          </table:table-cell>
          <table:table-cell table:style-name="ce1"/>
          <table:table-cell office:value-type="float" office:value="1.1069998741149902" table:formula="of:=[.H177] - [.$H$681]" table:style-name="ce1">
            <text:p>1.10699987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9.2550001" table:style-name="ce1">
            <text:p>1739050289</text:p>
          </table:table-cell>
          <table:table-cell office:value-type="float" office:value="1739050290.7939999" table:style-name="ce1">
            <text:p>17390502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89997959136963" table:formula="of:=[.B178]-[.A178]" table:style-name="ce1">
            <text:p>1.538999796</text:p>
          </table:table-cell>
          <table:table-cell table:style-name="ce1"/>
          <table:table-cell office:value-type="float" office:value="1.1529996395111084" table:formula="of:=[.H178] - [.$H$681]" table:style-name="ce1">
            <text:p>1.1529996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9.5209999" table:style-name="ce1">
            <text:p>1739050290</text:p>
          </table:table-cell>
          <table:table-cell office:value-type="float" office:value="1739050290.9030001" table:style-name="ce1">
            <text:p>17390502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2000207901001" table:formula="of:=[.B179]-[.A179]" table:style-name="ce1">
            <text:p>1.382000208</text:p>
          </table:table-cell>
          <table:table-cell table:style-name="ce1"/>
          <table:table-cell office:value-type="float" office:value="0.99600005149841297" table:formula="of:=[.H179] - [.$H$681]" table:style-name="ce1">
            <text:p>0.99600005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9.5550001" table:style-name="ce1">
            <text:p>1739050290</text:p>
          </table:table-cell>
          <table:table-cell office:value-type="float" office:value="1739050291.023" table:style-name="ce1">
            <text:p>17390502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79999351501465" table:formula="of:=[.B180]-[.A180]" table:style-name="ce1">
            <text:p>1.467999935</text:p>
          </table:table-cell>
          <table:table-cell table:style-name="ce1"/>
          <table:table-cell office:value-type="float" office:value="1.0819997787475586" table:formula="of:=[.H180] - [.$H$681]" table:style-name="ce1">
            <text:p>1.0819997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9.6210001" table:style-name="ce1">
            <text:p>1739050290</text:p>
          </table:table-cell>
          <table:table-cell office:value-type="float" office:value="1739050291.125" table:style-name="ce1">
            <text:p>17390502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39999485015869" table:formula="of:=[.B181]-[.A181]" table:style-name="ce1">
            <text:p>1.503999949</text:p>
          </table:table-cell>
          <table:table-cell table:style-name="ce1"/>
          <table:table-cell office:value-type="float" office:value="1.117999792098999" table:formula="of:=[.H181] - [.$H$681]" table:style-name="ce1">
            <text:p>1.11799979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9.7880001" table:style-name="ce1">
            <text:p>1739050290</text:p>
          </table:table-cell>
          <table:table-cell office:value-type="float" office:value="1739050291.286" table:style-name="ce1">
            <text:p>17390502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7999906539917" table:formula="of:=[.B182]-[.A182]" table:style-name="ce1">
            <text:p>1.497999907</text:p>
          </table:table-cell>
          <table:table-cell table:style-name="ce1"/>
          <table:table-cell office:value-type="float" office:value="1.1119997501373291" table:formula="of:=[.H182] - [.$H$681]" table:style-name="ce1">
            <text:p>1.1119997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9.855" table:style-name="ce1">
            <text:p>1739050290</text:p>
          </table:table-cell>
          <table:table-cell office:value-type="float" office:value="1739050291.4030001" table:style-name="ce1">
            <text:p>17390502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80000972747803" table:formula="of:=[.B183]-[.A183]" table:style-name="ce1">
            <text:p>1.548000097</text:p>
          </table:table-cell>
          <table:table-cell table:style-name="ce1"/>
          <table:table-cell office:value-type="float" office:value="1.1619999408721924" table:formula="of:=[.H183] - [.$H$681]" table:style-name="ce1">
            <text:p>1.16199994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0.1210001" table:style-name="ce1">
            <text:p>1739050290</text:p>
          </table:table-cell>
          <table:table-cell office:value-type="float" office:value="1739050291.595" table:style-name="ce1">
            <text:p>17390502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39999771118164" table:formula="of:=[.B184]-[.A184]" table:style-name="ce1">
            <text:p>1.473999977</text:p>
          </table:table-cell>
          <table:table-cell table:style-name="ce1"/>
          <table:table-cell office:value-type="float" office:value="1.0879998207092285" table:formula="of:=[.H184] - [.$H$681]" table:style-name="ce1">
            <text:p>1.08799982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0.155" table:style-name="ce1">
            <text:p>1739050290</text:p>
          </table:table-cell>
          <table:table-cell office:value-type="float" office:value="1739050291.701" table:style-name="ce1">
            <text:p>17390502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60000038146973" table:formula="of:=[.B185]-[.A185]" table:style-name="ce1">
            <text:p>1.546000004</text:p>
          </table:table-cell>
          <table:table-cell table:style-name="ce1"/>
          <table:table-cell office:value-type="float" office:value="1.1599998474121094" table:formula="of:=[.H185] - [.$H$681]" table:style-name="ce1">
            <text:p>1.15999984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0.5209999" table:style-name="ce1">
            <text:p>1739050291</text:p>
          </table:table-cell>
          <table:table-cell office:value-type="float" office:value="1739050292.325" table:style-name="ce1">
            <text:p>17390502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040001392364502" table:formula="of:=[.B186]-[.A186]" table:style-name="ce1">
            <text:p>1.804000139</text:p>
          </table:table-cell>
          <table:table-cell table:style-name="ce1"/>
          <table:table-cell office:value-type="float" office:value="1.4179999828338623" table:formula="of:=[.H186] - [.$H$681]" table:style-name="ce1">
            <text:p>1.4179999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3.1210001" table:style-name="ce1">
            <text:p>1739050293</text:p>
          </table:table-cell>
          <table:table-cell office:value-type="float" office:value="1739050294.654" table:style-name="ce1">
            <text:p>17390502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29999923706055" table:formula="of:=[.B187]-[.A187]" table:style-name="ce1">
            <text:p>1.532999992</text:p>
          </table:table-cell>
          <table:table-cell table:style-name="ce1"/>
          <table:table-cell office:value-type="float" office:value="1.1469998359680176" table:formula="of:=[.H187] - [.$H$681]" table:style-name="ce1">
            <text:p>1.14699983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3.2880001" table:style-name="ce1">
            <text:p>1739050293</text:p>
          </table:table-cell>
          <table:table-cell office:value-type="float" office:value="1739050294.7579999" table:style-name="ce1">
            <text:p>17390502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99997901916504" table:formula="of:=[.B188]-[.A188]" table:style-name="ce1">
            <text:p>1.46999979</text:p>
          </table:table-cell>
          <table:table-cell table:style-name="ce1"/>
          <table:table-cell office:value-type="float" office:value="1.0839996337890625" table:formula="of:=[.H188] - [.$H$681]" table:style-name="ce1">
            <text:p>1.08399963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3.4549999" table:style-name="ce1">
            <text:p>1739050293</text:p>
          </table:table-cell>
          <table:table-cell office:value-type="float" office:value="1739050295.026" table:style-name="ce1">
            <text:p>17390502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10000991821289" table:formula="of:=[.B189]-[.A189]" table:style-name="ce1">
            <text:p>1.571000099</text:p>
          </table:table-cell>
          <table:table-cell table:style-name="ce1"/>
          <table:table-cell office:value-type="float" office:value="1.184999942779541" table:formula="of:=[.H189] - [.$H$681]" table:style-name="ce1">
            <text:p>1.18499994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3.5550001" table:style-name="ce1">
            <text:p>1739050294</text:p>
          </table:table-cell>
          <table:table-cell office:value-type="float" office:value="1739050295.3039999" table:style-name="ce1">
            <text:p>17390502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489998340606689" table:formula="of:=[.B190]-[.A190]" table:style-name="ce1">
            <text:p>1.748999834</text:p>
          </table:table-cell>
          <table:table-cell table:style-name="ce1"/>
          <table:table-cell office:value-type="float" office:value="1.3629996776580811" table:formula="of:=[.H190] - [.$H$681]" table:style-name="ce1">
            <text:p>1.36299967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7.5550001" table:style-name="ce1">
            <text:p>1739050298</text:p>
          </table:table-cell>
          <table:table-cell office:value-type="float" office:value="1739050299.0369999" table:style-name="ce1">
            <text:p>173905029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19998741149902" table:formula="of:=[.B191]-[.A191]" table:style-name="ce1">
            <text:p>1.481999874</text:p>
          </table:table-cell>
          <table:table-cell table:style-name="ce1"/>
          <table:table-cell office:value-type="float" office:value="1.0959997177124023" table:formula="of:=[.H191] - [.$H$681]" table:style-name="ce1">
            <text:p>1.09599971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8.155" table:style-name="ce1">
            <text:p>1739050298</text:p>
          </table:table-cell>
          <table:table-cell office:value-type="float" office:value="1739050299.6370001" table:style-name="ce1">
            <text:p>17390503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20001125335693" table:formula="of:=[.B192]-[.A192]" table:style-name="ce1">
            <text:p>1.482000113</text:p>
          </table:table-cell>
          <table:table-cell table:style-name="ce1"/>
          <table:table-cell office:value-type="float" office:value="1.0959999561309814" table:formula="of:=[.H192] - [.$H$681]" table:style-name="ce1">
            <text:p>1.09599995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8.4879999" table:style-name="ce1">
            <text:p>1739050298</text:p>
          </table:table-cell>
          <table:table-cell office:value-type="float" office:value="1739050299.74" table:style-name="ce1">
            <text:p>17390503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52000093460083" table:formula="of:=[.B193]-[.A193]" table:style-name="ce1">
            <text:p>1.252000093</text:p>
          </table:table-cell>
          <table:table-cell table:style-name="ce1"/>
          <table:table-cell office:value-type="float" office:value="0.86599993705749501" table:formula="of:=[.H193] - [.$H$681]" table:style-name="ce1">
            <text:p>0.86599993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8.5209999" table:style-name="ce1">
            <text:p>1739050299</text:p>
          </table:table-cell>
          <table:table-cell office:value-type="float" office:value="1739050299.8510001" table:style-name="ce1">
            <text:p>17390503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00001621246338" table:formula="of:=[.B194]-[.A194]" table:style-name="ce1">
            <text:p>1.330000162</text:p>
          </table:table-cell>
          <table:table-cell table:style-name="ce1"/>
          <table:table-cell office:value-type="float" office:value="0.94400000572204579" table:formula="of:=[.H194] - [.$H$681]" table:style-name="ce1">
            <text:p>0.94400000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8.5550001" table:style-name="ce1">
            <text:p>1739050299</text:p>
          </table:table-cell>
          <table:table-cell office:value-type="float" office:value="1739050299.9590001" table:style-name="ce1">
            <text:p>17390503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40000438690186" table:formula="of:=[.B195]-[.A195]" table:style-name="ce1">
            <text:p>1.404000044</text:p>
          </table:table-cell>
          <table:table-cell table:style-name="ce1"/>
          <table:table-cell office:value-type="float" office:value="1.0179998874664307" table:formula="of:=[.H195] - [.$H$681]" table:style-name="ce1">
            <text:p>1.0179998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8.9879999" table:style-name="ce1">
            <text:p>1739050299</text:p>
          </table:table-cell>
          <table:table-cell office:value-type="float" office:value="1739050300.336" table:style-name="ce1">
            <text:p>17390503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80000495910645" table:formula="of:=[.B196]-[.A196]" table:style-name="ce1">
            <text:p>1.34800005</text:p>
          </table:table-cell>
          <table:table-cell table:style-name="ce1"/>
          <table:table-cell office:value-type="float" office:value="0.96199989318847645" table:formula="of:=[.H196] - [.$H$681]" table:style-name="ce1">
            <text:p>0.9619998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9.0209999" table:style-name="ce1">
            <text:p>1739050299</text:p>
          </table:table-cell>
          <table:table-cell office:value-type="float" office:value="1739050300.4389999" table:style-name="ce1">
            <text:p>17390503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79999828338623" table:formula="of:=[.B197]-[.A197]" table:style-name="ce1">
            <text:p>1.417999983</text:p>
          </table:table-cell>
          <table:table-cell table:style-name="ce1"/>
          <table:table-cell office:value-type="float" office:value="1.0319998264312744" table:formula="of:=[.H197] - [.$H$681]" table:style-name="ce1">
            <text:p>1.03199982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9.0550001" table:style-name="ce1">
            <text:p>1739050299</text:p>
          </table:table-cell>
          <table:table-cell office:value-type="float" office:value="1739050300.5469999" table:style-name="ce1">
            <text:p>17390503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19998645782471" table:formula="of:=[.B198]-[.A198]" table:style-name="ce1">
            <text:p>1.491999865</text:p>
          </table:table-cell>
          <table:table-cell table:style-name="ce1"/>
          <table:table-cell office:value-type="float" office:value="1.1059997081756592" table:formula="of:=[.H198] - [.$H$681]" table:style-name="ce1">
            <text:p>1.10599970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9.155" table:style-name="ce1">
            <text:p>1739050299</text:p>
          </table:table-cell>
          <table:table-cell office:value-type="float" office:value="1739050300.6570001" table:style-name="ce1">
            <text:p>17390503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2000093460083" table:formula="of:=[.B199]-[.A199]" table:style-name="ce1">
            <text:p>1.502000093</text:p>
          </table:table-cell>
          <table:table-cell table:style-name="ce1"/>
          <table:table-cell office:value-type="float" office:value="1.1159999370574951" table:formula="of:=[.H199] - [.$H$681]" table:style-name="ce1">
            <text:p>1.11599993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9.188" table:style-name="ce1">
            <text:p>1739050299</text:p>
          </table:table-cell>
          <table:table-cell office:value-type="float" office:value="1739050300.7609999" table:style-name="ce1">
            <text:p>17390503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29999542236328" table:formula="of:=[.B200]-[.A200]" table:style-name="ce1">
            <text:p>1.572999954</text:p>
          </table:table-cell>
          <table:table-cell table:style-name="ce1"/>
          <table:table-cell office:value-type="float" office:value="1.1869997978210449" table:formula="of:=[.H200] - [.$H$681]" table:style-name="ce1">
            <text:p>1.18699979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9.3210001" table:style-name="ce1">
            <text:p>1739050299</text:p>
          </table:table-cell>
          <table:table-cell office:value-type="float" office:value="1739050302.2149999" table:style-name="ce1">
            <text:p>17390503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8939998149871826" table:formula="of:=[.B201]-[.A201]" table:style-name="ce1">
            <text:p>2.893999815</text:p>
          </table:table-cell>
          <table:table-cell table:style-name="ce1"/>
          <table:table-cell office:value-type="float" office:value="2.5079996585845947" table:formula="of:=[.H201] - [.$H$681]" table:style-name="ce1">
            <text:p>2.50799965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9.388" table:style-name="ce1">
            <text:p>1739050299</text:p>
          </table:table-cell>
          <table:table-cell office:value-type="float" office:value="1739050302.323" table:style-name="ce1">
            <text:p>17390503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934999942779541" table:formula="of:=[.B202]-[.A202]" table:style-name="ce1">
            <text:p>2.934999943</text:p>
          </table:table-cell>
          <table:table-cell table:style-name="ce1"/>
          <table:table-cell office:value-type="float" office:value="2.5489997863769531" table:formula="of:=[.H202] - [.$H$681]" table:style-name="ce1">
            <text:p>2.54899978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01.221" table:style-name="ce1">
            <text:p>1739050301</text:p>
          </table:table-cell>
          <table:table-cell office:value-type="float" office:value="1739050302.6670001" table:style-name="ce1">
            <text:p>17390503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60000991821289" table:formula="of:=[.B203]-[.A203]" table:style-name="ce1">
            <text:p>1.446000099</text:p>
          </table:table-cell>
          <table:table-cell table:style-name="ce1"/>
          <table:table-cell office:value-type="float" office:value="1.059999942779541" table:formula="of:=[.H203] - [.$H$681]" table:style-name="ce1">
            <text:p>1.05999994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01.688" table:style-name="ce1">
            <text:p>1739050302</text:p>
          </table:table-cell>
          <table:table-cell office:value-type="float" office:value="1739050306.6619999" table:style-name="ce1">
            <text:p>17390503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9739999771118164" table:formula="of:=[.B204]-[.A204]" table:style-name="ce1">
            <text:p>4.973999977</text:p>
          </table:table-cell>
          <table:table-cell table:style-name="ce1"/>
          <table:table-cell office:value-type="float" office:value="4.5879998207092285" table:formula="of:=[.H204] - [.$H$681]" table:style-name="ce1">
            <text:p>4.58799982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05.388" table:style-name="ce1">
            <text:p>1739050305</text:p>
          </table:table-cell>
          <table:table-cell office:value-type="float" office:value="1739050306.777" table:style-name="ce1">
            <text:p>17390503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89999389648438" table:formula="of:=[.B205]-[.A205]" table:style-name="ce1">
            <text:p>1.388999939</text:p>
          </table:table-cell>
          <table:table-cell table:style-name="ce1"/>
          <table:table-cell office:value-type="float" office:value="1.0029997825622559" table:formula="of:=[.H205] - [.$H$681]" table:style-name="ce1">
            <text:p>1.0029997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05.4879999" table:style-name="ce1">
            <text:p>1739050305</text:p>
          </table:table-cell>
          <table:table-cell office:value-type="float" office:value="1739050306.878" table:style-name="ce1">
            <text:p>17390503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00001049041748" table:formula="of:=[.B206]-[.A206]" table:style-name="ce1">
            <text:p>1.390000105</text:p>
          </table:table-cell>
          <table:table-cell table:style-name="ce1"/>
          <table:table-cell office:value-type="float" office:value="1.0039999485015869" table:formula="of:=[.H206] - [.$H$681]" table:style-name="ce1">
            <text:p>1.0039999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05.5880001" table:style-name="ce1">
            <text:p>1739050306</text:p>
          </table:table-cell>
          <table:table-cell office:value-type="float" office:value="1739050306.984" table:style-name="ce1">
            <text:p>17390503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59999084472656" table:formula="of:=[.B207]-[.A207]" table:style-name="ce1">
            <text:p>1.395999908</text:p>
          </table:table-cell>
          <table:table-cell table:style-name="ce1"/>
          <table:table-cell office:value-type="float" office:value="1.0099997520446777" table:formula="of:=[.H207] - [.$H$681]" table:style-name="ce1">
            <text:p>1.00999975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05.6210001" table:style-name="ce1">
            <text:p>1739050306</text:p>
          </table:table-cell>
          <table:table-cell office:value-type="float" office:value="1739050307.0899999" table:style-name="ce1">
            <text:p>17390503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89998626708984" table:formula="of:=[.B208]-[.A208]" table:style-name="ce1">
            <text:p>1.468999863</text:p>
          </table:table-cell>
          <table:table-cell table:style-name="ce1"/>
          <table:table-cell office:value-type="float" office:value="1.0829997062683105" table:formula="of:=[.H208] - [.$H$681]" table:style-name="ce1">
            <text:p>1.08299970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06.0880001" table:style-name="ce1">
            <text:p>1739050306</text:p>
          </table:table-cell>
          <table:table-cell office:value-type="float" office:value="1739050308.158" table:style-name="ce1">
            <text:p>17390503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699999332427979" table:formula="of:=[.B209]-[.A209]" table:style-name="ce1">
            <text:p>2.069999933</text:p>
          </table:table-cell>
          <table:table-cell table:style-name="ce1"/>
          <table:table-cell office:value-type="float" office:value="1.68399977684021" table:formula="of:=[.H209] - [.$H$681]" table:style-name="ce1">
            <text:p>1.68399977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07.6210001" table:style-name="ce1">
            <text:p>1739050308</text:p>
          </table:table-cell>
          <table:table-cell office:value-type="float" office:value="1739050309.1059999" table:style-name="ce1">
            <text:p>17390503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49998950958252" table:formula="of:=[.B210]-[.A210]" table:style-name="ce1">
            <text:p>1.484999895</text:p>
          </table:table-cell>
          <table:table-cell table:style-name="ce1"/>
          <table:table-cell office:value-type="float" office:value="1.0989997386932373" table:formula="of:=[.H210] - [.$H$681]" table:style-name="ce1">
            <text:p>1.09899973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07.7880001" table:style-name="ce1">
            <text:p>1739050308</text:p>
          </table:table-cell>
          <table:table-cell office:value-type="float" office:value="1739050309.217" table:style-name="ce1">
            <text:p>17390503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89999008178711" table:formula="of:=[.B211]-[.A211]" table:style-name="ce1">
            <text:p>1.428999901</text:p>
          </table:table-cell>
          <table:table-cell table:style-name="ce1"/>
          <table:table-cell office:value-type="float" office:value="1.0429997444152832" table:formula="of:=[.H211] - [.$H$681]" table:style-name="ce1">
            <text:p>1.04299974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07.8210001" table:style-name="ce1">
            <text:p>1739050308</text:p>
          </table:table-cell>
          <table:table-cell office:value-type="float" office:value="1739050309.3199999" table:style-name="ce1">
            <text:p>17390503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89998340606689" table:formula="of:=[.B212]-[.A212]" table:style-name="ce1">
            <text:p>1.498999834</text:p>
          </table:table-cell>
          <table:table-cell table:style-name="ce1"/>
          <table:table-cell office:value-type="float" office:value="1.1129996776580811" table:formula="of:=[.H212] - [.$H$681]" table:style-name="ce1">
            <text:p>1.11299967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0.221" table:style-name="ce1">
            <text:p>1739050310</text:p>
          </table:table-cell>
          <table:table-cell office:value-type="float" office:value="1739050313.599" table:style-name="ce1">
            <text:p>17390503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378000020980835" table:formula="of:=[.B213]-[.A213]" table:style-name="ce1">
            <text:p>3.378000021</text:p>
          </table:table-cell>
          <table:table-cell table:style-name="ce1"/>
          <table:table-cell office:value-type="float" office:value="2.9919998645782471" table:formula="of:=[.H213] - [.$H$681]" table:style-name="ce1">
            <text:p>2.99199986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0.5550001" table:style-name="ce1">
            <text:p>1739050311</text:p>
          </table:table-cell>
          <table:table-cell office:value-type="float" office:value="1739050313.701" table:style-name="ce1">
            <text:p>17390503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1459999084472656" table:formula="of:=[.B214]-[.A214]" table:style-name="ce1">
            <text:p>3.145999908</text:p>
          </table:table-cell>
          <table:table-cell table:style-name="ce1"/>
          <table:table-cell office:value-type="float" office:value="2.7599997520446777" table:formula="of:=[.H214] - [.$H$681]" table:style-name="ce1">
            <text:p>2.75999975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2.2880001" table:style-name="ce1">
            <text:p>1739050312</text:p>
          </table:table-cell>
          <table:table-cell office:value-type="float" office:value="1739050313.822" table:style-name="ce1">
            <text:p>17390503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39999198913574" table:formula="of:=[.B215]-[.A215]" table:style-name="ce1">
            <text:p>1.53399992</text:p>
          </table:table-cell>
          <table:table-cell table:style-name="ce1"/>
          <table:table-cell office:value-type="float" office:value="1.1479997634887695" table:formula="of:=[.H215] - [.$H$681]" table:style-name="ce1">
            <text:p>1.1479997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2.5550001" table:style-name="ce1">
            <text:p>1739050313</text:p>
          </table:table-cell>
          <table:table-cell office:value-type="float" office:value="1739050314.0869999" table:style-name="ce1">
            <text:p>17390503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19998264312744" table:formula="of:=[.B216]-[.A216]" table:style-name="ce1">
            <text:p>1.531999826</text:p>
          </table:table-cell>
          <table:table-cell table:style-name="ce1"/>
          <table:table-cell office:value-type="float" office:value="1.1459996700286865" table:formula="of:=[.H216] - [.$H$681]" table:style-name="ce1">
            <text:p>1.1459996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2.688" table:style-name="ce1">
            <text:p>1739050313</text:p>
          </table:table-cell>
          <table:table-cell office:value-type="float" office:value="1739050314.927" table:style-name="ce1">
            <text:p>17390503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2390000820159912" table:formula="of:=[.B217]-[.A217]" table:style-name="ce1">
            <text:p>2.239000082</text:p>
          </table:table-cell>
          <table:table-cell table:style-name="ce1"/>
          <table:table-cell office:value-type="float" office:value="1.8529999256134033" table:formula="of:=[.H217] - [.$H$681]" table:style-name="ce1">
            <text:p>1.85299992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3.721" table:style-name="ce1">
            <text:p>1739050314</text:p>
          </table:table-cell>
          <table:table-cell office:value-type="float" office:value="1739050315.654" table:style-name="ce1">
            <text:p>17390503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330000877380371" table:formula="of:=[.B218]-[.A218]" table:style-name="ce1">
            <text:p>1.933000088</text:p>
          </table:table-cell>
          <table:table-cell table:style-name="ce1"/>
          <table:table-cell office:value-type="float" office:value="1.5469999313354492" table:formula="of:=[.H218] - [.$H$681]" table:style-name="ce1">
            <text:p>1.54699993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4.0209999" table:style-name="ce1">
            <text:p>1739050314</text:p>
          </table:table-cell>
          <table:table-cell office:value-type="float" office:value="1739050315.7579999" table:style-name="ce1">
            <text:p>17390503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369999885559082" table:formula="of:=[.B219]-[.A219]" table:style-name="ce1">
            <text:p>1.736999989</text:p>
          </table:table-cell>
          <table:table-cell table:style-name="ce1"/>
          <table:table-cell office:value-type="float" office:value="1.3509998321533203" table:formula="of:=[.H219] - [.$H$681]" table:style-name="ce1">
            <text:p>1.35099983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4.0550001" table:style-name="ce1">
            <text:p>1739050314</text:p>
          </table:table-cell>
          <table:table-cell office:value-type="float" office:value="1739050315.8800001" table:style-name="ce1">
            <text:p>17390503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250000476837158" table:formula="of:=[.B220]-[.A220]" table:style-name="ce1">
            <text:p>1.825000048</text:p>
          </table:table-cell>
          <table:table-cell table:style-name="ce1"/>
          <table:table-cell office:value-type="float" office:value="1.4389998912811279" table:formula="of:=[.H220] - [.$H$681]" table:style-name="ce1">
            <text:p>1.43899989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4.0880001" table:style-name="ce1">
            <text:p>1739050314</text:p>
          </table:table-cell>
          <table:table-cell office:value-type="float" office:value="1739050316.082" table:style-name="ce1">
            <text:p>17390503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939999580383301" table:formula="of:=[.B221]-[.A221]" table:style-name="ce1">
            <text:p>1.993999958</text:p>
          </table:table-cell>
          <table:table-cell table:style-name="ce1"/>
          <table:table-cell office:value-type="float" office:value="1.6079998016357422" table:formula="of:=[.H221] - [.$H$681]" table:style-name="ce1">
            <text:p>1.60799980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4.5550001" table:style-name="ce1">
            <text:p>1739050315</text:p>
          </table:table-cell>
          <table:table-cell office:value-type="float" office:value="1739050316.0829999" table:style-name="ce1">
            <text:p>17390503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79998779296875" table:formula="of:=[.B222]-[.A222]" table:style-name="ce1">
            <text:p>1.527999878</text:p>
          </table:table-cell>
          <table:table-cell table:style-name="ce1"/>
          <table:table-cell office:value-type="float" office:value="1.1419997215270996" table:formula="of:=[.H222] - [.$H$681]" table:style-name="ce1">
            <text:p>1.1419997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4.688" table:style-name="ce1">
            <text:p>1739050315</text:p>
          </table:table-cell>
          <table:table-cell office:value-type="float" office:value="1739050316.1849999" table:style-name="ce1">
            <text:p>17390503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6999979019165" table:formula="of:=[.B223]-[.A223]" table:style-name="ce1">
            <text:p>1.496999979</text:p>
          </table:table-cell>
          <table:table-cell table:style-name="ce1"/>
          <table:table-cell office:value-type="float" office:value="1.1109998226165771" table:formula="of:=[.H223] - [.$H$681]" table:style-name="ce1">
            <text:p>1.1109998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5.2550001" table:style-name="ce1">
            <text:p>1739050315</text:p>
          </table:table-cell>
          <table:table-cell office:value-type="float" office:value="1739050316.5250001" table:style-name="ce1">
            <text:p>17390503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699999809265137" table:formula="of:=[.B224]-[.A224]" table:style-name="ce1">
            <text:p>1.269999981</text:p>
          </table:table-cell>
          <table:table-cell table:style-name="ce1"/>
          <table:table-cell office:value-type="float" office:value="0.88399982452392567" table:formula="of:=[.H224] - [.$H$681]" table:style-name="ce1">
            <text:p>0.883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5.2880001" table:style-name="ce1">
            <text:p>1739050315</text:p>
          </table:table-cell>
          <table:table-cell office:value-type="float" office:value="1739050316.635" table:style-name="ce1">
            <text:p>17390503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69998836517334" table:formula="of:=[.B225]-[.A225]" table:style-name="ce1">
            <text:p>1.346999884</text:p>
          </table:table-cell>
          <table:table-cell table:style-name="ce1"/>
          <table:table-cell office:value-type="float" office:value="0.9609997272491454" table:formula="of:=[.H225] - [.$H$681]" table:style-name="ce1">
            <text:p>0.96099972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5.3210001" table:style-name="ce1">
            <text:p>1739050315</text:p>
          </table:table-cell>
          <table:table-cell office:value-type="float" office:value="1739050316.7520001" table:style-name="ce1">
            <text:p>17390503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09999942779541" table:formula="of:=[.B226]-[.A226]" table:style-name="ce1">
            <text:p>1.430999994</text:p>
          </table:table-cell>
          <table:table-cell table:style-name="ce1"/>
          <table:table-cell office:value-type="float" office:value="1.0449998378753662" table:formula="of:=[.H226] - [.$H$681]" table:style-name="ce1">
            <text:p>1.04499983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5.421" table:style-name="ce1">
            <text:p>1739050315</text:p>
          </table:table-cell>
          <table:table-cell office:value-type="float" office:value="1739050316.9119999" table:style-name="ce1">
            <text:p>17390503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09999370574951" table:formula="of:=[.B227]-[.A227]" table:style-name="ce1">
            <text:p>1.490999937</text:p>
          </table:table-cell>
          <table:table-cell table:style-name="ce1"/>
          <table:table-cell office:value-type="float" office:value="1.1049997806549072" table:formula="of:=[.H227] - [.$H$681]" table:style-name="ce1">
            <text:p>1.10499978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5.5209999" table:style-name="ce1">
            <text:p>1739050316</text:p>
          </table:table-cell>
          <table:table-cell office:value-type="float" office:value="1739050317.0150001" table:style-name="ce1">
            <text:p>17390503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40001964569092" table:formula="of:=[.B228]-[.A228]" table:style-name="ce1">
            <text:p>1.494000196</text:p>
          </table:table-cell>
          <table:table-cell table:style-name="ce1"/>
          <table:table-cell office:value-type="float" office:value="1.1080000400543213" table:formula="of:=[.H228] - [.$H$681]" table:style-name="ce1">
            <text:p>1.1080000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5.6210001" table:style-name="ce1">
            <text:p>1739050316</text:p>
          </table:table-cell>
          <table:table-cell office:value-type="float" office:value="1739050317.3629999" table:style-name="ce1">
            <text:p>17390503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419998645782471" table:formula="of:=[.B229]-[.A229]" table:style-name="ce1">
            <text:p>1.741999865</text:p>
          </table:table-cell>
          <table:table-cell table:style-name="ce1"/>
          <table:table-cell office:value-type="float" office:value="1.3559997081756592" table:formula="of:=[.H229] - [.$H$681]" table:style-name="ce1">
            <text:p>1.35599970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7.155" table:style-name="ce1">
            <text:p>1739050317</text:p>
          </table:table-cell>
          <table:table-cell office:value-type="float" office:value="1739050318.5610001" table:style-name="ce1">
            <text:p>17390503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60001373291016" table:formula="of:=[.B230]-[.A230]" table:style-name="ce1">
            <text:p>1.406000137</text:p>
          </table:table-cell>
          <table:table-cell table:style-name="ce1"/>
          <table:table-cell office:value-type="float" office:value="1.0199999809265137" table:formula="of:=[.H230] - [.$H$681]" table:style-name="ce1">
            <text:p>1.01999998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7.4879999" table:style-name="ce1">
            <text:p>1739050317</text:p>
          </table:table-cell>
          <table:table-cell office:value-type="float" office:value="1739050319.947" table:style-name="ce1">
            <text:p>173905032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590001106262207" table:formula="of:=[.B231]-[.A231]" table:style-name="ce1">
            <text:p>2.459000111</text:p>
          </table:table-cell>
          <table:table-cell table:style-name="ce1"/>
          <table:table-cell office:value-type="float" office:value="2.0729999542236328" table:formula="of:=[.H231] - [.$H$681]" table:style-name="ce1">
            <text:p>2.07299995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8.855" table:style-name="ce1">
            <text:p>1739050319</text:p>
          </table:table-cell>
          <table:table-cell office:value-type="float" office:value="1739050320.5450001" table:style-name="ce1">
            <text:p>17390503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90000057220459" table:formula="of:=[.B232]-[.A232]" table:style-name="ce1">
            <text:p>1.690000057</text:p>
          </table:table-cell>
          <table:table-cell table:style-name="ce1"/>
          <table:table-cell office:value-type="float" office:value="1.3039999008178711" table:formula="of:=[.H232] - [.$H$681]" table:style-name="ce1">
            <text:p>1.30399990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9.221" table:style-name="ce1">
            <text:p>1739050319</text:p>
          </table:table-cell>
          <table:table-cell office:value-type="float" office:value="1739050320.6630001" table:style-name="ce1">
            <text:p>17390503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2000150680542" table:formula="of:=[.B233]-[.A233]" table:style-name="ce1">
            <text:p>1.442000151</text:p>
          </table:table-cell>
          <table:table-cell table:style-name="ce1"/>
          <table:table-cell office:value-type="float" office:value="1.0559999942779541" table:formula="of:=[.H233] - [.$H$681]" table:style-name="ce1">
            <text:p>1.0559999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9.2550001" table:style-name="ce1">
            <text:p>1739050319</text:p>
          </table:table-cell>
          <table:table-cell office:value-type="float" office:value="1739050320.767" table:style-name="ce1">
            <text:p>17390503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19998455047607" table:formula="of:=[.B234]-[.A234]" table:style-name="ce1">
            <text:p>1.511999846</text:p>
          </table:table-cell>
          <table:table-cell table:style-name="ce1"/>
          <table:table-cell office:value-type="float" office:value="1.1259996891021729" table:formula="of:=[.H234] - [.$H$681]" table:style-name="ce1">
            <text:p>1.12599968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9.688" table:style-name="ce1">
            <text:p>1739050320</text:p>
          </table:table-cell>
          <table:table-cell office:value-type="float" office:value="1739050321.223" table:style-name="ce1">
            <text:p>17390503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50000858306885" table:formula="of:=[.B235]-[.A235]" table:style-name="ce1">
            <text:p>1.535000086</text:p>
          </table:table-cell>
          <table:table-cell table:style-name="ce1"/>
          <table:table-cell office:value-type="float" office:value="1.1489999294281006" table:formula="of:=[.H235] - [.$H$681]" table:style-name="ce1">
            <text:p>1.14899992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9.888" table:style-name="ce1">
            <text:p>1739050320</text:p>
          </table:table-cell>
          <table:table-cell office:value-type="float" office:value="1739050321.385" table:style-name="ce1">
            <text:p>17390503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6999979019165" table:formula="of:=[.B236]-[.A236]" table:style-name="ce1">
            <text:p>1.496999979</text:p>
          </table:table-cell>
          <table:table-cell table:style-name="ce1"/>
          <table:table-cell office:value-type="float" office:value="1.1109998226165771" table:formula="of:=[.H236] - [.$H$681]" table:style-name="ce1">
            <text:p>1.1109998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0.1210001" table:style-name="ce1">
            <text:p>1739050320</text:p>
          </table:table-cell>
          <table:table-cell office:value-type="float" office:value="1739050321.543" table:style-name="ce1">
            <text:p>17390503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19999313354492" table:formula="of:=[.B237]-[.A237]" table:style-name="ce1">
            <text:p>1.421999931</text:p>
          </table:table-cell>
          <table:table-cell table:style-name="ce1"/>
          <table:table-cell office:value-type="float" office:value="1.0359997749328613" table:formula="of:=[.H237] - [.$H$681]" table:style-name="ce1">
            <text:p>1.03599977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0.2550001" table:style-name="ce1">
            <text:p>1739050320</text:p>
          </table:table-cell>
          <table:table-cell office:value-type="float" office:value="1739050321.822" table:style-name="ce1">
            <text:p>17390503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69999122619629" table:formula="of:=[.B238]-[.A238]" table:style-name="ce1">
            <text:p>1.566999912</text:p>
          </table:table-cell>
          <table:table-cell table:style-name="ce1"/>
          <table:table-cell office:value-type="float" office:value="1.180999755859375" table:formula="of:=[.H238] - [.$H$681]" table:style-name="ce1">
            <text:p>1.18099975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0.5209999" table:style-name="ce1">
            <text:p>1739050321</text:p>
          </table:table-cell>
          <table:table-cell office:value-type="float" office:value="1739050321.9289999" table:style-name="ce1">
            <text:p>17390503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79999923706055" table:formula="of:=[.B239]-[.A239]" table:style-name="ce1">
            <text:p>1.407999992</text:p>
          </table:table-cell>
          <table:table-cell table:style-name="ce1"/>
          <table:table-cell office:value-type="float" office:value="1.0219998359680176" table:formula="of:=[.H239] - [.$H$681]" table:style-name="ce1">
            <text:p>1.02199983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0.721" table:style-name="ce1">
            <text:p>1739050321</text:p>
          </table:table-cell>
          <table:table-cell office:value-type="float" office:value="1739050322.0380001" table:style-name="ce1">
            <text:p>17390503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7000150680542" table:formula="of:=[.B240]-[.A240]" table:style-name="ce1">
            <text:p>1.317000151</text:p>
          </table:table-cell>
          <table:table-cell table:style-name="ce1"/>
          <table:table-cell office:value-type="float" office:value="0.93099999427795399" table:formula="of:=[.H240] - [.$H$681]" table:style-name="ce1">
            <text:p>0.9309999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0.7550001" table:style-name="ce1">
            <text:p>1739050321</text:p>
          </table:table-cell>
          <table:table-cell office:value-type="float" office:value="1739050322.1500001" table:style-name="ce1">
            <text:p>17390503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49999809265137" table:formula="of:=[.B241]-[.A241]" table:style-name="ce1">
            <text:p>1.394999981</text:p>
          </table:table-cell>
          <table:table-cell table:style-name="ce1"/>
          <table:table-cell office:value-type="float" office:value="1.0089998245239258" table:formula="of:=[.H241] - [.$H$681]" table:style-name="ce1">
            <text:p>1.008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0.7880001" table:style-name="ce1">
            <text:p>1739050321</text:p>
          </table:table-cell>
          <table:table-cell office:value-type="float" office:value="1739050322.266" table:style-name="ce1">
            <text:p>17390503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79999256134033" table:formula="of:=[.B242]-[.A242]" table:style-name="ce1">
            <text:p>1.477999926</text:p>
          </table:table-cell>
          <table:table-cell table:style-name="ce1"/>
          <table:table-cell office:value-type="float" office:value="1.0919997692108154" table:formula="of:=[.H242] - [.$H$681]" table:style-name="ce1">
            <text:p>1.09199976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0.855" table:style-name="ce1">
            <text:p>1739050321</text:p>
          </table:table-cell>
          <table:table-cell office:value-type="float" office:value="1739050322.707" table:style-name="ce1">
            <text:p>17390503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519999980926514" table:formula="of:=[.B243]-[.A243]" table:style-name="ce1">
            <text:p>1.851999998</text:p>
          </table:table-cell>
          <table:table-cell table:style-name="ce1"/>
          <table:table-cell office:value-type="float" office:value="1.4659998416900635" table:formula="of:=[.H243] - [.$H$681]" table:style-name="ce1">
            <text:p>1.46599984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0.921" table:style-name="ce1">
            <text:p>1739050321</text:p>
          </table:table-cell>
          <table:table-cell office:value-type="float" office:value="1739050322.7119999" table:style-name="ce1">
            <text:p>17390503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909998893737793" table:formula="of:=[.B244]-[.A244]" table:style-name="ce1">
            <text:p>1.790999889</text:p>
          </table:table-cell>
          <table:table-cell table:style-name="ce1"/>
          <table:table-cell office:value-type="float" office:value="1.4049997329711914" table:formula="of:=[.H244] - [.$H$681]" table:style-name="ce1">
            <text:p>1.40499973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1.155" table:style-name="ce1">
            <text:p>1739050321</text:p>
          </table:table-cell>
          <table:table-cell office:value-type="float" office:value="1739050322.8740001" table:style-name="ce1">
            <text:p>17390503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190001010894775" table:formula="of:=[.B245]-[.A245]" table:style-name="ce1">
            <text:p>1.719000101</text:p>
          </table:table-cell>
          <table:table-cell table:style-name="ce1"/>
          <table:table-cell office:value-type="float" office:value="1.3329999446868896" table:formula="of:=[.H245] - [.$H$681]" table:style-name="ce1">
            <text:p>1.33299994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1.221" table:style-name="ce1">
            <text:p>1739050321</text:p>
          </table:table-cell>
          <table:table-cell office:value-type="float" office:value="1739050322.904" table:style-name="ce1">
            <text:p>17390503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830000877380371" table:formula="of:=[.B246]-[.A246]" table:style-name="ce1">
            <text:p>1.683000088</text:p>
          </table:table-cell>
          <table:table-cell table:style-name="ce1"/>
          <table:table-cell office:value-type="float" office:value="1.2969999313354492" table:formula="of:=[.H246] - [.$H$681]" table:style-name="ce1">
            <text:p>1.29699993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1.355" table:style-name="ce1">
            <text:p>1739050321</text:p>
          </table:table-cell>
          <table:table-cell office:value-type="float" office:value="1739050323.1110001" table:style-name="ce1">
            <text:p>17390503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560000419616699" table:formula="of:=[.B247]-[.A247]" table:style-name="ce1">
            <text:p>1.756000042</text:p>
          </table:table-cell>
          <table:table-cell table:style-name="ce1"/>
          <table:table-cell office:value-type="float" office:value="1.369999885559082" table:formula="of:=[.H247] - [.$H$681]" table:style-name="ce1">
            <text:p>1.36999988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1.921" table:style-name="ce1">
            <text:p>1739050322</text:p>
          </table:table-cell>
          <table:table-cell office:value-type="float" office:value="1739050325.6040001" table:style-name="ce1">
            <text:p>17390503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6830000877380371" table:formula="of:=[.B248]-[.A248]" table:style-name="ce1">
            <text:p>3.683000088</text:p>
          </table:table-cell>
          <table:table-cell table:style-name="ce1"/>
          <table:table-cell office:value-type="float" office:value="3.2969999313354492" table:formula="of:=[.H248] - [.$H$681]" table:style-name="ce1">
            <text:p>3.29699993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4.355" table:style-name="ce1">
            <text:p>1739050324</text:p>
          </table:table-cell>
          <table:table-cell office:value-type="float" office:value="1739050325.7179999" table:style-name="ce1">
            <text:p>17390503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29999160766602" table:formula="of:=[.B249]-[.A249]" table:style-name="ce1">
            <text:p>1.362999916</text:p>
          </table:table-cell>
          <table:table-cell table:style-name="ce1"/>
          <table:table-cell office:value-type="float" office:value="0.97699975967407215" table:formula="of:=[.H249] - [.$H$681]" table:style-name="ce1">
            <text:p>0.976999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4.388" table:style-name="ce1">
            <text:p>1739050324</text:p>
          </table:table-cell>
          <table:table-cell office:value-type="float" office:value="1739050325.8210001" table:style-name="ce1">
            <text:p>17390503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30000877380371" table:formula="of:=[.B250]-[.A250]" table:style-name="ce1">
            <text:p>1.433000088</text:p>
          </table:table-cell>
          <table:table-cell table:style-name="ce1"/>
          <table:table-cell office:value-type="float" office:value="1.0469999313354492" table:formula="of:=[.H250] - [.$H$681]" table:style-name="ce1">
            <text:p>1.04699993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6.1210001" table:style-name="ce1">
            <text:p>1739050326</text:p>
          </table:table-cell>
          <table:table-cell office:value-type="float" office:value="1739050327.602" table:style-name="ce1">
            <text:p>17390503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09999465942383" table:formula="of:=[.B251]-[.A251]" table:style-name="ce1">
            <text:p>1.480999947</text:p>
          </table:table-cell>
          <table:table-cell table:style-name="ce1"/>
          <table:table-cell office:value-type="float" office:value="1.0949997901916504" table:formula="of:=[.H251] - [.$H$681]" table:style-name="ce1">
            <text:p>1.094999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6.4879999" table:style-name="ce1">
            <text:p>1739050326</text:p>
          </table:table-cell>
          <table:table-cell office:value-type="float" office:value="1739050328.1270001" table:style-name="ce1">
            <text:p>17390503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390001773834229" table:formula="of:=[.B252]-[.A252]" table:style-name="ce1">
            <text:p>1.639000177</text:p>
          </table:table-cell>
          <table:table-cell table:style-name="ce1"/>
          <table:table-cell office:value-type="float" office:value="1.253000020980835" table:formula="of:=[.H252] - [.$H$681]" table:style-name="ce1">
            <text:p>1.25300002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6.855" table:style-name="ce1">
            <text:p>1739050327</text:p>
          </table:table-cell>
          <table:table-cell office:value-type="float" office:value="1739050328.375" table:style-name="ce1">
            <text:p>17390503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99999809265137" table:formula="of:=[.B253]-[.A253]" table:style-name="ce1">
            <text:p>1.519999981</text:p>
          </table:table-cell>
          <table:table-cell table:style-name="ce1"/>
          <table:table-cell office:value-type="float" office:value="1.1339998245239258" table:formula="of:=[.H253] - [.$H$681]" table:style-name="ce1">
            <text:p>1.133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7.188" table:style-name="ce1">
            <text:p>1739050327</text:p>
          </table:table-cell>
          <table:table-cell office:value-type="float" office:value="1739050328.523" table:style-name="ce1">
            <text:p>17390503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50000381469727" table:formula="of:=[.B254]-[.A254]" table:style-name="ce1">
            <text:p>1.335000038</text:p>
          </table:table-cell>
          <table:table-cell table:style-name="ce1"/>
          <table:table-cell office:value-type="float" office:value="0.94899988174438465" table:formula="of:=[.H254] - [.$H$681]" table:style-name="ce1">
            <text:p>0.94899988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8.0209999" table:style-name="ce1">
            <text:p>1739050328</text:p>
          </table:table-cell>
          <table:table-cell office:value-type="float" office:value="1739050329.244" table:style-name="ce1">
            <text:p>17390503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230000495910645" table:formula="of:=[.B255]-[.A255]" table:style-name="ce1">
            <text:p>1.22300005</text:p>
          </table:table-cell>
          <table:table-cell table:style-name="ce1"/>
          <table:table-cell office:value-type="float" office:value="0.83699989318847645" table:formula="of:=[.H255] - [.$H$681]" table:style-name="ce1">
            <text:p>0.8369998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8.0550001" table:style-name="ce1">
            <text:p>1739050328</text:p>
          </table:table-cell>
          <table:table-cell office:value-type="float" office:value="1739050329.3469999" table:style-name="ce1">
            <text:p>17390503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19998168945313" table:formula="of:=[.B256]-[.A256]" table:style-name="ce1">
            <text:p>1.291999817</text:p>
          </table:table-cell>
          <table:table-cell table:style-name="ce1"/>
          <table:table-cell office:value-type="float" office:value="0.90599966049194325" table:formula="of:=[.H256] - [.$H$681]" table:style-name="ce1">
            <text:p>0.905999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8.0880001" table:style-name="ce1">
            <text:p>1739050328</text:p>
          </table:table-cell>
          <table:table-cell office:value-type="float" office:value="1739050329.448" table:style-name="ce1">
            <text:p>17390503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99998950958252" table:formula="of:=[.B257]-[.A257]" table:style-name="ce1">
            <text:p>1.359999895</text:p>
          </table:table-cell>
          <table:table-cell table:style-name="ce1"/>
          <table:table-cell office:value-type="float" office:value="0.97399973869323719" table:formula="of:=[.H257] - [.$H$681]" table:style-name="ce1">
            <text:p>0.97399973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8.221" table:style-name="ce1">
            <text:p>1739050328</text:p>
          </table:table-cell>
          <table:table-cell office:value-type="float" office:value="1739050329.5510001" table:style-name="ce1">
            <text:p>17390503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00001621246338" table:formula="of:=[.B258]-[.A258]" table:style-name="ce1">
            <text:p>1.330000162</text:p>
          </table:table-cell>
          <table:table-cell table:style-name="ce1"/>
          <table:table-cell office:value-type="float" office:value="0.94400000572204579" table:formula="of:=[.H258] - [.$H$681]" table:style-name="ce1">
            <text:p>0.94400000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8.2550001" table:style-name="ce1">
            <text:p>1739050328</text:p>
          </table:table-cell>
          <table:table-cell office:value-type="float" office:value="1739050329.6530001" table:style-name="ce1">
            <text:p>17390503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80000019073486" table:formula="of:=[.B259]-[.A259]" table:style-name="ce1">
            <text:p>1.398000002</text:p>
          </table:table-cell>
          <table:table-cell table:style-name="ce1"/>
          <table:table-cell office:value-type="float" office:value="1.0119998455047607" table:formula="of:=[.H259] - [.$H$681]" table:style-name="ce1">
            <text:p>1.0119998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8.2880001" table:style-name="ce1">
            <text:p>1739050328</text:p>
          </table:table-cell>
          <table:table-cell office:value-type="float" office:value="1739050329.7609999" table:style-name="ce1">
            <text:p>17390503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29998111724854" table:formula="of:=[.B260]-[.A260]" table:style-name="ce1">
            <text:p>1.472999811</text:p>
          </table:table-cell>
          <table:table-cell table:style-name="ce1"/>
          <table:table-cell office:value-type="float" office:value="1.0869996547698975" table:formula="of:=[.H260] - [.$H$681]" table:style-name="ce1">
            <text:p>1.08699965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8.355" table:style-name="ce1">
            <text:p>1739050328</text:p>
          </table:table-cell>
          <table:table-cell office:value-type="float" office:value="1739050329.865" table:style-name="ce1">
            <text:p>17390503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99999904632568" table:formula="of:=[.B261]-[.A261]" table:style-name="ce1">
            <text:p>1.50999999</text:p>
          </table:table-cell>
          <table:table-cell table:style-name="ce1"/>
          <table:table-cell office:value-type="float" office:value="1.1239998340606689" table:formula="of:=[.H261] - [.$H$681]" table:style-name="ce1">
            <text:p>1.12399983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9.4549999" table:style-name="ce1">
            <text:p>1739050329</text:p>
          </table:table-cell>
          <table:table-cell office:value-type="float" office:value="1739050331.392" table:style-name="ce1">
            <text:p>17390503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37000036239624" table:formula="of:=[.B262]-[.A262]" table:style-name="ce1">
            <text:p>1.937000036</text:p>
          </table:table-cell>
          <table:table-cell table:style-name="ce1"/>
          <table:table-cell office:value-type="float" office:value="1.5509998798370361" table:formula="of:=[.H262] - [.$H$681]" table:style-name="ce1">
            <text:p>1.5509998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0.355" table:style-name="ce1">
            <text:p>1739050330</text:p>
          </table:table-cell>
          <table:table-cell office:value-type="float" office:value="1739050332.6860001" table:style-name="ce1">
            <text:p>17390503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310000896453857" table:formula="of:=[.B263]-[.A263]" table:style-name="ce1">
            <text:p>2.33100009</text:p>
          </table:table-cell>
          <table:table-cell table:style-name="ce1"/>
          <table:table-cell office:value-type="float" office:value="1.9449999332427979" table:formula="of:=[.H263] - [.$H$681]" table:style-name="ce1">
            <text:p>1.94499993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0.388" table:style-name="ce1">
            <text:p>1739050330</text:p>
          </table:table-cell>
          <table:table-cell office:value-type="float" office:value="1739050332.789" table:style-name="ce1">
            <text:p>17390503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010000228881836" table:formula="of:=[.B264]-[.A264]" table:style-name="ce1">
            <text:p>2.401000023</text:p>
          </table:table-cell>
          <table:table-cell table:style-name="ce1"/>
          <table:table-cell office:value-type="float" office:value="2.0149998664855957" table:formula="of:=[.H264] - [.$H$681]" table:style-name="ce1">
            <text:p>2.0149998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1.4879999" table:style-name="ce1">
            <text:p>1739050331</text:p>
          </table:table-cell>
          <table:table-cell office:value-type="float" office:value="1739050332.8929999" table:style-name="ce1">
            <text:p>17390503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49999713897705" table:formula="of:=[.B265]-[.A265]" table:style-name="ce1">
            <text:p>1.404999971</text:p>
          </table:table-cell>
          <table:table-cell table:style-name="ce1"/>
          <table:table-cell office:value-type="float" office:value="1.0189998149871826" table:formula="of:=[.H265] - [.$H$681]" table:style-name="ce1">
            <text:p>1.01899981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1.5209999" table:style-name="ce1">
            <text:p>1739050332</text:p>
          </table:table-cell>
          <table:table-cell office:value-type="float" office:value="1739050333.0020001" table:style-name="ce1">
            <text:p>17390503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10001850128174" table:formula="of:=[.B266]-[.A266]" table:style-name="ce1">
            <text:p>1.481000185</text:p>
          </table:table-cell>
          <table:table-cell table:style-name="ce1"/>
          <table:table-cell office:value-type="float" office:value="1.0950000286102295" table:formula="of:=[.H266] - [.$H$681]" table:style-name="ce1">
            <text:p>1.09500002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1.6210001" table:style-name="ce1">
            <text:p>1739050332</text:p>
          </table:table-cell>
          <table:table-cell office:value-type="float" office:value="1739050333.105" table:style-name="ce1">
            <text:p>17390503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39999675750732" table:formula="of:=[.B267]-[.A267]" table:style-name="ce1">
            <text:p>1.483999968</text:p>
          </table:table-cell>
          <table:table-cell table:style-name="ce1"/>
          <table:table-cell office:value-type="float" office:value="1.0979998111724854" table:formula="of:=[.H267] - [.$H$681]" table:style-name="ce1">
            <text:p>1.09799981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1.7880001" table:style-name="ce1">
            <text:p>1739050332</text:p>
          </table:table-cell>
          <table:table-cell office:value-type="float" office:value="1739050333.306" table:style-name="ce1">
            <text:p>17390503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79998874664307" table:formula="of:=[.B268]-[.A268]" table:style-name="ce1">
            <text:p>1.517999887</text:p>
          </table:table-cell>
          <table:table-cell table:style-name="ce1"/>
          <table:table-cell office:value-type="float" office:value="1.1319997310638428" table:formula="of:=[.H268] - [.$H$681]" table:style-name="ce1">
            <text:p>1.13199973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2.655" table:style-name="ce1">
            <text:p>1739050333</text:p>
          </table:table-cell>
          <table:table-cell office:value-type="float" office:value="1739050333.9449999" table:style-name="ce1">
            <text:p>17390503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899999618530273" table:formula="of:=[.B269]-[.A269]" table:style-name="ce1">
            <text:p>1.289999962</text:p>
          </table:table-cell>
          <table:table-cell table:style-name="ce1"/>
          <table:table-cell office:value-type="float" office:value="0.90399980545043934" table:formula="of:=[.H269] - [.$H$681]" table:style-name="ce1">
            <text:p>0.90399980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2.688" table:style-name="ce1">
            <text:p>1739050333</text:p>
          </table:table-cell>
          <table:table-cell office:value-type="float" office:value="1739050334.0539999" table:style-name="ce1">
            <text:p>17390503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59999370574951" table:formula="of:=[.B270]-[.A270]" table:style-name="ce1">
            <text:p>1.365999937</text:p>
          </table:table-cell>
          <table:table-cell table:style-name="ce1"/>
          <table:table-cell office:value-type="float" office:value="0.97999978065490712" table:formula="of:=[.H270] - [.$H$681]" table:style-name="ce1">
            <text:p>0.97999978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2.7550001" table:style-name="ce1">
            <text:p>1739050333</text:p>
          </table:table-cell>
          <table:table-cell office:value-type="float" office:value="1739050334.1570001" table:style-name="ce1">
            <text:p>17390503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19999504089355" table:formula="of:=[.B271]-[.A271]" table:style-name="ce1">
            <text:p>1.40199995</text:p>
          </table:table-cell>
          <table:table-cell table:style-name="ce1"/>
          <table:table-cell office:value-type="float" office:value="1.0159997940063477" table:formula="of:=[.H271] - [.$H$681]" table:style-name="ce1">
            <text:p>1.0159997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2.855" table:style-name="ce1">
            <text:p>1739050333</text:p>
          </table:table-cell>
          <table:table-cell office:value-type="float" office:value="1739050334.263" table:style-name="ce1">
            <text:p>17390503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79999923706055" table:formula="of:=[.B272]-[.A272]" table:style-name="ce1">
            <text:p>1.407999992</text:p>
          </table:table-cell>
          <table:table-cell table:style-name="ce1"/>
          <table:table-cell office:value-type="float" office:value="1.0219998359680176" table:formula="of:=[.H272] - [.$H$681]" table:style-name="ce1">
            <text:p>1.02199983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2.921" table:style-name="ce1">
            <text:p>1739050333</text:p>
          </table:table-cell>
          <table:table-cell office:value-type="float" office:value="1739050334.3710001" table:style-name="ce1">
            <text:p>17390503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00000476837158" table:formula="of:=[.B273]-[.A273]" table:style-name="ce1">
            <text:p>1.450000048</text:p>
          </table:table-cell>
          <table:table-cell table:style-name="ce1"/>
          <table:table-cell office:value-type="float" office:value="1.0639998912811279" table:formula="of:=[.H273] - [.$H$681]" table:style-name="ce1">
            <text:p>1.06399989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7.7550001" table:style-name="ce1">
            <text:p>1739050338</text:p>
          </table:table-cell>
          <table:table-cell office:value-type="float" office:value="1739050339.3139999" table:style-name="ce1">
            <text:p>17390503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899977684021" table:formula="of:=[.B274]-[.A274]" table:style-name="ce1">
            <text:p>1.558999777</text:p>
          </table:table-cell>
          <table:table-cell table:style-name="ce1"/>
          <table:table-cell office:value-type="float" office:value="1.1729996204376221" table:formula="of:=[.H274] - [.$H$681]" table:style-name="ce1">
            <text:p>1.1729996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8.155" table:style-name="ce1">
            <text:p>1739050338</text:p>
          </table:table-cell>
          <table:table-cell office:value-type="float" office:value="1739050339.6029999" table:style-name="ce1">
            <text:p>17390503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79999542236328" table:formula="of:=[.B275]-[.A275]" table:style-name="ce1">
            <text:p>1.447999954</text:p>
          </table:table-cell>
          <table:table-cell table:style-name="ce1"/>
          <table:table-cell office:value-type="float" office:value="1.0619997978210449" table:formula="of:=[.H275] - [.$H$681]" table:style-name="ce1">
            <text:p>1.06199979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8.3210001" table:style-name="ce1">
            <text:p>1739050338</text:p>
          </table:table-cell>
          <table:table-cell office:value-type="float" office:value="1739050339.707" table:style-name="ce1">
            <text:p>17390503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59999179840088" table:formula="of:=[.B276]-[.A276]" table:style-name="ce1">
            <text:p>1.385999918</text:p>
          </table:table-cell>
          <table:table-cell table:style-name="ce1"/>
          <table:table-cell office:value-type="float" office:value="0.99999976158142079" table:formula="of:=[.H276] - [.$H$681]" table:style-name="ce1">
            <text:p>0.99999976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8.355" table:style-name="ce1">
            <text:p>1739050338</text:p>
          </table:table-cell>
          <table:table-cell office:value-type="float" office:value="1739050339.8629999" table:style-name="ce1">
            <text:p>17390503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79998970031738" table:formula="of:=[.B277]-[.A277]" table:style-name="ce1">
            <text:p>1.507999897</text:p>
          </table:table-cell>
          <table:table-cell table:style-name="ce1"/>
          <table:table-cell office:value-type="float" office:value="1.1219997406005859" table:formula="of:=[.H277] - [.$H$681]" table:style-name="ce1">
            <text:p>1.12199974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8.5550001" table:style-name="ce1">
            <text:p>1739050339</text:p>
          </table:table-cell>
          <table:table-cell office:value-type="float" office:value="1739050339.967" table:style-name="ce1">
            <text:p>17390503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19999408721924" table:formula="of:=[.B278]-[.A278]" table:style-name="ce1">
            <text:p>1.411999941</text:p>
          </table:table-cell>
          <table:table-cell table:style-name="ce1"/>
          <table:table-cell office:value-type="float" office:value="1.0259997844696045" table:formula="of:=[.H278] - [.$H$681]" table:style-name="ce1">
            <text:p>1.02599978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8.5880001" table:style-name="ce1">
            <text:p>1739050339</text:p>
          </table:table-cell>
          <table:table-cell office:value-type="float" office:value="1739050340.076" table:style-name="ce1">
            <text:p>17390503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79999160766602" table:formula="of:=[.B279]-[.A279]" table:style-name="ce1">
            <text:p>1.487999916</text:p>
          </table:table-cell>
          <table:table-cell table:style-name="ce1"/>
          <table:table-cell office:value-type="float" office:value="1.1019997596740723" table:formula="of:=[.H279] - [.$H$681]" table:style-name="ce1">
            <text:p>1.101999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8.6210001" table:style-name="ce1">
            <text:p>1739050339</text:p>
          </table:table-cell>
          <table:table-cell office:value-type="float" office:value="1739050340.194" table:style-name="ce1">
            <text:p>17390503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29999542236328" table:formula="of:=[.B280]-[.A280]" table:style-name="ce1">
            <text:p>1.572999954</text:p>
          </table:table-cell>
          <table:table-cell table:style-name="ce1"/>
          <table:table-cell office:value-type="float" office:value="1.1869997978210449" table:formula="of:=[.H280] - [.$H$681]" table:style-name="ce1">
            <text:p>1.18699979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8.9549999" table:style-name="ce1">
            <text:p>1739050339</text:p>
          </table:table-cell>
          <table:table-cell office:value-type="float" office:value="1739050340.3429999" table:style-name="ce1">
            <text:p>17390503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80000114440918" table:formula="of:=[.B281]-[.A281]" table:style-name="ce1">
            <text:p>1.388000011</text:p>
          </table:table-cell>
          <table:table-cell table:style-name="ce1"/>
          <table:table-cell office:value-type="float" office:value="1.0019998550415039" table:formula="of:=[.H281] - [.$H$681]" table:style-name="ce1">
            <text:p>1.00199985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8.9879999" table:style-name="ce1">
            <text:p>1739050339</text:p>
          </table:table-cell>
          <table:table-cell office:value-type="float" office:value="1739050340.4579999" table:style-name="ce1">
            <text:p>17390503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00000286102295" table:formula="of:=[.B282]-[.A282]" table:style-name="ce1">
            <text:p>1.470000029</text:p>
          </table:table-cell>
          <table:table-cell table:style-name="ce1"/>
          <table:table-cell office:value-type="float" office:value="1.0839998722076416" table:formula="of:=[.H282] - [.$H$681]" table:style-name="ce1">
            <text:p>1.08399987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9.0880001" table:style-name="ce1">
            <text:p>1739050339</text:p>
          </table:table-cell>
          <table:table-cell office:value-type="float" office:value="1739050340.6159999" table:style-name="ce1">
            <text:p>17390503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79998779296875" table:formula="of:=[.B283]-[.A283]" table:style-name="ce1">
            <text:p>1.527999878</text:p>
          </table:table-cell>
          <table:table-cell table:style-name="ce1"/>
          <table:table-cell office:value-type="float" office:value="1.1419997215270996" table:formula="of:=[.H283] - [.$H$681]" table:style-name="ce1">
            <text:p>1.1419997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9.7880001" table:style-name="ce1">
            <text:p>1739050340</text:p>
          </table:table-cell>
          <table:table-cell office:value-type="float" office:value="1739050341.256" table:style-name="ce1">
            <text:p>17390503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79999351501465" table:formula="of:=[.B284]-[.A284]" table:style-name="ce1">
            <text:p>1.467999935</text:p>
          </table:table-cell>
          <table:table-cell table:style-name="ce1"/>
          <table:table-cell office:value-type="float" office:value="1.0819997787475586" table:formula="of:=[.H284] - [.$H$681]" table:style-name="ce1">
            <text:p>1.0819997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9.8210001" table:style-name="ce1">
            <text:p>1739050340</text:p>
          </table:table-cell>
          <table:table-cell office:value-type="float" office:value="1739050341.378" table:style-name="ce1">
            <text:p>17390503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69999217987061" table:formula="of:=[.B285]-[.A285]" table:style-name="ce1">
            <text:p>1.556999922</text:p>
          </table:table-cell>
          <table:table-cell table:style-name="ce1"/>
          <table:table-cell office:value-type="float" office:value="1.1709997653961182" table:formula="of:=[.H285] - [.$H$681]" table:style-name="ce1">
            <text:p>1.17099976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0.188" table:style-name="ce1">
            <text:p>1739050340</text:p>
          </table:table-cell>
          <table:table-cell office:value-type="float" office:value="1739050341.845" table:style-name="ce1">
            <text:p>17390503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570000648498535" table:formula="of:=[.B286]-[.A286]" table:style-name="ce1">
            <text:p>1.657000065</text:p>
          </table:table-cell>
          <table:table-cell table:style-name="ce1"/>
          <table:table-cell office:value-type="float" office:value="1.2709999084472656" table:formula="of:=[.H286] - [.$H$681]" table:style-name="ce1">
            <text:p>1.27099990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2.688" table:style-name="ce1">
            <text:p>1739050343</text:p>
          </table:table-cell>
          <table:table-cell office:value-type="float" office:value="1739050344.4360001" table:style-name="ce1">
            <text:p>17390503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480001449584961" table:formula="of:=[.B287]-[.A287]" table:style-name="ce1">
            <text:p>1.748000145</text:p>
          </table:table-cell>
          <table:table-cell table:style-name="ce1"/>
          <table:table-cell office:value-type="float" office:value="1.3619999885559082" table:formula="of:=[.H287] - [.$H$681]" table:style-name="ce1">
            <text:p>1.36199998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3.0550001" table:style-name="ce1">
            <text:p>1739050343</text:p>
          </table:table-cell>
          <table:table-cell office:value-type="float" office:value="1739050344.5450001" table:style-name="ce1">
            <text:p>173905034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00000095367432" table:formula="of:=[.B288]-[.A288]" table:style-name="ce1">
            <text:p>1.49000001</text:p>
          </table:table-cell>
          <table:table-cell table:style-name="ce1"/>
          <table:table-cell office:value-type="float" office:value="1.1039998531341553" table:formula="of:=[.H288] - [.$H$681]" table:style-name="ce1">
            <text:p>1.10399985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3.0880001" table:style-name="ce1">
            <text:p>1739050343</text:p>
          </table:table-cell>
          <table:table-cell office:value-type="float" office:value="1739050344.6630001" table:style-name="ce1">
            <text:p>173905034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50000476837158" table:formula="of:=[.B289]-[.A289]" table:style-name="ce1">
            <text:p>1.575000048</text:p>
          </table:table-cell>
          <table:table-cell table:style-name="ce1"/>
          <table:table-cell office:value-type="float" office:value="1.1889998912811279" table:formula="of:=[.H289] - [.$H$681]" table:style-name="ce1">
            <text:p>1.18899989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3.388" table:style-name="ce1">
            <text:p>1739050343</text:p>
          </table:table-cell>
          <table:table-cell office:value-type="float" office:value="1739050344.8640001" table:style-name="ce1">
            <text:p>173905034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60000705718994" table:formula="of:=[.B290]-[.A290]" table:style-name="ce1">
            <text:p>1.476000071</text:p>
          </table:table-cell>
          <table:table-cell table:style-name="ce1"/>
          <table:table-cell office:value-type="float" office:value="1.0899999141693115" table:formula="of:=[.H290] - [.$H$681]" table:style-name="ce1">
            <text:p>1.08999991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6.388" table:style-name="ce1">
            <text:p>1739050346</text:p>
          </table:table-cell>
          <table:table-cell office:value-type="float" office:value="1739050349.0780001" table:style-name="ce1">
            <text:p>173905034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90000057220459" table:formula="of:=[.B291]-[.A291]" table:style-name="ce1">
            <text:p>2.690000057</text:p>
          </table:table-cell>
          <table:table-cell table:style-name="ce1"/>
          <table:table-cell office:value-type="float" office:value="2.3039999008178711" table:formula="of:=[.H291] - [.$H$681]" table:style-name="ce1">
            <text:p>2.30399990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7.9219999" table:style-name="ce1">
            <text:p>1739050348</text:p>
          </table:table-cell>
          <table:table-cell office:value-type="float" office:value="1739050349.4300001" table:style-name="ce1">
            <text:p>173905034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80001354217529" table:formula="of:=[.B292]-[.A292]" table:style-name="ce1">
            <text:p>1.508000135</text:p>
          </table:table-cell>
          <table:table-cell table:style-name="ce1"/>
          <table:table-cell office:value-type="float" office:value="1.121999979019165" table:formula="of:=[.H292] - [.$H$681]" table:style-name="ce1">
            <text:p>1.1219999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8.2550001" table:style-name="ce1">
            <text:p>1739050348</text:p>
          </table:table-cell>
          <table:table-cell office:value-type="float" office:value="1739050349.533" table:style-name="ce1">
            <text:p>17390503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79998779296875" table:formula="of:=[.B293]-[.A293]" table:style-name="ce1">
            <text:p>1.277999878</text:p>
          </table:table-cell>
          <table:table-cell table:style-name="ce1"/>
          <table:table-cell office:value-type="float" office:value="0.8919997215270995" table:formula="of:=[.H293] - [.$H$681]" table:style-name="ce1">
            <text:p>0.8919997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8.2880001" table:style-name="ce1">
            <text:p>1739050348</text:p>
          </table:table-cell>
          <table:table-cell office:value-type="float" office:value="1739050349.6359999" table:style-name="ce1">
            <text:p>17390503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79998111724854" table:formula="of:=[.B294]-[.A294]" table:style-name="ce1">
            <text:p>1.347999811</text:p>
          </table:table-cell>
          <table:table-cell table:style-name="ce1"/>
          <table:table-cell office:value-type="float" office:value="0.96199965476989735" table:formula="of:=[.H294] - [.$H$681]" table:style-name="ce1">
            <text:p>0.96199965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8.622" table:style-name="ce1">
            <text:p>1739050349</text:p>
          </table:table-cell>
          <table:table-cell office:value-type="float" office:value="1739050350.2920001" table:style-name="ce1">
            <text:p>17390503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700000762939453" table:formula="of:=[.B295]-[.A295]" table:style-name="ce1">
            <text:p>1.670000076</text:p>
          </table:table-cell>
          <table:table-cell table:style-name="ce1"/>
          <table:table-cell office:value-type="float" office:value="1.2839999198913574" table:formula="of:=[.H295] - [.$H$681]" table:style-name="ce1">
            <text:p>1.2839999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9.122" table:style-name="ce1">
            <text:p>1739050349</text:p>
          </table:table-cell>
          <table:table-cell office:value-type="float" office:value="1739050350.392" table:style-name="ce1">
            <text:p>17390503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699999809265137" table:formula="of:=[.B296]-[.A296]" table:style-name="ce1">
            <text:p>1.269999981</text:p>
          </table:table-cell>
          <table:table-cell table:style-name="ce1"/>
          <table:table-cell office:value-type="float" office:value="0.88399982452392567" table:formula="of:=[.H296] - [.$H$681]" table:style-name="ce1">
            <text:p>0.883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9.155" table:style-name="ce1">
            <text:p>1739050349</text:p>
          </table:table-cell>
          <table:table-cell office:value-type="float" office:value="1739050350.5" table:style-name="ce1">
            <text:p>17390503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50000286102295" table:formula="of:=[.B297]-[.A297]" table:style-name="ce1">
            <text:p>1.345000029</text:p>
          </table:table-cell>
          <table:table-cell table:style-name="ce1"/>
          <table:table-cell office:value-type="float" office:value="0.95899987220764149" table:formula="of:=[.H297] - [.$H$681]" table:style-name="ce1">
            <text:p>0.95899987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9.188" table:style-name="ce1">
            <text:p>1739050349</text:p>
          </table:table-cell>
          <table:table-cell office:value-type="float" office:value="1739050350.6059999" table:style-name="ce1">
            <text:p>17390503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79999828338623" table:formula="of:=[.B298]-[.A298]" table:style-name="ce1">
            <text:p>1.417999983</text:p>
          </table:table-cell>
          <table:table-cell table:style-name="ce1"/>
          <table:table-cell office:value-type="float" office:value="1.0319998264312744" table:formula="of:=[.H298] - [.$H$681]" table:style-name="ce1">
            <text:p>1.03199982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9.388" table:style-name="ce1">
            <text:p>1739050349</text:p>
          </table:table-cell>
          <table:table-cell office:value-type="float" office:value="1739050350.71" table:style-name="ce1">
            <text:p>17390503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20000267028809" table:formula="of:=[.B299]-[.A299]" table:style-name="ce1">
            <text:p>1.322000027</text:p>
          </table:table-cell>
          <table:table-cell table:style-name="ce1"/>
          <table:table-cell office:value-type="float" office:value="0.93599987030029286" table:formula="of:=[.H299] - [.$H$681]" table:style-name="ce1">
            <text:p>0.935999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9.7880001" table:style-name="ce1">
            <text:p>1739050350</text:p>
          </table:table-cell>
          <table:table-cell office:value-type="float" office:value="1739050351.4719999" table:style-name="ce1">
            <text:p>17390503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8399977684021" table:formula="of:=[.B300]-[.A300]" table:style-name="ce1">
            <text:p>1.683999777</text:p>
          </table:table-cell>
          <table:table-cell table:style-name="ce1"/>
          <table:table-cell office:value-type="float" office:value="1.2979996204376221" table:formula="of:=[.H300] - [.$H$681]" table:style-name="ce1">
            <text:p>1.2979996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9.822" table:style-name="ce1">
            <text:p>1739050350</text:p>
          </table:table-cell>
          <table:table-cell office:value-type="float" office:value="1739050351.576" table:style-name="ce1">
            <text:p>17390503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539999485015869" table:formula="of:=[.B301]-[.A301]" table:style-name="ce1">
            <text:p>1.753999949</text:p>
          </table:table-cell>
          <table:table-cell table:style-name="ce1"/>
          <table:table-cell office:value-type="float" office:value="1.367999792098999" table:formula="of:=[.H301] - [.$H$681]" table:style-name="ce1">
            <text:p>1.36799979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0.4219999" table:style-name="ce1">
            <text:p>1739050350</text:p>
          </table:table-cell>
          <table:table-cell office:value-type="float" office:value="1739050352.8659999" table:style-name="ce1">
            <text:p>17390503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440000057220459" table:formula="of:=[.B302]-[.A302]" table:style-name="ce1">
            <text:p>2.444000006</text:p>
          </table:table-cell>
          <table:table-cell table:style-name="ce1"/>
          <table:table-cell office:value-type="float" office:value="2.057999849319458" table:formula="of:=[.H302] - [.$H$681]" table:style-name="ce1">
            <text:p>2.0579998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0.655" table:style-name="ce1">
            <text:p>1739050351</text:p>
          </table:table-cell>
          <table:table-cell office:value-type="float" office:value="1739050352.967" table:style-name="ce1">
            <text:p>17390503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12000036239624" table:formula="of:=[.B303]-[.A303]" table:style-name="ce1">
            <text:p>2.312000036</text:p>
          </table:table-cell>
          <table:table-cell table:style-name="ce1"/>
          <table:table-cell office:value-type="float" office:value="1.9259998798370361" table:formula="of:=[.H303] - [.$H$681]" table:style-name="ce1">
            <text:p>1.9259998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3.2550001" table:style-name="ce1">
            <text:p>1739050353</text:p>
          </table:table-cell>
          <table:table-cell office:value-type="float" office:value="1739050355.194" table:style-name="ce1">
            <text:p>17390503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389998912811279" table:formula="of:=[.B304]-[.A304]" table:style-name="ce1">
            <text:p>1.938999891</text:p>
          </table:table-cell>
          <table:table-cell table:style-name="ce1"/>
          <table:table-cell office:value-type="float" office:value="1.55299973487854" table:formula="of:=[.H304] - [.$H$681]" table:style-name="ce1">
            <text:p>1.55299973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3.4549999" table:style-name="ce1">
            <text:p>1739050353</text:p>
          </table:table-cell>
          <table:table-cell office:value-type="float" office:value="1739050355.2479999" table:style-name="ce1">
            <text:p>17390503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929999828338623" table:formula="of:=[.B305]-[.A305]" table:style-name="ce1">
            <text:p>1.792999983</text:p>
          </table:table-cell>
          <table:table-cell table:style-name="ce1"/>
          <table:table-cell office:value-type="float" office:value="1.4069998264312744" table:formula="of:=[.H305] - [.$H$681]" table:style-name="ce1">
            <text:p>1.40699982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3.688" table:style-name="ce1">
            <text:p>1739050354</text:p>
          </table:table-cell>
          <table:table-cell office:value-type="float" office:value="1739050355.3380001" table:style-name="ce1">
            <text:p>17390503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500000953674316" table:formula="of:=[.B306]-[.A306]" table:style-name="ce1">
            <text:p>1.650000095</text:p>
          </table:table-cell>
          <table:table-cell table:style-name="ce1"/>
          <table:table-cell office:value-type="float" office:value="1.2639999389648438" table:formula="of:=[.H306] - [.$H$681]" table:style-name="ce1">
            <text:p>1.26399993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3.9549999" table:style-name="ce1">
            <text:p>1739050354</text:p>
          </table:table-cell>
          <table:table-cell office:value-type="float" office:value="1739050355.5009999" table:style-name="ce1">
            <text:p>17390503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60000038146973" table:formula="of:=[.B307]-[.A307]" table:style-name="ce1">
            <text:p>1.546000004</text:p>
          </table:table-cell>
          <table:table-cell table:style-name="ce1"/>
          <table:table-cell office:value-type="float" office:value="1.1599998474121094" table:formula="of:=[.H307] - [.$H$681]" table:style-name="ce1">
            <text:p>1.15999984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4.5550001" table:style-name="ce1">
            <text:p>1739050355</text:p>
          </table:table-cell>
          <table:table-cell office:value-type="float" office:value="1739050355.6719999" table:style-name="ce1">
            <text:p>17390503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1169998645782471" table:formula="of:=[.B308]-[.A308]" table:style-name="ce1">
            <text:p>1.116999865</text:p>
          </table:table-cell>
          <table:table-cell table:style-name="ce1"/>
          <table:table-cell office:value-type="float" office:value="0.73099970817565907" table:formula="of:=[.H308] - [.$H$681]" table:style-name="ce1">
            <text:p>0.73099970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4.655" table:style-name="ce1">
            <text:p>1739050355</text:p>
          </table:table-cell>
          <table:table-cell office:value-type="float" office:value="1739050355.802" table:style-name="ce1">
            <text:p>17390503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1470000743865967" table:formula="of:=[.B309]-[.A309]" table:style-name="ce1">
            <text:p>1.147000074</text:p>
          </table:table-cell>
          <table:table-cell table:style-name="ce1"/>
          <table:table-cell office:value-type="float" office:value="0.76099991798400868" table:formula="of:=[.H309] - [.$H$681]" table:style-name="ce1">
            <text:p>0.76099991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4.688" table:style-name="ce1">
            <text:p>1739050355</text:p>
          </table:table-cell>
          <table:table-cell office:value-type="float" office:value="1739050355.921" table:style-name="ce1">
            <text:p>17390503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330000400543213" table:formula="of:=[.B310]-[.A310]" table:style-name="ce1">
            <text:p>1.23300004</text:p>
          </table:table-cell>
          <table:table-cell table:style-name="ce1"/>
          <table:table-cell office:value-type="float" office:value="0.84699988365173329" table:formula="of:=[.H310] - [.$H$681]" table:style-name="ce1">
            <text:p>0.84699988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4.7219999" table:style-name="ce1">
            <text:p>1739050355</text:p>
          </table:table-cell>
          <table:table-cell office:value-type="float" office:value="1739050356.036" table:style-name="ce1">
            <text:p>17390503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4000129699707" table:formula="of:=[.B311]-[.A311]" table:style-name="ce1">
            <text:p>1.31400013</text:p>
          </table:table-cell>
          <table:table-cell table:style-name="ce1"/>
          <table:table-cell office:value-type="float" office:value="0.92799997329711903" table:formula="of:=[.H311] - [.$H$681]" table:style-name="ce1">
            <text:p>0.92799997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4.7550001" table:style-name="ce1">
            <text:p>1739050355</text:p>
          </table:table-cell>
          <table:table-cell office:value-type="float" office:value="1739050356.1489999" table:style-name="ce1">
            <text:p>17390503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39998149871826" table:formula="of:=[.B312]-[.A312]" table:style-name="ce1">
            <text:p>1.393999815</text:p>
          </table:table-cell>
          <table:table-cell table:style-name="ce1"/>
          <table:table-cell office:value-type="float" office:value="1.0079996585845947" table:formula="of:=[.H312] - [.$H$681]" table:style-name="ce1">
            <text:p>1.00799965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4.888" table:style-name="ce1">
            <text:p>1739050355</text:p>
          </table:table-cell>
          <table:table-cell office:value-type="float" office:value="1739050356.28" table:style-name="ce1">
            <text:p>17390503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9999599456787" table:formula="of:=[.B313]-[.A313]" table:style-name="ce1">
            <text:p>1.39199996</text:p>
          </table:table-cell>
          <table:table-cell table:style-name="ce1"/>
          <table:table-cell office:value-type="float" office:value="1.0059998035430908" table:formula="of:=[.H313] - [.$H$681]" table:style-name="ce1">
            <text:p>1.00599980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6.0880001" table:style-name="ce1">
            <text:p>1739050356</text:p>
          </table:table-cell>
          <table:table-cell office:value-type="float" office:value="1739050357.5880001" table:style-name="ce1">
            <text:p>17390503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" table:formula="of:=[.B314]-[.A314]" table:style-name="ce1">
            <text:p>1.5</text:p>
          </table:table-cell>
          <table:table-cell table:style-name="ce1"/>
          <table:table-cell office:value-type="float" office:value="1.1139998435974121" table:formula="of:=[.H314] - [.$H$681]" table:style-name="ce1">
            <text:p>1.11399984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6.122" table:style-name="ce1">
            <text:p>1739050356</text:p>
          </table:table-cell>
          <table:table-cell office:value-type="float" office:value="1739050357.694" table:style-name="ce1">
            <text:p>17390503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20000267028809" table:formula="of:=[.B315]-[.A315]" table:style-name="ce1">
            <text:p>1.572000027</text:p>
          </table:table-cell>
          <table:table-cell table:style-name="ce1"/>
          <table:table-cell office:value-type="float" office:value="1.185999870300293" table:formula="of:=[.H315] - [.$H$681]" table:style-name="ce1">
            <text:p>1.185999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6.322" table:style-name="ce1">
            <text:p>1739050356</text:p>
          </table:table-cell>
          <table:table-cell office:value-type="float" office:value="1739050357.7969999" table:style-name="ce1">
            <text:p>17390503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49999046325684" table:formula="of:=[.B316]-[.A316]" table:style-name="ce1">
            <text:p>1.474999905</text:p>
          </table:table-cell>
          <table:table-cell table:style-name="ce1"/>
          <table:table-cell office:value-type="float" office:value="1.0889997482299805" table:formula="of:=[.H316] - [.$H$681]" table:style-name="ce1">
            <text:p>1.08899974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6.355" table:style-name="ce1">
            <text:p>1739050356</text:p>
          </table:table-cell>
          <table:table-cell office:value-type="float" office:value="1739050357.902" table:style-name="ce1">
            <text:p>17390503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69999313354492" table:formula="of:=[.B317]-[.A317]" table:style-name="ce1">
            <text:p>1.546999931</text:p>
          </table:table-cell>
          <table:table-cell table:style-name="ce1"/>
          <table:table-cell office:value-type="float" office:value="1.1609997749328613" table:formula="of:=[.H317] - [.$H$681]" table:style-name="ce1">
            <text:p>1.16099977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6.388" table:style-name="ce1">
            <text:p>1739050356</text:p>
          </table:table-cell>
          <table:table-cell office:value-type="float" office:value="1739050358.0050001" table:style-name="ce1">
            <text:p>17390503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170001029968262" table:formula="of:=[.B318]-[.A318]" table:style-name="ce1">
            <text:p>1.617000103</text:p>
          </table:table-cell>
          <table:table-cell table:style-name="ce1"/>
          <table:table-cell office:value-type="float" office:value="1.2309999465942383" table:formula="of:=[.H318] - [.$H$681]" table:style-name="ce1">
            <text:p>1.23099994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6.5550001" table:style-name="ce1">
            <text:p>1739050357</text:p>
          </table:table-cell>
          <table:table-cell office:value-type="float" office:value="1739050358.1129999" table:style-name="ce1">
            <text:p>17390503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7999849319458" table:formula="of:=[.B319]-[.A319]" table:style-name="ce1">
            <text:p>1.557999849</text:p>
          </table:table-cell>
          <table:table-cell table:style-name="ce1"/>
          <table:table-cell office:value-type="float" office:value="1.1719996929168701" table:formula="of:=[.H319] - [.$H$681]" table:style-name="ce1">
            <text:p>1.1719996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6.855" table:style-name="ce1">
            <text:p>1739050357</text:p>
          </table:table-cell>
          <table:table-cell office:value-type="float" office:value="1739050358.3710001" table:style-name="ce1">
            <text:p>17390503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60000324249268" table:formula="of:=[.B320]-[.A320]" table:style-name="ce1">
            <text:p>1.516000032</text:p>
          </table:table-cell>
          <table:table-cell table:style-name="ce1"/>
          <table:table-cell office:value-type="float" office:value="1.1299998760223389" table:formula="of:=[.H320] - [.$H$681]" table:style-name="ce1">
            <text:p>1.1299998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6.9549999" table:style-name="ce1">
            <text:p>1739050357</text:p>
          </table:table-cell>
          <table:table-cell office:value-type="float" office:value="1739050364.2320001" table:style-name="ce1">
            <text:p>173905036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7.2770001888275146" table:formula="of:=[.B321]-[.A321]" table:style-name="ce1">
            <text:p>7.277000189</text:p>
          </table:table-cell>
          <table:table-cell table:style-name="ce1"/>
          <table:table-cell office:value-type="float" office:value="6.8910000324249268" table:formula="of:=[.H321] - [.$H$681]" table:style-name="ce1">
            <text:p>6.89100003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3.0220001" table:style-name="ce1">
            <text:p>1739050363</text:p>
          </table:table-cell>
          <table:table-cell office:value-type="float" office:value="1739050364.448" table:style-name="ce1">
            <text:p>173905036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59998798370361" table:formula="of:=[.B322]-[.A322]" table:style-name="ce1">
            <text:p>1.42599988</text:p>
          </table:table-cell>
          <table:table-cell table:style-name="ce1"/>
          <table:table-cell office:value-type="float" office:value="1.0399997234344482" table:formula="of:=[.H322] - [.$H$681]" table:style-name="ce1">
            <text:p>1.0399997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3.0550001" table:style-name="ce1">
            <text:p>1739050363</text:p>
          </table:table-cell>
          <table:table-cell office:value-type="float" office:value="1739050364.6489999" table:style-name="ce1">
            <text:p>17390503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39998626708984" table:formula="of:=[.B323]-[.A323]" table:style-name="ce1">
            <text:p>1.593999863</text:p>
          </table:table-cell>
          <table:table-cell table:style-name="ce1"/>
          <table:table-cell office:value-type="float" office:value="1.2079997062683105" table:formula="of:=[.H323] - [.$H$681]" table:style-name="ce1">
            <text:p>1.20799970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3.188" table:style-name="ce1">
            <text:p>1739050363</text:p>
          </table:table-cell>
          <table:table-cell office:value-type="float" office:value="1739050364.6559999" table:style-name="ce1">
            <text:p>17390503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79999351501465" table:formula="of:=[.B324]-[.A324]" table:style-name="ce1">
            <text:p>1.467999935</text:p>
          </table:table-cell>
          <table:table-cell table:style-name="ce1"/>
          <table:table-cell office:value-type="float" office:value="1.0819997787475586" table:formula="of:=[.H324] - [.$H$681]" table:style-name="ce1">
            <text:p>1.0819997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3.2880001" table:style-name="ce1">
            <text:p>1739050363</text:p>
          </table:table-cell>
          <table:table-cell office:value-type="float" office:value="1739050364.8069999" table:style-name="ce1">
            <text:p>17390503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89998149871826" table:formula="of:=[.B325]-[.A325]" table:style-name="ce1">
            <text:p>1.518999815</text:p>
          </table:table-cell>
          <table:table-cell table:style-name="ce1"/>
          <table:table-cell office:value-type="float" office:value="1.1329996585845947" table:formula="of:=[.H325] - [.$H$681]" table:style-name="ce1">
            <text:p>1.13299965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3.322" table:style-name="ce1">
            <text:p>1739050363</text:p>
          </table:table-cell>
          <table:table-cell office:value-type="float" office:value="1739050364.9130001" table:style-name="ce1">
            <text:p>17390503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10000801086426" table:formula="of:=[.B326]-[.A326]" table:style-name="ce1">
            <text:p>1.59100008</text:p>
          </table:table-cell>
          <table:table-cell table:style-name="ce1"/>
          <table:table-cell office:value-type="float" office:value="1.2049999237060547" table:formula="of:=[.H326] - [.$H$681]" table:style-name="ce1">
            <text:p>1.20499992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4.7550001" table:style-name="ce1">
            <text:p>1739050365</text:p>
          </table:table-cell>
          <table:table-cell office:value-type="float" office:value="1739050366.175" table:style-name="ce1">
            <text:p>17390503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99998378753662" table:formula="of:=[.B327]-[.A327]" table:style-name="ce1">
            <text:p>1.419999838</text:p>
          </table:table-cell>
          <table:table-cell table:style-name="ce1"/>
          <table:table-cell office:value-type="float" office:value="1.0339996814727783" table:formula="of:=[.H327] - [.$H$681]" table:style-name="ce1">
            <text:p>1.03399968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4.822" table:style-name="ce1">
            <text:p>1739050365</text:p>
          </table:table-cell>
          <table:table-cell office:value-type="float" office:value="1739050366.2980001" table:style-name="ce1">
            <text:p>17390503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60000705718994" table:formula="of:=[.B328]-[.A328]" table:style-name="ce1">
            <text:p>1.476000071</text:p>
          </table:table-cell>
          <table:table-cell table:style-name="ce1"/>
          <table:table-cell office:value-type="float" office:value="1.0899999141693115" table:formula="of:=[.H328] - [.$H$681]" table:style-name="ce1">
            <text:p>1.08999991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5.188" table:style-name="ce1">
            <text:p>1739050365</text:p>
          </table:table-cell>
          <table:table-cell office:value-type="float" office:value="1739050366.763" table:style-name="ce1">
            <text:p>17390503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50000476837158" table:formula="of:=[.B329]-[.A329]" table:style-name="ce1">
            <text:p>1.575000048</text:p>
          </table:table-cell>
          <table:table-cell table:style-name="ce1"/>
          <table:table-cell office:value-type="float" office:value="1.1889998912811279" table:formula="of:=[.H329] - [.$H$681]" table:style-name="ce1">
            <text:p>1.18899989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5.855" table:style-name="ce1">
            <text:p>1739050366</text:p>
          </table:table-cell>
          <table:table-cell office:value-type="float" office:value="1739050367.187" table:style-name="ce1">
            <text:p>17390503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20000171661377" table:formula="of:=[.B330]-[.A330]" table:style-name="ce1">
            <text:p>1.332000017</text:p>
          </table:table-cell>
          <table:table-cell table:style-name="ce1"/>
          <table:table-cell office:value-type="float" office:value="0.94599986076354969" table:formula="of:=[.H330] - [.$H$681]" table:style-name="ce1">
            <text:p>0.94599986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6.0220001" table:style-name="ce1">
            <text:p>1739050366</text:p>
          </table:table-cell>
          <table:table-cell office:value-type="float" office:value="1739050368.1730001" table:style-name="ce1">
            <text:p>17390503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510000228881836" table:formula="of:=[.B331]-[.A331]" table:style-name="ce1">
            <text:p>2.151000023</text:p>
          </table:table-cell>
          <table:table-cell table:style-name="ce1"/>
          <table:table-cell office:value-type="float" office:value="1.7649998664855957" table:formula="of:=[.H331] - [.$H$681]" table:style-name="ce1">
            <text:p>1.7649998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6.888" table:style-name="ce1">
            <text:p>1739050367</text:p>
          </table:table-cell>
          <table:table-cell office:value-type="float" office:value="1739050368.28" table:style-name="ce1">
            <text:p>17390503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9999599456787" table:formula="of:=[.B332]-[.A332]" table:style-name="ce1">
            <text:p>1.39199996</text:p>
          </table:table-cell>
          <table:table-cell table:style-name="ce1"/>
          <table:table-cell office:value-type="float" office:value="1.0059998035430908" table:formula="of:=[.H332] - [.$H$681]" table:style-name="ce1">
            <text:p>1.00599980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6.9219999" table:style-name="ce1">
            <text:p>1739050367</text:p>
          </table:table-cell>
          <table:table-cell office:value-type="float" office:value="1739050368.3889999" table:style-name="ce1">
            <text:p>17390503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70000076293945" table:formula="of:=[.B333]-[.A333]" table:style-name="ce1">
            <text:p>1.467000008</text:p>
          </table:table-cell>
          <table:table-cell table:style-name="ce1"/>
          <table:table-cell office:value-type="float" office:value="1.0809998512268066" table:formula="of:=[.H333] - [.$H$681]" table:style-name="ce1">
            <text:p>1.08099985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8.9219999" table:style-name="ce1">
            <text:p>1739050369</text:p>
          </table:table-cell>
          <table:table-cell office:value-type="float" office:value="1739050372.302" table:style-name="ce1">
            <text:p>17390503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380000114440918" table:formula="of:=[.B334]-[.A334]" table:style-name="ce1">
            <text:p>3.380000114</text:p>
          </table:table-cell>
          <table:table-cell table:style-name="ce1"/>
          <table:table-cell office:value-type="float" office:value="2.9939999580383301" table:formula="of:=[.H334] - [.$H$681]" table:style-name="ce1">
            <text:p>2.99399995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1.2219999" table:style-name="ce1">
            <text:p>1739050371</text:p>
          </table:table-cell>
          <table:table-cell office:value-type="float" office:value="1739050372.4100001" table:style-name="ce1">
            <text:p>17390503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1880002021789551" table:formula="of:=[.B335]-[.A335]" table:style-name="ce1">
            <text:p>1.188000202</text:p>
          </table:table-cell>
          <table:table-cell table:style-name="ce1"/>
          <table:table-cell office:value-type="float" office:value="0.80200004577636708" table:formula="of:=[.H335] - [.$H$681]" table:style-name="ce1">
            <text:p>0.8020000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1.2550001" table:style-name="ce1">
            <text:p>1739050371</text:p>
          </table:table-cell>
          <table:table-cell office:value-type="float" office:value="1739050372.5280001" table:style-name="ce1">
            <text:p>17390503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30000019073486" table:formula="of:=[.B336]-[.A336]" table:style-name="ce1">
            <text:p>1.273000002</text:p>
          </table:table-cell>
          <table:table-cell table:style-name="ce1"/>
          <table:table-cell office:value-type="float" office:value="0.88699984550476063" table:formula="of:=[.H336] - [.$H$681]" table:style-name="ce1">
            <text:p>0.8869998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1.2880001" table:style-name="ce1">
            <text:p>1739050371</text:p>
          </table:table-cell>
          <table:table-cell office:value-type="float" office:value="1739050372.6289999" table:style-name="ce1">
            <text:p>17390503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09998416900635" table:formula="of:=[.B337]-[.A337]" table:style-name="ce1">
            <text:p>1.340999842</text:p>
          </table:table-cell>
          <table:table-cell table:style-name="ce1"/>
          <table:table-cell office:value-type="float" office:value="0.95499968528747547" table:formula="of:=[.H337] - [.$H$681]" table:style-name="ce1">
            <text:p>0.95499968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1.355" table:style-name="ce1">
            <text:p>1739050371</text:p>
          </table:table-cell>
          <table:table-cell office:value-type="float" office:value="1739050372.7349999" table:style-name="ce1">
            <text:p>17390503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99998760223389" table:formula="of:=[.B338]-[.A338]" table:style-name="ce1">
            <text:p>1.379999876</text:p>
          </table:table-cell>
          <table:table-cell table:style-name="ce1"/>
          <table:table-cell office:value-type="float" office:value="0.99399971961975087" table:formula="of:=[.H338] - [.$H$681]" table:style-name="ce1">
            <text:p>0.9939997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1.388" table:style-name="ce1">
            <text:p>1739050371</text:p>
          </table:table-cell>
          <table:table-cell office:value-type="float" office:value="1739050372.8380001" table:style-name="ce1">
            <text:p>17390503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00000476837158" table:formula="of:=[.B339]-[.A339]" table:style-name="ce1">
            <text:p>1.450000048</text:p>
          </table:table-cell>
          <table:table-cell table:style-name="ce1"/>
          <table:table-cell office:value-type="float" office:value="1.0639998912811279" table:formula="of:=[.H339] - [.$H$681]" table:style-name="ce1">
            <text:p>1.06399989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1.4549999" table:style-name="ce1">
            <text:p>1739050371</text:p>
          </table:table-cell>
          <table:table-cell office:value-type="float" office:value="1739050372.9389999" table:style-name="ce1">
            <text:p>17390503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39999675750732" table:formula="of:=[.B340]-[.A340]" table:style-name="ce1">
            <text:p>1.483999968</text:p>
          </table:table-cell>
          <table:table-cell table:style-name="ce1"/>
          <table:table-cell office:value-type="float" office:value="1.0979998111724854" table:formula="of:=[.H340] - [.$H$681]" table:style-name="ce1">
            <text:p>1.09799981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1.7219999" table:style-name="ce1">
            <text:p>1739050372</text:p>
          </table:table-cell>
          <table:table-cell office:value-type="float" office:value="1739050373.0450001" table:style-name="ce1">
            <text:p>17390503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30001926422119" table:formula="of:=[.B341]-[.A341]" table:style-name="ce1">
            <text:p>1.323000193</text:p>
          </table:table-cell>
          <table:table-cell table:style-name="ce1"/>
          <table:table-cell office:value-type="float" office:value="0.93700003623962391" table:formula="of:=[.H341] - [.$H$681]" table:style-name="ce1">
            <text:p>0.93700003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2.188" table:style-name="ce1">
            <text:p>1739050372</text:p>
          </table:table-cell>
          <table:table-cell office:value-type="float" office:value="1739050373.9319999" table:style-name="ce1">
            <text:p>17390503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439999580383301" table:formula="of:=[.B342]-[.A342]" table:style-name="ce1">
            <text:p>1.743999958</text:p>
          </table:table-cell>
          <table:table-cell table:style-name="ce1"/>
          <table:table-cell office:value-type="float" office:value="1.3579998016357422" table:formula="of:=[.H342] - [.$H$681]" table:style-name="ce1">
            <text:p>1.35799980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2.9219999" table:style-name="ce1">
            <text:p>1739050373</text:p>
          </table:table-cell>
          <table:table-cell office:value-type="float" office:value="1739050376.4990001" table:style-name="ce1">
            <text:p>17390503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5770001411437988" table:formula="of:=[.B343]-[.A343]" table:style-name="ce1">
            <text:p>3.577000141</text:p>
          </table:table-cell>
          <table:table-cell table:style-name="ce1"/>
          <table:table-cell office:value-type="float" office:value="3.1909999847412109" table:formula="of:=[.H343] - [.$H$681]" table:style-name="ce1">
            <text:p>3.19099998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5.622" table:style-name="ce1">
            <text:p>1739050376</text:p>
          </table:table-cell>
          <table:table-cell office:value-type="float" office:value="1739050378.0450001" table:style-name="ce1">
            <text:p>17390503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230000972747803" table:formula="of:=[.B344]-[.A344]" table:style-name="ce1">
            <text:p>2.423000097</text:p>
          </table:table-cell>
          <table:table-cell table:style-name="ce1"/>
          <table:table-cell office:value-type="float" office:value="2.0369999408721924" table:formula="of:=[.H344] - [.$H$681]" table:style-name="ce1">
            <text:p>2.03699994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5.688" table:style-name="ce1">
            <text:p>1739050376</text:p>
          </table:table-cell>
          <table:table-cell office:value-type="float" office:value="1739050378.161" table:style-name="ce1">
            <text:p>17390503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730000495910645" table:formula="of:=[.B345]-[.A345]" table:style-name="ce1">
            <text:p>2.47300005</text:p>
          </table:table-cell>
          <table:table-cell table:style-name="ce1"/>
          <table:table-cell office:value-type="float" office:value="2.0869998931884766" table:formula="of:=[.H345] - [.$H$681]" table:style-name="ce1">
            <text:p>2.0869998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5.9879999" table:style-name="ce1">
            <text:p>1739050376</text:p>
          </table:table-cell>
          <table:table-cell office:value-type="float" office:value="1739050378.279" table:style-name="ce1">
            <text:p>17390503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2910001277923584" table:formula="of:=[.B346]-[.A346]" table:style-name="ce1">
            <text:p>2.291000128</text:p>
          </table:table-cell>
          <table:table-cell table:style-name="ce1"/>
          <table:table-cell office:value-type="float" office:value="1.9049999713897705" table:formula="of:=[.H346] - [.$H$681]" table:style-name="ce1">
            <text:p>1.90499997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7.622" table:style-name="ce1">
            <text:p>1739050378</text:p>
          </table:table-cell>
          <table:table-cell office:value-type="float" office:value="1739050381.823" table:style-name="ce1">
            <text:p>173905038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2009999752044678" table:formula="of:=[.B347]-[.A347]" table:style-name="ce1">
            <text:p>4.200999975</text:p>
          </table:table-cell>
          <table:table-cell table:style-name="ce1"/>
          <table:table-cell office:value-type="float" office:value="3.8149998188018799" table:formula="of:=[.H347] - [.$H$681]" table:style-name="ce1">
            <text:p>3.81499981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2.0880001" table:style-name="ce1">
            <text:p>1739050382</text:p>
          </table:table-cell>
          <table:table-cell office:value-type="float" office:value="1739050384.223" table:style-name="ce1">
            <text:p>17390503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349999904632568" table:formula="of:=[.B348]-[.A348]" table:style-name="ce1">
            <text:p>2.13499999</text:p>
          </table:table-cell>
          <table:table-cell table:style-name="ce1"/>
          <table:table-cell office:value-type="float" office:value="1.7489998340606689" table:formula="of:=[.H348] - [.$H$681]" table:style-name="ce1">
            <text:p>1.74899983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3.155" table:style-name="ce1">
            <text:p>1739050383</text:p>
          </table:table-cell>
          <table:table-cell office:value-type="float" office:value="1739050385.8399999" table:style-name="ce1">
            <text:p>17390503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84999942779541" table:formula="of:=[.B349]-[.A349]" table:style-name="ce1">
            <text:p>2.684999943</text:p>
          </table:table-cell>
          <table:table-cell table:style-name="ce1"/>
          <table:table-cell office:value-type="float" office:value="2.2989997863769531" table:formula="of:=[.H349] - [.$H$681]" table:style-name="ce1">
            <text:p>2.29899978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5.655" table:style-name="ce1">
            <text:p>1739050386</text:p>
          </table:table-cell>
          <table:table-cell office:value-type="float" office:value="1739050387.1489999" table:style-name="ce1">
            <text:p>17390503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39999580383301" table:formula="of:=[.B350]-[.A350]" table:style-name="ce1">
            <text:p>1.493999958</text:p>
          </table:table-cell>
          <table:table-cell table:style-name="ce1"/>
          <table:table-cell office:value-type="float" office:value="1.1079998016357422" table:formula="of:=[.H350] - [.$H$681]" table:style-name="ce1">
            <text:p>1.10799980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5.7219999" table:style-name="ce1">
            <text:p>1739050386</text:p>
          </table:table-cell>
          <table:table-cell office:value-type="float" office:value="1739050387.2720001" table:style-name="ce1">
            <text:p>17390503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00001907348633" table:formula="of:=[.B351]-[.A351]" table:style-name="ce1">
            <text:p>1.550000191</text:p>
          </table:table-cell>
          <table:table-cell table:style-name="ce1"/>
          <table:table-cell office:value-type="float" office:value="1.1640000343322754" table:formula="of:=[.H351] - [.$H$681]" table:style-name="ce1">
            <text:p>1.16400003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6.0220001" table:style-name="ce1">
            <text:p>1739050386</text:p>
          </table:table-cell>
          <table:table-cell office:value-type="float" office:value="1739050387.4549999" table:style-name="ce1">
            <text:p>17390503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2999849319458" table:formula="of:=[.B352]-[.A352]" table:style-name="ce1">
            <text:p>1.432999849</text:p>
          </table:table-cell>
          <table:table-cell table:style-name="ce1"/>
          <table:table-cell office:value-type="float" office:value="1.0469996929168701" table:formula="of:=[.H352] - [.$H$681]" table:style-name="ce1">
            <text:p>1.0469996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6.0880001" table:style-name="ce1">
            <text:p>1739050386</text:p>
          </table:table-cell>
          <table:table-cell office:value-type="float" office:value="1739050387.5580001" table:style-name="ce1">
            <text:p>17390503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00000286102295" table:formula="of:=[.B353]-[.A353]" table:style-name="ce1">
            <text:p>1.470000029</text:p>
          </table:table-cell>
          <table:table-cell table:style-name="ce1"/>
          <table:table-cell office:value-type="float" office:value="1.0839998722076416" table:formula="of:=[.H353] - [.$H$681]" table:style-name="ce1">
            <text:p>1.08399987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6.2880001" table:style-name="ce1">
            <text:p>1739050386</text:p>
          </table:table-cell>
          <table:table-cell office:value-type="float" office:value="1739050387.6719999" table:style-name="ce1">
            <text:p>17390503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39998245239258" table:formula="of:=[.B354]-[.A354]" table:style-name="ce1">
            <text:p>1.383999825</text:p>
          </table:table-cell>
          <table:table-cell table:style-name="ce1"/>
          <table:table-cell office:value-type="float" office:value="0.99799966812133778" table:formula="of:=[.H354] - [.$H$681]" table:style-name="ce1">
            <text:p>0.99799966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6.355" table:style-name="ce1">
            <text:p>1739050386</text:p>
          </table:table-cell>
          <table:table-cell office:value-type="float" office:value="1739050387.78" table:style-name="ce1">
            <text:p>17390503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49999523162842" table:formula="of:=[.B355]-[.A355]" table:style-name="ce1">
            <text:p>1.424999952</text:p>
          </table:table-cell>
          <table:table-cell table:style-name="ce1"/>
          <table:table-cell office:value-type="float" office:value="1.0389997959136963" table:formula="of:=[.H355] - [.$H$681]" table:style-name="ce1">
            <text:p>1.0389997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6.388" table:style-name="ce1">
            <text:p>1739050386</text:p>
          </table:table-cell>
          <table:table-cell office:value-type="float" office:value="1739050387.983" table:style-name="ce1">
            <text:p>17390503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50000286102295" table:formula="of:=[.B356]-[.A356]" table:style-name="ce1">
            <text:p>1.595000029</text:p>
          </table:table-cell>
          <table:table-cell table:style-name="ce1"/>
          <table:table-cell office:value-type="float" office:value="1.2089998722076416" table:formula="of:=[.H356] - [.$H$681]" table:style-name="ce1">
            <text:p>1.20899987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6.5880001" table:style-name="ce1">
            <text:p>1739050387</text:p>
          </table:table-cell>
          <table:table-cell office:value-type="float" office:value="1739050387.993" table:style-name="ce1">
            <text:p>17390503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49999713897705" table:formula="of:=[.B357]-[.A357]" table:style-name="ce1">
            <text:p>1.404999971</text:p>
          </table:table-cell>
          <table:table-cell table:style-name="ce1"/>
          <table:table-cell office:value-type="float" office:value="1.0189998149871826" table:formula="of:=[.H357] - [.$H$681]" table:style-name="ce1">
            <text:p>1.01899981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6.655" table:style-name="ce1">
            <text:p>1739050387</text:p>
          </table:table-cell>
          <table:table-cell office:value-type="float" office:value="1739050388.1040001" table:style-name="ce1">
            <text:p>17390503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90001201629639" table:formula="of:=[.B358]-[.A358]" table:style-name="ce1">
            <text:p>1.44900012</text:p>
          </table:table-cell>
          <table:table-cell table:style-name="ce1"/>
          <table:table-cell office:value-type="float" office:value="1.062999963760376" table:formula="of:=[.H358] - [.$H$681]" table:style-name="ce1">
            <text:p>1.06299996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7.322" table:style-name="ce1">
            <text:p>1739050387</text:p>
          </table:table-cell>
          <table:table-cell office:value-type="float" office:value="1739050388.697" table:style-name="ce1">
            <text:p>17390503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5" table:formula="of:=[.B359]-[.A359]" table:style-name="ce1">
            <text:p>1.375</text:p>
          </table:table-cell>
          <table:table-cell table:style-name="ce1"/>
          <table:table-cell office:value-type="float" office:value="0.988999843597412" table:formula="of:=[.H359] - [.$H$681]" table:style-name="ce1">
            <text:p>0.98899984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7.5550001" table:style-name="ce1">
            <text:p>1739050388</text:p>
          </table:table-cell>
          <table:table-cell office:value-type="float" office:value="1739050389.171" table:style-name="ce1">
            <text:p>17390503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159999370574951" table:formula="of:=[.B360]-[.A360]" table:style-name="ce1">
            <text:p>1.615999937</text:p>
          </table:table-cell>
          <table:table-cell table:style-name="ce1"/>
          <table:table-cell office:value-type="float" office:value="1.2299997806549072" table:formula="of:=[.H360] - [.$H$681]" table:style-name="ce1">
            <text:p>1.22999978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7.5880001" table:style-name="ce1">
            <text:p>1739050388</text:p>
          </table:table-cell>
          <table:table-cell office:value-type="float" office:value="1739050389.279" table:style-name="ce1">
            <text:p>17390503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909999847412109" table:formula="of:=[.B361]-[.A361]" table:style-name="ce1">
            <text:p>1.690999985</text:p>
          </table:table-cell>
          <table:table-cell table:style-name="ce1"/>
          <table:table-cell office:value-type="float" office:value="1.304999828338623" table:formula="of:=[.H361] - [.$H$681]" table:style-name="ce1">
            <text:p>1.30499982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7.622" table:style-name="ce1">
            <text:p>1739050388</text:p>
          </table:table-cell>
          <table:table-cell office:value-type="float" office:value="1739050389.3840001" table:style-name="ce1">
            <text:p>17390503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620000839233398" table:formula="of:=[.B362]-[.A362]" table:style-name="ce1">
            <text:p>1.762000084</text:p>
          </table:table-cell>
          <table:table-cell table:style-name="ce1"/>
          <table:table-cell office:value-type="float" office:value="1.375999927520752" table:formula="of:=[.H362] - [.$H$681]" table:style-name="ce1">
            <text:p>1.37599992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1.688" table:style-name="ce1">
            <text:p>1739050392</text:p>
          </table:table-cell>
          <table:table-cell office:value-type="float" office:value="1739050393.165" table:style-name="ce1">
            <text:p>17390503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69999980926514" table:formula="of:=[.B363]-[.A363]" table:style-name="ce1">
            <text:p>1.476999998</text:p>
          </table:table-cell>
          <table:table-cell table:style-name="ce1"/>
          <table:table-cell office:value-type="float" office:value="1.0909998416900635" table:formula="of:=[.H363] - [.$H$681]" table:style-name="ce1">
            <text:p>1.09099984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1.7219999" table:style-name="ce1">
            <text:p>1739050392</text:p>
          </table:table-cell>
          <table:table-cell office:value-type="float" office:value="1739050393.1730001" table:style-name="ce1">
            <text:p>17390503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10002136230469" table:formula="of:=[.B364]-[.A364]" table:style-name="ce1">
            <text:p>1.451000214</text:p>
          </table:table-cell>
          <table:table-cell table:style-name="ce1"/>
          <table:table-cell office:value-type="float" office:value="1.065000057220459" table:formula="of:=[.H364] - [.$H$681]" table:style-name="ce1">
            <text:p>1.06500005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2.0220001" table:style-name="ce1">
            <text:p>1739050392</text:p>
          </table:table-cell>
          <table:table-cell office:value-type="float" office:value="1739050393.2820001" table:style-name="ce1">
            <text:p>17390503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599999904632568" table:formula="of:=[.B365]-[.A365]" table:style-name="ce1">
            <text:p>1.25999999</text:p>
          </table:table-cell>
          <table:table-cell table:style-name="ce1"/>
          <table:table-cell office:value-type="float" office:value="0.87399983406066883" table:formula="of:=[.H365] - [.$H$681]" table:style-name="ce1">
            <text:p>0.87399983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2.0550001" table:style-name="ce1">
            <text:p>1739050392</text:p>
          </table:table-cell>
          <table:table-cell office:value-type="float" office:value="1739050393.388" table:style-name="ce1">
            <text:p>17390503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29999446868896" table:formula="of:=[.B366]-[.A366]" table:style-name="ce1">
            <text:p>1.332999945</text:p>
          </table:table-cell>
          <table:table-cell table:style-name="ce1"/>
          <table:table-cell office:value-type="float" office:value="0.94699978828430165" table:formula="of:=[.H366] - [.$H$681]" table:style-name="ce1">
            <text:p>0.94699978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2.0880001" table:style-name="ce1">
            <text:p>1739050392</text:p>
          </table:table-cell>
          <table:table-cell office:value-type="float" office:value="1739050393.497" table:style-name="ce1">
            <text:p>17390503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89999198913574" table:formula="of:=[.B367]-[.A367]" table:style-name="ce1">
            <text:p>1.40899992</text:p>
          </table:table-cell>
          <table:table-cell table:style-name="ce1"/>
          <table:table-cell office:value-type="float" office:value="1.0229997634887695" table:formula="of:=[.H367] - [.$H$681]" table:style-name="ce1">
            <text:p>1.0229997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2.2550001" table:style-name="ce1">
            <text:p>1739050392</text:p>
          </table:table-cell>
          <table:table-cell office:value-type="float" office:value="1739050393.645" table:style-name="ce1">
            <text:p>17390503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99998664855957" table:formula="of:=[.B368]-[.A368]" table:style-name="ce1">
            <text:p>1.389999866</text:p>
          </table:table-cell>
          <table:table-cell table:style-name="ce1"/>
          <table:table-cell office:value-type="float" office:value="1.0039997100830078" table:formula="of:=[.H368] - [.$H$681]" table:style-name="ce1">
            <text:p>1.0039997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2.355" table:style-name="ce1">
            <text:p>1739050392</text:p>
          </table:table-cell>
          <table:table-cell office:value-type="float" office:value="1739050393.79" table:style-name="ce1">
            <text:p>17390503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4999942779541" table:formula="of:=[.B369]-[.A369]" table:style-name="ce1">
            <text:p>1.434999943</text:p>
          </table:table-cell>
          <table:table-cell table:style-name="ce1"/>
          <table:table-cell office:value-type="float" office:value="1.0489997863769531" table:formula="of:=[.H369] - [.$H$681]" table:style-name="ce1">
            <text:p>1.04899978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2.622" table:style-name="ce1">
            <text:p>1739050393</text:p>
          </table:table-cell>
          <table:table-cell office:value-type="float" office:value="1739050395.1889999" table:style-name="ce1">
            <text:p>17390503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5669999122619629" table:formula="of:=[.B370]-[.A370]" table:style-name="ce1">
            <text:p>2.566999912</text:p>
          </table:table-cell>
          <table:table-cell table:style-name="ce1"/>
          <table:table-cell office:value-type="float" office:value="2.180999755859375" table:formula="of:=[.H370] - [.$H$681]" table:style-name="ce1">
            <text:p>2.18099975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2.888" table:style-name="ce1">
            <text:p>1739050393</text:p>
          </table:table-cell>
          <table:table-cell office:value-type="float" office:value="1739050395.289" table:style-name="ce1">
            <text:p>17390503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010000228881836" table:formula="of:=[.B371]-[.A371]" table:style-name="ce1">
            <text:p>2.401000023</text:p>
          </table:table-cell>
          <table:table-cell table:style-name="ce1"/>
          <table:table-cell office:value-type="float" office:value="2.0149998664855957" table:formula="of:=[.H371] - [.$H$681]" table:style-name="ce1">
            <text:p>2.0149998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2.9219999" table:style-name="ce1">
            <text:p>1739050393</text:p>
          </table:table-cell>
          <table:table-cell office:value-type="float" office:value="1739050395.3970001" table:style-name="ce1">
            <text:p>17390503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750001430511475" table:formula="of:=[.B372]-[.A372]" table:style-name="ce1">
            <text:p>2.475000143</text:p>
          </table:table-cell>
          <table:table-cell table:style-name="ce1"/>
          <table:table-cell office:value-type="float" office:value="2.0889999866485596" table:formula="of:=[.H372] - [.$H$681]" table:style-name="ce1">
            <text:p>2.0889999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4.0220001" table:style-name="ce1">
            <text:p>1739050394</text:p>
          </table:table-cell>
          <table:table-cell office:value-type="float" office:value="1739050395.5020001" table:style-name="ce1">
            <text:p>1739050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00000190734863" table:formula="of:=[.B373]-[.A373]" table:style-name="ce1">
            <text:p>1.480000019</text:p>
          </table:table-cell>
          <table:table-cell table:style-name="ce1"/>
          <table:table-cell office:value-type="float" office:value="1.0939998626708984" table:formula="of:=[.H373] - [.$H$681]" table:style-name="ce1">
            <text:p>1.0939998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4.188" table:style-name="ce1">
            <text:p>1739050394</text:p>
          </table:table-cell>
          <table:table-cell office:value-type="float" office:value="1739050395.6099999" table:style-name="ce1">
            <text:p>1739050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19999313354492" table:formula="of:=[.B374]-[.A374]" table:style-name="ce1">
            <text:p>1.421999931</text:p>
          </table:table-cell>
          <table:table-cell table:style-name="ce1"/>
          <table:table-cell office:value-type="float" office:value="1.0359997749328613" table:formula="of:=[.H374] - [.$H$681]" table:style-name="ce1">
            <text:p>1.03599977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4.4549999" table:style-name="ce1">
            <text:p>1739050394</text:p>
          </table:table-cell>
          <table:table-cell office:value-type="float" office:value="1739050395.8210001" table:style-name="ce1">
            <text:p>1739050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60001754760742" table:formula="of:=[.B375]-[.A375]" table:style-name="ce1">
            <text:p>1.366000175</text:p>
          </table:table-cell>
          <table:table-cell table:style-name="ce1"/>
          <table:table-cell office:value-type="float" office:value="0.98000001907348622" table:formula="of:=[.H375] - [.$H$681]" table:style-name="ce1">
            <text:p>0.98000001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4.5550001" table:style-name="ce1">
            <text:p>1739050395</text:p>
          </table:table-cell>
          <table:table-cell office:value-type="float" office:value="1739050395.9260001" table:style-name="ce1">
            <text:p>1739050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10000514984131" table:formula="of:=[.B376]-[.A376]" table:style-name="ce1">
            <text:p>1.371000051</text:p>
          </table:table-cell>
          <table:table-cell table:style-name="ce1"/>
          <table:table-cell office:value-type="float" office:value="0.98499989509582508" table:formula="of:=[.H376] - [.$H$681]" table:style-name="ce1">
            <text:p>0.98499989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4.622" table:style-name="ce1">
            <text:p>1739050395</text:p>
          </table:table-cell>
          <table:table-cell office:value-type="float" office:value="1739050396.0309999" table:style-name="ce1">
            <text:p>1739050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89999198913574" table:formula="of:=[.B377]-[.A377]" table:style-name="ce1">
            <text:p>1.40899992</text:p>
          </table:table-cell>
          <table:table-cell table:style-name="ce1"/>
          <table:table-cell office:value-type="float" office:value="1.0229997634887695" table:formula="of:=[.H377] - [.$H$681]" table:style-name="ce1">
            <text:p>1.0229997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4.7880001" table:style-name="ce1">
            <text:p>1739050395</text:p>
          </table:table-cell>
          <table:table-cell office:value-type="float" office:value="1739050396.1800001" table:style-name="ce1">
            <text:p>1739050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9999599456787" table:formula="of:=[.B378]-[.A378]" table:style-name="ce1">
            <text:p>1.39199996</text:p>
          </table:table-cell>
          <table:table-cell table:style-name="ce1"/>
          <table:table-cell office:value-type="float" office:value="1.0059998035430908" table:formula="of:=[.H378] - [.$H$681]" table:style-name="ce1">
            <text:p>1.00599980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4.822" table:style-name="ce1">
            <text:p>1739050395</text:p>
          </table:table-cell>
          <table:table-cell office:value-type="float" office:value="1739050396.3069999" table:style-name="ce1">
            <text:p>1739050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49998950958252" table:formula="of:=[.B379]-[.A379]" table:style-name="ce1">
            <text:p>1.484999895</text:p>
          </table:table-cell>
          <table:table-cell table:style-name="ce1"/>
          <table:table-cell office:value-type="float" office:value="1.0989997386932373" table:formula="of:=[.H379] - [.$H$681]" table:style-name="ce1">
            <text:p>1.09899973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4.888" table:style-name="ce1">
            <text:p>1739050395</text:p>
          </table:table-cell>
          <table:table-cell office:value-type="float" office:value="1739050396.4089999" table:style-name="ce1">
            <text:p>1739050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09999084472656" table:formula="of:=[.B380]-[.A380]" table:style-name="ce1">
            <text:p>1.520999908</text:p>
          </table:table-cell>
          <table:table-cell table:style-name="ce1"/>
          <table:table-cell office:value-type="float" office:value="1.1349997520446777" table:formula="of:=[.H380] - [.$H$681]" table:style-name="ce1">
            <text:p>1.13499975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5.388" table:style-name="ce1">
            <text:p>1739050395</text:p>
          </table:table-cell>
          <table:table-cell office:value-type="float" office:value="1739050396.687" table:style-name="ce1">
            <text:p>17390503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90000247955322" table:formula="of:=[.B381]-[.A381]" table:style-name="ce1">
            <text:p>1.299000025</text:p>
          </table:table-cell>
          <table:table-cell table:style-name="ce1"/>
          <table:table-cell office:value-type="float" office:value="0.91299986839294422" table:formula="of:=[.H381] - [.$H$681]" table:style-name="ce1">
            <text:p>0.91299986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5.822" table:style-name="ce1">
            <text:p>1739050396</text:p>
          </table:table-cell>
          <table:table-cell office:value-type="float" office:value="1739050398.3729999" table:style-name="ce1">
            <text:p>17390503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5509998798370361" table:formula="of:=[.B382]-[.A382]" table:style-name="ce1">
            <text:p>2.55099988</text:p>
          </table:table-cell>
          <table:table-cell table:style-name="ce1"/>
          <table:table-cell office:value-type="float" office:value="2.1649997234344482" table:formula="of:=[.H382] - [.$H$681]" table:style-name="ce1">
            <text:p>2.1649997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7.155" table:style-name="ce1">
            <text:p>1739050397</text:p>
          </table:table-cell>
          <table:table-cell office:value-type="float" office:value="1739050399.1949999" table:style-name="ce1">
            <text:p>173905039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399999618530273" table:formula="of:=[.B383]-[.A383]" table:style-name="ce1">
            <text:p>2.039999962</text:p>
          </table:table-cell>
          <table:table-cell table:style-name="ce1"/>
          <table:table-cell office:value-type="float" office:value="1.6539998054504395" table:formula="of:=[.H383] - [.$H$681]" table:style-name="ce1">
            <text:p>1.65399980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9.5880001" table:style-name="ce1">
            <text:p>1739050400</text:p>
          </table:table-cell>
          <table:table-cell office:value-type="float" office:value="1739050400.9400001" table:style-name="ce1">
            <text:p>17390504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19999980926514" table:formula="of:=[.B384]-[.A384]" table:style-name="ce1">
            <text:p>1.351999998</text:p>
          </table:table-cell>
          <table:table-cell table:style-name="ce1"/>
          <table:table-cell office:value-type="float" office:value="0.96599984169006337" table:formula="of:=[.H384] - [.$H$681]" table:style-name="ce1">
            <text:p>0.96599984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9.7219999" table:style-name="ce1">
            <text:p>1739050400</text:p>
          </table:table-cell>
          <table:table-cell office:value-type="float" office:value="1739050401.0929999" table:style-name="ce1">
            <text:p>17390504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10000514984131" table:formula="of:=[.B385]-[.A385]" table:style-name="ce1">
            <text:p>1.371000051</text:p>
          </table:table-cell>
          <table:table-cell table:style-name="ce1"/>
          <table:table-cell office:value-type="float" office:value="0.98499989509582508" table:formula="of:=[.H385] - [.$H$681]" table:style-name="ce1">
            <text:p>0.98499989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9.789" table:style-name="ce1">
            <text:p>1739050400</text:p>
          </table:table-cell>
          <table:table-cell office:value-type="float" office:value="1739050401.198" table:style-name="ce1">
            <text:p>17390504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89999198913574" table:formula="of:=[.B386]-[.A386]" table:style-name="ce1">
            <text:p>1.40899992</text:p>
          </table:table-cell>
          <table:table-cell table:style-name="ce1"/>
          <table:table-cell office:value-type="float" office:value="1.0229997634887695" table:formula="of:=[.H386] - [.$H$681]" table:style-name="ce1">
            <text:p>1.0229997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9.822" table:style-name="ce1">
            <text:p>1739050400</text:p>
          </table:table-cell>
          <table:table-cell office:value-type="float" office:value="1739050401.3199999" table:style-name="ce1">
            <text:p>17390504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7999906539917" table:formula="of:=[.B387]-[.A387]" table:style-name="ce1">
            <text:p>1.497999907</text:p>
          </table:table-cell>
          <table:table-cell table:style-name="ce1"/>
          <table:table-cell office:value-type="float" office:value="1.1119997501373291" table:formula="of:=[.H387] - [.$H$681]" table:style-name="ce1">
            <text:p>1.1119997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9.9219999" table:style-name="ce1">
            <text:p>1739050400</text:p>
          </table:table-cell>
          <table:table-cell office:value-type="float" office:value="1739050401.4660001" table:style-name="ce1">
            <text:p>17390504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40001487731934" table:formula="of:=[.B388]-[.A388]" table:style-name="ce1">
            <text:p>1.544000149</text:p>
          </table:table-cell>
          <table:table-cell table:style-name="ce1"/>
          <table:table-cell office:value-type="float" office:value="1.1579999923706055" table:formula="of:=[.H388] - [.$H$681]" table:style-name="ce1">
            <text:p>1.15799999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9.9549999" table:style-name="ce1">
            <text:p>1739050400</text:p>
          </table:table-cell>
          <table:table-cell office:value-type="float" office:value="1739050401.569" table:style-name="ce1">
            <text:p>17390504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140000820159912" table:formula="of:=[.B389]-[.A389]" table:style-name="ce1">
            <text:p>1.614000082</text:p>
          </table:table-cell>
          <table:table-cell table:style-name="ce1"/>
          <table:table-cell office:value-type="float" office:value="1.2279999256134033" table:formula="of:=[.H389] - [.$H$681]" table:style-name="ce1">
            <text:p>1.22799992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1.155" table:style-name="ce1">
            <text:p>1739050401</text:p>
          </table:table-cell>
          <table:table-cell office:value-type="float" office:value="1739050402.6849999" table:style-name="ce1">
            <text:p>17390504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99999713897705" table:formula="of:=[.B390]-[.A390]" table:style-name="ce1">
            <text:p>1.529999971</text:p>
          </table:table-cell>
          <table:table-cell table:style-name="ce1"/>
          <table:table-cell office:value-type="float" office:value="1.1439998149871826" table:formula="of:=[.H390] - [.$H$681]" table:style-name="ce1">
            <text:p>1.14399981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1.2880001" table:style-name="ce1">
            <text:p>1739050401</text:p>
          </table:table-cell>
          <table:table-cell office:value-type="float" office:value="1739050402.882" table:style-name="ce1">
            <text:p>17390504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39998626708984" table:formula="of:=[.B391]-[.A391]" table:style-name="ce1">
            <text:p>1.593999863</text:p>
          </table:table-cell>
          <table:table-cell table:style-name="ce1"/>
          <table:table-cell office:value-type="float" office:value="1.2079997062683105" table:formula="of:=[.H391] - [.$H$681]" table:style-name="ce1">
            <text:p>1.20799970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1.5220001" table:style-name="ce1">
            <text:p>1739050402</text:p>
          </table:table-cell>
          <table:table-cell office:value-type="float" office:value="1739050404.132" table:style-name="ce1">
            <text:p>17390504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099998950958252" table:formula="of:=[.B392]-[.A392]" table:style-name="ce1">
            <text:p>2.609999895</text:p>
          </table:table-cell>
          <table:table-cell table:style-name="ce1"/>
          <table:table-cell office:value-type="float" office:value="2.2239997386932373" table:formula="of:=[.H392] - [.$H$681]" table:style-name="ce1">
            <text:p>2.22399973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2.855" table:style-name="ce1">
            <text:p>1739050403</text:p>
          </table:table-cell>
          <table:table-cell office:value-type="float" office:value="1739050404.4089999" table:style-name="ce1">
            <text:p>17390504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39999008178711" table:formula="of:=[.B393]-[.A393]" table:style-name="ce1">
            <text:p>1.553999901</text:p>
          </table:table-cell>
          <table:table-cell table:style-name="ce1"/>
          <table:table-cell office:value-type="float" office:value="1.1679997444152832" table:formula="of:=[.H393] - [.$H$681]" table:style-name="ce1">
            <text:p>1.16799974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2.8889999" table:style-name="ce1">
            <text:p>1739050403</text:p>
          </table:table-cell>
          <table:table-cell office:value-type="float" office:value="1739050404.516" table:style-name="ce1">
            <text:p>17390504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27000093460083" table:formula="of:=[.B394]-[.A394]" table:style-name="ce1">
            <text:p>1.627000093</text:p>
          </table:table-cell>
          <table:table-cell table:style-name="ce1"/>
          <table:table-cell office:value-type="float" office:value="1.2409999370574951" table:formula="of:=[.H394] - [.$H$681]" table:style-name="ce1">
            <text:p>1.24099993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3.0550001" table:style-name="ce1">
            <text:p>1739050403</text:p>
          </table:table-cell>
          <table:table-cell office:value-type="float" office:value="1739050404.619" table:style-name="ce1">
            <text:p>17390504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39998912811279" table:formula="of:=[.B395]-[.A395]" table:style-name="ce1">
            <text:p>1.563999891</text:p>
          </table:table-cell>
          <table:table-cell table:style-name="ce1"/>
          <table:table-cell office:value-type="float" office:value="1.17799973487854" table:formula="of:=[.H395] - [.$H$681]" table:style-name="ce1">
            <text:p>1.17799973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3.2550001" table:style-name="ce1">
            <text:p>1739050403</text:p>
          </table:table-cell>
          <table:table-cell office:value-type="float" office:value="1739050404.7279999" table:style-name="ce1">
            <text:p>17390504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29998111724854" table:formula="of:=[.B396]-[.A396]" table:style-name="ce1">
            <text:p>1.472999811</text:p>
          </table:table-cell>
          <table:table-cell table:style-name="ce1"/>
          <table:table-cell office:value-type="float" office:value="1.0869996547698975" table:formula="of:=[.H396] - [.$H$681]" table:style-name="ce1">
            <text:p>1.08699965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3.9219999" table:style-name="ce1">
            <text:p>1739050404</text:p>
          </table:table-cell>
          <table:table-cell office:value-type="float" office:value="1739050406.8570001" table:style-name="ce1">
            <text:p>17390504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9350001811981201" table:formula="of:=[.B397]-[.A397]" table:style-name="ce1">
            <text:p>2.935000181</text:p>
          </table:table-cell>
          <table:table-cell table:style-name="ce1"/>
          <table:table-cell office:value-type="float" office:value="2.5490000247955322" table:formula="of:=[.H397] - [.$H$681]" table:style-name="ce1">
            <text:p>2.5490000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5.5220001" table:style-name="ce1">
            <text:p>1739050406</text:p>
          </table:table-cell>
          <table:table-cell office:value-type="float" office:value="1739050406.9590001" table:style-name="ce1">
            <text:p>17390504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7000036239624" table:formula="of:=[.B398]-[.A398]" table:style-name="ce1">
            <text:p>1.437000036</text:p>
          </table:table-cell>
          <table:table-cell table:style-name="ce1"/>
          <table:table-cell office:value-type="float" office:value="1.0509998798370361" table:formula="of:=[.H398] - [.$H$681]" table:style-name="ce1">
            <text:p>1.0509998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5.9219999" table:style-name="ce1">
            <text:p>1739050406</text:p>
          </table:table-cell>
          <table:table-cell office:value-type="float" office:value="1739050407.5510001" table:style-name="ce1">
            <text:p>17390504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29000186920166" table:formula="of:=[.B399]-[.A399]" table:style-name="ce1">
            <text:p>1.629000187</text:p>
          </table:table-cell>
          <table:table-cell table:style-name="ce1"/>
          <table:table-cell office:value-type="float" office:value="1.2430000305175781" table:formula="of:=[.H399] - [.$H$681]" table:style-name="ce1">
            <text:p>1.24300003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9.4549999" table:style-name="ce1">
            <text:p>1739050409</text:p>
          </table:table-cell>
          <table:table-cell office:value-type="float" office:value="1739050410.9030001" table:style-name="ce1">
            <text:p>17390504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80001926422119" table:formula="of:=[.B400]-[.A400]" table:style-name="ce1">
            <text:p>1.448000193</text:p>
          </table:table-cell>
          <table:table-cell table:style-name="ce1"/>
          <table:table-cell office:value-type="float" office:value="1.062000036239624" table:formula="of:=[.H400] - [.$H$681]" table:style-name="ce1">
            <text:p>1.06200003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9.822" table:style-name="ce1">
            <text:p>1739050410</text:p>
          </table:table-cell>
          <table:table-cell office:value-type="float" office:value="1739050414.006" table:style-name="ce1">
            <text:p>17390504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1840000152587891" table:formula="of:=[.B401]-[.A401]" table:style-name="ce1">
            <text:p>4.184000015</text:p>
          </table:table-cell>
          <table:table-cell table:style-name="ce1"/>
          <table:table-cell office:value-type="float" office:value="3.7979998588562012" table:formula="of:=[.H401] - [.$H$681]" table:style-name="ce1">
            <text:p>3.79799985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0.0220001" table:style-name="ce1">
            <text:p>1739050410</text:p>
          </table:table-cell>
          <table:table-cell office:value-type="float" office:value="1739050414.1070001" table:style-name="ce1">
            <text:p>17390504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0850000381469727" table:formula="of:=[.B402]-[.A402]" table:style-name="ce1">
            <text:p>4.085000038</text:p>
          </table:table-cell>
          <table:table-cell table:style-name="ce1"/>
          <table:table-cell office:value-type="float" office:value="3.6989998817443848" table:formula="of:=[.H402] - [.$H$681]" table:style-name="ce1">
            <text:p>3.69899988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2.822" table:style-name="ce1">
            <text:p>1739050413</text:p>
          </table:table-cell>
          <table:table-cell office:value-type="float" office:value="1739050414.2290001" table:style-name="ce1">
            <text:p>17390504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70000648498535" table:formula="of:=[.B403]-[.A403]" table:style-name="ce1">
            <text:p>1.407000065</text:p>
          </table:table-cell>
          <table:table-cell table:style-name="ce1"/>
          <table:table-cell office:value-type="float" office:value="1.0209999084472656" table:formula="of:=[.H403] - [.$H$681]" table:style-name="ce1">
            <text:p>1.02099990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2.855" table:style-name="ce1">
            <text:p>1739050413</text:p>
          </table:table-cell>
          <table:table-cell office:value-type="float" office:value="1739050414.336" table:style-name="ce1">
            <text:p>17390504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09999465942383" table:formula="of:=[.B404]-[.A404]" table:style-name="ce1">
            <text:p>1.480999947</text:p>
          </table:table-cell>
          <table:table-cell table:style-name="ce1"/>
          <table:table-cell office:value-type="float" office:value="1.0949997901916504" table:formula="of:=[.H404] - [.$H$681]" table:style-name="ce1">
            <text:p>1.094999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3.0550001" table:style-name="ce1">
            <text:p>1739050413</text:p>
          </table:table-cell>
          <table:table-cell office:value-type="float" office:value="1739050415.1329999" table:style-name="ce1">
            <text:p>17390504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779998302459717" table:formula="of:=[.B405]-[.A405]" table:style-name="ce1">
            <text:p>2.07799983</text:p>
          </table:table-cell>
          <table:table-cell table:style-name="ce1"/>
          <table:table-cell office:value-type="float" office:value="1.6919996738433838" table:formula="of:=[.H405] - [.$H$681]" table:style-name="ce1">
            <text:p>1.69199967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3.089" table:style-name="ce1">
            <text:p>1739050413</text:p>
          </table:table-cell>
          <table:table-cell office:value-type="float" office:value="1739050415.2460001" table:style-name="ce1">
            <text:p>17390504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570000648498535" table:formula="of:=[.B406]-[.A406]" table:style-name="ce1">
            <text:p>2.157000065</text:p>
          </table:table-cell>
          <table:table-cell table:style-name="ce1"/>
          <table:table-cell office:value-type="float" office:value="1.7709999084472656" table:formula="of:=[.H406] - [.$H$681]" table:style-name="ce1">
            <text:p>1.77099990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3.9890001" table:style-name="ce1">
            <text:p>1739050414</text:p>
          </table:table-cell>
          <table:table-cell office:value-type="float" office:value="1739050415.352" table:style-name="ce1">
            <text:p>17390504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29999160766602" table:formula="of:=[.B407]-[.A407]" table:style-name="ce1">
            <text:p>1.362999916</text:p>
          </table:table-cell>
          <table:table-cell table:style-name="ce1"/>
          <table:table-cell office:value-type="float" office:value="0.97699975967407215" table:formula="of:=[.H407] - [.$H$681]" table:style-name="ce1">
            <text:p>0.976999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4.0220001" table:style-name="ce1">
            <text:p>1739050414</text:p>
          </table:table-cell>
          <table:table-cell office:value-type="float" office:value="1739050415.4579999" table:style-name="ce1">
            <text:p>17390504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5999870300293" table:formula="of:=[.B408]-[.A408]" table:style-name="ce1">
            <text:p>1.43599987</text:p>
          </table:table-cell>
          <table:table-cell table:style-name="ce1"/>
          <table:table-cell office:value-type="float" office:value="1.0499997138977051" table:formula="of:=[.H408] - [.$H$681]" table:style-name="ce1">
            <text:p>1.04999971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4.0550001" table:style-name="ce1">
            <text:p>1739050414</text:p>
          </table:table-cell>
          <table:table-cell office:value-type="float" office:value="1739050415.5599999" table:style-name="ce1">
            <text:p>17390504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49998760223389" table:formula="of:=[.B409]-[.A409]" table:style-name="ce1">
            <text:p>1.504999876</text:p>
          </table:table-cell>
          <table:table-cell table:style-name="ce1"/>
          <table:table-cell office:value-type="float" office:value="1.118999719619751" table:formula="of:=[.H409] - [.$H$681]" table:style-name="ce1">
            <text:p>1.1189997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4.1889999" table:style-name="ce1">
            <text:p>1739050414</text:p>
          </table:table-cell>
          <table:table-cell office:value-type="float" office:value="1739050415.6600001" table:style-name="ce1">
            <text:p>17390504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10001945495605" table:formula="of:=[.B410]-[.A410]" table:style-name="ce1">
            <text:p>1.471000195</text:p>
          </table:table-cell>
          <table:table-cell table:style-name="ce1"/>
          <table:table-cell office:value-type="float" office:value="1.0850000381469727" table:formula="of:=[.H410] - [.$H$681]" table:style-name="ce1">
            <text:p>1.08500003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4.5220001" table:style-name="ce1">
            <text:p>1739050415</text:p>
          </table:table-cell>
          <table:table-cell office:value-type="float" office:value="1739050415.822" table:style-name="ce1">
            <text:p>17390504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99999523162842" table:formula="of:=[.B411]-[.A411]" table:style-name="ce1">
            <text:p>1.299999952</text:p>
          </table:table-cell>
          <table:table-cell table:style-name="ce1"/>
          <table:table-cell office:value-type="float" office:value="0.91399979591369618" table:formula="of:=[.H411] - [.$H$681]" table:style-name="ce1">
            <text:p>0.9139997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4.5550001" table:style-name="ce1">
            <text:p>1739050415</text:p>
          </table:table-cell>
          <table:table-cell office:value-type="float" office:value="1739050415.9749999" table:style-name="ce1">
            <text:p>17390504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99998378753662" table:formula="of:=[.B412]-[.A412]" table:style-name="ce1">
            <text:p>1.419999838</text:p>
          </table:table-cell>
          <table:table-cell table:style-name="ce1"/>
          <table:table-cell office:value-type="float" office:value="1.0339996814727783" table:formula="of:=[.H412] - [.$H$681]" table:style-name="ce1">
            <text:p>1.03399968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4.589" table:style-name="ce1">
            <text:p>1739050415</text:p>
          </table:table-cell>
          <table:table-cell office:value-type="float" office:value="1739050416.086" table:style-name="ce1">
            <text:p>17390504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6999979019165" table:formula="of:=[.B413]-[.A413]" table:style-name="ce1">
            <text:p>1.496999979</text:p>
          </table:table-cell>
          <table:table-cell table:style-name="ce1"/>
          <table:table-cell office:value-type="float" office:value="1.1109998226165771" table:formula="of:=[.H413] - [.$H$681]" table:style-name="ce1">
            <text:p>1.1109998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4.7550001" table:style-name="ce1">
            <text:p>1739050415</text:p>
          </table:table-cell>
          <table:table-cell office:value-type="float" office:value="1739050416.1949999" table:style-name="ce1">
            <text:p>17390504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99998188018799" table:formula="of:=[.B414]-[.A414]" table:style-name="ce1">
            <text:p>1.439999819</text:p>
          </table:table-cell>
          <table:table-cell table:style-name="ce1"/>
          <table:table-cell office:value-type="float" office:value="1.053999662399292" table:formula="of:=[.H414] - [.$H$681]" table:style-name="ce1">
            <text:p>1.05399966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4.789" table:style-name="ce1">
            <text:p>1739050415</text:p>
          </table:table-cell>
          <table:table-cell office:value-type="float" office:value="1739050416.3699999" table:style-name="ce1">
            <text:p>17390504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809998512268066" table:formula="of:=[.B415]-[.A415]" table:style-name="ce1">
            <text:p>1.580999851</text:p>
          </table:table-cell>
          <table:table-cell table:style-name="ce1"/>
          <table:table-cell office:value-type="float" office:value="1.1949996948242188" table:formula="of:=[.H415] - [.$H$681]" table:style-name="ce1">
            <text:p>1.19499969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4.822" table:style-name="ce1">
            <text:p>1739050415</text:p>
          </table:table-cell>
          <table:table-cell office:value-type="float" office:value="1739050416.474" table:style-name="ce1">
            <text:p>17390504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519999504089355" table:formula="of:=[.B416]-[.A416]" table:style-name="ce1">
            <text:p>1.65199995</text:p>
          </table:table-cell>
          <table:table-cell table:style-name="ce1"/>
          <table:table-cell office:value-type="float" office:value="1.2659997940063477" table:formula="of:=[.H416] - [.$H$681]" table:style-name="ce1">
            <text:p>1.2659997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6.2550001" table:style-name="ce1">
            <text:p>1739050416</text:p>
          </table:table-cell>
          <table:table-cell office:value-type="float" office:value="1739050417.681" table:style-name="ce1">
            <text:p>17390504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59998798370361" table:formula="of:=[.B417]-[.A417]" table:style-name="ce1">
            <text:p>1.42599988</text:p>
          </table:table-cell>
          <table:table-cell table:style-name="ce1"/>
          <table:table-cell office:value-type="float" office:value="1.0399997234344482" table:formula="of:=[.H417] - [.$H$681]" table:style-name="ce1">
            <text:p>1.0399997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6.289" table:style-name="ce1">
            <text:p>1739050416</text:p>
          </table:table-cell>
          <table:table-cell office:value-type="float" office:value="1739050417.7820001" table:style-name="ce1">
            <text:p>17390504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30000305175781" table:formula="of:=[.B418]-[.A418]" table:style-name="ce1">
            <text:p>1.493000031</text:p>
          </table:table-cell>
          <table:table-cell table:style-name="ce1"/>
          <table:table-cell office:value-type="float" office:value="1.1069998741149902" table:formula="of:=[.H418] - [.$H$681]" table:style-name="ce1">
            <text:p>1.10699987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6.5220001" table:style-name="ce1">
            <text:p>1739050417</text:p>
          </table:table-cell>
          <table:table-cell office:value-type="float" office:value="1739050418.8729999" table:style-name="ce1">
            <text:p>17390504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509998321533203" table:formula="of:=[.B419]-[.A419]" table:style-name="ce1">
            <text:p>2.350999832</text:p>
          </table:table-cell>
          <table:table-cell table:style-name="ce1"/>
          <table:table-cell office:value-type="float" office:value="1.9649996757507324" table:formula="of:=[.H419] - [.$H$681]" table:style-name="ce1">
            <text:p>1.9649996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6.589" table:style-name="ce1">
            <text:p>1739050417</text:p>
          </table:table-cell>
          <table:table-cell office:value-type="float" office:value="1739050418.9949999" table:style-name="ce1">
            <text:p>17390504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059998989105225" table:formula="of:=[.B420]-[.A420]" table:style-name="ce1">
            <text:p>2.405999899</text:p>
          </table:table-cell>
          <table:table-cell table:style-name="ce1"/>
          <table:table-cell office:value-type="float" office:value="2.0199997425079346" table:formula="of:=[.H420] - [.$H$681]" table:style-name="ce1">
            <text:p>2.01999974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6.822" table:style-name="ce1">
            <text:p>1739050417</text:p>
          </table:table-cell>
          <table:table-cell office:value-type="float" office:value="1739050419.092" table:style-name="ce1">
            <text:p>17390504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2699999809265137" table:formula="of:=[.B421]-[.A421]" table:style-name="ce1">
            <text:p>2.269999981</text:p>
          </table:table-cell>
          <table:table-cell table:style-name="ce1"/>
          <table:table-cell office:value-type="float" office:value="1.8839998245239258" table:formula="of:=[.H421] - [.$H$681]" table:style-name="ce1">
            <text:p>1.883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7.8889999" table:style-name="ce1">
            <text:p>1739050418</text:p>
          </table:table-cell>
          <table:table-cell office:value-type="float" office:value="1739050419.217" table:style-name="ce1">
            <text:p>17390504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80000686645508" table:formula="of:=[.B422]-[.A422]" table:style-name="ce1">
            <text:p>1.328000069</text:p>
          </table:table-cell>
          <table:table-cell table:style-name="ce1"/>
          <table:table-cell office:value-type="float" office:value="0.94199991226196278" table:formula="of:=[.H422] - [.$H$681]" table:style-name="ce1">
            <text:p>0.94199991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7.9219999" table:style-name="ce1">
            <text:p>1739050418</text:p>
          </table:table-cell>
          <table:table-cell office:value-type="float" office:value="1739050419.319" table:style-name="ce1">
            <text:p>17390504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70000743865967" table:formula="of:=[.B423]-[.A423]" table:style-name="ce1">
            <text:p>1.397000074</text:p>
          </table:table-cell>
          <table:table-cell table:style-name="ce1"/>
          <table:table-cell office:value-type="float" office:value="1.0109999179840088" table:formula="of:=[.H423] - [.$H$681]" table:style-name="ce1">
            <text:p>1.01099991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8.122" table:style-name="ce1">
            <text:p>1739050418</text:p>
          </table:table-cell>
          <table:table-cell office:value-type="float" office:value="1739050419.5599999" table:style-name="ce1">
            <text:p>173905042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7999963760376" table:formula="of:=[.B424]-[.A424]" table:style-name="ce1">
            <text:p>1.437999964</text:p>
          </table:table-cell>
          <table:table-cell table:style-name="ce1"/>
          <table:table-cell office:value-type="float" office:value="1.0519998073577881" table:formula="of:=[.H424] - [.$H$681]" table:style-name="ce1">
            <text:p>1.05199980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8.5220001" table:style-name="ce1">
            <text:p>1739050419</text:p>
          </table:table-cell>
          <table:table-cell office:value-type="float" office:value="1739050420.3759999" table:style-name="ce1">
            <text:p>173905042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539998531341553" table:formula="of:=[.B425]-[.A425]" table:style-name="ce1">
            <text:p>1.853999853</text:p>
          </table:table-cell>
          <table:table-cell table:style-name="ce1"/>
          <table:table-cell office:value-type="float" office:value="1.4679996967315674" table:formula="of:=[.H425] - [.$H$681]" table:style-name="ce1">
            <text:p>1.46799969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9.822" table:style-name="ce1">
            <text:p>1739050420</text:p>
          </table:table-cell>
          <table:table-cell office:value-type="float" office:value="1739050424.3989999" table:style-name="ce1">
            <text:p>17390504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5769999027252197" table:formula="of:=[.B426]-[.A426]" table:style-name="ce1">
            <text:p>4.576999903</text:p>
          </table:table-cell>
          <table:table-cell table:style-name="ce1"/>
          <table:table-cell office:value-type="float" office:value="4.1909997463226318" table:formula="of:=[.H426] - [.$H$681]" table:style-name="ce1">
            <text:p>4.1909997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3.1889999" table:style-name="ce1">
            <text:p>1739050423</text:p>
          </table:table-cell>
          <table:table-cell office:value-type="float" office:value="1739050424.5369999" table:style-name="ce1">
            <text:p>17390504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80000495910645" table:formula="of:=[.B427]-[.A427]" table:style-name="ce1">
            <text:p>1.34800005</text:p>
          </table:table-cell>
          <table:table-cell table:style-name="ce1"/>
          <table:table-cell office:value-type="float" office:value="0.96199989318847645" table:formula="of:=[.H427] - [.$H$681]" table:style-name="ce1">
            <text:p>0.9619998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3.3889999" table:style-name="ce1">
            <text:p>1739050423</text:p>
          </table:table-cell>
          <table:table-cell office:value-type="float" office:value="1739050424.8559999" table:style-name="ce1">
            <text:p>17390504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70000076293945" table:formula="of:=[.B428]-[.A428]" table:style-name="ce1">
            <text:p>1.467000008</text:p>
          </table:table-cell>
          <table:table-cell table:style-name="ce1"/>
          <table:table-cell office:value-type="float" office:value="1.0809998512268066" table:formula="of:=[.H428] - [.$H$681]" table:style-name="ce1">
            <text:p>1.08099985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3.655" table:style-name="ce1">
            <text:p>1739050424</text:p>
          </table:table-cell>
          <table:table-cell office:value-type="float" office:value="1739050424.961" table:style-name="ce1">
            <text:p>17390504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59999942779541" table:formula="of:=[.B429]-[.A429]" table:style-name="ce1">
            <text:p>1.305999994</text:p>
          </table:table-cell>
          <table:table-cell table:style-name="ce1"/>
          <table:table-cell office:value-type="float" office:value="0.9199998378753661" table:formula="of:=[.H429] - [.$H$681]" table:style-name="ce1">
            <text:p>0.91999983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3.7219999" table:style-name="ce1">
            <text:p>1739050424</text:p>
          </table:table-cell>
          <table:table-cell office:value-type="float" office:value="1739050425.063" table:style-name="ce1">
            <text:p>17390504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10000801086426" table:formula="of:=[.B430]-[.A430]" table:style-name="ce1">
            <text:p>1.34100008</text:p>
          </table:table-cell>
          <table:table-cell table:style-name="ce1"/>
          <table:table-cell office:value-type="float" office:value="0.95499992370605458" table:formula="of:=[.H430] - [.$H$681]" table:style-name="ce1">
            <text:p>0.95499992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3.7550001" table:style-name="ce1">
            <text:p>1739050424</text:p>
          </table:table-cell>
          <table:table-cell office:value-type="float" office:value="1739050425.158" table:style-name="ce1">
            <text:p>17390504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29998779296875" table:formula="of:=[.B431]-[.A431]" table:style-name="ce1">
            <text:p>1.402999878</text:p>
          </table:table-cell>
          <table:table-cell table:style-name="ce1"/>
          <table:table-cell office:value-type="float" office:value="1.0169997215270996" table:formula="of:=[.H431] - [.$H$681]" table:style-name="ce1">
            <text:p>1.0169997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3.789" table:style-name="ce1">
            <text:p>1739050424</text:p>
          </table:table-cell>
          <table:table-cell office:value-type="float" office:value="1739050425.2579999" table:style-name="ce1">
            <text:p>17390504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89998626708984" table:formula="of:=[.B432]-[.A432]" table:style-name="ce1">
            <text:p>1.468999863</text:p>
          </table:table-cell>
          <table:table-cell table:style-name="ce1"/>
          <table:table-cell office:value-type="float" office:value="1.0829997062683105" table:formula="of:=[.H432] - [.$H$681]" table:style-name="ce1">
            <text:p>1.08299970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3.9890001" table:style-name="ce1">
            <text:p>1739050424</text:p>
          </table:table-cell>
          <table:table-cell office:value-type="float" office:value="1739050425.3510001" table:style-name="ce1">
            <text:p>17390504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19999885559082" table:formula="of:=[.B433]-[.A433]" table:style-name="ce1">
            <text:p>1.361999989</text:p>
          </table:table-cell>
          <table:table-cell table:style-name="ce1"/>
          <table:table-cell office:value-type="float" office:value="0.9759998321533202" table:formula="of:=[.H433] - [.$H$681]" table:style-name="ce1">
            <text:p>0.97599983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4.4219999" table:style-name="ce1">
            <text:p>1739050424</text:p>
          </table:table-cell>
          <table:table-cell office:value-type="float" office:value="1739050425.846" table:style-name="ce1">
            <text:p>17390504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40000247955322" table:formula="of:=[.B434]-[.A434]" table:style-name="ce1">
            <text:p>1.424000025</text:p>
          </table:table-cell>
          <table:table-cell table:style-name="ce1"/>
          <table:table-cell office:value-type="float" office:value="1.0379998683929443" table:formula="of:=[.H434] - [.$H$681]" table:style-name="ce1">
            <text:p>1.03799986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4.9890001" table:style-name="ce1">
            <text:p>1739050425</text:p>
          </table:table-cell>
          <table:table-cell office:value-type="float" office:value="1739050426.747" table:style-name="ce1">
            <text:p>17390504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579998970031738" table:formula="of:=[.B435]-[.A435]" table:style-name="ce1">
            <text:p>1.757999897</text:p>
          </table:table-cell>
          <table:table-cell table:style-name="ce1"/>
          <table:table-cell office:value-type="float" office:value="1.3719997406005859" table:formula="of:=[.H435] - [.$H$681]" table:style-name="ce1">
            <text:p>1.37199974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5.4219999" table:style-name="ce1">
            <text:p>1739050425</text:p>
          </table:table-cell>
          <table:table-cell office:value-type="float" office:value="1739050426.8529999" table:style-name="ce1">
            <text:p>17390504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09999942779541" table:formula="of:=[.B436]-[.A436]" table:style-name="ce1">
            <text:p>1.430999994</text:p>
          </table:table-cell>
          <table:table-cell table:style-name="ce1"/>
          <table:table-cell office:value-type="float" office:value="1.0449998378753662" table:formula="of:=[.H436] - [.$H$681]" table:style-name="ce1">
            <text:p>1.04499983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5.7550001" table:style-name="ce1">
            <text:p>1739050426</text:p>
          </table:table-cell>
          <table:table-cell office:value-type="float" office:value="1739050427.4100001" table:style-name="ce1">
            <text:p>17390504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549999713897705" table:formula="of:=[.B437]-[.A437]" table:style-name="ce1">
            <text:p>1.654999971</text:p>
          </table:table-cell>
          <table:table-cell table:style-name="ce1"/>
          <table:table-cell office:value-type="float" office:value="1.2689998149871826" table:formula="of:=[.H437] - [.$H$681]" table:style-name="ce1">
            <text:p>1.26899981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6.5550001" table:style-name="ce1">
            <text:p>1739050427</text:p>
          </table:table-cell>
          <table:table-cell office:value-type="float" office:value="1739050428.1570001" table:style-name="ce1">
            <text:p>17390504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019999980926514" table:formula="of:=[.B438]-[.A438]" table:style-name="ce1">
            <text:p>1.601999998</text:p>
          </table:table-cell>
          <table:table-cell table:style-name="ce1"/>
          <table:table-cell office:value-type="float" office:value="1.2159998416900635" table:formula="of:=[.H438] - [.$H$681]" table:style-name="ce1">
            <text:p>1.21599984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7.122" table:style-name="ce1">
            <text:p>1739050427</text:p>
          </table:table-cell>
          <table:table-cell office:value-type="float" office:value="1739050428.3399999" table:style-name="ce1">
            <text:p>17390504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179999351501465" table:formula="of:=[.B439]-[.A439]" table:style-name="ce1">
            <text:p>1.217999935</text:p>
          </table:table-cell>
          <table:table-cell table:style-name="ce1"/>
          <table:table-cell office:value-type="float" office:value="0.83199977874755848" table:formula="of:=[.H439] - [.$H$681]" table:style-name="ce1">
            <text:p>0.8319997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7.4549999" table:style-name="ce1">
            <text:p>1739050427</text:p>
          </table:table-cell>
          <table:table-cell office:value-type="float" office:value="1739050429.335" table:style-name="ce1">
            <text:p>17390504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80000114440918" table:formula="of:=[.B440]-[.A440]" table:style-name="ce1">
            <text:p>1.880000114</text:p>
          </table:table-cell>
          <table:table-cell table:style-name="ce1"/>
          <table:table-cell office:value-type="float" office:value="1.4939999580383301" table:formula="of:=[.H440] - [.$H$681]" table:style-name="ce1">
            <text:p>1.49399995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7.4890001" table:style-name="ce1">
            <text:p>1739050427</text:p>
          </table:table-cell>
          <table:table-cell office:value-type="float" office:value="1739050429.4419999" table:style-name="ce1">
            <text:p>17390504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529998302459717" table:formula="of:=[.B441]-[.A441]" table:style-name="ce1">
            <text:p>1.95299983</text:p>
          </table:table-cell>
          <table:table-cell table:style-name="ce1"/>
          <table:table-cell office:value-type="float" office:value="1.5669996738433838" table:formula="of:=[.H441] - [.$H$681]" table:style-name="ce1">
            <text:p>1.56699967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8.2550001" table:style-name="ce1">
            <text:p>1739050428</text:p>
          </table:table-cell>
          <table:table-cell office:value-type="float" office:value="1739050430.119" table:style-name="ce1">
            <text:p>17390504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639998435974121" table:formula="of:=[.B442]-[.A442]" table:style-name="ce1">
            <text:p>1.863999844</text:p>
          </table:table-cell>
          <table:table-cell table:style-name="ce1"/>
          <table:table-cell office:value-type="float" office:value="1.4779996871948242" table:formula="of:=[.H442] - [.$H$681]" table:style-name="ce1">
            <text:p>1.4779996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8.5550001" table:style-name="ce1">
            <text:p>1739050429</text:p>
          </table:table-cell>
          <table:table-cell office:value-type="float" office:value="1739050430.1229999" table:style-name="ce1">
            <text:p>17390504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79998397827148" table:formula="of:=[.B443]-[.A443]" table:style-name="ce1">
            <text:p>1.56799984</text:p>
          </table:table-cell>
          <table:table-cell table:style-name="ce1"/>
          <table:table-cell office:value-type="float" office:value="1.181999683380127" table:formula="of:=[.H443] - [.$H$681]" table:style-name="ce1">
            <text:p>1.1819996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8.789" table:style-name="ce1">
            <text:p>1739050429</text:p>
          </table:table-cell>
          <table:table-cell office:value-type="float" office:value="1739050430.7980001" table:style-name="ce1">
            <text:p>17390504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090000629425049" table:formula="of:=[.B444]-[.A444]" table:style-name="ce1">
            <text:p>2.009000063</text:p>
          </table:table-cell>
          <table:table-cell table:style-name="ce1"/>
          <table:table-cell office:value-type="float" office:value="1.622999906539917" table:formula="of:=[.H444] - [.$H$681]" table:style-name="ce1">
            <text:p>1.62299990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9.0220001" table:style-name="ce1">
            <text:p>1739050429</text:p>
          </table:table-cell>
          <table:table-cell office:value-type="float" office:value="1739050430.8929999" table:style-name="ce1">
            <text:p>17390504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70999813079834" table:formula="of:=[.B445]-[.A445]" table:style-name="ce1">
            <text:p>1.870999813</text:p>
          </table:table-cell>
          <table:table-cell table:style-name="ce1"/>
          <table:table-cell office:value-type="float" office:value="1.4849996566772461" table:formula="of:=[.H445] - [.$H$681]" table:style-name="ce1">
            <text:p>1.48499965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0.0220001" table:style-name="ce1">
            <text:p>1739050430</text:p>
          </table:table-cell>
          <table:table-cell office:value-type="float" office:value="1739050431.214" table:style-name="ce1">
            <text:p>17390504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1919999122619629" table:formula="of:=[.B446]-[.A446]" table:style-name="ce1">
            <text:p>1.191999912</text:p>
          </table:table-cell>
          <table:table-cell table:style-name="ce1"/>
          <table:table-cell office:value-type="float" office:value="0.80599975585937489" table:formula="of:=[.H446] - [.$H$681]" table:style-name="ce1">
            <text:p>0.80599975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0.0550001" table:style-name="ce1">
            <text:p>1739050430</text:p>
          </table:table-cell>
          <table:table-cell office:value-type="float" office:value="1739050431.329" table:style-name="ce1">
            <text:p>17390504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39999294281006" table:formula="of:=[.B447]-[.A447]" table:style-name="ce1">
            <text:p>1.273999929</text:p>
          </table:table-cell>
          <table:table-cell table:style-name="ce1"/>
          <table:table-cell office:value-type="float" office:value="0.88799977302551258" table:formula="of:=[.H447] - [.$H$681]" table:style-name="ce1">
            <text:p>0.88799977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0.089" table:style-name="ce1">
            <text:p>1739050430</text:p>
          </table:table-cell>
          <table:table-cell office:value-type="float" office:value="1739050431.4319999" table:style-name="ce1">
            <text:p>17390504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29999351501465" table:formula="of:=[.B448]-[.A448]" table:style-name="ce1">
            <text:p>1.342999935</text:p>
          </table:table-cell>
          <table:table-cell table:style-name="ce1"/>
          <table:table-cell office:value-type="float" office:value="0.95699977874755848" table:formula="of:=[.H448] - [.$H$681]" table:style-name="ce1">
            <text:p>0.9569997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0.2219999" table:style-name="ce1">
            <text:p>1739050430</text:p>
          </table:table-cell>
          <table:table-cell office:value-type="float" office:value="1739050431.5420001" table:style-name="ce1">
            <text:p>17390504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0000171661377" table:formula="of:=[.B449]-[.A449]" table:style-name="ce1">
            <text:p>1.320000172</text:p>
          </table:table-cell>
          <table:table-cell table:style-name="ce1"/>
          <table:table-cell office:value-type="float" office:value="0.93400001525878895" table:formula="of:=[.H449] - [.$H$681]" table:style-name="ce1">
            <text:p>0.93400001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0.3889999" table:style-name="ce1">
            <text:p>1739050430</text:p>
          </table:table-cell>
          <table:table-cell office:value-type="float" office:value="1739050431.763" table:style-name="ce1">
            <text:p>17390504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4000072479248" table:formula="of:=[.B450]-[.A450]" table:style-name="ce1">
            <text:p>1.374000072</text:p>
          </table:table-cell>
          <table:table-cell table:style-name="ce1"/>
          <table:table-cell office:value-type="float" office:value="0.98799991607666005" table:formula="of:=[.H450] - [.$H$681]" table:style-name="ce1">
            <text:p>0.98799991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0.4890001" table:style-name="ce1">
            <text:p>1739050430</text:p>
          </table:table-cell>
          <table:table-cell office:value-type="float" office:value="1739050431.8659999" table:style-name="ce1">
            <text:p>17390504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69998550415039" table:formula="of:=[.B451]-[.A451]" table:style-name="ce1">
            <text:p>1.376999855</text:p>
          </table:table-cell>
          <table:table-cell table:style-name="ce1"/>
          <table:table-cell office:value-type="float" office:value="0.9909996986389159" table:formula="of:=[.H451] - [.$H$681]" table:style-name="ce1">
            <text:p>0.99099969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0.5220001" table:style-name="ce1">
            <text:p>1739050431</text:p>
          </table:table-cell>
          <table:table-cell office:value-type="float" office:value="1739050431.973" table:style-name="ce1">
            <text:p>17390504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09999752044678" table:formula="of:=[.B452]-[.A452]" table:style-name="ce1">
            <text:p>1.450999975</text:p>
          </table:table-cell>
          <table:table-cell table:style-name="ce1"/>
          <table:table-cell office:value-type="float" office:value="1.0649998188018799" table:formula="of:=[.H452] - [.$H$681]" table:style-name="ce1">
            <text:p>1.06499981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0.622" table:style-name="ce1">
            <text:p>1739050431</text:p>
          </table:table-cell>
          <table:table-cell office:value-type="float" office:value="1739050432.5320001" table:style-name="ce1">
            <text:p>17390504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100000858306885" table:formula="of:=[.B453]-[.A453]" table:style-name="ce1">
            <text:p>1.910000086</text:p>
          </table:table-cell>
          <table:table-cell table:style-name="ce1"/>
          <table:table-cell office:value-type="float" office:value="1.5239999294281006" table:formula="of:=[.H453] - [.$H$681]" table:style-name="ce1">
            <text:p>1.52399992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0.855" table:style-name="ce1">
            <text:p>1739050431</text:p>
          </table:table-cell>
          <table:table-cell office:value-type="float" office:value="1739050432.6329999" table:style-name="ce1">
            <text:p>17390504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779998779296875" table:formula="of:=[.B454]-[.A454]" table:style-name="ce1">
            <text:p>1.777999878</text:p>
          </table:table-cell>
          <table:table-cell table:style-name="ce1"/>
          <table:table-cell office:value-type="float" office:value="1.3919997215270996" table:formula="of:=[.H454] - [.$H$681]" table:style-name="ce1">
            <text:p>1.3919997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0.8889999" table:style-name="ce1">
            <text:p>1739050431</text:p>
          </table:table-cell>
          <table:table-cell office:value-type="float" office:value="1739050432.74" table:style-name="ce1">
            <text:p>17390504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510000705718994" table:formula="of:=[.B455]-[.A455]" table:style-name="ce1">
            <text:p>1.851000071</text:p>
          </table:table-cell>
          <table:table-cell table:style-name="ce1"/>
          <table:table-cell office:value-type="float" office:value="1.4649999141693115" table:formula="of:=[.H455] - [.$H$681]" table:style-name="ce1">
            <text:p>1.46499991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1.355" table:style-name="ce1">
            <text:p>1739050431</text:p>
          </table:table-cell>
          <table:table-cell office:value-type="float" office:value="1739050432.8380001" table:style-name="ce1">
            <text:p>17390504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30000400543213" table:formula="of:=[.B456]-[.A456]" table:style-name="ce1">
            <text:p>1.48300004</text:p>
          </table:table-cell>
          <table:table-cell table:style-name="ce1"/>
          <table:table-cell office:value-type="float" office:value="1.0969998836517334" table:formula="of:=[.H456] - [.$H$681]" table:style-name="ce1">
            <text:p>1.09699988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1.3889999" table:style-name="ce1">
            <text:p>1739050431</text:p>
          </table:table-cell>
          <table:table-cell office:value-type="float" office:value="1739050433.4130001" table:style-name="ce1">
            <text:p>17390504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240001678466797" table:formula="of:=[.B457]-[.A457]" table:style-name="ce1">
            <text:p>2.024000168</text:p>
          </table:table-cell>
          <table:table-cell table:style-name="ce1"/>
          <table:table-cell office:value-type="float" office:value="1.6380000114440918" table:formula="of:=[.H457] - [.$H$681]" table:style-name="ce1">
            <text:p>1.63800001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1.589" table:style-name="ce1">
            <text:p>1739050432</text:p>
          </table:table-cell>
          <table:table-cell office:value-type="float" office:value="1739050433.5320001" table:style-name="ce1">
            <text:p>17390504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430000782012939" table:formula="of:=[.B458]-[.A458]" table:style-name="ce1">
            <text:p>1.943000078</text:p>
          </table:table-cell>
          <table:table-cell table:style-name="ce1"/>
          <table:table-cell office:value-type="float" office:value="1.5569999217987061" table:formula="of:=[.H458] - [.$H$681]" table:style-name="ce1">
            <text:p>1.5569999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2.322" table:style-name="ce1">
            <text:p>1739050432</text:p>
          </table:table-cell>
          <table:table-cell office:value-type="float" office:value="1739050433.625" table:style-name="ce1">
            <text:p>17390504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29999732971191" table:formula="of:=[.B459]-[.A459]" table:style-name="ce1">
            <text:p>1.302999973</text:p>
          </table:table-cell>
          <table:table-cell table:style-name="ce1"/>
          <table:table-cell office:value-type="float" office:value="0.91699981689453114" table:formula="of:=[.H459] - [.$H$681]" table:style-name="ce1">
            <text:p>0.91699981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2.355" table:style-name="ce1">
            <text:p>1739050432</text:p>
          </table:table-cell>
          <table:table-cell office:value-type="float" office:value="1739050433.8399999" table:style-name="ce1">
            <text:p>17390504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49998950958252" table:formula="of:=[.B460]-[.A460]" table:style-name="ce1">
            <text:p>1.484999895</text:p>
          </table:table-cell>
          <table:table-cell table:style-name="ce1"/>
          <table:table-cell office:value-type="float" office:value="1.0989997386932373" table:formula="of:=[.H460] - [.$H$681]" table:style-name="ce1">
            <text:p>1.09899973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2.5550001" table:style-name="ce1">
            <text:p>1739050433</text:p>
          </table:table-cell>
          <table:table-cell office:value-type="float" office:value="1739050434.0369999" table:style-name="ce1">
            <text:p>17390504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19998741149902" table:formula="of:=[.B461]-[.A461]" table:style-name="ce1">
            <text:p>1.481999874</text:p>
          </table:table-cell>
          <table:table-cell table:style-name="ce1"/>
          <table:table-cell office:value-type="float" office:value="1.0959997177124023" table:formula="of:=[.H461] - [.$H$681]" table:style-name="ce1">
            <text:p>1.09599971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2.7219999" table:style-name="ce1">
            <text:p>1739050433</text:p>
          </table:table-cell>
          <table:table-cell office:value-type="float" office:value="1739050434.1559999" table:style-name="ce1">
            <text:p>17390504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40000152587891" table:formula="of:=[.B462]-[.A462]" table:style-name="ce1">
            <text:p>1.434000015</text:p>
          </table:table-cell>
          <table:table-cell table:style-name="ce1"/>
          <table:table-cell office:value-type="float" office:value="1.0479998588562012" table:formula="of:=[.H462] - [.$H$681]" table:style-name="ce1">
            <text:p>1.04799985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2.789" table:style-name="ce1">
            <text:p>1739050433</text:p>
          </table:table-cell>
          <table:table-cell office:value-type="float" office:value="1739050434.266" table:style-name="ce1">
            <text:p>17390504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69999980926514" table:formula="of:=[.B463]-[.A463]" table:style-name="ce1">
            <text:p>1.476999998</text:p>
          </table:table-cell>
          <table:table-cell table:style-name="ce1"/>
          <table:table-cell office:value-type="float" office:value="1.0909998416900635" table:formula="of:=[.H463] - [.$H$681]" table:style-name="ce1">
            <text:p>1.09099984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2.9219999" table:style-name="ce1">
            <text:p>1739050433</text:p>
          </table:table-cell>
          <table:table-cell office:value-type="float" office:value="1739050435.3039999" table:style-name="ce1">
            <text:p>17390504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819999694824219" table:formula="of:=[.B464]-[.A464]" table:style-name="ce1">
            <text:p>2.381999969</text:p>
          </table:table-cell>
          <table:table-cell table:style-name="ce1"/>
          <table:table-cell office:value-type="float" office:value="1.995999813079834" table:formula="of:=[.H464] - [.$H$681]" table:style-name="ce1">
            <text:p>1.99599981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3.089" table:style-name="ce1">
            <text:p>1739050433</text:p>
          </table:table-cell>
          <table:table-cell office:value-type="float" office:value="1739050435.404" table:style-name="ce1">
            <text:p>17390504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15000057220459" table:formula="of:=[.B465]-[.A465]" table:style-name="ce1">
            <text:p>2.315000057</text:p>
          </table:table-cell>
          <table:table-cell table:style-name="ce1"/>
          <table:table-cell office:value-type="float" office:value="1.9289999008178711" table:formula="of:=[.H465] - [.$H$681]" table:style-name="ce1">
            <text:p>1.92899990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3.1889999" table:style-name="ce1">
            <text:p>1739050433</text:p>
          </table:table-cell>
          <table:table-cell office:value-type="float" office:value="1739050435.5079999" table:style-name="ce1">
            <text:p>17390504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190000057220459" table:formula="of:=[.B466]-[.A466]" table:style-name="ce1">
            <text:p>2.319000006</text:p>
          </table:table-cell>
          <table:table-cell table:style-name="ce1"/>
          <table:table-cell office:value-type="float" office:value="1.932999849319458" table:formula="of:=[.H466] - [.$H$681]" table:style-name="ce1">
            <text:p>1.9329998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4.289" table:style-name="ce1">
            <text:p>1739050434</text:p>
          </table:table-cell>
          <table:table-cell office:value-type="float" office:value="1739050437.072" table:style-name="ce1">
            <text:p>173905043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7829999923706055" table:formula="of:=[.B467]-[.A467]" table:style-name="ce1">
            <text:p>2.782999992</text:p>
          </table:table-cell>
          <table:table-cell table:style-name="ce1"/>
          <table:table-cell office:value-type="float" office:value="2.3969998359680176" table:formula="of:=[.H467] - [.$H$681]" table:style-name="ce1">
            <text:p>2.39699983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5.822" table:style-name="ce1">
            <text:p>1739050436</text:p>
          </table:table-cell>
          <table:table-cell office:value-type="float" office:value="1739050437.164" table:style-name="ce1">
            <text:p>173905043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20000076293945" table:formula="of:=[.B468]-[.A468]" table:style-name="ce1">
            <text:p>1.342000008</text:p>
          </table:table-cell>
          <table:table-cell table:style-name="ce1"/>
          <table:table-cell office:value-type="float" office:value="0.95599985122680653" table:formula="of:=[.H468] - [.$H$681]" table:style-name="ce1">
            <text:p>0.95599985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5.855" table:style-name="ce1">
            <text:p>1739050436</text:p>
          </table:table-cell>
          <table:table-cell office:value-type="float" office:value="1739050437.2880001" table:style-name="ce1">
            <text:p>173905043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30000877380371" table:formula="of:=[.B469]-[.A469]" table:style-name="ce1">
            <text:p>1.433000088</text:p>
          </table:table-cell>
          <table:table-cell table:style-name="ce1"/>
          <table:table-cell office:value-type="float" office:value="1.0469999313354492" table:formula="of:=[.H469] - [.$H$681]" table:style-name="ce1">
            <text:p>1.04699993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6.0220001" table:style-name="ce1">
            <text:p>1739050436</text:p>
          </table:table-cell>
          <table:table-cell office:value-type="float" office:value="1739050437.405" table:style-name="ce1">
            <text:p>173905043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29998970031738" table:formula="of:=[.B470]-[.A470]" table:style-name="ce1">
            <text:p>1.382999897</text:p>
          </table:table-cell>
          <table:table-cell table:style-name="ce1"/>
          <table:table-cell office:value-type="float" office:value="0.99699974060058583" table:formula="of:=[.H470] - [.$H$681]" table:style-name="ce1">
            <text:p>0.99699974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6.2219999" table:style-name="ce1">
            <text:p>1739050436</text:p>
          </table:table-cell>
          <table:table-cell office:value-type="float" office:value="1739050437.6800001" table:style-name="ce1">
            <text:p>17390504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80001831054688" table:formula="of:=[.B471]-[.A471]" table:style-name="ce1">
            <text:p>1.458000183</text:p>
          </table:table-cell>
          <table:table-cell table:style-name="ce1"/>
          <table:table-cell office:value-type="float" office:value="1.0720000267028809" table:formula="of:=[.H471] - [.$H$681]" table:style-name="ce1">
            <text:p>1.07200002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6.2550001" table:style-name="ce1">
            <text:p>1739050436</text:p>
          </table:table-cell>
          <table:table-cell office:value-type="float" office:value="1739050437.8829999" table:style-name="ce1">
            <text:p>17390504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279997825622559" table:formula="of:=[.B472]-[.A472]" table:style-name="ce1">
            <text:p>1.627999783</text:p>
          </table:table-cell>
          <table:table-cell table:style-name="ce1"/>
          <table:table-cell office:value-type="float" office:value="1.241999626159668" table:formula="of:=[.H472] - [.$H$681]" table:style-name="ce1">
            <text:p>1.24199962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8.1889999" table:style-name="ce1">
            <text:p>1739050438</text:p>
          </table:table-cell>
          <table:table-cell office:value-type="float" office:value="1739050439.5550001" table:style-name="ce1">
            <text:p>17390504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60001754760742" table:formula="of:=[.B473]-[.A473]" table:style-name="ce1">
            <text:p>1.366000175</text:p>
          </table:table-cell>
          <table:table-cell table:style-name="ce1"/>
          <table:table-cell office:value-type="float" office:value="0.98000001907348622" table:formula="of:=[.H473] - [.$H$681]" table:style-name="ce1">
            <text:p>0.98000001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8.322" table:style-name="ce1">
            <text:p>1739050438</text:p>
          </table:table-cell>
          <table:table-cell office:value-type="float" office:value="1739050439.819" table:style-name="ce1">
            <text:p>17390504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6999979019165" table:formula="of:=[.B474]-[.A474]" table:style-name="ce1">
            <text:p>1.496999979</text:p>
          </table:table-cell>
          <table:table-cell table:style-name="ce1"/>
          <table:table-cell office:value-type="float" office:value="1.1109998226165771" table:formula="of:=[.H474] - [.$H$681]" table:style-name="ce1">
            <text:p>1.1109998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8.589" table:style-name="ce1">
            <text:p>1739050439</text:p>
          </table:table-cell>
          <table:table-cell office:value-type="float" office:value="1739050439.9779999" table:style-name="ce1">
            <text:p>17390504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89999389648438" table:formula="of:=[.B475]-[.A475]" table:style-name="ce1">
            <text:p>1.388999939</text:p>
          </table:table-cell>
          <table:table-cell table:style-name="ce1"/>
          <table:table-cell office:value-type="float" office:value="1.0029997825622559" table:formula="of:=[.H475] - [.$H$681]" table:style-name="ce1">
            <text:p>1.0029997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8.655" table:style-name="ce1">
            <text:p>1739050439</text:p>
          </table:table-cell>
          <table:table-cell office:value-type="float" office:value="1739050440.0869999" table:style-name="ce1">
            <text:p>17390504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19999217987061" table:formula="of:=[.B476]-[.A476]" table:style-name="ce1">
            <text:p>1.431999922</text:p>
          </table:table-cell>
          <table:table-cell table:style-name="ce1"/>
          <table:table-cell office:value-type="float" office:value="1.0459997653961182" table:formula="of:=[.H476] - [.$H$681]" table:style-name="ce1">
            <text:p>1.04599976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8.7219999" table:style-name="ce1">
            <text:p>1739050439</text:p>
          </table:table-cell>
          <table:table-cell office:value-type="float" office:value="1739050440.1949999" table:style-name="ce1">
            <text:p>17390504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30000495910645" table:formula="of:=[.B477]-[.A477]" table:style-name="ce1">
            <text:p>1.47300005</text:p>
          </table:table-cell>
          <table:table-cell table:style-name="ce1"/>
          <table:table-cell office:value-type="float" office:value="1.0869998931884766" table:formula="of:=[.H477] - [.$H$681]" table:style-name="ce1">
            <text:p>1.0869998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8.822" table:style-name="ce1">
            <text:p>1739050439</text:p>
          </table:table-cell>
          <table:table-cell office:value-type="float" office:value="1739050440.3180001" table:style-name="ce1">
            <text:p>17390504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60000514984131" table:formula="of:=[.B478]-[.A478]" table:style-name="ce1">
            <text:p>1.496000051</text:p>
          </table:table-cell>
          <table:table-cell table:style-name="ce1"/>
          <table:table-cell office:value-type="float" office:value="1.1099998950958252" table:formula="of:=[.H478] - [.$H$681]" table:style-name="ce1">
            <text:p>1.10999989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8.855" table:style-name="ce1">
            <text:p>1739050439</text:p>
          </table:table-cell>
          <table:table-cell office:value-type="float" office:value="1739050440.4070001" table:style-name="ce1">
            <text:p>17390504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20000457763672" table:formula="of:=[.B479]-[.A479]" table:style-name="ce1">
            <text:p>1.552000046</text:p>
          </table:table-cell>
          <table:table-cell table:style-name="ce1"/>
          <table:table-cell office:value-type="float" office:value="1.1659998893737793" table:formula="of:=[.H479] - [.$H$681]" table:style-name="ce1">
            <text:p>1.16599988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8.9890001" table:style-name="ce1">
            <text:p>1739050439</text:p>
          </table:table-cell>
          <table:table-cell office:value-type="float" office:value="1739050440.5079999" table:style-name="ce1">
            <text:p>17390504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89998149871826" table:formula="of:=[.B480]-[.A480]" table:style-name="ce1">
            <text:p>1.518999815</text:p>
          </table:table-cell>
          <table:table-cell table:style-name="ce1"/>
          <table:table-cell office:value-type="float" office:value="1.1329996585845947" table:formula="of:=[.H480] - [.$H$681]" table:style-name="ce1">
            <text:p>1.13299965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9.289" table:style-name="ce1">
            <text:p>1739050439</text:p>
          </table:table-cell>
          <table:table-cell office:value-type="float" office:value="1739050440.612" table:style-name="ce1">
            <text:p>17390504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29999542236328" table:formula="of:=[.B481]-[.A481]" table:style-name="ce1">
            <text:p>1.322999954</text:p>
          </table:table-cell>
          <table:table-cell table:style-name="ce1"/>
          <table:table-cell office:value-type="float" office:value="0.93699979782104481" table:formula="of:=[.H481] - [.$H$681]" table:style-name="ce1">
            <text:p>0.93699979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9.355" table:style-name="ce1">
            <text:p>1739050439</text:p>
          </table:table-cell>
          <table:table-cell office:value-type="float" office:value="1739050440.72" table:style-name="ce1">
            <text:p>17390504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50000095367432" table:formula="of:=[.B482]-[.A482]" table:style-name="ce1">
            <text:p>1.36500001</text:p>
          </table:table-cell>
          <table:table-cell table:style-name="ce1"/>
          <table:table-cell office:value-type="float" office:value="0.97899985313415516" table:formula="of:=[.H482] - [.$H$681]" table:style-name="ce1">
            <text:p>0.97899985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9.4890001" table:style-name="ce1">
            <text:p>1739050439</text:p>
          </table:table-cell>
          <table:table-cell office:value-type="float" office:value="1739050440.819" table:style-name="ce1">
            <text:p>17390504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99999237060547" table:formula="of:=[.B483]-[.A483]" table:style-name="ce1">
            <text:p>1.329999924</text:p>
          </table:table-cell>
          <table:table-cell table:style-name="ce1"/>
          <table:table-cell office:value-type="float" office:value="0.94399976730346669" table:formula="of:=[.H483] - [.$H$681]" table:style-name="ce1">
            <text:p>0.94399976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9.5220001" table:style-name="ce1">
            <text:p>1739050440</text:p>
          </table:table-cell>
          <table:table-cell office:value-type="float" office:value="1739050440.9170001" table:style-name="ce1">
            <text:p>17390504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49999809265137" table:formula="of:=[.B484]-[.A484]" table:style-name="ce1">
            <text:p>1.394999981</text:p>
          </table:table-cell>
          <table:table-cell table:style-name="ce1"/>
          <table:table-cell office:value-type="float" office:value="1.0089998245239258" table:formula="of:=[.H484] - [.$H$681]" table:style-name="ce1">
            <text:p>1.008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9.589" table:style-name="ce1">
            <text:p>1739050440</text:p>
          </table:table-cell>
          <table:table-cell office:value-type="float" office:value="1739050441.0869999" table:style-name="ce1">
            <text:p>17390504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7999906539917" table:formula="of:=[.B485]-[.A485]" table:style-name="ce1">
            <text:p>1.497999907</text:p>
          </table:table-cell>
          <table:table-cell table:style-name="ce1"/>
          <table:table-cell office:value-type="float" office:value="1.1119997501373291" table:formula="of:=[.H485] - [.$H$681]" table:style-name="ce1">
            <text:p>1.1119997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9.622" table:style-name="ce1">
            <text:p>1739050440</text:p>
          </table:table-cell>
          <table:table-cell office:value-type="float" office:value="1739050441.1989999" table:style-name="ce1">
            <text:p>17390504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69999027252197" table:formula="of:=[.B486]-[.A486]" table:style-name="ce1">
            <text:p>1.576999903</text:p>
          </table:table-cell>
          <table:table-cell table:style-name="ce1"/>
          <table:table-cell office:value-type="float" office:value="1.1909997463226318" table:formula="of:=[.H486] - [.$H$681]" table:style-name="ce1">
            <text:p>1.1909997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0.089" table:style-name="ce1">
            <text:p>1739050440</text:p>
          </table:table-cell>
          <table:table-cell office:value-type="float" office:value="1739050442.822" table:style-name="ce1">
            <text:p>17390504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7330000400543213" table:formula="of:=[.B487]-[.A487]" table:style-name="ce1">
            <text:p>2.73300004</text:p>
          </table:table-cell>
          <table:table-cell table:style-name="ce1"/>
          <table:table-cell office:value-type="float" office:value="2.3469998836517334" table:formula="of:=[.H487] - [.$H$681]" table:style-name="ce1">
            <text:p>2.34699988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0.3889999" table:style-name="ce1">
            <text:p>1739050440</text:p>
          </table:table-cell>
          <table:table-cell office:value-type="float" office:value="1739050442.9389999" table:style-name="ce1">
            <text:p>17390504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5499999523162842" table:formula="of:=[.B488]-[.A488]" table:style-name="ce1">
            <text:p>2.549999952</text:p>
          </table:table-cell>
          <table:table-cell table:style-name="ce1"/>
          <table:table-cell office:value-type="float" office:value="2.1639997959136963" table:formula="of:=[.H488] - [.$H$681]" table:style-name="ce1">
            <text:p>2.1639997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1.822" table:style-name="ce1">
            <text:p>1739050442</text:p>
          </table:table-cell>
          <table:table-cell office:value-type="float" office:value="1739050443.0350001" table:style-name="ce1">
            <text:p>17390504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130000591278076" table:formula="of:=[.B489]-[.A489]" table:style-name="ce1">
            <text:p>1.213000059</text:p>
          </table:table-cell>
          <table:table-cell table:style-name="ce1"/>
          <table:table-cell office:value-type="float" office:value="0.82699990272521962" table:formula="of:=[.H489] - [.$H$681]" table:style-name="ce1">
            <text:p>0.82699990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1.855" table:style-name="ce1">
            <text:p>1739050442</text:p>
          </table:table-cell>
          <table:table-cell office:value-type="float" office:value="1739050443.247" table:style-name="ce1">
            <text:p>17390504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9999599456787" table:formula="of:=[.B490]-[.A490]" table:style-name="ce1">
            <text:p>1.39199996</text:p>
          </table:table-cell>
          <table:table-cell table:style-name="ce1"/>
          <table:table-cell office:value-type="float" office:value="1.0059998035430908" table:formula="of:=[.H490] - [.$H$681]" table:style-name="ce1">
            <text:p>1.00599980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4.122" table:style-name="ce1">
            <text:p>1739050444</text:p>
          </table:table-cell>
          <table:table-cell office:value-type="float" office:value="1739050445.586" table:style-name="ce1">
            <text:p>17390504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39999866485596" table:formula="of:=[.B491]-[.A491]" table:style-name="ce1">
            <text:p>1.463999987</text:p>
          </table:table-cell>
          <table:table-cell table:style-name="ce1"/>
          <table:table-cell office:value-type="float" office:value="1.0779998302459717" table:formula="of:=[.H491] - [.$H$681]" table:style-name="ce1">
            <text:p>1.077999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4.2550001" table:style-name="ce1">
            <text:p>1739050444</text:p>
          </table:table-cell>
          <table:table-cell office:value-type="float" office:value="1739050445.6889999" table:style-name="ce1">
            <text:p>17390504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399977684021" table:formula="of:=[.B492]-[.A492]" table:style-name="ce1">
            <text:p>1.433999777</text:p>
          </table:table-cell>
          <table:table-cell table:style-name="ce1"/>
          <table:table-cell office:value-type="float" office:value="1.0479996204376221" table:formula="of:=[.H492] - [.$H$681]" table:style-name="ce1">
            <text:p>1.0479996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4.289" table:style-name="ce1">
            <text:p>1739050444</text:p>
          </table:table-cell>
          <table:table-cell office:value-type="float" office:value="1739050445.7920001" table:style-name="ce1">
            <text:p>17390504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3000020980835" table:formula="of:=[.B493]-[.A493]" table:style-name="ce1">
            <text:p>1.503000021</text:p>
          </table:table-cell>
          <table:table-cell table:style-name="ce1"/>
          <table:table-cell office:value-type="float" office:value="1.1169998645782471" table:formula="of:=[.H493] - [.$H$681]" table:style-name="ce1">
            <text:p>1.11699986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4.5220001" table:style-name="ce1">
            <text:p>1739050445</text:p>
          </table:table-cell>
          <table:table-cell office:value-type="float" office:value="1739050445.8900001" table:style-name="ce1">
            <text:p>17390504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80000305175781" table:formula="of:=[.B494]-[.A494]" table:style-name="ce1">
            <text:p>1.368000031</text:p>
          </table:table-cell>
          <table:table-cell table:style-name="ce1"/>
          <table:table-cell office:value-type="float" office:value="0.98199987411499012" table:formula="of:=[.H494] - [.$H$681]" table:style-name="ce1">
            <text:p>0.98199987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4.655" table:style-name="ce1">
            <text:p>1739050445</text:p>
          </table:table-cell>
          <table:table-cell office:value-type="float" office:value="1739050445.994" table:style-name="ce1">
            <text:p>17390504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89999866485596" table:formula="of:=[.B495]-[.A495]" table:style-name="ce1">
            <text:p>1.338999987</text:p>
          </table:table-cell>
          <table:table-cell table:style-name="ce1"/>
          <table:table-cell office:value-type="float" office:value="0.95299983024597157" table:formula="of:=[.H495] - [.$H$681]" table:style-name="ce1">
            <text:p>0.952999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4.6889999" table:style-name="ce1">
            <text:p>1739050445</text:p>
          </table:table-cell>
          <table:table-cell office:value-type="float" office:value="1739050446.1070001" table:style-name="ce1">
            <text:p>17390504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80002212524414" table:formula="of:=[.B496]-[.A496]" table:style-name="ce1">
            <text:p>1.418000221</text:p>
          </table:table-cell>
          <table:table-cell table:style-name="ce1"/>
          <table:table-cell office:value-type="float" office:value="1.0320000648498535" table:formula="of:=[.H496] - [.$H$681]" table:style-name="ce1">
            <text:p>1.03200006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4.789" table:style-name="ce1">
            <text:p>1739050445</text:p>
          </table:table-cell>
          <table:table-cell office:value-type="float" office:value="1739050446.21" table:style-name="ce1">
            <text:p>17390504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10000038146973" table:formula="of:=[.B497]-[.A497]" table:style-name="ce1">
            <text:p>1.421000004</text:p>
          </table:table-cell>
          <table:table-cell table:style-name="ce1"/>
          <table:table-cell office:value-type="float" office:value="1.0349998474121094" table:formula="of:=[.H497] - [.$H$681]" table:style-name="ce1">
            <text:p>1.03499984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4.822" table:style-name="ce1">
            <text:p>1739050445</text:p>
          </table:table-cell>
          <table:table-cell office:value-type="float" office:value="1739050446.3310001" table:style-name="ce1">
            <text:p>17390504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90000629425049" table:formula="of:=[.B498]-[.A498]" table:style-name="ce1">
            <text:p>1.509000063</text:p>
          </table:table-cell>
          <table:table-cell table:style-name="ce1"/>
          <table:table-cell office:value-type="float" office:value="1.122999906539917" table:formula="of:=[.H498] - [.$H$681]" table:style-name="ce1">
            <text:p>1.12299990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5.0550001" table:style-name="ce1">
            <text:p>1739050445</text:p>
          </table:table-cell>
          <table:table-cell office:value-type="float" office:value="1739050446.4360001" table:style-name="ce1">
            <text:p>17390504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10000419616699" table:formula="of:=[.B499]-[.A499]" table:style-name="ce1">
            <text:p>1.381000042</text:p>
          </table:table-cell>
          <table:table-cell table:style-name="ce1"/>
          <table:table-cell office:value-type="float" office:value="0.99499988555908192" table:formula="of:=[.H499] - [.$H$681]" table:style-name="ce1">
            <text:p>0.99499988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7.9549999" table:style-name="ce1">
            <text:p>1739050448</text:p>
          </table:table-cell>
          <table:table-cell office:value-type="float" office:value="1739050449.3929999" table:style-name="ce1">
            <text:p>173905044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7999963760376" table:formula="of:=[.B500]-[.A500]" table:style-name="ce1">
            <text:p>1.437999964</text:p>
          </table:table-cell>
          <table:table-cell table:style-name="ce1"/>
          <table:table-cell office:value-type="float" office:value="1.0519998073577881" table:formula="of:=[.H500] - [.$H$681]" table:style-name="ce1">
            <text:p>1.05199980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8.0220001" table:style-name="ce1">
            <text:p>1739050448</text:p>
          </table:table-cell>
          <table:table-cell office:value-type="float" office:value="1739050449.5" table:style-name="ce1">
            <text:p>17390504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79999256134033" table:formula="of:=[.B501]-[.A501]" table:style-name="ce1">
            <text:p>1.477999926</text:p>
          </table:table-cell>
          <table:table-cell table:style-name="ce1"/>
          <table:table-cell office:value-type="float" office:value="1.0919997692108154" table:formula="of:=[.H501] - [.$H$681]" table:style-name="ce1">
            <text:p>1.09199976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8.2219999" table:style-name="ce1">
            <text:p>1739050448</text:p>
          </table:table-cell>
          <table:table-cell office:value-type="float" office:value="1739050449.756" table:style-name="ce1">
            <text:p>17390504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40001583099365" table:formula="of:=[.B502]-[.A502]" table:style-name="ce1">
            <text:p>1.534000158</text:p>
          </table:table-cell>
          <table:table-cell table:style-name="ce1"/>
          <table:table-cell office:value-type="float" office:value="1.1480000019073486" table:formula="of:=[.H502] - [.$H$681]" table:style-name="ce1">
            <text:p>1.14800000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8.2550001" table:style-name="ce1">
            <text:p>1739050448</text:p>
          </table:table-cell>
          <table:table-cell office:value-type="float" office:value="1739050449.858" table:style-name="ce1">
            <text:p>17390504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029999256134033" table:formula="of:=[.B503]-[.A503]" table:style-name="ce1">
            <text:p>1.602999926</text:p>
          </table:table-cell>
          <table:table-cell table:style-name="ce1"/>
          <table:table-cell office:value-type="float" office:value="1.2169997692108154" table:formula="of:=[.H503] - [.$H$681]" table:style-name="ce1">
            <text:p>1.21699976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8.655" table:style-name="ce1">
            <text:p>1739050449</text:p>
          </table:table-cell>
          <table:table-cell office:value-type="float" office:value="1739050449.9649999" table:style-name="ce1">
            <text:p>17390504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9999942779541" table:formula="of:=[.B504]-[.A504]" table:style-name="ce1">
            <text:p>1.309999943</text:p>
          </table:table-cell>
          <table:table-cell table:style-name="ce1"/>
          <table:table-cell office:value-type="float" office:value="0.92399978637695301" table:formula="of:=[.H504] - [.$H$681]" table:style-name="ce1">
            <text:p>0.92399978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8.6889999" table:style-name="ce1">
            <text:p>1739050449</text:p>
          </table:table-cell>
          <table:table-cell office:value-type="float" office:value="1739050450.069" table:style-name="ce1">
            <text:p>17390504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0000114440918" table:formula="of:=[.B505]-[.A505]" table:style-name="ce1">
            <text:p>1.380000114</text:p>
          </table:table-cell>
          <table:table-cell table:style-name="ce1"/>
          <table:table-cell office:value-type="float" office:value="0.99399995803832997" table:formula="of:=[.H505] - [.$H$681]" table:style-name="ce1">
            <text:p>0.99399995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8.855" table:style-name="ce1">
            <text:p>1739050449</text:p>
          </table:table-cell>
          <table:table-cell office:value-type="float" office:value="1739050450.1760001" table:style-name="ce1">
            <text:p>17390504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10000991821289" table:formula="of:=[.B506]-[.A506]" table:style-name="ce1">
            <text:p>1.321000099</text:p>
          </table:table-cell>
          <table:table-cell table:style-name="ce1"/>
          <table:table-cell office:value-type="float" office:value="0.9349999427795409" table:formula="of:=[.H506] - [.$H$681]" table:style-name="ce1">
            <text:p>0.93499994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9.289" table:style-name="ce1">
            <text:p>1739050449</text:p>
          </table:table-cell>
          <table:table-cell office:value-type="float" office:value="1739050451.2609999" table:style-name="ce1">
            <text:p>17390504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719998836517334" table:formula="of:=[.B507]-[.A507]" table:style-name="ce1">
            <text:p>1.971999884</text:p>
          </table:table-cell>
          <table:table-cell table:style-name="ce1"/>
          <table:table-cell office:value-type="float" office:value="1.5859997272491455" table:formula="of:=[.H507] - [.$H$681]" table:style-name="ce1">
            <text:p>1.58599972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0.289" table:style-name="ce1">
            <text:p>1739050450</text:p>
          </table:table-cell>
          <table:table-cell office:value-type="float" office:value="1739050452.9230001" table:style-name="ce1">
            <text:p>17390504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340000629425049" table:formula="of:=[.B508]-[.A508]" table:style-name="ce1">
            <text:p>2.634000063</text:p>
          </table:table-cell>
          <table:table-cell table:style-name="ce1"/>
          <table:table-cell office:value-type="float" office:value="2.247999906539917" table:formula="of:=[.H508] - [.$H$681]" table:style-name="ce1">
            <text:p>2.24799990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1.9219999" table:style-name="ce1">
            <text:p>1739050452</text:p>
          </table:table-cell>
          <table:table-cell office:value-type="float" office:value="1739050453.332" table:style-name="ce1">
            <text:p>17390504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00000858306885" table:formula="of:=[.B509]-[.A509]" table:style-name="ce1">
            <text:p>1.410000086</text:p>
          </table:table-cell>
          <table:table-cell table:style-name="ce1"/>
          <table:table-cell office:value-type="float" office:value="1.0239999294281006" table:formula="of:=[.H509] - [.$H$681]" table:style-name="ce1">
            <text:p>1.02399992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4.6889999" table:style-name="ce1">
            <text:p>1739050455</text:p>
          </table:table-cell>
          <table:table-cell office:value-type="float" office:value="1739050456.0220001" table:style-name="ce1">
            <text:p>17390504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30001831054688" table:formula="of:=[.B510]-[.A510]" table:style-name="ce1">
            <text:p>1.333000183</text:p>
          </table:table-cell>
          <table:table-cell table:style-name="ce1"/>
          <table:table-cell office:value-type="float" office:value="0.94700002670288075" table:formula="of:=[.H510] - [.$H$681]" table:style-name="ce1">
            <text:p>0.94700002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4.822" table:style-name="ce1">
            <text:p>1739050455</text:p>
          </table:table-cell>
          <table:table-cell office:value-type="float" office:value="1739050456.6029999" table:style-name="ce1">
            <text:p>17390504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809998989105225" table:formula="of:=[.B511]-[.A511]" table:style-name="ce1">
            <text:p>1.780999899</text:p>
          </table:table-cell>
          <table:table-cell table:style-name="ce1"/>
          <table:table-cell office:value-type="float" office:value="1.3949997425079346" table:formula="of:=[.H511] - [.$H$681]" table:style-name="ce1">
            <text:p>1.39499974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5.4560001" table:style-name="ce1">
            <text:p>1739050455</text:p>
          </table:table-cell>
          <table:table-cell office:value-type="float" office:value="1739050456.7179999" table:style-name="ce1">
            <text:p>17390504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619998455047607" table:formula="of:=[.B512]-[.A512]" table:style-name="ce1">
            <text:p>1.261999846</text:p>
          </table:table-cell>
          <table:table-cell table:style-name="ce1"/>
          <table:table-cell office:value-type="float" office:value="0.87599968910217274" table:formula="of:=[.H512] - [.$H$681]" table:style-name="ce1">
            <text:p>0.87599968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5.4890001" table:style-name="ce1">
            <text:p>1739050455</text:p>
          </table:table-cell>
          <table:table-cell office:value-type="float" office:value="1739050456.852" table:style-name="ce1">
            <text:p>17390504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29999160766602" table:formula="of:=[.B513]-[.A513]" table:style-name="ce1">
            <text:p>1.362999916</text:p>
          </table:table-cell>
          <table:table-cell table:style-name="ce1"/>
          <table:table-cell office:value-type="float" office:value="0.97699975967407215" table:formula="of:=[.H513] - [.$H$681]" table:style-name="ce1">
            <text:p>0.976999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5.5550001" table:style-name="ce1">
            <text:p>1739050456</text:p>
          </table:table-cell>
          <table:table-cell office:value-type="float" office:value="1739050456.96" table:style-name="ce1">
            <text:p>17390504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49999713897705" table:formula="of:=[.B514]-[.A514]" table:style-name="ce1">
            <text:p>1.404999971</text:p>
          </table:table-cell>
          <table:table-cell table:style-name="ce1"/>
          <table:table-cell office:value-type="float" office:value="1.0189998149871826" table:formula="of:=[.H514] - [.$H$681]" table:style-name="ce1">
            <text:p>1.01899981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5.589" table:style-name="ce1">
            <text:p>1739050456</text:p>
          </table:table-cell>
          <table:table-cell office:value-type="float" office:value="1739050457.062" table:style-name="ce1">
            <text:p>17390504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30000495910645" table:formula="of:=[.B515]-[.A515]" table:style-name="ce1">
            <text:p>1.47300005</text:p>
          </table:table-cell>
          <table:table-cell table:style-name="ce1"/>
          <table:table-cell office:value-type="float" office:value="1.0869998931884766" table:formula="of:=[.H515] - [.$H$681]" table:style-name="ce1">
            <text:p>1.0869998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8.655" table:style-name="ce1">
            <text:p>1739050459</text:p>
          </table:table-cell>
          <table:table-cell office:value-type="float" office:value="1739050460.4460001" table:style-name="ce1">
            <text:p>173905046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910001277923584" table:formula="of:=[.B516]-[.A516]" table:style-name="ce1">
            <text:p>1.791000128</text:p>
          </table:table-cell>
          <table:table-cell table:style-name="ce1"/>
          <table:table-cell office:value-type="float" office:value="1.4049999713897705" table:formula="of:=[.H516] - [.$H$681]" table:style-name="ce1">
            <text:p>1.40499997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9.2219999" table:style-name="ce1">
            <text:p>1739050459</text:p>
          </table:table-cell>
          <table:table-cell office:value-type="float" office:value="1739050460.5339999" table:style-name="ce1">
            <text:p>17390504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2000036239624" table:formula="of:=[.B517]-[.A517]" table:style-name="ce1">
            <text:p>1.312000036</text:p>
          </table:table-cell>
          <table:table-cell table:style-name="ce1"/>
          <table:table-cell office:value-type="float" office:value="0.92599987983703602" table:formula="of:=[.H517] - [.$H$681]" table:style-name="ce1">
            <text:p>0.9259998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9.2550001" table:style-name="ce1">
            <text:p>1739050459</text:p>
          </table:table-cell>
          <table:table-cell office:value-type="float" office:value="1739050460.642" table:style-name="ce1">
            <text:p>17390504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69998455047607" table:formula="of:=[.B518]-[.A518]" table:style-name="ce1">
            <text:p>1.386999846</text:p>
          </table:table-cell>
          <table:table-cell table:style-name="ce1"/>
          <table:table-cell office:value-type="float" office:value="1.0009996891021729" table:formula="of:=[.H518] - [.$H$681]" table:style-name="ce1">
            <text:p>1.00099968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9.322" table:style-name="ce1">
            <text:p>1739050459</text:p>
          </table:table-cell>
          <table:table-cell office:value-type="float" office:value="1739050460.74" table:style-name="ce1">
            <text:p>17390504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79999828338623" table:formula="of:=[.B519]-[.A519]" table:style-name="ce1">
            <text:p>1.417999983</text:p>
          </table:table-cell>
          <table:table-cell table:style-name="ce1"/>
          <table:table-cell office:value-type="float" office:value="1.0319998264312744" table:formula="of:=[.H519] - [.$H$681]" table:style-name="ce1">
            <text:p>1.03199982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9.8559999" table:style-name="ce1">
            <text:p>1739050460</text:p>
          </table:table-cell>
          <table:table-cell office:value-type="float" office:value="1739050463.211" table:style-name="ce1">
            <text:p>173905046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3550000190734863" table:formula="of:=[.B520]-[.A520]" table:style-name="ce1">
            <text:p>3.355000019</text:p>
          </table:table-cell>
          <table:table-cell table:style-name="ce1"/>
          <table:table-cell office:value-type="float" office:value="2.9689998626708984" table:formula="of:=[.H520] - [.$H$681]" table:style-name="ce1">
            <text:p>2.9689998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61.822" table:style-name="ce1">
            <text:p>1739050462</text:p>
          </table:table-cell>
          <table:table-cell office:value-type="float" office:value="1739050463.3110001" table:style-name="ce1">
            <text:p>173905046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90000820159912" table:formula="of:=[.B521]-[.A521]" table:style-name="ce1">
            <text:p>1.489000082</text:p>
          </table:table-cell>
          <table:table-cell table:style-name="ce1"/>
          <table:table-cell office:value-type="float" office:value="1.1029999256134033" table:formula="of:=[.H521] - [.$H$681]" table:style-name="ce1">
            <text:p>1.10299992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64.3889999" table:style-name="ce1">
            <text:p>1739050464</text:p>
          </table:table-cell>
          <table:table-cell office:value-type="float" office:value="1739050465.957" table:style-name="ce1">
            <text:p>17390504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80000782012939" table:formula="of:=[.B522]-[.A522]" table:style-name="ce1">
            <text:p>1.568000078</text:p>
          </table:table-cell>
          <table:table-cell table:style-name="ce1"/>
          <table:table-cell office:value-type="float" office:value="1.1819999217987061" table:formula="of:=[.H522] - [.$H$681]" table:style-name="ce1">
            <text:p>1.1819999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64.4890001" table:style-name="ce1">
            <text:p>1739050464</text:p>
          </table:table-cell>
          <table:table-cell office:value-type="float" office:value="1739050466.0650001" table:style-name="ce1">
            <text:p>17390504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59999752044678" table:formula="of:=[.B523]-[.A523]" table:style-name="ce1">
            <text:p>1.575999975</text:p>
          </table:table-cell>
          <table:table-cell table:style-name="ce1"/>
          <table:table-cell office:value-type="float" office:value="1.1899998188018799" table:formula="of:=[.H523] - [.$H$681]" table:style-name="ce1">
            <text:p>1.18999981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64.822" table:style-name="ce1">
            <text:p>1739050465</text:p>
          </table:table-cell>
          <table:table-cell office:value-type="float" office:value="1739050466.1630001" table:style-name="ce1">
            <text:p>17390504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10000801086426" table:formula="of:=[.B524]-[.A524]" table:style-name="ce1">
            <text:p>1.34100008</text:p>
          </table:table-cell>
          <table:table-cell table:style-name="ce1"/>
          <table:table-cell office:value-type="float" office:value="0.95499992370605458" table:formula="of:=[.H524] - [.$H$681]" table:style-name="ce1">
            <text:p>0.95499992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64.855" table:style-name="ce1">
            <text:p>1739050465</text:p>
          </table:table-cell>
          <table:table-cell office:value-type="float" office:value="1739050466.263" table:style-name="ce1">
            <text:p>17390504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79999923706055" table:formula="of:=[.B525]-[.A525]" table:style-name="ce1">
            <text:p>1.407999992</text:p>
          </table:table-cell>
          <table:table-cell table:style-name="ce1"/>
          <table:table-cell office:value-type="float" office:value="1.0219998359680176" table:formula="of:=[.H525] - [.$H$681]" table:style-name="ce1">
            <text:p>1.02199983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68.789" table:style-name="ce1">
            <text:p>1739050469</text:p>
          </table:table-cell>
          <table:table-cell office:value-type="float" office:value="1739050470.142" table:style-name="ce1">
            <text:p>17390504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29999256134033" table:formula="of:=[.B526]-[.A526]" table:style-name="ce1">
            <text:p>1.352999926</text:p>
          </table:table-cell>
          <table:table-cell table:style-name="ce1"/>
          <table:table-cell office:value-type="float" office:value="0.96699976921081532" table:formula="of:=[.H526] - [.$H$681]" table:style-name="ce1">
            <text:p>0.96699976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69.1559999" table:style-name="ce1">
            <text:p>1739050469</text:p>
          </table:table-cell>
          <table:table-cell office:value-type="float" office:value="1739050472.1289999" table:style-name="ce1">
            <text:p>17390504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9730000495910645" table:formula="of:=[.B527]-[.A527]" table:style-name="ce1">
            <text:p>2.97300005</text:p>
          </table:table-cell>
          <table:table-cell table:style-name="ce1"/>
          <table:table-cell office:value-type="float" office:value="2.5869998931884766" table:formula="of:=[.H527] - [.$H$681]" table:style-name="ce1">
            <text:p>2.5869998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69.1889999" table:style-name="ce1">
            <text:p>1739050469</text:p>
          </table:table-cell>
          <table:table-cell office:value-type="float" office:value="1739050472.227" table:style-name="ce1">
            <text:p>17390504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0380001068115234" table:formula="of:=[.B528]-[.A528]" table:style-name="ce1">
            <text:p>3.038000107</text:p>
          </table:table-cell>
          <table:table-cell table:style-name="ce1"/>
          <table:table-cell office:value-type="float" office:value="2.6519999504089355" table:formula="of:=[.H528] - [.$H$681]" table:style-name="ce1">
            <text:p>2.6519999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1.089" table:style-name="ce1">
            <text:p>1739050471</text:p>
          </table:table-cell>
          <table:table-cell office:value-type="float" office:value="1739050474.0280001" table:style-name="ce1">
            <text:p>17390504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939000129699707" table:formula="of:=[.B529]-[.A529]" table:style-name="ce1">
            <text:p>2.93900013</text:p>
          </table:table-cell>
          <table:table-cell table:style-name="ce1"/>
          <table:table-cell office:value-type="float" office:value="2.5529999732971191" table:formula="of:=[.H529] - [.$H$681]" table:style-name="ce1">
            <text:p>2.55299997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3.089" table:style-name="ce1">
            <text:p>1739050473</text:p>
          </table:table-cell>
          <table:table-cell office:value-type="float" office:value="1739050474.6110001" table:style-name="ce1">
            <text:p>17390504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20000743865967" table:formula="of:=[.B530]-[.A530]" table:style-name="ce1">
            <text:p>1.522000074</text:p>
          </table:table-cell>
          <table:table-cell table:style-name="ce1"/>
          <table:table-cell office:value-type="float" office:value="1.1359999179840088" table:formula="of:=[.H530] - [.$H$681]" table:style-name="ce1">
            <text:p>1.13599991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3.2219999" table:style-name="ce1">
            <text:p>1739050473</text:p>
          </table:table-cell>
          <table:table-cell office:value-type="float" office:value="1739050474.7190001" table:style-name="ce1">
            <text:p>17390504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70002174377441" table:formula="of:=[.B531]-[.A531]" table:style-name="ce1">
            <text:p>1.497000217</text:p>
          </table:table-cell>
          <table:table-cell table:style-name="ce1"/>
          <table:table-cell office:value-type="float" office:value="1.1110000610351563" table:formula="of:=[.H531] - [.$H$681]" table:style-name="ce1">
            <text:p>1.11100006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3.556" table:style-name="ce1">
            <text:p>1739050474</text:p>
          </table:table-cell>
          <table:table-cell office:value-type="float" office:value="1739050475.3210001" table:style-name="ce1">
            <text:p>17390504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650001049041748" table:formula="of:=[.B532]-[.A532]" table:style-name="ce1">
            <text:p>1.765000105</text:p>
          </table:table-cell>
          <table:table-cell table:style-name="ce1"/>
          <table:table-cell office:value-type="float" office:value="1.3789999485015869" table:formula="of:=[.H532] - [.$H$681]" table:style-name="ce1">
            <text:p>1.3789999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3.9560001" table:style-name="ce1">
            <text:p>1739050474</text:p>
          </table:table-cell>
          <table:table-cell office:value-type="float" office:value="1739050475.4189999" table:style-name="ce1">
            <text:p>17390504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29998207092285" table:formula="of:=[.B533]-[.A533]" table:style-name="ce1">
            <text:p>1.462999821</text:p>
          </table:table-cell>
          <table:table-cell table:style-name="ce1"/>
          <table:table-cell office:value-type="float" office:value="1.0769996643066406" table:formula="of:=[.H533] - [.$H$681]" table:style-name="ce1">
            <text:p>1.07699966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4.1889999" table:style-name="ce1">
            <text:p>1739050474</text:p>
          </table:table-cell>
          <table:table-cell office:value-type="float" office:value="1739050475.631" table:style-name="ce1">
            <text:p>17390504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2000150680542" table:formula="of:=[.B534]-[.A534]" table:style-name="ce1">
            <text:p>1.442000151</text:p>
          </table:table-cell>
          <table:table-cell table:style-name="ce1"/>
          <table:table-cell office:value-type="float" office:value="1.0559999942779541" table:formula="of:=[.H534] - [.$H$681]" table:style-name="ce1">
            <text:p>1.0559999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4.2219999" table:style-name="ce1">
            <text:p>1739050474</text:p>
          </table:table-cell>
          <table:table-cell office:value-type="float" office:value="1739050475.7509999" table:style-name="ce1">
            <text:p>17390504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90000438690186" table:formula="of:=[.B535]-[.A535]" table:style-name="ce1">
            <text:p>1.529000044</text:p>
          </table:table-cell>
          <table:table-cell table:style-name="ce1"/>
          <table:table-cell office:value-type="float" office:value="1.1429998874664307" table:formula="of:=[.H535] - [.$H$681]" table:style-name="ce1">
            <text:p>1.1429998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4.5220001" table:style-name="ce1">
            <text:p>1739050475</text:p>
          </table:table-cell>
          <table:table-cell office:value-type="float" office:value="1739050475.848" table:style-name="ce1">
            <text:p>17390504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59999752044678" table:formula="of:=[.B536]-[.A536]" table:style-name="ce1">
            <text:p>1.325999975</text:p>
          </table:table-cell>
          <table:table-cell table:style-name="ce1"/>
          <table:table-cell office:value-type="float" office:value="0.93999981880187977" table:formula="of:=[.H536] - [.$H$681]" table:style-name="ce1">
            <text:p>0.93999981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4.556" table:style-name="ce1">
            <text:p>1739050475</text:p>
          </table:table-cell>
          <table:table-cell office:value-type="float" office:value="1739050475.947" table:style-name="ce1">
            <text:p>17390504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0000324249268" table:formula="of:=[.B537]-[.A537]" table:style-name="ce1">
            <text:p>1.391000032</text:p>
          </table:table-cell>
          <table:table-cell table:style-name="ce1"/>
          <table:table-cell office:value-type="float" office:value="1.0049998760223389" table:formula="of:=[.H537] - [.$H$681]" table:style-name="ce1">
            <text:p>1.0049998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4.622" table:style-name="ce1">
            <text:p>1739050475</text:p>
          </table:table-cell>
          <table:table-cell office:value-type="float" office:value="1739050476.0450001" table:style-name="ce1">
            <text:p>17390504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30000972747803" table:formula="of:=[.B538]-[.A538]" table:style-name="ce1">
            <text:p>1.423000097</text:p>
          </table:table-cell>
          <table:table-cell table:style-name="ce1"/>
          <table:table-cell office:value-type="float" office:value="1.0369999408721924" table:formula="of:=[.H538] - [.$H$681]" table:style-name="ce1">
            <text:p>1.03699994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4.8889999" table:style-name="ce1">
            <text:p>1739050475</text:p>
          </table:table-cell>
          <table:table-cell office:value-type="float" office:value="1739050476.994" table:style-name="ce1">
            <text:p>173905047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050000190734863" table:formula="of:=[.B539]-[.A539]" table:style-name="ce1">
            <text:p>2.105000019</text:p>
          </table:table-cell>
          <table:table-cell table:style-name="ce1"/>
          <table:table-cell office:value-type="float" office:value="1.7189998626708984" table:formula="of:=[.H539] - [.$H$681]" table:style-name="ce1">
            <text:p>1.7189998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5.0220001" table:style-name="ce1">
            <text:p>1739050475</text:p>
          </table:table-cell>
          <table:table-cell office:value-type="float" office:value="1739050477.0940001" table:style-name="ce1">
            <text:p>173905047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720000267028809" table:formula="of:=[.B540]-[.A540]" table:style-name="ce1">
            <text:p>2.072000027</text:p>
          </table:table-cell>
          <table:table-cell table:style-name="ce1"/>
          <table:table-cell office:value-type="float" office:value="1.685999870300293" table:formula="of:=[.H540] - [.$H$681]" table:style-name="ce1">
            <text:p>1.685999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6.122" table:style-name="ce1">
            <text:p>1739050476</text:p>
          </table:table-cell>
          <table:table-cell office:value-type="float" office:value="1739050477.3640001" table:style-name="ce1">
            <text:p>173905047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420001029968262" table:formula="of:=[.B541]-[.A541]" table:style-name="ce1">
            <text:p>1.242000103</text:p>
          </table:table-cell>
          <table:table-cell table:style-name="ce1"/>
          <table:table-cell office:value-type="float" office:value="0.85599994659423817" table:formula="of:=[.H541] - [.$H$681]" table:style-name="ce1">
            <text:p>0.85599994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6.1889999" table:style-name="ce1">
            <text:p>1739050476</text:p>
          </table:table-cell>
          <table:table-cell office:value-type="float" office:value="1739050477.464" table:style-name="ce1">
            <text:p>173905047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50000953674316" table:formula="of:=[.B542]-[.A542]" table:style-name="ce1">
            <text:p>1.275000095</text:p>
          </table:table-cell>
          <table:table-cell table:style-name="ce1"/>
          <table:table-cell office:value-type="float" office:value="0.88899993896484364" table:formula="of:=[.H542] - [.$H$681]" table:style-name="ce1">
            <text:p>0.88899993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6.2219999" table:style-name="ce1">
            <text:p>1739050476</text:p>
          </table:table-cell>
          <table:table-cell office:value-type="float" office:value="1739050477.579" table:style-name="ce1">
            <text:p>17390504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70001125335693" table:formula="of:=[.B543]-[.A543]" table:style-name="ce1">
            <text:p>1.357000113</text:p>
          </table:table-cell>
          <table:table-cell table:style-name="ce1"/>
          <table:table-cell office:value-type="float" office:value="0.97099995613098133" table:formula="of:=[.H543] - [.$H$681]" table:style-name="ce1">
            <text:p>0.97099995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6.3889999" table:style-name="ce1">
            <text:p>1739050476</text:p>
          </table:table-cell>
          <table:table-cell office:value-type="float" office:value="1739050477.7479999" table:style-name="ce1">
            <text:p>17390504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89999675750732" table:formula="of:=[.B544]-[.A544]" table:style-name="ce1">
            <text:p>1.358999968</text:p>
          </table:table-cell>
          <table:table-cell table:style-name="ce1"/>
          <table:table-cell office:value-type="float" office:value="0.97299981117248524" table:formula="of:=[.H544] - [.$H$681]" table:style-name="ce1">
            <text:p>0.97299981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6.4219999" table:style-name="ce1">
            <text:p>1739050476</text:p>
          </table:table-cell>
          <table:table-cell office:value-type="float" office:value="1739050477.848" table:style-name="ce1">
            <text:p>17390504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60001182556152" table:formula="of:=[.B545]-[.A545]" table:style-name="ce1">
            <text:p>1.426000118</text:p>
          </table:table-cell>
          <table:table-cell table:style-name="ce1"/>
          <table:table-cell office:value-type="float" office:value="1.0399999618530273" table:formula="of:=[.H545] - [.$H$681]" table:style-name="ce1">
            <text:p>1.03999996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6.4890001" table:style-name="ce1">
            <text:p>1739050476</text:p>
          </table:table-cell>
          <table:table-cell office:value-type="float" office:value="1739050477.9619999" table:style-name="ce1">
            <text:p>17390504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29998111724854" table:formula="of:=[.B546]-[.A546]" table:style-name="ce1">
            <text:p>1.472999811</text:p>
          </table:table-cell>
          <table:table-cell table:style-name="ce1"/>
          <table:table-cell office:value-type="float" office:value="1.0869996547698975" table:formula="of:=[.H546] - [.$H$681]" table:style-name="ce1">
            <text:p>1.08699965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6.822" table:style-name="ce1">
            <text:p>1739050477</text:p>
          </table:table-cell>
          <table:table-cell office:value-type="float" office:value="1739050478.2639999" table:style-name="ce1">
            <text:p>17390504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19999122619629" table:formula="of:=[.B547]-[.A547]" table:style-name="ce1">
            <text:p>1.441999912</text:p>
          </table:table-cell>
          <table:table-cell table:style-name="ce1"/>
          <table:table-cell office:value-type="float" office:value="1.055999755859375" table:formula="of:=[.H547] - [.$H$681]" table:style-name="ce1">
            <text:p>1.05599975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7.0220001" table:style-name="ce1">
            <text:p>1739050477</text:p>
          </table:table-cell>
          <table:table-cell office:value-type="float" office:value="1739050478.55" table:style-name="ce1">
            <text:p>173905047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79998779296875" table:formula="of:=[.B548]-[.A548]" table:style-name="ce1">
            <text:p>1.527999878</text:p>
          </table:table-cell>
          <table:table-cell table:style-name="ce1"/>
          <table:table-cell office:value-type="float" office:value="1.1419997215270996" table:formula="of:=[.H548] - [.$H$681]" table:style-name="ce1">
            <text:p>1.1419997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7.5220001" table:style-name="ce1">
            <text:p>1739050478</text:p>
          </table:table-cell>
          <table:table-cell office:value-type="float" office:value="1739050479.0840001" table:style-name="ce1">
            <text:p>173905047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2000036239624" table:formula="of:=[.B549]-[.A549]" table:style-name="ce1">
            <text:p>1.562000036</text:p>
          </table:table-cell>
          <table:table-cell table:style-name="ce1"/>
          <table:table-cell office:value-type="float" office:value="1.1759998798370361" table:formula="of:=[.H549] - [.$H$681]" table:style-name="ce1">
            <text:p>1.1759998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7.8889999" table:style-name="ce1">
            <text:p>1739050478</text:p>
          </table:table-cell>
          <table:table-cell office:value-type="float" office:value="1739050479.8310001" table:style-name="ce1">
            <text:p>17390504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42000150680542" table:formula="of:=[.B550]-[.A550]" table:style-name="ce1">
            <text:p>1.942000151</text:p>
          </table:table-cell>
          <table:table-cell table:style-name="ce1"/>
          <table:table-cell office:value-type="float" office:value="1.5559999942779541" table:formula="of:=[.H550] - [.$H$681]" table:style-name="ce1">
            <text:p>1.5559999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8.122" table:style-name="ce1">
            <text:p>1739050478</text:p>
          </table:table-cell>
          <table:table-cell office:value-type="float" office:value="1739050479.938" table:style-name="ce1">
            <text:p>17390504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159999847412109" table:formula="of:=[.B551]-[.A551]" table:style-name="ce1">
            <text:p>1.815999985</text:p>
          </table:table-cell>
          <table:table-cell table:style-name="ce1"/>
          <table:table-cell office:value-type="float" office:value="1.429999828338623" table:formula="of:=[.H551] - [.$H$681]" table:style-name="ce1">
            <text:p>1.42999982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8.822" table:style-name="ce1">
            <text:p>1739050479</text:p>
          </table:table-cell>
          <table:table-cell office:value-type="float" office:value="1739050480.4349999" table:style-name="ce1">
            <text:p>17390504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129999160766602" table:formula="of:=[.B552]-[.A552]" table:style-name="ce1">
            <text:p>1.612999916</text:p>
          </table:table-cell>
          <table:table-cell table:style-name="ce1"/>
          <table:table-cell office:value-type="float" office:value="1.2269997596740723" table:formula="of:=[.H552] - [.$H$681]" table:style-name="ce1">
            <text:p>1.226999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9.2550001" table:style-name="ce1">
            <text:p>1739050479</text:p>
          </table:table-cell>
          <table:table-cell office:value-type="float" office:value="1739050480.533" table:style-name="ce1">
            <text:p>17390504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79998779296875" table:formula="of:=[.B553]-[.A553]" table:style-name="ce1">
            <text:p>1.277999878</text:p>
          </table:table-cell>
          <table:table-cell table:style-name="ce1"/>
          <table:table-cell office:value-type="float" office:value="0.8919997215270995" table:formula="of:=[.H553] - [.$H$681]" table:style-name="ce1">
            <text:p>0.8919997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9.355" table:style-name="ce1">
            <text:p>1739050479</text:p>
          </table:table-cell>
          <table:table-cell office:value-type="float" office:value="1739050481.085" table:style-name="ce1">
            <text:p>17390504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300000190734863" table:formula="of:=[.B554]-[.A554]" table:style-name="ce1">
            <text:p>1.730000019</text:p>
          </table:table-cell>
          <table:table-cell table:style-name="ce1"/>
          <table:table-cell office:value-type="float" office:value="1.3439998626708984" table:formula="of:=[.H554] - [.$H$681]" table:style-name="ce1">
            <text:p>1.3439998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9.655" table:style-name="ce1">
            <text:p>1739050480</text:p>
          </table:table-cell>
          <table:table-cell office:value-type="float" office:value="1739050481.23" table:style-name="ce1">
            <text:p>17390504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50000476837158" table:formula="of:=[.B555]-[.A555]" table:style-name="ce1">
            <text:p>1.575000048</text:p>
          </table:table-cell>
          <table:table-cell table:style-name="ce1"/>
          <table:table-cell office:value-type="float" office:value="1.1889998912811279" table:formula="of:=[.H555] - [.$H$681]" table:style-name="ce1">
            <text:p>1.18899989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9.6889999" table:style-name="ce1">
            <text:p>1739050480</text:p>
          </table:table-cell>
          <table:table-cell office:value-type="float" office:value="1739050481.329" table:style-name="ce1">
            <text:p>17390504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400001049041748" table:formula="of:=[.B556]-[.A556]" table:style-name="ce1">
            <text:p>1.640000105</text:p>
          </table:table-cell>
          <table:table-cell table:style-name="ce1"/>
          <table:table-cell office:value-type="float" office:value="1.2539999485015869" table:formula="of:=[.H556] - [.$H$681]" table:style-name="ce1">
            <text:p>1.2539999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0.1889999" table:style-name="ce1">
            <text:p>1739050480</text:p>
          </table:table-cell>
          <table:table-cell office:value-type="float" office:value="1739050481.7079999" table:style-name="ce1">
            <text:p>173905048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90000534057617" table:formula="of:=[.B557]-[.A557]" table:style-name="ce1">
            <text:p>1.519000053</text:p>
          </table:table-cell>
          <table:table-cell table:style-name="ce1"/>
          <table:table-cell office:value-type="float" office:value="1.1329998970031738" table:formula="of:=[.H557] - [.$H$681]" table:style-name="ce1">
            <text:p>1.13299989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0.355" table:style-name="ce1">
            <text:p>1739050480</text:p>
          </table:table-cell>
          <table:table-cell office:value-type="float" office:value="1739050481.842" table:style-name="ce1">
            <text:p>173905048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69999885559082" table:formula="of:=[.B558]-[.A558]" table:style-name="ce1">
            <text:p>1.486999989</text:p>
          </table:table-cell>
          <table:table-cell table:style-name="ce1"/>
          <table:table-cell office:value-type="float" office:value="1.1009998321533203" table:formula="of:=[.H558] - [.$H$681]" table:style-name="ce1">
            <text:p>1.10099983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3.4890001" table:style-name="ce1">
            <text:p>1739050483</text:p>
          </table:table-cell>
          <table:table-cell office:value-type="float" office:value="1739050484.892" table:style-name="ce1">
            <text:p>17390504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29998779296875" table:formula="of:=[.B559]-[.A559]" table:style-name="ce1">
            <text:p>1.402999878</text:p>
          </table:table-cell>
          <table:table-cell table:style-name="ce1"/>
          <table:table-cell office:value-type="float" office:value="1.0169997215270996" table:formula="of:=[.H559] - [.$H$681]" table:style-name="ce1">
            <text:p>1.0169997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3.6889999" table:style-name="ce1">
            <text:p>1739050484</text:p>
          </table:table-cell>
          <table:table-cell office:value-type="float" office:value="1739050485.029" table:style-name="ce1">
            <text:p>17390504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00001525878906" table:formula="of:=[.B560]-[.A560]" table:style-name="ce1">
            <text:p>1.340000153</text:p>
          </table:table-cell>
          <table:table-cell table:style-name="ce1"/>
          <table:table-cell office:value-type="float" office:value="0.95399999618530262" table:formula="of:=[.H560] - [.$H$681]" table:style-name="ce1">
            <text:p>0.9539999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3.9890001" table:style-name="ce1">
            <text:p>1739050484</text:p>
          </table:table-cell>
          <table:table-cell office:value-type="float" office:value="1739050487.164" table:style-name="ce1">
            <text:p>17390504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1749999523162842" table:formula="of:=[.B561]-[.A561]" table:style-name="ce1">
            <text:p>3.174999952</text:p>
          </table:table-cell>
          <table:table-cell table:style-name="ce1"/>
          <table:table-cell office:value-type="float" office:value="2.7889997959136963" table:formula="of:=[.H561] - [.$H$681]" table:style-name="ce1">
            <text:p>2.7889997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5.789" table:style-name="ce1">
            <text:p>1739050486</text:p>
          </table:table-cell>
          <table:table-cell office:value-type="float" office:value="1739050487.2709999" table:style-name="ce1">
            <text:p>17390504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19998741149902" table:formula="of:=[.B562]-[.A562]" table:style-name="ce1">
            <text:p>1.481999874</text:p>
          </table:table-cell>
          <table:table-cell table:style-name="ce1"/>
          <table:table-cell office:value-type="float" office:value="1.0959997177124023" table:formula="of:=[.H562] - [.$H$681]" table:style-name="ce1">
            <text:p>1.09599971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5.8889999" table:style-name="ce1">
            <text:p>1739050486</text:p>
          </table:table-cell>
          <table:table-cell office:value-type="float" office:value="1739050487.378" table:style-name="ce1">
            <text:p>17390504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90000820159912" table:formula="of:=[.B563]-[.A563]" table:style-name="ce1">
            <text:p>1.489000082</text:p>
          </table:table-cell>
          <table:table-cell table:style-name="ce1"/>
          <table:table-cell office:value-type="float" office:value="1.1029999256134033" table:formula="of:=[.H563] - [.$H$681]" table:style-name="ce1">
            <text:p>1.10299992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5.9890001" table:style-name="ce1">
            <text:p>1739050486</text:p>
          </table:table-cell>
          <table:table-cell office:value-type="float" office:value="1739050487.553" table:style-name="ce1">
            <text:p>17390504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39998912811279" table:formula="of:=[.B564]-[.A564]" table:style-name="ce1">
            <text:p>1.563999891</text:p>
          </table:table-cell>
          <table:table-cell table:style-name="ce1"/>
          <table:table-cell office:value-type="float" office:value="1.17799973487854" table:formula="of:=[.H564] - [.$H$681]" table:style-name="ce1">
            <text:p>1.17799973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6.256" table:style-name="ce1">
            <text:p>1739050486</text:p>
          </table:table-cell>
          <table:table-cell office:value-type="float" office:value="1739050487.777" table:style-name="ce1">
            <text:p>17390504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09999084472656" table:formula="of:=[.B565]-[.A565]" table:style-name="ce1">
            <text:p>1.520999908</text:p>
          </table:table-cell>
          <table:table-cell table:style-name="ce1"/>
          <table:table-cell office:value-type="float" office:value="1.1349997520446777" table:formula="of:=[.H565] - [.$H$681]" table:style-name="ce1">
            <text:p>1.13499975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6.789" table:style-name="ce1">
            <text:p>1739050487</text:p>
          </table:table-cell>
          <table:table-cell office:value-type="float" office:value="1739050488.256" table:style-name="ce1">
            <text:p>17390504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70000076293945" table:formula="of:=[.B566]-[.A566]" table:style-name="ce1">
            <text:p>1.467000008</text:p>
          </table:table-cell>
          <table:table-cell table:style-name="ce1"/>
          <table:table-cell office:value-type="float" office:value="1.0809998512268066" table:formula="of:=[.H566] - [.$H$681]" table:style-name="ce1">
            <text:p>1.08099985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7.089" table:style-name="ce1">
            <text:p>1739050487</text:p>
          </table:table-cell>
          <table:table-cell office:value-type="float" office:value="1739050488.3540001" table:style-name="ce1">
            <text:p>17390504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650001049041748" table:formula="of:=[.B567]-[.A567]" table:style-name="ce1">
            <text:p>1.265000105</text:p>
          </table:table-cell>
          <table:table-cell table:style-name="ce1"/>
          <table:table-cell office:value-type="float" office:value="0.8789999485015868" table:formula="of:=[.H567] - [.$H$681]" table:style-name="ce1">
            <text:p>0.8789999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7.122" table:style-name="ce1">
            <text:p>1739050487</text:p>
          </table:table-cell>
          <table:table-cell office:value-type="float" office:value="1739050488.4489999" table:style-name="ce1">
            <text:p>17390504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69999027252197" table:formula="of:=[.B568]-[.A568]" table:style-name="ce1">
            <text:p>1.326999903</text:p>
          </table:table-cell>
          <table:table-cell table:style-name="ce1"/>
          <table:table-cell office:value-type="float" office:value="0.94099974632263172" table:formula="of:=[.H568] - [.$H$681]" table:style-name="ce1">
            <text:p>0.9409997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7.1559999" table:style-name="ce1">
            <text:p>1739050487</text:p>
          </table:table-cell>
          <table:table-cell office:value-type="float" office:value="1739050488.5599999" table:style-name="ce1">
            <text:p>17390504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40000438690186" table:formula="of:=[.B569]-[.A569]" table:style-name="ce1">
            <text:p>1.404000044</text:p>
          </table:table-cell>
          <table:table-cell table:style-name="ce1"/>
          <table:table-cell office:value-type="float" office:value="1.0179998874664307" table:formula="of:=[.H569] - [.$H$681]" table:style-name="ce1">
            <text:p>1.0179998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7.289" table:style-name="ce1">
            <text:p>1739050487</text:p>
          </table:table-cell>
          <table:table-cell office:value-type="float" office:value="1739050488.698" table:style-name="ce1">
            <text:p>17390504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89999198913574" table:formula="of:=[.B570]-[.A570]" table:style-name="ce1">
            <text:p>1.40899992</text:p>
          </table:table-cell>
          <table:table-cell table:style-name="ce1"/>
          <table:table-cell office:value-type="float" office:value="1.0229997634887695" table:formula="of:=[.H570] - [.$H$681]" table:style-name="ce1">
            <text:p>1.0229997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7.4219999" table:style-name="ce1">
            <text:p>1739050487</text:p>
          </table:table-cell>
          <table:table-cell office:value-type="float" office:value="1739050488.845" table:style-name="ce1">
            <text:p>17390504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30000972747803" table:formula="of:=[.B571]-[.A571]" table:style-name="ce1">
            <text:p>1.423000097</text:p>
          </table:table-cell>
          <table:table-cell table:style-name="ce1"/>
          <table:table-cell office:value-type="float" office:value="1.0369999408721924" table:formula="of:=[.H571] - [.$H$681]" table:style-name="ce1">
            <text:p>1.03699994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7.4560001" table:style-name="ce1">
            <text:p>1739050487</text:p>
          </table:table-cell>
          <table:table-cell office:value-type="float" office:value="1739050488.95" table:style-name="ce1">
            <text:p>17390504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39999580383301" table:formula="of:=[.B572]-[.A572]" table:style-name="ce1">
            <text:p>1.493999958</text:p>
          </table:table-cell>
          <table:table-cell table:style-name="ce1"/>
          <table:table-cell office:value-type="float" office:value="1.1079998016357422" table:formula="of:=[.H572] - [.$H$681]" table:style-name="ce1">
            <text:p>1.10799980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7.756" table:style-name="ce1">
            <text:p>1739050488</text:p>
          </table:table-cell>
          <table:table-cell office:value-type="float" office:value="1739050489.128" table:style-name="ce1">
            <text:p>17390504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1999979019165" table:formula="of:=[.B573]-[.A573]" table:style-name="ce1">
            <text:p>1.371999979</text:p>
          </table:table-cell>
          <table:table-cell table:style-name="ce1"/>
          <table:table-cell office:value-type="float" office:value="0.98599982261657704" table:formula="of:=[.H573] - [.$H$681]" table:style-name="ce1">
            <text:p>0.9859998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8.256" table:style-name="ce1">
            <text:p>1739050488</text:p>
          </table:table-cell>
          <table:table-cell office:value-type="float" office:value="1739050489.5829999" table:style-name="ce1">
            <text:p>173905049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69999027252197" table:formula="of:=[.B574]-[.A574]" table:style-name="ce1">
            <text:p>1.326999903</text:p>
          </table:table-cell>
          <table:table-cell table:style-name="ce1"/>
          <table:table-cell office:value-type="float" office:value="0.94099974632263172" table:formula="of:=[.H574] - [.$H$681]" table:style-name="ce1">
            <text:p>0.9409997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8.289" table:style-name="ce1">
            <text:p>1739050488</text:p>
          </table:table-cell>
          <table:table-cell office:value-type="float" office:value="1739050489.688" table:style-name="ce1">
            <text:p>173905049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89999294281006" table:formula="of:=[.B575]-[.A575]" table:style-name="ce1">
            <text:p>1.398999929</text:p>
          </table:table-cell>
          <table:table-cell table:style-name="ce1"/>
          <table:table-cell office:value-type="float" office:value="1.0129997730255127" table:formula="of:=[.H575] - [.$H$681]" table:style-name="ce1">
            <text:p>1.01299977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8.4890001" table:style-name="ce1">
            <text:p>1739050488</text:p>
          </table:table-cell>
          <table:table-cell office:value-type="float" office:value="1739050489.8870001" table:style-name="ce1">
            <text:p>173905049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80000019073486" table:formula="of:=[.B576]-[.A576]" table:style-name="ce1">
            <text:p>1.398000002</text:p>
          </table:table-cell>
          <table:table-cell table:style-name="ce1"/>
          <table:table-cell office:value-type="float" office:value="1.0119998455047607" table:formula="of:=[.H576] - [.$H$681]" table:style-name="ce1">
            <text:p>1.0119998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9.122" table:style-name="ce1">
            <text:p>1739050489</text:p>
          </table:table-cell>
          <table:table-cell office:value-type="float" office:value="1739050490.8210001" table:style-name="ce1">
            <text:p>17390504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990001201629639" table:formula="of:=[.B577]-[.A577]" table:style-name="ce1">
            <text:p>1.69900012</text:p>
          </table:table-cell>
          <table:table-cell table:style-name="ce1"/>
          <table:table-cell office:value-type="float" office:value="1.312999963760376" table:formula="of:=[.H577] - [.$H$681]" table:style-name="ce1">
            <text:p>1.31299996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0.4560001" table:style-name="ce1">
            <text:p>1739050490</text:p>
          </table:table-cell>
          <table:table-cell office:value-type="float" office:value="1739050491.937" table:style-name="ce1">
            <text:p>17390504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09999465942383" table:formula="of:=[.B578]-[.A578]" table:style-name="ce1">
            <text:p>1.480999947</text:p>
          </table:table-cell>
          <table:table-cell table:style-name="ce1"/>
          <table:table-cell office:value-type="float" office:value="1.0949997901916504" table:formula="of:=[.H578] - [.$H$681]" table:style-name="ce1">
            <text:p>1.094999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0.8559999" table:style-name="ce1">
            <text:p>1739050491</text:p>
          </table:table-cell>
          <table:table-cell office:value-type="float" office:value="1739050492.178" table:style-name="ce1">
            <text:p>17390504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20000267028809" table:formula="of:=[.B579]-[.A579]" table:style-name="ce1">
            <text:p>1.322000027</text:p>
          </table:table-cell>
          <table:table-cell table:style-name="ce1"/>
          <table:table-cell office:value-type="float" office:value="0.93599987030029286" table:formula="of:=[.H579] - [.$H$681]" table:style-name="ce1">
            <text:p>0.935999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0.9890001" table:style-name="ce1">
            <text:p>1739050491</text:p>
          </table:table-cell>
          <table:table-cell office:value-type="float" office:value="1739050492.424" table:style-name="ce1">
            <text:p>17390504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4999942779541" table:formula="of:=[.B580]-[.A580]" table:style-name="ce1">
            <text:p>1.434999943</text:p>
          </table:table-cell>
          <table:table-cell table:style-name="ce1"/>
          <table:table-cell office:value-type="float" office:value="1.0489997863769531" table:formula="of:=[.H580] - [.$H$681]" table:style-name="ce1">
            <text:p>1.04899978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1.1889999" table:style-name="ce1">
            <text:p>1739050491</text:p>
          </table:table-cell>
          <table:table-cell office:value-type="float" office:value="1739050492.5320001" table:style-name="ce1">
            <text:p>17390504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30001735687256" table:formula="of:=[.B581]-[.A581]" table:style-name="ce1">
            <text:p>1.343000174</text:p>
          </table:table-cell>
          <table:table-cell table:style-name="ce1"/>
          <table:table-cell office:value-type="float" office:value="0.95700001716613758" table:formula="of:=[.H581] - [.$H$681]" table:style-name="ce1">
            <text:p>0.95700001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1.2219999" table:style-name="ce1">
            <text:p>1739050491</text:p>
          </table:table-cell>
          <table:table-cell office:value-type="float" office:value="1739050492.6530001" table:style-name="ce1">
            <text:p>17390504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10002326965332" table:formula="of:=[.B582]-[.A582]" table:style-name="ce1">
            <text:p>1.431000233</text:p>
          </table:table-cell>
          <table:table-cell table:style-name="ce1"/>
          <table:table-cell office:value-type="float" office:value="1.0450000762939453" table:formula="of:=[.H582] - [.$H$681]" table:style-name="ce1">
            <text:p>1.0450000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1.256" table:style-name="ce1">
            <text:p>1739050491</text:p>
          </table:table-cell>
          <table:table-cell office:value-type="float" office:value="1739050492.7290001" table:style-name="ce1">
            <text:p>17390504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30000495910645" table:formula="of:=[.B583]-[.A583]" table:style-name="ce1">
            <text:p>1.47300005</text:p>
          </table:table-cell>
          <table:table-cell table:style-name="ce1"/>
          <table:table-cell office:value-type="float" office:value="1.0869998931884766" table:formula="of:=[.H583] - [.$H$681]" table:style-name="ce1">
            <text:p>1.0869998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1.3559999" table:style-name="ce1">
            <text:p>1739050491</text:p>
          </table:table-cell>
          <table:table-cell office:value-type="float" office:value="1739050492.8280001" table:style-name="ce1">
            <text:p>17390504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20001220703125" table:formula="of:=[.B584]-[.A584]" table:style-name="ce1">
            <text:p>1.472000122</text:p>
          </table:table-cell>
          <table:table-cell table:style-name="ce1"/>
          <table:table-cell office:value-type="float" office:value="1.0859999656677246" table:formula="of:=[.H584] - [.$H$681]" table:style-name="ce1">
            <text:p>1.0859999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1.589" table:style-name="ce1">
            <text:p>1739050492</text:p>
          </table:table-cell>
          <table:table-cell office:value-type="float" office:value="1739050492.967" table:style-name="ce1">
            <text:p>17390504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8000020980835" table:formula="of:=[.B585]-[.A585]" table:style-name="ce1">
            <text:p>1.378000021</text:p>
          </table:table-cell>
          <table:table-cell table:style-name="ce1"/>
          <table:table-cell office:value-type="float" office:value="0.99199986457824696" table:formula="of:=[.H585] - [.$H$681]" table:style-name="ce1">
            <text:p>0.99199986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1.6559999" table:style-name="ce1">
            <text:p>1739050492</text:p>
          </table:table-cell>
          <table:table-cell office:value-type="float" office:value="1739050493.1199999" table:style-name="ce1">
            <text:p>17390504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39999866485596" table:formula="of:=[.B586]-[.A586]" table:style-name="ce1">
            <text:p>1.463999987</text:p>
          </table:table-cell>
          <table:table-cell table:style-name="ce1"/>
          <table:table-cell office:value-type="float" office:value="1.0779998302459717" table:formula="of:=[.H586] - [.$H$681]" table:style-name="ce1">
            <text:p>1.077999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1.822" table:style-name="ce1">
            <text:p>1739050492</text:p>
          </table:table-cell>
          <table:table-cell office:value-type="float" office:value="1739050493.323" table:style-name="ce1">
            <text:p>17390504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0999927520752" table:formula="of:=[.B587]-[.A587]" table:style-name="ce1">
            <text:p>1.500999928</text:p>
          </table:table-cell>
          <table:table-cell table:style-name="ce1"/>
          <table:table-cell office:value-type="float" office:value="1.1149997711181641" table:formula="of:=[.H587] - [.$H$681]" table:style-name="ce1">
            <text:p>1.11499977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5.122" table:style-name="ce1">
            <text:p>1739050495</text:p>
          </table:table-cell>
          <table:table-cell office:value-type="float" office:value="1739050496.569" table:style-name="ce1">
            <text:p>17390504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70000267028809" table:formula="of:=[.B588]-[.A588]" table:style-name="ce1">
            <text:p>1.447000027</text:p>
          </table:table-cell>
          <table:table-cell table:style-name="ce1"/>
          <table:table-cell office:value-type="float" office:value="1.060999870300293" table:formula="of:=[.H588] - [.$H$681]" table:style-name="ce1">
            <text:p>1.060999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5.4219999" table:style-name="ce1">
            <text:p>1739050495</text:p>
          </table:table-cell>
          <table:table-cell office:value-type="float" office:value="1739050497.0969999" table:style-name="ce1">
            <text:p>17390504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749999523162842" table:formula="of:=[.B589]-[.A589]" table:style-name="ce1">
            <text:p>1.674999952</text:p>
          </table:table-cell>
          <table:table-cell table:style-name="ce1"/>
          <table:table-cell office:value-type="float" office:value="1.2889997959136963" table:formula="of:=[.H589] - [.$H$681]" table:style-name="ce1">
            <text:p>1.2889997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5.4560001" table:style-name="ce1">
            <text:p>1739050495</text:p>
          </table:table-cell>
          <table:table-cell office:value-type="float" office:value="1739050497.102" table:style-name="ce1">
            <text:p>17390504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459999084472656" table:formula="of:=[.B590]-[.A590]" table:style-name="ce1">
            <text:p>1.645999908</text:p>
          </table:table-cell>
          <table:table-cell table:style-name="ce1"/>
          <table:table-cell office:value-type="float" office:value="1.2599997520446777" table:formula="of:=[.H590] - [.$H$681]" table:style-name="ce1">
            <text:p>1.25999975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5.789" table:style-name="ce1">
            <text:p>1739050496</text:p>
          </table:table-cell>
          <table:table-cell office:value-type="float" office:value="1739050499.3340001" table:style-name="ce1">
            <text:p>173905049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5450000762939453" table:formula="of:=[.B591]-[.A591]" table:style-name="ce1">
            <text:p>3.545000076</text:p>
          </table:table-cell>
          <table:table-cell table:style-name="ce1"/>
          <table:table-cell office:value-type="float" office:value="3.1589999198913574" table:formula="of:=[.H591] - [.$H$681]" table:style-name="ce1">
            <text:p>3.1589999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8.056" table:style-name="ce1">
            <text:p>1739050498</text:p>
          </table:table-cell>
          <table:table-cell office:value-type="float" office:value="1739050499.4300001" table:style-name="ce1">
            <text:p>173905049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4000072479248" table:formula="of:=[.B592]-[.A592]" table:style-name="ce1">
            <text:p>1.374000072</text:p>
          </table:table-cell>
          <table:table-cell table:style-name="ce1"/>
          <table:table-cell office:value-type="float" office:value="0.98799991607666005" table:formula="of:=[.H592] - [.$H$681]" table:style-name="ce1">
            <text:p>0.98799991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8.322" table:style-name="ce1">
            <text:p>1739050498</text:p>
          </table:table-cell>
          <table:table-cell office:value-type="float" office:value="1739050499.53" table:style-name="ce1">
            <text:p>17390505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079999446868896" table:formula="of:=[.B593]-[.A593]" table:style-name="ce1">
            <text:p>1.207999945</text:p>
          </table:table-cell>
          <table:table-cell table:style-name="ce1"/>
          <table:table-cell office:value-type="float" office:value="0.82199978828430165" table:formula="of:=[.H593] - [.$H$681]" table:style-name="ce1">
            <text:p>0.82199978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8.3559999" table:style-name="ce1">
            <text:p>1739050498</text:p>
          </table:table-cell>
          <table:table-cell office:value-type="float" office:value="1739050499.6270001" table:style-name="ce1">
            <text:p>17390505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10001468658447" table:formula="of:=[.B594]-[.A594]" table:style-name="ce1">
            <text:p>1.271000147</text:p>
          </table:table-cell>
          <table:table-cell table:style-name="ce1"/>
          <table:table-cell office:value-type="float" office:value="0.88499999046325672" table:formula="of:=[.H594] - [.$H$681]" table:style-name="ce1">
            <text:p>0.8849999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8.3889999" table:style-name="ce1">
            <text:p>1739050498</text:p>
          </table:table-cell>
          <table:table-cell office:value-type="float" office:value="1739050499.733" table:style-name="ce1">
            <text:p>17390505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40001010894775" table:formula="of:=[.B595]-[.A595]" table:style-name="ce1">
            <text:p>1.344000101</text:p>
          </table:table-cell>
          <table:table-cell table:style-name="ce1"/>
          <table:table-cell office:value-type="float" office:value="0.95799994468688954" table:formula="of:=[.H595] - [.$H$681]" table:style-name="ce1">
            <text:p>0.95799994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8.4560001" table:style-name="ce1">
            <text:p>1739050498</text:p>
          </table:table-cell>
          <table:table-cell office:value-type="float" office:value="1739050499.8800001" table:style-name="ce1">
            <text:p>17390505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40000247955322" table:formula="of:=[.B596]-[.A596]" table:style-name="ce1">
            <text:p>1.424000025</text:p>
          </table:table-cell>
          <table:table-cell table:style-name="ce1"/>
          <table:table-cell office:value-type="float" office:value="1.0379998683929443" table:formula="of:=[.H596] - [.$H$681]" table:style-name="ce1">
            <text:p>1.03799986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8.789" table:style-name="ce1">
            <text:p>1739050499</text:p>
          </table:table-cell>
          <table:table-cell office:value-type="float" office:value="1739050500.0139999" table:style-name="ce1">
            <text:p>17390505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249999046325684" table:formula="of:=[.B597]-[.A597]" table:style-name="ce1">
            <text:p>1.224999905</text:p>
          </table:table-cell>
          <table:table-cell table:style-name="ce1"/>
          <table:table-cell office:value-type="float" office:value="0.83899974822998036" table:formula="of:=[.H597] - [.$H$681]" table:style-name="ce1">
            <text:p>0.83899974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9.4560001" table:style-name="ce1">
            <text:p>1739050499</text:p>
          </table:table-cell>
          <table:table-cell office:value-type="float" office:value="1739050502.0320001" table:style-name="ce1">
            <text:p>17390505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5759999752044678" table:formula="of:=[.B598]-[.A598]" table:style-name="ce1">
            <text:p>2.575999975</text:p>
          </table:table-cell>
          <table:table-cell table:style-name="ce1"/>
          <table:table-cell office:value-type="float" office:value="2.1899998188018799" table:formula="of:=[.H598] - [.$H$681]" table:style-name="ce1">
            <text:p>2.18999981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1.1559999" table:style-name="ce1">
            <text:p>1739050501</text:p>
          </table:table-cell>
          <table:table-cell office:value-type="float" office:value="1739050504.553" table:style-name="ce1">
            <text:p>17390505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3970000743865967" table:formula="of:=[.B599]-[.A599]" table:style-name="ce1">
            <text:p>3.397000074</text:p>
          </table:table-cell>
          <table:table-cell table:style-name="ce1"/>
          <table:table-cell office:value-type="float" office:value="3.0109999179840088" table:formula="of:=[.H599] - [.$H$681]" table:style-name="ce1">
            <text:p>3.01099991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3.0220001" table:style-name="ce1">
            <text:p>1739050503</text:p>
          </table:table-cell>
          <table:table-cell office:value-type="float" office:value="1739050504.6789999" table:style-name="ce1">
            <text:p>17390505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569998264312744" table:formula="of:=[.B600]-[.A600]" table:style-name="ce1">
            <text:p>1.656999826</text:p>
          </table:table-cell>
          <table:table-cell table:style-name="ce1"/>
          <table:table-cell office:value-type="float" office:value="1.2709996700286865" table:formula="of:=[.H600] - [.$H$681]" table:style-name="ce1">
            <text:p>1.2709996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3.256" table:style-name="ce1">
            <text:p>1739050503</text:p>
          </table:table-cell>
          <table:table-cell office:value-type="float" office:value="1739050504.7980001" table:style-name="ce1">
            <text:p>17390505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20000553131104" table:formula="of:=[.B601]-[.A601]" table:style-name="ce1">
            <text:p>1.542000055</text:p>
          </table:table-cell>
          <table:table-cell table:style-name="ce1"/>
          <table:table-cell office:value-type="float" office:value="1.1559998989105225" table:formula="of:=[.H601] - [.$H$681]" table:style-name="ce1">
            <text:p>1.15599989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3.9219999" table:style-name="ce1">
            <text:p>1739050504</text:p>
          </table:table-cell>
          <table:table-cell office:value-type="float" office:value="1739050505.2579999" table:style-name="ce1">
            <text:p>17390505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59999656677246" table:formula="of:=[.B602]-[.A602]" table:style-name="ce1">
            <text:p>1.335999966</text:p>
          </table:table-cell>
          <table:table-cell table:style-name="ce1"/>
          <table:table-cell office:value-type="float" office:value="0.94999980926513661" table:formula="of:=[.H602] - [.$H$681]" table:style-name="ce1">
            <text:p>0.94999980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3.9560001" table:style-name="ce1">
            <text:p>1739050504</text:p>
          </table:table-cell>
          <table:table-cell office:value-type="float" office:value="1739050505.3729999" table:style-name="ce1">
            <text:p>17390505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69998168945313" table:formula="of:=[.B603]-[.A603]" table:style-name="ce1">
            <text:p>1.416999817</text:p>
          </table:table-cell>
          <table:table-cell table:style-name="ce1"/>
          <table:table-cell office:value-type="float" office:value="1.0309996604919434" table:formula="of:=[.H603] - [.$H$681]" table:style-name="ce1">
            <text:p>1.030999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4.0220001" table:style-name="ce1">
            <text:p>1739050504</text:p>
          </table:table-cell>
          <table:table-cell office:value-type="float" office:value="1739050506.421" table:style-name="ce1">
            <text:p>173905050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989999294281006" table:formula="of:=[.B604]-[.A604]" table:style-name="ce1">
            <text:p>2.398999929</text:p>
          </table:table-cell>
          <table:table-cell table:style-name="ce1"/>
          <table:table-cell office:value-type="float" office:value="2.0129997730255127" table:formula="of:=[.H604] - [.$H$681]" table:style-name="ce1">
            <text:p>2.01299977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4.322" table:style-name="ce1">
            <text:p>1739050504</text:p>
          </table:table-cell>
          <table:table-cell office:value-type="float" office:value="1739050506.5239999" table:style-name="ce1">
            <text:p>17390505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2019999027252197" table:formula="of:=[.B605]-[.A605]" table:style-name="ce1">
            <text:p>2.201999903</text:p>
          </table:table-cell>
          <table:table-cell table:style-name="ce1"/>
          <table:table-cell office:value-type="float" office:value="1.8159997463226318" table:formula="of:=[.H605] - [.$H$681]" table:style-name="ce1">
            <text:p>1.8159997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5.2219999" table:style-name="ce1">
            <text:p>1739050505</text:p>
          </table:table-cell>
          <table:table-cell office:value-type="float" office:value="1739050506.619" table:style-name="ce1">
            <text:p>17390505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70000743865967" table:formula="of:=[.B606]-[.A606]" table:style-name="ce1">
            <text:p>1.397000074</text:p>
          </table:table-cell>
          <table:table-cell table:style-name="ce1"/>
          <table:table-cell office:value-type="float" office:value="1.0109999179840088" table:formula="of:=[.H606] - [.$H$681]" table:style-name="ce1">
            <text:p>1.01099991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5.256" table:style-name="ce1">
            <text:p>1739050505</text:p>
          </table:table-cell>
          <table:table-cell office:value-type="float" office:value="1739050506.7160001" table:style-name="ce1">
            <text:p>17390505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00000381469727" table:formula="of:=[.B607]-[.A607]" table:style-name="ce1">
            <text:p>1.460000038</text:p>
          </table:table-cell>
          <table:table-cell table:style-name="ce1"/>
          <table:table-cell office:value-type="float" office:value="1.0739998817443848" table:formula="of:=[.H607] - [.$H$681]" table:style-name="ce1">
            <text:p>1.07399988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5.3889999" table:style-name="ce1">
            <text:p>1739050505</text:p>
          </table:table-cell>
          <table:table-cell office:value-type="float" office:value="1739050506.846" table:style-name="ce1">
            <text:p>17390505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70000171661377" table:formula="of:=[.B608]-[.A608]" table:style-name="ce1">
            <text:p>1.457000017</text:p>
          </table:table-cell>
          <table:table-cell table:style-name="ce1"/>
          <table:table-cell office:value-type="float" office:value="1.0709998607635498" table:formula="of:=[.H608] - [.$H$681]" table:style-name="ce1">
            <text:p>1.07099986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7.8559999" table:style-name="ce1">
            <text:p>1739050508</text:p>
          </table:table-cell>
          <table:table-cell office:value-type="float" office:value="1739050509.1949999" table:style-name="ce1">
            <text:p>17390505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89999866485596" table:formula="of:=[.B609]-[.A609]" table:style-name="ce1">
            <text:p>1.338999987</text:p>
          </table:table-cell>
          <table:table-cell table:style-name="ce1"/>
          <table:table-cell office:value-type="float" office:value="0.95299983024597157" table:formula="of:=[.H609] - [.$H$681]" table:style-name="ce1">
            <text:p>0.952999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8.556" table:style-name="ce1">
            <text:p>1739050509</text:p>
          </table:table-cell>
          <table:table-cell office:value-type="float" office:value="1739050509.9159999" table:style-name="ce1">
            <text:p>173905051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99998950958252" table:formula="of:=[.B610]-[.A610]" table:style-name="ce1">
            <text:p>1.359999895</text:p>
          </table:table-cell>
          <table:table-cell table:style-name="ce1"/>
          <table:table-cell office:value-type="float" office:value="0.97399973869323719" table:formula="of:=[.H610] - [.$H$681]" table:style-name="ce1">
            <text:p>0.97399973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9.3559999" table:style-name="ce1">
            <text:p>1739050509</text:p>
          </table:table-cell>
          <table:table-cell office:value-type="float" office:value="1739050510.806" table:style-name="ce1">
            <text:p>17390505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00000476837158" table:formula="of:=[.B611]-[.A611]" table:style-name="ce1">
            <text:p>1.450000048</text:p>
          </table:table-cell>
          <table:table-cell table:style-name="ce1"/>
          <table:table-cell office:value-type="float" office:value="1.0639998912811279" table:formula="of:=[.H611] - [.$H$681]" table:style-name="ce1">
            <text:p>1.06399989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9.4890001" table:style-name="ce1">
            <text:p>1739050509</text:p>
          </table:table-cell>
          <table:table-cell office:value-type="float" office:value="1739050510.905" table:style-name="ce1">
            <text:p>17390505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59998893737793" table:formula="of:=[.B612]-[.A612]" table:style-name="ce1">
            <text:p>1.415999889</text:p>
          </table:table-cell>
          <table:table-cell table:style-name="ce1"/>
          <table:table-cell office:value-type="float" office:value="1.0299997329711914" table:formula="of:=[.H612] - [.$H$681]" table:style-name="ce1">
            <text:p>1.02999973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9.5220001" table:style-name="ce1">
            <text:p>1739050510</text:p>
          </table:table-cell>
          <table:table-cell office:value-type="float" office:value="1739050511.0220001" table:style-name="ce1">
            <text:p>17390505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" table:formula="of:=[.B613]-[.A613]" table:style-name="ce1">
            <text:p>1.5</text:p>
          </table:table-cell>
          <table:table-cell table:style-name="ce1"/>
          <table:table-cell office:value-type="float" office:value="1.1139998435974121" table:formula="of:=[.H613] - [.$H$681]" table:style-name="ce1">
            <text:p>1.11399984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0.056" table:style-name="ce1">
            <text:p>1739050510</text:p>
          </table:table-cell>
          <table:table-cell office:value-type="float" office:value="1739050511.665" table:style-name="ce1">
            <text:p>17390505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089999675750732" table:formula="of:=[.B614]-[.A614]" table:style-name="ce1">
            <text:p>1.608999968</text:p>
          </table:table-cell>
          <table:table-cell table:style-name="ce1"/>
          <table:table-cell office:value-type="float" office:value="1.2229998111724854" table:formula="of:=[.H614] - [.$H$681]" table:style-name="ce1">
            <text:p>1.22299981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0.4219999" table:style-name="ce1">
            <text:p>1739050510</text:p>
          </table:table-cell>
          <table:table-cell office:value-type="float" office:value="1739050511.78" table:style-name="ce1">
            <text:p>17390505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80000400543213" table:formula="of:=[.B615]-[.A615]" table:style-name="ce1">
            <text:p>1.35800004</text:p>
          </table:table-cell>
          <table:table-cell table:style-name="ce1"/>
          <table:table-cell office:value-type="float" office:value="0.97199988365173329" table:formula="of:=[.H615] - [.$H$681]" table:style-name="ce1">
            <text:p>0.97199988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0.4560001" table:style-name="ce1">
            <text:p>1739050510</text:p>
          </table:table-cell>
          <table:table-cell office:value-type="float" office:value="1739050511.8629999" table:style-name="ce1">
            <text:p>17390505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69998264312744" table:formula="of:=[.B616]-[.A616]" table:style-name="ce1">
            <text:p>1.406999826</text:p>
          </table:table-cell>
          <table:table-cell table:style-name="ce1"/>
          <table:table-cell office:value-type="float" office:value="1.0209996700286865" table:formula="of:=[.H616] - [.$H$681]" table:style-name="ce1">
            <text:p>1.0209996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1.0220001" table:style-name="ce1">
            <text:p>1739050511</text:p>
          </table:table-cell>
          <table:table-cell office:value-type="float" office:value="1739050512.582" table:style-name="ce1">
            <text:p>17390505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9999942779541" table:formula="of:=[.B617]-[.A617]" table:style-name="ce1">
            <text:p>1.559999943</text:p>
          </table:table-cell>
          <table:table-cell table:style-name="ce1"/>
          <table:table-cell office:value-type="float" office:value="1.1739997863769531" table:formula="of:=[.H617] - [.$H$681]" table:style-name="ce1">
            <text:p>1.17399978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1.4560001" table:style-name="ce1">
            <text:p>1739050511</text:p>
          </table:table-cell>
          <table:table-cell office:value-type="float" office:value="1739050516.823" table:style-name="ce1">
            <text:p>17390505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5.3669998645782471" table:formula="of:=[.B618]-[.A618]" table:style-name="ce1">
            <text:p>5.366999865</text:p>
          </table:table-cell>
          <table:table-cell table:style-name="ce1"/>
          <table:table-cell office:value-type="float" office:value="4.9809997081756592" table:formula="of:=[.H618] - [.$H$681]" table:style-name="ce1">
            <text:p>4.98099970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5.523" table:style-name="ce1">
            <text:p>1739050516</text:p>
          </table:table-cell>
          <table:table-cell office:value-type="float" office:value="1739050516.925" table:style-name="ce1">
            <text:p>17390505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19999504089355" table:formula="of:=[.B619]-[.A619]" table:style-name="ce1">
            <text:p>1.40199995</text:p>
          </table:table-cell>
          <table:table-cell table:style-name="ce1"/>
          <table:table-cell office:value-type="float" office:value="1.0159997940063477" table:formula="of:=[.H619] - [.$H$681]" table:style-name="ce1">
            <text:p>1.0159997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5.556" table:style-name="ce1">
            <text:p>1739050516</text:p>
          </table:table-cell>
          <table:table-cell office:value-type="float" office:value="1739050517.0220001" table:style-name="ce1">
            <text:p>17390505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60000801086426" table:formula="of:=[.B620]-[.A620]" table:style-name="ce1">
            <text:p>1.46600008</text:p>
          </table:table-cell>
          <table:table-cell table:style-name="ce1"/>
          <table:table-cell office:value-type="float" office:value="1.0799999237060547" table:formula="of:=[.H620] - [.$H$681]" table:style-name="ce1">
            <text:p>1.07999992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5.756" table:style-name="ce1">
            <text:p>1739050516</text:p>
          </table:table-cell>
          <table:table-cell office:value-type="float" office:value="1739050517.1210001" table:style-name="ce1">
            <text:p>17390505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50000095367432" table:formula="of:=[.B621]-[.A621]" table:style-name="ce1">
            <text:p>1.36500001</text:p>
          </table:table-cell>
          <table:table-cell table:style-name="ce1"/>
          <table:table-cell office:value-type="float" office:value="0.97899985313415516" table:formula="of:=[.H621] - [.$H$681]" table:style-name="ce1">
            <text:p>0.97899985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5.822" table:style-name="ce1">
            <text:p>1739050516</text:p>
          </table:table-cell>
          <table:table-cell office:value-type="float" office:value="1739050517.221" table:style-name="ce1">
            <text:p>17390505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89999294281006" table:formula="of:=[.B622]-[.A622]" table:style-name="ce1">
            <text:p>1.398999929</text:p>
          </table:table-cell>
          <table:table-cell table:style-name="ce1"/>
          <table:table-cell office:value-type="float" office:value="1.0129997730255127" table:formula="of:=[.H622] - [.$H$681]" table:style-name="ce1">
            <text:p>1.01299977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5.9560001" table:style-name="ce1">
            <text:p>1739050516</text:p>
          </table:table-cell>
          <table:table-cell office:value-type="float" office:value="1739050517.3629999" table:style-name="ce1">
            <text:p>17390505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69998264312744" table:formula="of:=[.B623]-[.A623]" table:style-name="ce1">
            <text:p>1.406999826</text:p>
          </table:table-cell>
          <table:table-cell table:style-name="ce1"/>
          <table:table-cell office:value-type="float" office:value="1.0209996700286865" table:formula="of:=[.H623] - [.$H$681]" table:style-name="ce1">
            <text:p>1.0209996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6.6559999" table:style-name="ce1">
            <text:p>1739050517</text:p>
          </table:table-cell>
          <table:table-cell office:value-type="float" office:value="1739050518.0450001" table:style-name="ce1">
            <text:p>17390505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90001773834229" table:formula="of:=[.B624]-[.A624]" table:style-name="ce1">
            <text:p>1.389000177</text:p>
          </table:table-cell>
          <table:table-cell table:style-name="ce1"/>
          <table:table-cell office:value-type="float" office:value="1.003000020980835" table:formula="of:=[.H624] - [.$H$681]" table:style-name="ce1">
            <text:p>1.00300002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0.289" table:style-name="ce1">
            <text:p>1739050520</text:p>
          </table:table-cell>
          <table:table-cell office:value-type="float" office:value="1739050521.858" table:style-name="ce1">
            <text:p>17390505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90000057220459" table:formula="of:=[.B625]-[.A625]" table:style-name="ce1">
            <text:p>1.569000006</text:p>
          </table:table-cell>
          <table:table-cell table:style-name="ce1"/>
          <table:table-cell office:value-type="float" office:value="1.182999849319458" table:formula="of:=[.H625] - [.$H$681]" table:style-name="ce1">
            <text:p>1.1829998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1.6559999" table:style-name="ce1">
            <text:p>1739050522</text:p>
          </table:table-cell>
          <table:table-cell office:value-type="float" office:value="1739050523.253" table:style-name="ce1">
            <text:p>17390505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70001220703125" table:formula="of:=[.B626]-[.A626]" table:style-name="ce1">
            <text:p>1.597000122</text:p>
          </table:table-cell>
          <table:table-cell table:style-name="ce1"/>
          <table:table-cell office:value-type="float" office:value="1.2109999656677246" table:formula="of:=[.H626] - [.$H$681]" table:style-name="ce1">
            <text:p>1.2109999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1.8559999" table:style-name="ce1">
            <text:p>1739050522</text:p>
          </table:table-cell>
          <table:table-cell office:value-type="float" office:value="1739050524.1300001" table:style-name="ce1">
            <text:p>17390505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2740001678466797" table:formula="of:=[.B627]-[.A627]" table:style-name="ce1">
            <text:p>2.274000168</text:p>
          </table:table-cell>
          <table:table-cell table:style-name="ce1"/>
          <table:table-cell office:value-type="float" office:value="1.8880000114440918" table:formula="of:=[.H627] - [.$H$681]" table:style-name="ce1">
            <text:p>1.88800001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2.789" table:style-name="ce1">
            <text:p>1739050523</text:p>
          </table:table-cell>
          <table:table-cell office:value-type="float" office:value="1739050524.234" table:style-name="ce1">
            <text:p>17390505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49999332427979" table:formula="of:=[.B628]-[.A628]" table:style-name="ce1">
            <text:p>1.444999933</text:p>
          </table:table-cell>
          <table:table-cell table:style-name="ce1"/>
          <table:table-cell office:value-type="float" office:value="1.05899977684021" table:formula="of:=[.H628] - [.$H$681]" table:style-name="ce1">
            <text:p>1.05899977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3.089" table:style-name="ce1">
            <text:p>1739050523</text:p>
          </table:table-cell>
          <table:table-cell office:value-type="float" office:value="1739050525.967" table:style-name="ce1">
            <text:p>17390505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878000020980835" table:formula="of:=[.B629]-[.A629]" table:style-name="ce1">
            <text:p>2.878000021</text:p>
          </table:table-cell>
          <table:table-cell table:style-name="ce1"/>
          <table:table-cell office:value-type="float" office:value="2.4919998645782471" table:formula="of:=[.H629] - [.$H$681]" table:style-name="ce1">
            <text:p>2.49199986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4.9560001" table:style-name="ce1">
            <text:p>1739050525</text:p>
          </table:table-cell>
          <table:table-cell office:value-type="float" office:value="1739050526.51" table:style-name="ce1">
            <text:p>1739050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39999008178711" table:formula="of:=[.B630]-[.A630]" table:style-name="ce1">
            <text:p>1.553999901</text:p>
          </table:table-cell>
          <table:table-cell table:style-name="ce1"/>
          <table:table-cell office:value-type="float" office:value="1.1679997444152832" table:formula="of:=[.H630] - [.$H$681]" table:style-name="ce1">
            <text:p>1.16799974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5.256" table:style-name="ce1">
            <text:p>1739050525</text:p>
          </table:table-cell>
          <table:table-cell office:value-type="float" office:value="1739050526.6070001" table:style-name="ce1">
            <text:p>1739050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10000705718994" table:formula="of:=[.B631]-[.A631]" table:style-name="ce1">
            <text:p>1.351000071</text:p>
          </table:table-cell>
          <table:table-cell table:style-name="ce1"/>
          <table:table-cell office:value-type="float" office:value="0.96499991416931141" table:formula="of:=[.H631] - [.$H$681]" table:style-name="ce1">
            <text:p>0.96499991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5.289" table:style-name="ce1">
            <text:p>1739050525</text:p>
          </table:table-cell>
          <table:table-cell office:value-type="float" office:value="1739050526.7049999" table:style-name="ce1">
            <text:p>1739050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59998893737793" table:formula="of:=[.B632]-[.A632]" table:style-name="ce1">
            <text:p>1.415999889</text:p>
          </table:table-cell>
          <table:table-cell table:style-name="ce1"/>
          <table:table-cell office:value-type="float" office:value="1.0299997329711914" table:formula="of:=[.H632] - [.$H$681]" table:style-name="ce1">
            <text:p>1.02999973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5.4560001" table:style-name="ce1">
            <text:p>1739050525</text:p>
          </table:table-cell>
          <table:table-cell office:value-type="float" office:value="1739050526.8080001" table:style-name="ce1">
            <text:p>1739050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19999980926514" table:formula="of:=[.B633]-[.A633]" table:style-name="ce1">
            <text:p>1.351999998</text:p>
          </table:table-cell>
          <table:table-cell table:style-name="ce1"/>
          <table:table-cell office:value-type="float" office:value="0.96599984169006337" table:formula="of:=[.H633] - [.$H$681]" table:style-name="ce1">
            <text:p>0.96599984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5.4890001" table:style-name="ce1">
            <text:p>1739050525</text:p>
          </table:table-cell>
          <table:table-cell office:value-type="float" office:value="1739050526.921" table:style-name="ce1">
            <text:p>1739050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19999217987061" table:formula="of:=[.B634]-[.A634]" table:style-name="ce1">
            <text:p>1.431999922</text:p>
          </table:table-cell>
          <table:table-cell table:style-name="ce1"/>
          <table:table-cell office:value-type="float" office:value="1.0459997653961182" table:formula="of:=[.H634] - [.$H$681]" table:style-name="ce1">
            <text:p>1.04599976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5.6559999" table:style-name="ce1">
            <text:p>1739050526</text:p>
          </table:table-cell>
          <table:table-cell office:value-type="float" office:value="1739050527.03" table:style-name="ce1">
            <text:p>1739050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4000072479248" table:formula="of:=[.B635]-[.A635]" table:style-name="ce1">
            <text:p>1.374000072</text:p>
          </table:table-cell>
          <table:table-cell table:style-name="ce1"/>
          <table:table-cell office:value-type="float" office:value="0.98799991607666005" table:formula="of:=[.H635] - [.$H$681]" table:style-name="ce1">
            <text:p>0.98799991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5.6889999" table:style-name="ce1">
            <text:p>1739050526</text:p>
          </table:table-cell>
          <table:table-cell office:value-type="float" office:value="1739050527.1240001" table:style-name="ce1">
            <text:p>1739050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50001811981201" table:formula="of:=[.B636]-[.A636]" table:style-name="ce1">
            <text:p>1.435000181</text:p>
          </table:table-cell>
          <table:table-cell table:style-name="ce1"/>
          <table:table-cell office:value-type="float" office:value="1.0490000247955322" table:formula="of:=[.H636] - [.$H$681]" table:style-name="ce1">
            <text:p>1.0490000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5.8559999" table:style-name="ce1">
            <text:p>1739050526</text:p>
          </table:table-cell>
          <table:table-cell office:value-type="float" office:value="1739050527.2780001" table:style-name="ce1">
            <text:p>1739050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20001697540283" table:formula="of:=[.B637]-[.A637]" table:style-name="ce1">
            <text:p>1.42200017</text:p>
          </table:table-cell>
          <table:table-cell table:style-name="ce1"/>
          <table:table-cell office:value-type="float" office:value="1.0360000133514404" table:formula="of:=[.H637] - [.$H$681]" table:style-name="ce1">
            <text:p>1.03600001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5.9219999" table:style-name="ce1">
            <text:p>1739050526</text:p>
          </table:table-cell>
          <table:table-cell office:value-type="float" office:value="1739050527.3789999" table:style-name="ce1">
            <text:p>1739050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70000171661377" table:formula="of:=[.B638]-[.A638]" table:style-name="ce1">
            <text:p>1.457000017</text:p>
          </table:table-cell>
          <table:table-cell table:style-name="ce1"/>
          <table:table-cell office:value-type="float" office:value="1.0709998607635498" table:formula="of:=[.H638] - [.$H$681]" table:style-name="ce1">
            <text:p>1.07099986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5.9560001" table:style-name="ce1">
            <text:p>1739050526</text:p>
          </table:table-cell>
          <table:table-cell office:value-type="float" office:value="1739050527.477" table:style-name="ce1">
            <text:p>1739050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09999084472656" table:formula="of:=[.B639]-[.A639]" table:style-name="ce1">
            <text:p>1.520999908</text:p>
          </table:table-cell>
          <table:table-cell table:style-name="ce1"/>
          <table:table-cell office:value-type="float" office:value="1.1349997520446777" table:formula="of:=[.H639] - [.$H$681]" table:style-name="ce1">
            <text:p>1.13499975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6.5220001" table:style-name="ce1">
            <text:p>1739050527</text:p>
          </table:table-cell>
          <table:table-cell office:value-type="float" office:value="1739050527.9130001" table:style-name="ce1">
            <text:p>17390505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0000324249268" table:formula="of:=[.B640]-[.A640]" table:style-name="ce1">
            <text:p>1.391000032</text:p>
          </table:table-cell>
          <table:table-cell table:style-name="ce1"/>
          <table:table-cell office:value-type="float" office:value="1.0049998760223389" table:formula="of:=[.H640] - [.$H$681]" table:style-name="ce1">
            <text:p>1.0049998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6.556" table:style-name="ce1">
            <text:p>1739050527</text:p>
          </table:table-cell>
          <table:table-cell office:value-type="float" office:value="1739050528.1619999" table:style-name="ce1">
            <text:p>17390505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059999465942383" table:formula="of:=[.B641]-[.A641]" table:style-name="ce1">
            <text:p>1.605999947</text:p>
          </table:table-cell>
          <table:table-cell table:style-name="ce1"/>
          <table:table-cell office:value-type="float" office:value="1.2199997901916504" table:formula="of:=[.H641] - [.$H$681]" table:style-name="ce1">
            <text:p>1.219999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8.122" table:style-name="ce1">
            <text:p>1739050528</text:p>
          </table:table-cell>
          <table:table-cell office:value-type="float" office:value="1739050529.5599999" table:style-name="ce1">
            <text:p>17390505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7999963760376" table:formula="of:=[.B642]-[.A642]" table:style-name="ce1">
            <text:p>1.437999964</text:p>
          </table:table-cell>
          <table:table-cell table:style-name="ce1"/>
          <table:table-cell office:value-type="float" office:value="1.0519998073577881" table:formula="of:=[.H642] - [.$H$681]" table:style-name="ce1">
            <text:p>1.05199980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8.256" table:style-name="ce1">
            <text:p>1739050528</text:p>
          </table:table-cell>
          <table:table-cell office:value-type="float" office:value="1739050530.612" table:style-name="ce1">
            <text:p>17390505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559999465942383" table:formula="of:=[.B643]-[.A643]" table:style-name="ce1">
            <text:p>2.355999947</text:p>
          </table:table-cell>
          <table:table-cell table:style-name="ce1"/>
          <table:table-cell office:value-type="float" office:value="1.9699997901916504" table:formula="of:=[.H643] - [.$H$681]" table:style-name="ce1">
            <text:p>1.969999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9.723" table:style-name="ce1">
            <text:p>1739050530</text:p>
          </table:table-cell>
          <table:table-cell office:value-type="float" office:value="1739050531.302" table:style-name="ce1">
            <text:p>17390505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89999961853027" table:formula="of:=[.B644]-[.A644]" table:style-name="ce1">
            <text:p>1.578999996</text:p>
          </table:table-cell>
          <table:table-cell table:style-name="ce1"/>
          <table:table-cell office:value-type="float" office:value="1.1929998397827148" table:formula="of:=[.H644] - [.$H$681]" table:style-name="ce1">
            <text:p>1.1929998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9.8559999" table:style-name="ce1">
            <text:p>1739050530</text:p>
          </table:table-cell>
          <table:table-cell office:value-type="float" office:value="1739050531.4119999" table:style-name="ce1">
            <text:p>17390505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59999942779541" table:formula="of:=[.B645]-[.A645]" table:style-name="ce1">
            <text:p>1.555999994</text:p>
          </table:table-cell>
          <table:table-cell table:style-name="ce1"/>
          <table:table-cell office:value-type="float" office:value="1.1699998378753662" table:formula="of:=[.H645] - [.$H$681]" table:style-name="ce1">
            <text:p>1.16999983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0.056" table:style-name="ce1">
            <text:p>1739050530</text:p>
          </table:table-cell>
          <table:table-cell office:value-type="float" office:value="1739050531.5150001" table:style-name="ce1">
            <text:p>17390505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90001106262207" table:formula="of:=[.B646]-[.A646]" table:style-name="ce1">
            <text:p>1.459000111</text:p>
          </table:table-cell>
          <table:table-cell table:style-name="ce1"/>
          <table:table-cell office:value-type="float" office:value="1.0729999542236328" table:formula="of:=[.H646] - [.$H$681]" table:style-name="ce1">
            <text:p>1.07299995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0.1559999" table:style-name="ce1">
            <text:p>1739050530</text:p>
          </table:table-cell>
          <table:table-cell office:value-type="float" office:value="1739050532.2119999" table:style-name="ce1">
            <text:p>17390505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559999942779541" table:formula="of:=[.B647]-[.A647]" table:style-name="ce1">
            <text:p>2.055999994</text:p>
          </table:table-cell>
          <table:table-cell table:style-name="ce1"/>
          <table:table-cell office:value-type="float" office:value="1.6699998378753662" table:formula="of:=[.H647] - [.$H$681]" table:style-name="ce1">
            <text:p>1.66999983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1.023" table:style-name="ce1">
            <text:p>1739050531</text:p>
          </table:table-cell>
          <table:table-cell office:value-type="float" office:value="1739050532.323" table:style-name="ce1">
            <text:p>17390505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99999523162842" table:formula="of:=[.B648]-[.A648]" table:style-name="ce1">
            <text:p>1.299999952</text:p>
          </table:table-cell>
          <table:table-cell table:style-name="ce1"/>
          <table:table-cell office:value-type="float" office:value="0.91399979591369618" table:formula="of:=[.H648] - [.$H$681]" table:style-name="ce1">
            <text:p>0.9139997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1.223" table:style-name="ce1">
            <text:p>1739050531</text:p>
          </table:table-cell>
          <table:table-cell office:value-type="float" office:value="1739050533.2709999" table:style-name="ce1">
            <text:p>17390505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479998588562012" table:formula="of:=[.B649]-[.A649]" table:style-name="ce1">
            <text:p>2.047999859</text:p>
          </table:table-cell>
          <table:table-cell table:style-name="ce1"/>
          <table:table-cell office:value-type="float" office:value="1.6619997024536133" table:formula="of:=[.H649] - [.$H$681]" table:style-name="ce1">
            <text:p>1.66199970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1.3559999" table:style-name="ce1">
            <text:p>1739050531</text:p>
          </table:table-cell>
          <table:table-cell office:value-type="float" office:value="1739050533.3699999" table:style-name="ce1">
            <text:p>17390505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139999389648438" table:formula="of:=[.B650]-[.A650]" table:style-name="ce1">
            <text:p>2.013999939</text:p>
          </table:table-cell>
          <table:table-cell table:style-name="ce1"/>
          <table:table-cell office:value-type="float" office:value="1.6279997825622559" table:formula="of:=[.H650] - [.$H$681]" table:style-name="ce1">
            <text:p>1.6279997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2.023" table:style-name="ce1">
            <text:p>1739050532</text:p>
          </table:table-cell>
          <table:table-cell office:value-type="float" office:value="1739050533.4690001" table:style-name="ce1">
            <text:p>17390505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60000991821289" table:formula="of:=[.B651]-[.A651]" table:style-name="ce1">
            <text:p>1.446000099</text:p>
          </table:table-cell>
          <table:table-cell table:style-name="ce1"/>
          <table:table-cell office:value-type="float" office:value="1.059999942779541" table:formula="of:=[.H651] - [.$H$681]" table:style-name="ce1">
            <text:p>1.05999994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2.1889999" table:style-name="ce1">
            <text:p>1739050532</text:p>
          </table:table-cell>
          <table:table-cell office:value-type="float" office:value="1739050533.569" table:style-name="ce1">
            <text:p>17390505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0000114440918" table:formula="of:=[.B652]-[.A652]" table:style-name="ce1">
            <text:p>1.380000114</text:p>
          </table:table-cell>
          <table:table-cell table:style-name="ce1"/>
          <table:table-cell office:value-type="float" office:value="0.99399995803832997" table:formula="of:=[.H652] - [.$H$681]" table:style-name="ce1">
            <text:p>0.99399995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2.256" table:style-name="ce1">
            <text:p>1739050532</text:p>
          </table:table-cell>
          <table:table-cell office:value-type="float" office:value="1739050533.6670001" table:style-name="ce1">
            <text:p>17390505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10000133514404" table:formula="of:=[.B653]-[.A653]" table:style-name="ce1">
            <text:p>1.411000013</text:p>
          </table:table-cell>
          <table:table-cell table:style-name="ce1"/>
          <table:table-cell office:value-type="float" office:value="1.0249998569488525" table:formula="of:=[.H653] - [.$H$681]" table:style-name="ce1">
            <text:p>1.02499985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2.3889999" table:style-name="ce1">
            <text:p>1739050532</text:p>
          </table:table-cell>
          <table:table-cell office:value-type="float" office:value="1739050533.779" table:style-name="ce1">
            <text:p>17390505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00001049041748" table:formula="of:=[.B654]-[.A654]" table:style-name="ce1">
            <text:p>1.390000105</text:p>
          </table:table-cell>
          <table:table-cell table:style-name="ce1"/>
          <table:table-cell office:value-type="float" office:value="1.0039999485015869" table:formula="of:=[.H654] - [.$H$681]" table:style-name="ce1">
            <text:p>1.0039999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2.4560001" table:style-name="ce1">
            <text:p>1739050532</text:p>
          </table:table-cell>
          <table:table-cell office:value-type="float" office:value="1739050533.8659999" table:style-name="ce1">
            <text:p>17390505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99998474121094" table:formula="of:=[.B655]-[.A655]" table:style-name="ce1">
            <text:p>1.409999847</text:p>
          </table:table-cell>
          <table:table-cell table:style-name="ce1"/>
          <table:table-cell office:value-type="float" office:value="1.0239996910095215" table:formula="of:=[.H655] - [.$H$681]" table:style-name="ce1">
            <text:p>1.02399969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2.4890001" table:style-name="ce1">
            <text:p>1739050532</text:p>
          </table:table-cell>
          <table:table-cell office:value-type="float" office:value="1739050533.9630001" table:style-name="ce1">
            <text:p>17390505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39999771118164" table:formula="of:=[.B656]-[.A656]" table:style-name="ce1">
            <text:p>1.473999977</text:p>
          </table:table-cell>
          <table:table-cell table:style-name="ce1"/>
          <table:table-cell office:value-type="float" office:value="1.0879998207092285" table:formula="of:=[.H656] - [.$H$681]" table:style-name="ce1">
            <text:p>1.08799982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2.789" table:style-name="ce1">
            <text:p>1739050533</text:p>
          </table:table-cell>
          <table:table-cell office:value-type="float" office:value="1739050534.059" table:style-name="ce1">
            <text:p>17390505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699999809265137" table:formula="of:=[.B657]-[.A657]" table:style-name="ce1">
            <text:p>1.269999981</text:p>
          </table:table-cell>
          <table:table-cell table:style-name="ce1"/>
          <table:table-cell office:value-type="float" office:value="0.88399982452392567" table:formula="of:=[.H657] - [.$H$681]" table:style-name="ce1">
            <text:p>0.883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2.823" table:style-name="ce1">
            <text:p>1739050533</text:p>
          </table:table-cell>
          <table:table-cell office:value-type="float" office:value="1739050534.2420001" table:style-name="ce1">
            <text:p>17390505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90001487731934" table:formula="of:=[.B658]-[.A658]" table:style-name="ce1">
            <text:p>1.419000149</text:p>
          </table:table-cell>
          <table:table-cell table:style-name="ce1"/>
          <table:table-cell office:value-type="float" office:value="1.0329999923706055" table:formula="of:=[.H658] - [.$H$681]" table:style-name="ce1">
            <text:p>1.03299999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2.8559999" table:style-name="ce1">
            <text:p>1739050533</text:p>
          </table:table-cell>
          <table:table-cell office:value-type="float" office:value="1739050534.342" table:style-name="ce1">
            <text:p>17390505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60000610351563" table:formula="of:=[.B659]-[.A659]" table:style-name="ce1">
            <text:p>1.486000061</text:p>
          </table:table-cell>
          <table:table-cell table:style-name="ce1"/>
          <table:table-cell office:value-type="float" office:value="1.0999999046325684" table:formula="of:=[.H659] - [.$H$681]" table:style-name="ce1">
            <text:p>1.09999990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3.023" table:style-name="ce1">
            <text:p>1739050533</text:p>
          </table:table-cell>
          <table:table-cell office:value-type="float" office:value="1739050534.4449999" table:style-name="ce1">
            <text:p>17390505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19999313354492" table:formula="of:=[.B660]-[.A660]" table:style-name="ce1">
            <text:p>1.421999931</text:p>
          </table:table-cell>
          <table:table-cell table:style-name="ce1"/>
          <table:table-cell office:value-type="float" office:value="1.0359997749328613" table:formula="of:=[.H660] - [.$H$681]" table:style-name="ce1">
            <text:p>1.03599977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3.089" table:style-name="ce1">
            <text:p>1739050533</text:p>
          </table:table-cell>
          <table:table-cell office:value-type="float" office:value="1739050534.5409999" table:style-name="ce1">
            <text:p>17390505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19999027252197" table:formula="of:=[.B661]-[.A661]" table:style-name="ce1">
            <text:p>1.451999903</text:p>
          </table:table-cell>
          <table:table-cell table:style-name="ce1"/>
          <table:table-cell office:value-type="float" office:value="1.0659997463226318" table:formula="of:=[.H661] - [.$H$681]" table:style-name="ce1">
            <text:p>1.0659997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3.1889999" table:style-name="ce1">
            <text:p>1739050533</text:p>
          </table:table-cell>
          <table:table-cell office:value-type="float" office:value="1739050534.642" table:style-name="ce1">
            <text:p>17390505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30000686645508" table:formula="of:=[.B662]-[.A662]" table:style-name="ce1">
            <text:p>1.453000069</text:p>
          </table:table-cell>
          <table:table-cell table:style-name="ce1"/>
          <table:table-cell office:value-type="float" office:value="1.0669999122619629" table:formula="of:=[.H662] - [.$H$681]" table:style-name="ce1">
            <text:p>1.06699991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3.256" table:style-name="ce1">
            <text:p>1739050533</text:p>
          </table:table-cell>
          <table:table-cell office:value-type="float" office:value="1739050534.796" table:style-name="ce1">
            <text:p>17390505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99999618530273" table:formula="of:=[.B663]-[.A663]" table:style-name="ce1">
            <text:p>1.539999962</text:p>
          </table:table-cell>
          <table:table-cell table:style-name="ce1"/>
          <table:table-cell office:value-type="float" office:value="1.1539998054504395" table:formula="of:=[.H663] - [.$H$681]" table:style-name="ce1">
            <text:p>1.15399980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3.323" table:style-name="ce1">
            <text:p>1739050533</text:p>
          </table:table-cell>
          <table:table-cell office:value-type="float" office:value="1739050534.9070001" table:style-name="ce1">
            <text:p>17390505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840001106262207" table:formula="of:=[.B664]-[.A664]" table:style-name="ce1">
            <text:p>1.584000111</text:p>
          </table:table-cell>
          <table:table-cell table:style-name="ce1"/>
          <table:table-cell office:value-type="float" office:value="1.1979999542236328" table:formula="of:=[.H664] - [.$H$681]" table:style-name="ce1">
            <text:p>1.19799995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3.4230001" table:style-name="ce1">
            <text:p>1739050533</text:p>
          </table:table-cell>
          <table:table-cell office:value-type="float" office:value="1739050534.997" table:style-name="ce1">
            <text:p>17390505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39998817443848" table:formula="of:=[.B665]-[.A665]" table:style-name="ce1">
            <text:p>1.573999882</text:p>
          </table:table-cell>
          <table:table-cell table:style-name="ce1"/>
          <table:table-cell office:value-type="float" office:value="1.1879997253417969" table:formula="of:=[.H665] - [.$H$681]" table:style-name="ce1">
            <text:p>1.1879997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3.6889999" table:style-name="ce1">
            <text:p>1739050534</text:p>
          </table:table-cell>
          <table:table-cell office:value-type="float" office:value="1739050535.095" table:style-name="ce1">
            <text:p>17390505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60001373291016" table:formula="of:=[.B666]-[.A666]" table:style-name="ce1">
            <text:p>1.406000137</text:p>
          </table:table-cell>
          <table:table-cell table:style-name="ce1"/>
          <table:table-cell office:value-type="float" office:value="1.0199999809265137" table:formula="of:=[.H666] - [.$H$681]" table:style-name="ce1">
            <text:p>1.01999998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3.9890001" table:style-name="ce1">
            <text:p>1739050534</text:p>
          </table:table-cell>
          <table:table-cell office:value-type="float" office:value="1739050538.4330001" table:style-name="ce1">
            <text:p>17390505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4440000057220459" table:formula="of:=[.B667]-[.A667]" table:style-name="ce1">
            <text:p>4.444000006</text:p>
          </table:table-cell>
          <table:table-cell table:style-name="ce1"/>
          <table:table-cell office:value-type="float" office:value="4.057999849319458" table:formula="of:=[.H667] - [.$H$681]" table:style-name="ce1">
            <text:p>4.0579998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4.023" table:style-name="ce1">
            <text:p>1739050534</text:p>
          </table:table-cell>
          <table:table-cell office:value-type="float" office:value="1739050538.543" table:style-name="ce1">
            <text:p>17390505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5199999809265137" table:formula="of:=[.B668]-[.A668]" table:style-name="ce1">
            <text:p>4.519999981</text:p>
          </table:table-cell>
          <table:table-cell table:style-name="ce1"/>
          <table:table-cell office:value-type="float" office:value="4.1339998245239258" table:formula="of:=[.H668] - [.$H$681]" table:style-name="ce1">
            <text:p>4.133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7.256" table:style-name="ce1">
            <text:p>1739050537</text:p>
          </table:table-cell>
          <table:table-cell office:value-type="float" office:value="1739050538.638" table:style-name="ce1">
            <text:p>17390505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19999694824219" table:formula="of:=[.B669]-[.A669]" table:style-name="ce1">
            <text:p>1.381999969</text:p>
          </table:table-cell>
          <table:table-cell table:style-name="ce1"/>
          <table:table-cell office:value-type="float" office:value="0.99599981307983387" table:formula="of:=[.H669] - [.$H$681]" table:style-name="ce1">
            <text:p>0.99599981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7.556" table:style-name="ce1">
            <text:p>1739050538</text:p>
          </table:table-cell>
          <table:table-cell office:value-type="float" office:value="1739050539.6270001" table:style-name="ce1">
            <text:p>17390505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710000991821289" table:formula="of:=[.B670]-[.A670]" table:style-name="ce1">
            <text:p>2.071000099</text:p>
          </table:table-cell>
          <table:table-cell table:style-name="ce1"/>
          <table:table-cell office:value-type="float" office:value="1.684999942779541" table:formula="of:=[.H670] - [.$H$681]" table:style-name="ce1">
            <text:p>1.68499994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7.6889999" table:style-name="ce1">
            <text:p>1739050538</text:p>
          </table:table-cell>
          <table:table-cell office:value-type="float" office:value="1739050539.734" table:style-name="ce1">
            <text:p>17390505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450000762939453" table:formula="of:=[.B671]-[.A671]" table:style-name="ce1">
            <text:p>2.045000076</text:p>
          </table:table-cell>
          <table:table-cell table:style-name="ce1"/>
          <table:table-cell office:value-type="float" office:value="1.6589999198913574" table:formula="of:=[.H671] - [.$H$681]" table:style-name="ce1">
            <text:p>1.6589999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8.9230001" table:style-name="ce1">
            <text:p>1739050539</text:p>
          </table:table-cell>
          <table:table-cell office:value-type="float" office:value="1739050540.154" table:style-name="ce1">
            <text:p>17390505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309999465942383" table:formula="of:=[.B672]-[.A672]" table:style-name="ce1">
            <text:p>1.230999947</text:p>
          </table:table-cell>
          <table:table-cell table:style-name="ce1"/>
          <table:table-cell office:value-type="float" office:value="0.84499979019165028" table:formula="of:=[.H672] - [.$H$681]" table:style-name="ce1">
            <text:p>0.844999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9.256" table:style-name="ce1">
            <text:p>1739050539</text:p>
          </table:table-cell>
          <table:table-cell office:value-type="float" office:value="1739050541.165" table:style-name="ce1">
            <text:p>17390505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089999198913574" table:formula="of:=[.B673]-[.A673]" table:style-name="ce1">
            <text:p>1.90899992</text:p>
          </table:table-cell>
          <table:table-cell table:style-name="ce1"/>
          <table:table-cell office:value-type="float" office:value="1.5229997634887695" table:formula="of:=[.H673] - [.$H$681]" table:style-name="ce1">
            <text:p>1.5229997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40.6229999" table:style-name="ce5">
            <text:p>1739050541</text:p>
          </table:table-cell>
          <table:table-cell office:value-type="float" office:value="1739050541.8740001" table:style-name="ce5">
            <text:p>1739050542</text:p>
          </table:table-cell>
          <table:table-cell office:value-type="float" office:value="480" table:style-name="ce5">
            <text:p>480</text:p>
          </table:table-cell>
          <table:table-cell office:value-type="float" office:value="640" table:style-name="ce5">
            <text:p>640</text:p>
          </table:table-cell>
          <table:table-cell office:value-type="float" office:value="1280" table:style-name="ce5">
            <text:p>1280</text:p>
          </table:table-cell>
          <table:table-cell office:value-type="float" office:value="614400" table:style-name="ce5">
            <text:p>614400</text:p>
          </table:table-cell>
          <table:table-cell table:style-name="ce5"/>
          <table:table-cell office:value-type="float" office:value="1.2510001659393311" table:formula="of:=[.B674]-[.A674]" table:style-name="ce5">
            <text:p>1.251000166</text:p>
          </table:table-cell>
          <table:table-cell table:style-name="ce5"/>
          <table:table-cell office:value-type="float" office:value="0.86500000953674305" table:formula="of:=[.H674] - [.$H$681]" table:style-name="ce5">
            <text:p>0.86500001</text:p>
          </table:table-cell>
          <table:table-cell office:value-type="float" office:value="1.0909998416900635" table:formula="of:=[.$J$676]" table:style-name="ce5">
            <text:p>1.090999842</text:p>
          </table:table-cell>
          <table:table-cell table:number-columns-repeated="16373" table:style-name="ce5"/>
        </table:table-row>
        <table:table-row table:style-name="ro1">
          <table:table-cell table:number-columns-repeated="9" table:style-name="ce1"/>
          <table:table-cell table:style-name="ce6"/>
          <table:table-cell table:number-columns-repeated="16374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Median latency (s)</text:p>
          </table:table-cell>
          <table:table-cell office:value-type="float" office:value="1.4769999980926514" table:formula="of:=MEDIAN([.H63:.H674])" table:style-name="ce1">
            <text:p>1.476999998</text:p>
          </table:table-cell>
          <table:table-cell table:style-name="ce1"/>
          <table:table-cell office:value-type="float" office:value="1.0909998416900635" table:formula="of:=[.H676] - [.$H$681]" table:style-name="ce6">
            <text:p>1.090999842</text:p>
          </table:table-cell>
          <table:table-cell table:number-columns-repeated="16374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Mean frequency robot for 5 mins (Hz)</text:p>
          </table:table-cell>
          <table:table-cell office:value-type="float" office:value="2.0399864010763706" table:formula="of:=COUNT([.H63:.H674]) / ([.A674] - [.A63])" table:style-name="ce1">
            <text:p>2.039986401</text:p>
          </table:table-cell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Median latency of robot (s)</text:p>
          </table:table-cell>
          <table:table-cell office:value-type="float" office:value="0.386000156402588" table:style-name="ce1">
            <text:p>0.386000156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Throughput received (MB/sec)</text:p>
          </table:table-cell>
          <table:table-cell office:value-type="float" office:value="1.253367644821322" table:formula="of:=[.H677]*[.F674]*0.000001" table:style-name="ce1">
            <text:p>1.253367645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test1 rap 2 oak image stereo</text:p>
          </table:table-cell>
          <table:table-cell table:number-columns-repeated="16377" table:style-name="ce1"/>
        </table:table-row>
        <table:table-row table:number-rows-repeated="26" table:style-name="ro1">
          <table:table-cell table:number-columns-repeated="16384"/>
        </table:table-row>
        <table:table-row table:number-rows-repeated="5" table:style-name="ro1">
          <table:table-cell table:number-columns-repeated="7"/>
          <table:table-cell table:number-columns-repeated="3" table:style-name="ce6"/>
          <table:table-cell table:number-columns-repeated="16374"/>
        </table:table-row>
        <table:table-row table:style-name="ro1">
          <table:table-cell table:number-columns-repeated="7"/>
          <table:table-cell table:number-columns-repeated="3" table:style-name="ce2"/>
          <table:table-cell table:number-columns-repeated="16374"/>
        </table:table-row>
        <table:table-row table:number-rows-repeated="4" table:style-name="ro1">
          <table:table-cell table:number-columns-repeated="7"/>
          <table:table-cell table:number-columns-repeated="3" table:style-name="ce6"/>
          <table:table-cell table:number-columns-repeated="16374"/>
        </table:table-row>
        <table:table-row table:number-rows-repeated="10478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Kapoor Gaurav (kapu)</dc:creator>
    <dc:date>2025-02-11T10:20:44Z</dc:date>
    <meta:editing-cycles>10</meta:editing-cycles>
    <meta:editing-duration>PT155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interval-major="0.1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87.2743307086614pt" svg:width="866.325590551181pt" chart:style-name="Crt0">
        <chart:title chart:style-name="CT00">
          <text:p text:style-name="a0" text:class-names="" text:cond-style-name="">Latency rap test 1 sec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J$63:.$J$674" chart:class="chart:line" chart:attached-axis="primary-y" chart:style-name="G0S0">
            <chart:data-point chart:repeated="612"/>
          </chart:series>
          <chart:series chart:values-cell-range-address="Sheet1.$K$63:.$K$674" chart:class="chart:line" chart:attached-axis="primary-y" chart:style-name="G0S1">
            <chart:data-point chart:repeated="6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